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f7984"/>
    </style:style>
    <style:style style:name="P3" style:family="paragraph" style:parent-style-name="Standard">
      <style:paragraph-properties fo:text-align="justify" style:justify-single-word="false"/>
      <style:text-properties officeooo:paragraph-rsid="0013b022"/>
    </style:style>
    <style:style style:name="P4" style:family="paragraph" style:parent-style-name="Standard">
      <style:paragraph-properties fo:text-align="justify" style:justify-single-word="false"/>
      <style:text-properties officeooo:paragraph-rsid="00164358"/>
    </style:style>
    <style:style style:name="P5" style:family="paragraph" style:parent-style-name="Standard">
      <style:paragraph-properties fo:text-align="justify" style:justify-single-word="false"/>
      <style:text-properties officeooo:paragraph-rsid="0018e7b8"/>
    </style:style>
    <style:style style:name="P6" style:family="paragraph" style:parent-style-name="Standard">
      <style:paragraph-properties fo:text-align="justify" style:justify-single-word="false"/>
      <style:text-properties officeooo:paragraph-rsid="001e355d"/>
    </style:style>
    <style:style style:name="P7" style:family="paragraph" style:parent-style-name="Standard">
      <style:paragraph-properties fo:text-align="justify" style:justify-single-word="false"/>
      <style:text-properties officeooo:paragraph-rsid="00282cec"/>
    </style:style>
    <style:style style:name="P8" style:family="paragraph" style:parent-style-name="Standard">
      <style:paragraph-properties fo:text-align="justify" style:justify-single-word="false"/>
      <style:text-properties officeooo:paragraph-rsid="002bb08d"/>
    </style:style>
    <style:style style:name="P9" style:family="paragraph" style:parent-style-name="Standard">
      <style:paragraph-properties fo:text-align="justify" style:justify-single-word="false"/>
      <style:text-properties officeooo:paragraph-rsid="00384d56"/>
    </style:style>
    <style:style style:name="P10" style:family="paragraph" style:parent-style-name="Standard">
      <style:paragraph-properties fo:text-align="justify" style:justify-single-word="false"/>
      <style:text-properties officeooo:paragraph-rsid="003780b1"/>
    </style:style>
    <style:style style:name="P11" style:family="paragraph" style:parent-style-name="Standard">
      <style:paragraph-properties fo:text-align="justify" style:justify-single-word="false"/>
      <style:text-properties officeooo:paragraph-rsid="003ed383"/>
    </style:style>
    <style:style style:name="P12" style:family="paragraph" style:parent-style-name="Standard">
      <style:paragraph-properties fo:text-align="justify" style:justify-single-word="false"/>
      <style:text-properties officeooo:paragraph-rsid="00420442"/>
    </style:style>
    <style:style style:name="P13" style:family="paragraph" style:parent-style-name="Standard">
      <style:paragraph-properties fo:text-align="justify" style:justify-single-word="false"/>
      <style:text-properties officeooo:paragraph-rsid="005a2b61"/>
    </style:style>
    <style:style style:name="P14" style:family="paragraph" style:parent-style-name="Standard">
      <style:paragraph-properties fo:text-align="justify" style:justify-single-word="false"/>
      <style:text-properties officeooo:paragraph-rsid="0061d273"/>
    </style:style>
    <style:style style:name="P15" style:family="paragraph" style:parent-style-name="Standard">
      <style:paragraph-properties fo:text-align="justify" style:justify-single-word="false"/>
      <style:text-properties officeooo:paragraph-rsid="006363d2"/>
    </style:style>
    <style:style style:name="P16" style:family="paragraph" style:parent-style-name="Standard">
      <style:paragraph-properties fo:text-align="justify" style:justify-single-word="false"/>
      <style:text-properties officeooo:paragraph-rsid="0063abdc"/>
    </style:style>
    <style:style style:name="P17" style:family="paragraph" style:parent-style-name="Standard">
      <style:paragraph-properties fo:text-align="justify" style:justify-single-word="false"/>
      <style:text-properties officeooo:paragraph-rsid="0072ac74"/>
    </style:style>
    <style:style style:name="P18" style:family="paragraph" style:parent-style-name="Standard">
      <style:paragraph-properties fo:text-align="justify" style:justify-single-word="false"/>
      <style:text-properties officeooo:paragraph-rsid="007d05a6"/>
    </style:style>
    <style:style style:name="P19" style:family="paragraph" style:parent-style-name="Standard">
      <style:paragraph-properties fo:text-align="justify" style:justify-single-word="false"/>
      <style:text-properties officeooo:paragraph-rsid="008e5da8"/>
    </style:style>
    <style:style style:name="P20" style:family="paragraph" style:parent-style-name="Standard">
      <style:paragraph-properties fo:text-align="justify" style:justify-single-word="false"/>
      <style:text-properties officeooo:paragraph-rsid="0095a2b2"/>
    </style:style>
    <style:style style:name="P21" style:family="paragraph" style:parent-style-name="Standard">
      <style:paragraph-properties fo:text-align="justify" style:justify-single-word="false"/>
      <style:text-properties officeooo:paragraph-rsid="0097f209"/>
    </style:style>
    <style:style style:name="P22" style:family="paragraph" style:parent-style-name="Standard">
      <style:paragraph-properties fo:text-align="justify" style:justify-single-word="false"/>
      <style:text-properties officeooo:paragraph-rsid="00984787"/>
    </style:style>
    <style:style style:name="P23" style:family="paragraph" style:parent-style-name="Standard">
      <style:paragraph-properties fo:text-align="justify" style:justify-single-word="false"/>
      <style:text-properties officeooo:paragraph-rsid="00997068"/>
    </style:style>
    <style:style style:name="P24" style:family="paragraph" style:parent-style-name="Standard">
      <style:paragraph-properties fo:text-align="justify" style:justify-single-word="false"/>
      <style:text-properties officeooo:paragraph-rsid="0099a244"/>
    </style:style>
    <style:style style:name="P25" style:family="paragraph" style:parent-style-name="Standard">
      <style:paragraph-properties fo:text-align="justify" style:justify-single-word="false"/>
      <style:text-properties officeooo:paragraph-rsid="00aaaef8"/>
    </style:style>
    <style:style style:name="P26" style:family="paragraph" style:parent-style-name="Standard">
      <style:paragraph-properties fo:text-align="justify" style:justify-single-word="false"/>
      <style:text-properties officeooo:paragraph-rsid="00bb1706"/>
    </style:style>
    <style:style style:name="P27" style:family="paragraph" style:parent-style-name="Standard">
      <style:paragraph-properties fo:text-align="justify" style:justify-single-word="false"/>
      <style:text-properties officeooo:paragraph-rsid="00c2412c"/>
    </style:style>
    <style:style style:name="P28" style:family="paragraph" style:parent-style-name="Standard">
      <style:paragraph-properties fo:text-align="justify" style:justify-single-word="false"/>
      <style:text-properties officeooo:paragraph-rsid="010c7866"/>
    </style:style>
    <style:style style:name="P29" style:family="paragraph" style:parent-style-name="Standard">
      <style:paragraph-properties fo:text-align="justify" style:justify-single-word="false"/>
      <style:text-properties officeooo:paragraph-rsid="010ca4d9"/>
    </style:style>
    <style:style style:name="P30" style:family="paragraph" style:parent-style-name="Standard">
      <style:paragraph-properties fo:text-align="justify" style:justify-single-word="false"/>
      <style:text-properties officeooo:paragraph-rsid="0114f1be"/>
    </style:style>
    <style:style style:name="P31" style:family="paragraph" style:parent-style-name="Standard">
      <style:paragraph-properties fo:text-align="justify" style:justify-single-word="false"/>
      <style:text-properties officeooo:paragraph-rsid="011776e6"/>
    </style:style>
    <style:style style:name="P32" style:family="paragraph" style:parent-style-name="Standard">
      <style:paragraph-properties fo:text-align="justify" style:justify-single-word="false"/>
      <style:text-properties officeooo:paragraph-rsid="011934e2"/>
    </style:style>
    <style:style style:name="P33" style:family="paragraph" style:parent-style-name="Standard">
      <style:paragraph-properties fo:text-align="justify" style:justify-single-word="false"/>
      <style:text-properties officeooo:paragraph-rsid="0133491d"/>
    </style:style>
    <style:style style:name="P34" style:family="paragraph" style:parent-style-name="Standard">
      <style:paragraph-properties fo:text-align="justify" style:justify-single-word="false"/>
      <style:text-properties officeooo:paragraph-rsid="013f35ac"/>
    </style:style>
    <style:style style:name="P35" style:family="paragraph" style:parent-style-name="Standard">
      <style:paragraph-properties fo:text-align="justify" style:justify-single-word="false"/>
      <style:text-properties officeooo:paragraph-rsid="00ef15c6"/>
    </style:style>
    <style:style style:name="P36" style:family="paragraph" style:parent-style-name="Standard">
      <style:paragraph-properties fo:text-align="start" style:justify-single-word="false"/>
    </style:style>
    <style:style style:name="P37" style:family="paragraph" style:parent-style-name="Standard">
      <style:text-properties fo:font-weight="bold" style:font-weight-asian="bold" style:font-weight-complex="bold"/>
    </style:style>
    <style:style style:name="P38" style:family="paragraph" style:parent-style-name="Standard">
      <style:paragraph-properties fo:text-align="justify" style:justify-single-word="false"/>
      <style:text-properties fo:font-weight="bold" style:font-weight-asian="bold" style:font-weight-complex="bold"/>
    </style:style>
    <style:style style:name="P39" style:family="paragraph" style:parent-style-name="Standard">
      <style:text-properties fo:font-weight="bold" officeooo:paragraph-rsid="0072ac74" style:font-weight-asian="bold" style:font-weight-complex="bold"/>
    </style:style>
    <style:style style:name="P40" style:family="paragraph" style:parent-style-name="Standard">
      <style:text-properties officeooo:paragraph-rsid="00112e18"/>
    </style:style>
    <style:style style:name="P41" style:family="paragraph" style:parent-style-name="Standard">
      <style:paragraph-properties fo:text-align="justify" style:justify-single-word="false"/>
      <style:text-properties officeooo:rsid="001738a1" officeooo:paragraph-rsid="0013b022"/>
    </style:style>
    <style:style style:name="P42" style:family="paragraph" style:parent-style-name="Standard">
      <style:paragraph-properties fo:text-align="justify" style:justify-single-word="false"/>
      <style:text-properties officeooo:rsid="00179c6b" officeooo:paragraph-rsid="0013b022"/>
    </style:style>
    <style:style style:name="P43" style:family="paragraph" style:parent-style-name="Standard">
      <style:paragraph-properties fo:text-align="justify" style:justify-single-word="false"/>
      <style:text-properties officeooo:rsid="0019909b" officeooo:paragraph-rsid="0013b022"/>
    </style:style>
    <style:style style:name="P44" style:family="paragraph" style:parent-style-name="Standard">
      <style:text-properties officeooo:paragraph-rsid="001f41c7"/>
    </style:style>
    <style:style style:name="P45" style:family="paragraph" style:parent-style-name="Standard">
      <style:text-properties officeooo:rsid="001f41c7"/>
    </style:style>
    <style:style style:name="P46" style:family="paragraph" style:parent-style-name="Standard">
      <style:text-properties officeooo:rsid="001f41c7" officeooo:paragraph-rsid="001f41c7"/>
    </style:style>
    <style:style style:name="P47" style:family="paragraph" style:parent-style-name="Standard">
      <style:text-properties officeooo:rsid="0029f6a9" officeooo:paragraph-rsid="0029f6a9"/>
    </style:style>
    <style:style style:name="P48" style:family="paragraph" style:parent-style-name="Standard">
      <style:paragraph-properties fo:text-align="justify" style:justify-single-word="false"/>
      <style:text-properties officeooo:rsid="0029f6a9" officeooo:paragraph-rsid="0029f6a9"/>
    </style:style>
    <style:style style:name="P49" style:family="paragraph" style:parent-style-name="Standard">
      <style:paragraph-properties fo:text-align="justify" style:justify-single-word="false"/>
      <style:text-properties officeooo:rsid="002a1e06" officeooo:paragraph-rsid="002a1e06"/>
    </style:style>
    <style:style style:name="P50" style:family="paragraph" style:parent-style-name="Standard">
      <style:paragraph-properties fo:text-align="justify" style:justify-single-word="false"/>
      <style:text-properties officeooo:rsid="002bb08d" officeooo:paragraph-rsid="002bb08d"/>
    </style:style>
    <style:style style:name="P51" style:family="paragraph" style:parent-style-name="Standard">
      <style:text-properties officeooo:rsid="002a7c96"/>
    </style:style>
    <style:style style:name="P52" style:family="paragraph" style:parent-style-name="Standard">
      <style:paragraph-properties fo:text-align="justify" style:justify-single-word="false"/>
      <style:text-properties officeooo:rsid="002a7c96"/>
    </style:style>
    <style:style style:name="P53" style:family="paragraph" style:parent-style-name="Standard">
      <style:paragraph-properties fo:text-align="justify" style:justify-single-word="false"/>
      <style:text-properties officeooo:rsid="002a7c96" officeooo:paragraph-rsid="002a7c96"/>
    </style:style>
    <style:style style:name="P54" style:family="paragraph" style:parent-style-name="Standard">
      <style:text-properties officeooo:rsid="002a7c96" officeooo:paragraph-rsid="002a7c96"/>
    </style:style>
    <style:style style:name="P55" style:family="paragraph" style:parent-style-name="Standard">
      <style:paragraph-properties fo:text-align="justify" style:justify-single-word="false"/>
      <style:text-properties officeooo:rsid="00337203" officeooo:paragraph-rsid="00337203"/>
    </style:style>
    <style:style style:name="P56" style:family="paragraph" style:parent-style-name="Standard">
      <style:text-properties officeooo:rsid="0030018c" officeooo:paragraph-rsid="0030018c"/>
    </style:style>
    <style:style style:name="P57" style:family="paragraph" style:parent-style-name="Standard">
      <style:text-properties officeooo:rsid="0030018c" officeooo:paragraph-rsid="00348db2"/>
    </style:style>
    <style:style style:name="P58" style:family="paragraph" style:parent-style-name="Standard">
      <style:text-properties officeooo:rsid="00348db2" officeooo:paragraph-rsid="00348db2"/>
    </style:style>
    <style:style style:name="P59" style:family="paragraph" style:parent-style-name="Standard">
      <style:text-properties officeooo:rsid="0034d516"/>
    </style:style>
    <style:style style:name="P60" style:family="paragraph" style:parent-style-name="Standard">
      <style:text-properties officeooo:rsid="0034d516" officeooo:paragraph-rsid="003780b1"/>
    </style:style>
    <style:style style:name="P61" style:family="paragraph" style:parent-style-name="Standard">
      <style:text-properties officeooo:rsid="0035a6ce"/>
    </style:style>
    <style:style style:name="P62" style:family="paragraph" style:parent-style-name="Standard">
      <style:text-properties officeooo:rsid="0035a6ce" officeooo:paragraph-rsid="003780b1"/>
    </style:style>
    <style:style style:name="P63" style:family="paragraph" style:parent-style-name="Standard">
      <style:paragraph-properties fo:text-align="justify" style:justify-single-word="false"/>
      <style:text-properties officeooo:rsid="00384d56" officeooo:paragraph-rsid="00384d56"/>
    </style:style>
    <style:style style:name="P64" style:family="paragraph" style:parent-style-name="Standard">
      <style:paragraph-properties fo:text-align="justify" style:justify-single-word="false"/>
      <style:text-properties officeooo:rsid="00391d5e" officeooo:paragraph-rsid="00391d5e"/>
    </style:style>
    <style:style style:name="P65" style:family="paragraph" style:parent-style-name="Standard">
      <style:text-properties officeooo:paragraph-rsid="00425b13"/>
    </style:style>
    <style:style style:name="P66" style:family="paragraph" style:parent-style-name="Standard">
      <style:text-properties officeooo:paragraph-rsid="0048e2a6"/>
    </style:style>
    <style:style style:name="P67" style:family="paragraph" style:parent-style-name="Standard">
      <style:text-properties officeooo:rsid="0048e2a6" officeooo:paragraph-rsid="0048e2a6"/>
    </style:style>
    <style:style style:name="P68" style:family="paragraph" style:parent-style-name="Standard">
      <style:paragraph-properties fo:text-align="justify" style:justify-single-word="false"/>
      <style:text-properties officeooo:rsid="0058af47" officeooo:paragraph-rsid="005a2b61"/>
    </style:style>
    <style:style style:name="P69" style:family="paragraph" style:parent-style-name="Standard">
      <style:paragraph-properties fo:text-align="justify" style:justify-single-word="false"/>
      <style:text-properties officeooo:rsid="005a2b61" officeooo:paragraph-rsid="005a2b61"/>
    </style:style>
    <style:style style:name="P70" style:family="paragraph" style:parent-style-name="Standard">
      <style:text-properties officeooo:paragraph-rsid="0063abdc"/>
    </style:style>
    <style:style style:name="P71" style:family="paragraph" style:parent-style-name="Standard">
      <style:paragraph-properties fo:text-align="justify" style:justify-single-word="false"/>
      <style:text-properties officeooo:rsid="006136db" officeooo:paragraph-rsid="006136db"/>
    </style:style>
    <style:style style:name="P72" style:family="paragraph" style:parent-style-name="Standard">
      <style:text-properties officeooo:rsid="006363d2"/>
    </style:style>
    <style:style style:name="P73" style:family="paragraph" style:parent-style-name="Standard">
      <style:paragraph-properties fo:text-align="justify" style:justify-single-word="false"/>
      <style:text-properties officeooo:rsid="006363d2" officeooo:paragraph-rsid="006363d2"/>
    </style:style>
    <style:style style:name="P74" style:family="paragraph" style:parent-style-name="Standard">
      <style:text-properties officeooo:rsid="0063abdc" officeooo:paragraph-rsid="0063abdc"/>
    </style:style>
    <style:style style:name="P75" style:family="paragraph" style:parent-style-name="Standard">
      <style:paragraph-properties fo:text-align="justify" style:justify-single-word="false"/>
      <style:text-properties officeooo:rsid="0063abdc" officeooo:paragraph-rsid="0063abdc"/>
    </style:style>
    <style:style style:name="P76" style:family="paragraph" style:parent-style-name="Standard">
      <style:paragraph-properties fo:text-align="justify" style:justify-single-word="false"/>
      <style:text-properties officeooo:rsid="0069cf71" officeooo:paragraph-rsid="006d3e70"/>
    </style:style>
    <style:style style:name="P77" style:family="paragraph" style:parent-style-name="Standard">
      <style:paragraph-properties fo:text-align="justify" style:justify-single-word="false"/>
      <style:text-properties fo:language="fr" fo:country="FR" officeooo:rsid="006e5942" officeooo:paragraph-rsid="006d3e70"/>
    </style:style>
    <style:style style:name="P78" style:family="paragraph" style:parent-style-name="Standard">
      <style:paragraph-properties fo:text-align="justify" style:justify-single-word="false"/>
      <style:text-properties fo:language="fr" fo:country="FR" officeooo:rsid="006e5942" officeooo:paragraph-rsid="006e5942"/>
    </style:style>
    <style:style style:name="P79" style:family="paragraph" style:parent-style-name="Standard">
      <style:paragraph-properties fo:text-align="justify" style:justify-single-word="false"/>
      <style:text-properties fo:language="fr" fo:country="FR" officeooo:rsid="006efe20" officeooo:paragraph-rsid="006efe20"/>
    </style:style>
    <style:style style:name="P80" style:family="paragraph" style:parent-style-name="Standard">
      <style:text-properties officeooo:paragraph-rsid="0072ac74"/>
    </style:style>
    <style:style style:name="P81" style:family="paragraph" style:parent-style-name="Standard">
      <style:text-properties officeooo:paragraph-rsid="00765e0a"/>
    </style:style>
    <style:style style:name="P82" style:family="paragraph" style:parent-style-name="Standard">
      <style:text-properties officeooo:paragraph-rsid="003780b1"/>
    </style:style>
    <style:style style:name="P83" style:family="paragraph" style:parent-style-name="Standard">
      <style:text-properties officeooo:rsid="00765e0a" officeooo:paragraph-rsid="00765e0a"/>
    </style:style>
    <style:style style:name="P84" style:family="paragraph" style:parent-style-name="Standard">
      <style:text-properties officeooo:rsid="0076e5be" officeooo:paragraph-rsid="0076e5be"/>
    </style:style>
    <style:style style:name="P85" style:family="paragraph" style:parent-style-name="Standard">
      <style:paragraph-properties fo:text-align="justify" style:justify-single-word="false"/>
      <style:text-properties officeooo:rsid="00795b20" officeooo:paragraph-rsid="00795b20"/>
    </style:style>
    <style:style style:name="P86" style:family="paragraph" style:parent-style-name="Standard">
      <style:text-properties officeooo:rsid="0072ac74" officeooo:paragraph-rsid="0072ac74"/>
    </style:style>
    <style:style style:name="P87" style:family="paragraph" style:parent-style-name="Standard">
      <style:paragraph-properties fo:text-align="justify" style:justify-single-word="false"/>
      <style:text-properties officeooo:rsid="007d05a6" officeooo:paragraph-rsid="007d05a6"/>
    </style:style>
    <style:style style:name="P88" style:family="paragraph" style:parent-style-name="Standard">
      <style:paragraph-properties fo:text-align="justify" style:justify-single-word="false"/>
      <style:text-properties officeooo:rsid="007d05a6" officeooo:paragraph-rsid="0080bfe6"/>
    </style:style>
    <style:style style:name="P89" style:family="paragraph" style:parent-style-name="Standard">
      <style:text-properties officeooo:rsid="007bf1cd" officeooo:paragraph-rsid="007bf1cd"/>
    </style:style>
    <style:style style:name="P90" style:family="paragraph" style:parent-style-name="Standard">
      <style:paragraph-properties fo:text-align="justify" style:justify-single-word="false"/>
      <style:text-properties officeooo:rsid="0080bfe6" officeooo:paragraph-rsid="0080bfe6"/>
    </style:style>
    <style:style style:name="P91" style:family="paragraph" style:parent-style-name="Standard">
      <style:text-properties officeooo:rsid="00810737" officeooo:paragraph-rsid="00810737"/>
    </style:style>
    <style:style style:name="P92" style:family="paragraph" style:parent-style-name="Standard">
      <style:paragraph-properties fo:text-align="justify" style:justify-single-word="false"/>
      <style:text-properties officeooo:rsid="00820618" officeooo:paragraph-rsid="00820618"/>
    </style:style>
    <style:style style:name="P93" style:family="paragraph" style:parent-style-name="Standard">
      <style:text-properties officeooo:rsid="00820618" officeooo:paragraph-rsid="00820618"/>
    </style:style>
    <style:style style:name="P94" style:family="paragraph" style:parent-style-name="Standard">
      <style:paragraph-properties fo:text-align="justify" style:justify-single-word="false"/>
      <style:text-properties officeooo:rsid="00846a58" officeooo:paragraph-rsid="00846a58"/>
    </style:style>
    <style:style style:name="P95" style:family="paragraph" style:parent-style-name="Standard">
      <style:paragraph-properties fo:text-align="justify" style:justify-single-word="false"/>
      <style:text-properties officeooo:rsid="008490d8" officeooo:paragraph-rsid="008d71e8"/>
    </style:style>
    <style:style style:name="P96" style:family="paragraph" style:parent-style-name="Standard">
      <style:text-properties officeooo:rsid="00867628" officeooo:paragraph-rsid="00867628"/>
    </style:style>
    <style:style style:name="P97" style:family="paragraph" style:parent-style-name="Standard">
      <style:text-properties officeooo:rsid="0088af31" officeooo:paragraph-rsid="0088af31"/>
    </style:style>
    <style:style style:name="P98" style:family="paragraph" style:parent-style-name="Standard">
      <style:text-properties officeooo:rsid="008a9063"/>
    </style:style>
    <style:style style:name="P99" style:family="paragraph" style:parent-style-name="Standard">
      <style:text-properties officeooo:rsid="008a9063" officeooo:paragraph-rsid="008a9063"/>
    </style:style>
    <style:style style:name="P100" style:family="paragraph" style:parent-style-name="Standard">
      <style:paragraph-properties fo:text-align="justify" style:justify-single-word="false"/>
      <style:text-properties officeooo:rsid="008a9063" officeooo:paragraph-rsid="008a9063"/>
    </style:style>
    <style:style style:name="P101" style:family="paragraph" style:parent-style-name="Standard">
      <style:paragraph-properties fo:text-align="justify" style:justify-single-word="false"/>
      <style:text-properties officeooo:rsid="008d71e8" officeooo:paragraph-rsid="008d71e8"/>
    </style:style>
    <style:style style:name="P102" style:family="paragraph" style:parent-style-name="Standard">
      <style:text-properties officeooo:rsid="008d71e8" officeooo:paragraph-rsid="008d71e8"/>
    </style:style>
    <style:style style:name="P103" style:family="paragraph" style:parent-style-name="Standard">
      <style:paragraph-properties fo:text-align="justify" style:justify-single-word="false"/>
      <style:text-properties officeooo:rsid="009617c7" officeooo:paragraph-rsid="0095a2b2"/>
    </style:style>
    <style:style style:name="P104" style:family="paragraph" style:parent-style-name="Standard">
      <style:paragraph-properties fo:text-align="justify" style:justify-single-word="false"/>
      <style:text-properties officeooo:rsid="0097f209" officeooo:paragraph-rsid="0097f209"/>
    </style:style>
    <style:style style:name="P105" style:family="paragraph" style:parent-style-name="Standard">
      <style:paragraph-properties fo:text-align="justify" style:justify-single-word="false"/>
      <style:text-properties officeooo:rsid="00984787" officeooo:paragraph-rsid="00984787"/>
    </style:style>
    <style:style style:name="P106" style:family="paragraph" style:parent-style-name="Standard">
      <style:paragraph-properties fo:text-align="justify" style:justify-single-word="false"/>
      <style:text-properties officeooo:rsid="00997068" officeooo:paragraph-rsid="00997068"/>
    </style:style>
    <style:style style:name="P107" style:family="paragraph" style:parent-style-name="Standard">
      <style:paragraph-properties fo:text-align="justify" style:justify-single-word="false"/>
      <style:text-properties officeooo:rsid="0099a244" officeooo:paragraph-rsid="0099a244"/>
    </style:style>
    <style:style style:name="P108" style:family="paragraph" style:parent-style-name="Standard">
      <style:paragraph-properties fo:text-align="justify" style:justify-single-word="false"/>
      <style:text-properties officeooo:rsid="009c7cec" officeooo:paragraph-rsid="009c7cec"/>
    </style:style>
    <style:style style:name="P109" style:family="paragraph" style:parent-style-name="Standard">
      <style:paragraph-properties fo:text-align="justify" style:justify-single-word="false"/>
      <style:text-properties officeooo:rsid="009c7cec" officeooo:paragraph-rsid="009e9501"/>
    </style:style>
    <style:style style:name="P110" style:family="paragraph" style:parent-style-name="Standard">
      <style:paragraph-properties fo:text-align="justify" style:justify-single-word="false"/>
      <style:text-properties officeooo:rsid="009c7cec" officeooo:paragraph-rsid="00a3731c"/>
    </style:style>
    <style:style style:name="P111" style:family="paragraph" style:parent-style-name="Standard">
      <style:paragraph-properties fo:text-align="justify" style:justify-single-word="false"/>
      <style:text-properties officeooo:rsid="009c7cec" officeooo:paragraph-rsid="00a41d57"/>
    </style:style>
    <style:style style:name="P112" style:family="paragraph" style:parent-style-name="Standard">
      <style:paragraph-properties fo:text-align="justify" style:justify-single-word="false"/>
      <style:text-properties officeooo:rsid="009c7cec" officeooo:paragraph-rsid="00a5d3b5"/>
    </style:style>
    <style:style style:name="P113" style:family="paragraph" style:parent-style-name="Standard">
      <style:paragraph-properties fo:text-align="justify" style:justify-single-word="false"/>
      <style:text-properties officeooo:rsid="009c7cec" officeooo:paragraph-rsid="00a79ba8"/>
    </style:style>
    <style:style style:name="P114" style:family="paragraph" style:parent-style-name="Standard">
      <style:paragraph-properties fo:text-align="justify" style:justify-single-word="false"/>
      <style:text-properties officeooo:rsid="009e9501" officeooo:paragraph-rsid="009e9501"/>
    </style:style>
    <style:style style:name="P115" style:family="paragraph" style:parent-style-name="Standard">
      <style:paragraph-properties fo:text-align="justify" style:justify-single-word="false"/>
      <style:text-properties officeooo:rsid="00a3731c" officeooo:paragraph-rsid="00a3731c"/>
    </style:style>
    <style:style style:name="P116" style:family="paragraph" style:parent-style-name="Standard">
      <style:paragraph-properties fo:text-align="justify" style:justify-single-word="false"/>
      <style:text-properties officeooo:rsid="00a41d57" officeooo:paragraph-rsid="00a41d57"/>
    </style:style>
    <style:style style:name="P117" style:family="paragraph" style:parent-style-name="Standard">
      <style:paragraph-properties fo:text-align="justify" style:justify-single-word="false"/>
      <style:text-properties officeooo:rsid="00a5d3b5" officeooo:paragraph-rsid="00a5d3b5"/>
    </style:style>
    <style:style style:name="P118" style:family="paragraph" style:parent-style-name="Standard">
      <style:paragraph-properties fo:text-align="justify" style:justify-single-word="false"/>
      <style:text-properties officeooo:rsid="00a79ba8" officeooo:paragraph-rsid="00a79ba8"/>
    </style:style>
    <style:style style:name="P119" style:family="paragraph" style:parent-style-name="Standard">
      <style:paragraph-properties fo:text-align="justify" style:justify-single-word="false"/>
      <style:text-properties officeooo:rsid="00aaaef8" officeooo:paragraph-rsid="00aaaef8"/>
    </style:style>
    <style:style style:name="P120" style:family="paragraph" style:parent-style-name="Standard">
      <style:paragraph-properties fo:text-align="justify" style:justify-single-word="false"/>
      <style:text-properties officeooo:rsid="00aaaef8" officeooo:paragraph-rsid="00ace47c"/>
    </style:style>
    <style:style style:name="P121" style:family="paragraph" style:parent-style-name="Standard">
      <style:paragraph-properties fo:text-align="justify" style:justify-single-word="false"/>
      <style:text-properties officeooo:rsid="00aaaef8" officeooo:paragraph-rsid="00fe0e34"/>
    </style:style>
    <style:style style:name="P122" style:family="paragraph" style:parent-style-name="Standard">
      <style:paragraph-properties fo:text-align="justify" style:justify-single-word="false"/>
      <style:text-properties style:use-window-font-color="true" officeooo:rsid="003a28ca" officeooo:paragraph-rsid="00b06cef"/>
    </style:style>
    <style:style style:name="P123" style:family="paragraph" style:parent-style-name="Standard">
      <style:paragraph-properties fo:text-align="justify" style:justify-single-word="false"/>
      <style:text-properties style:use-window-font-color="true" officeooo:rsid="003a28ca" officeooo:paragraph-rsid="013db45e"/>
    </style:style>
    <style:style style:name="P124" style:family="paragraph" style:parent-style-name="Standard">
      <style:paragraph-properties fo:text-align="justify" style:justify-single-word="false"/>
      <style:text-properties style:use-window-font-color="true" officeooo:rsid="00b06cef" officeooo:paragraph-rsid="00b06cef"/>
    </style:style>
    <style:style style:name="P125" style:family="paragraph" style:parent-style-name="Standard">
      <style:paragraph-properties fo:text-align="justify" style:justify-single-word="false"/>
      <style:text-properties style:use-window-font-color="true" officeooo:rsid="00b3293a" officeooo:paragraph-rsid="00b3293a"/>
    </style:style>
    <style:style style:name="P126" style:family="paragraph" style:parent-style-name="Standard">
      <style:paragraph-properties fo:text-align="justify" style:justify-single-word="false"/>
      <style:text-properties style:use-window-font-color="true" officeooo:rsid="00b3293a" officeooo:paragraph-rsid="014e331d"/>
    </style:style>
    <style:style style:name="P127" style:family="paragraph" style:parent-style-name="Standard">
      <style:paragraph-properties fo:text-align="justify" style:justify-single-word="false"/>
      <style:text-properties style:use-window-font-color="true" officeooo:rsid="0100b434" officeooo:paragraph-rsid="00b06cef"/>
    </style:style>
    <style:style style:name="P128" style:family="paragraph" style:parent-style-name="Standard">
      <style:paragraph-properties fo:text-align="justify" style:justify-single-word="false"/>
      <style:text-properties style:use-window-font-color="true" officeooo:rsid="014e331d" officeooo:paragraph-rsid="014e331d"/>
    </style:style>
    <style:style style:name="P129" style:family="paragraph" style:parent-style-name="Standard">
      <style:paragraph-properties fo:text-align="justify" style:justify-single-word="false"/>
      <style:text-properties style:use-window-font-color="true" fo:font-style="normal" officeooo:rsid="014f22bf" officeooo:paragraph-rsid="014e331d" style:font-style-asian="normal" style:font-style-complex="normal"/>
    </style:style>
    <style:style style:name="P130" style:family="paragraph" style:parent-style-name="Standard">
      <style:paragraph-properties fo:text-align="justify" style:justify-single-word="false"/>
      <style:text-properties officeooo:rsid="00ace47c" officeooo:paragraph-rsid="00ace47c"/>
    </style:style>
    <style:style style:name="P131" style:family="paragraph" style:parent-style-name="Standard">
      <style:paragraph-properties fo:text-align="justify" style:justify-single-word="false"/>
      <style:text-properties officeooo:rsid="00aedb29" officeooo:paragraph-rsid="00aedb29"/>
    </style:style>
    <style:style style:name="P132" style:family="paragraph" style:parent-style-name="Standard">
      <style:paragraph-properties fo:text-align="justify" style:justify-single-word="false"/>
      <style:text-properties officeooo:rsid="00b9ffa8" officeooo:paragraph-rsid="00b9ffa8"/>
    </style:style>
    <style:style style:name="P133" style:family="paragraph" style:parent-style-name="Standard">
      <style:paragraph-properties fo:text-align="justify" style:justify-single-word="false"/>
      <style:text-properties officeooo:rsid="00b9ffa8" officeooo:paragraph-rsid="00ecead1"/>
    </style:style>
    <style:style style:name="P134" style:family="paragraph" style:parent-style-name="Standard">
      <style:paragraph-properties fo:text-align="justify" style:justify-single-word="false"/>
      <style:text-properties officeooo:rsid="00bb1706" officeooo:paragraph-rsid="00bb1706"/>
    </style:style>
    <style:style style:name="P135" style:family="paragraph" style:parent-style-name="Standard">
      <style:paragraph-properties fo:text-align="justify" style:justify-single-word="false"/>
      <style:text-properties officeooo:rsid="00c2412c" officeooo:paragraph-rsid="00c2412c"/>
    </style:style>
    <style:style style:name="P136" style:family="paragraph" style:parent-style-name="Standard">
      <style:paragraph-properties fo:text-align="justify" style:justify-single-word="false"/>
      <style:text-properties officeooo:rsid="00c2412c" officeooo:paragraph-rsid="00c4ecf8"/>
    </style:style>
    <style:style style:name="P137" style:family="paragraph" style:parent-style-name="Standard">
      <style:paragraph-properties fo:text-align="justify" style:justify-single-word="false"/>
      <style:text-properties officeooo:rsid="00c2412c" officeooo:paragraph-rsid="00c6db05"/>
    </style:style>
    <style:style style:name="P138" style:family="paragraph" style:parent-style-name="Standard">
      <style:paragraph-properties fo:text-align="justify" style:justify-single-word="false"/>
      <style:text-properties officeooo:rsid="00c2412c" officeooo:paragraph-rsid="00c872c4"/>
    </style:style>
    <style:style style:name="P139" style:family="paragraph" style:parent-style-name="Standard">
      <style:paragraph-properties fo:text-align="justify" style:justify-single-word="false"/>
      <style:text-properties officeooo:rsid="00c2412c" officeooo:paragraph-rsid="00ca1da7"/>
    </style:style>
    <style:style style:name="P140" style:family="paragraph" style:parent-style-name="Standard">
      <style:paragraph-properties fo:text-align="justify" style:justify-single-word="false"/>
      <style:text-properties officeooo:rsid="00c2412c" officeooo:paragraph-rsid="00cff621"/>
    </style:style>
    <style:style style:name="P141" style:family="paragraph" style:parent-style-name="Standard">
      <style:paragraph-properties fo:text-align="justify" style:justify-single-word="false"/>
      <style:text-properties officeooo:rsid="00c2412c" officeooo:paragraph-rsid="00d14971"/>
    </style:style>
    <style:style style:name="P142" style:family="paragraph" style:parent-style-name="Standard">
      <style:paragraph-properties fo:text-align="justify" style:justify-single-word="false"/>
      <style:text-properties officeooo:rsid="00c2412c" officeooo:paragraph-rsid="00dc95b0"/>
    </style:style>
    <style:style style:name="P143" style:family="paragraph" style:parent-style-name="Standard">
      <style:paragraph-properties fo:text-align="justify" style:justify-single-word="false"/>
      <style:text-properties officeooo:rsid="00c2412c" officeooo:paragraph-rsid="00c62824"/>
    </style:style>
    <style:style style:name="P144" style:family="paragraph" style:parent-style-name="Standard">
      <style:paragraph-properties fo:text-align="justify" style:justify-single-word="false"/>
      <style:text-properties officeooo:rsid="00c4ecf8" officeooo:paragraph-rsid="00c4ecf8"/>
    </style:style>
    <style:style style:name="P145" style:family="paragraph" style:parent-style-name="Standard">
      <style:paragraph-properties fo:text-align="justify" style:justify-single-word="false"/>
      <style:text-properties officeooo:rsid="00ca1da7" officeooo:paragraph-rsid="00ca1da7"/>
    </style:style>
    <style:style style:name="P146" style:family="paragraph" style:parent-style-name="Standard">
      <style:paragraph-properties fo:text-align="justify" style:justify-single-word="false"/>
      <style:text-properties officeooo:rsid="00c62824" officeooo:paragraph-rsid="00c62824"/>
    </style:style>
    <style:style style:name="P147" style:family="paragraph" style:parent-style-name="Standard">
      <style:paragraph-properties fo:text-align="justify" style:justify-single-word="false"/>
      <style:text-properties officeooo:rsid="00cff621" officeooo:paragraph-rsid="00cff621"/>
    </style:style>
    <style:style style:name="P148" style:family="paragraph" style:parent-style-name="Standard">
      <style:paragraph-properties fo:text-align="justify" style:justify-single-word="false"/>
      <style:text-properties officeooo:rsid="00ce7888" officeooo:paragraph-rsid="00ce7888"/>
    </style:style>
    <style:style style:name="P149" style:family="paragraph" style:parent-style-name="Standard">
      <style:paragraph-properties fo:text-align="justify" style:justify-single-word="false"/>
      <style:text-properties officeooo:rsid="00d0c1e6" officeooo:paragraph-rsid="00cff621"/>
    </style:style>
    <style:style style:name="P150" style:family="paragraph" style:parent-style-name="Standard">
      <style:paragraph-properties fo:text-align="justify" style:justify-single-word="false"/>
      <style:text-properties officeooo:rsid="00d14971" officeooo:paragraph-rsid="00d14971"/>
    </style:style>
    <style:style style:name="P151" style:family="paragraph" style:parent-style-name="Standard">
      <style:paragraph-properties fo:text-align="justify" style:justify-single-word="false"/>
      <style:text-properties officeooo:rsid="00d33a22" officeooo:paragraph-rsid="00d33a22"/>
    </style:style>
    <style:style style:name="P152" style:family="paragraph" style:parent-style-name="Standard">
      <style:text-properties officeooo:paragraph-rsid="00e6b439"/>
    </style:style>
    <style:style style:name="P153" style:family="paragraph" style:parent-style-name="Standard">
      <style:text-properties officeooo:paragraph-rsid="00e95857"/>
    </style:style>
    <style:style style:name="P154" style:family="paragraph" style:parent-style-name="Standard">
      <style:text-properties officeooo:rsid="00e6b439" officeooo:paragraph-rsid="00e6b439"/>
    </style:style>
    <style:style style:name="P155" style:family="paragraph" style:parent-style-name="Standard">
      <style:text-properties officeooo:rsid="00e95857"/>
    </style:style>
    <style:style style:name="P156" style:family="paragraph" style:parent-style-name="Standard">
      <style:text-properties officeooo:rsid="00e95857" officeooo:paragraph-rsid="00e95857"/>
    </style:style>
    <style:style style:name="P157" style:family="paragraph" style:parent-style-name="Standard">
      <style:paragraph-properties fo:text-align="justify" style:justify-single-word="false"/>
      <style:text-properties officeooo:rsid="00cdcecd" officeooo:paragraph-rsid="00cdcecd"/>
    </style:style>
    <style:style style:name="P158" style:family="paragraph" style:parent-style-name="Standard">
      <style:paragraph-properties fo:text-align="justify" style:justify-single-word="false"/>
      <style:text-properties officeooo:rsid="00cdcecd" officeooo:paragraph-rsid="00fcbe0e"/>
    </style:style>
    <style:style style:name="P159" style:family="paragraph" style:parent-style-name="Standard">
      <style:paragraph-properties fo:text-align="justify" style:justify-single-word="false"/>
      <style:text-properties officeooo:rsid="00fb313c" officeooo:paragraph-rsid="00fb313c"/>
    </style:style>
    <style:style style:name="P160" style:family="paragraph" style:parent-style-name="Standard">
      <style:text-properties officeooo:paragraph-rsid="010400e9"/>
    </style:style>
    <style:style style:name="P161" style:family="paragraph" style:parent-style-name="Standard">
      <style:text-properties officeooo:paragraph-rsid="010481b4"/>
    </style:style>
    <style:style style:name="P162" style:family="paragraph" style:parent-style-name="Standard">
      <style:text-properties officeooo:rsid="000d53bf" officeooo:paragraph-rsid="01070f0c"/>
    </style:style>
    <style:style style:name="P163" style:family="paragraph" style:parent-style-name="Standard">
      <style:text-properties officeooo:paragraph-rsid="010b0f6f"/>
    </style:style>
    <style:style style:name="P164" style:family="paragraph" style:parent-style-name="Standard">
      <style:paragraph-properties fo:text-align="justify" style:justify-single-word="false"/>
      <style:text-properties fo:font-style="normal" officeooo:rsid="00a79ba8" officeooo:paragraph-rsid="00a79ba8" style:font-style-asian="normal" style:font-style-complex="normal"/>
    </style:style>
    <style:style style:name="P165" style:family="paragraph" style:parent-style-name="Standard">
      <style:text-properties officeooo:paragraph-rsid="011776e6"/>
    </style:style>
    <style:style style:name="P166" style:family="paragraph" style:parent-style-name="Standard">
      <style:text-properties officeooo:rsid="010c7866"/>
    </style:style>
    <style:style style:name="P167" style:family="paragraph" style:parent-style-name="Standard">
      <style:text-properties officeooo:rsid="0113decb" officeooo:paragraph-rsid="0113decb"/>
    </style:style>
    <style:style style:name="P168" style:family="paragraph" style:parent-style-name="Standard">
      <style:paragraph-properties fo:text-align="justify" style:justify-single-word="false"/>
      <style:text-properties officeooo:rsid="0114f1be" officeooo:paragraph-rsid="0114f1be"/>
    </style:style>
    <style:style style:name="P169" style:family="paragraph" style:parent-style-name="Standard">
      <style:paragraph-properties fo:text-align="justify" style:justify-single-word="false"/>
      <style:text-properties officeooo:rsid="011776e6" officeooo:paragraph-rsid="011776e6"/>
    </style:style>
    <style:style style:name="P170" style:family="paragraph" style:parent-style-name="Standard">
      <style:paragraph-properties fo:text-align="justify" style:justify-single-word="false"/>
      <style:text-properties officeooo:rsid="011776e6" officeooo:paragraph-rsid="012b85ec"/>
    </style:style>
    <style:style style:name="P171" style:family="paragraph" style:parent-style-name="Standard">
      <style:paragraph-properties fo:text-align="justify" style:justify-single-word="false"/>
      <style:text-properties officeooo:rsid="011776e6" officeooo:paragraph-rsid="012db893"/>
    </style:style>
    <style:style style:name="P172" style:family="paragraph" style:parent-style-name="Standard">
      <style:paragraph-properties fo:text-align="justify" style:justify-single-word="false"/>
      <style:text-properties officeooo:rsid="011934e2" officeooo:paragraph-rsid="011934e2"/>
    </style:style>
    <style:style style:name="P173" style:family="paragraph" style:parent-style-name="Standard">
      <style:paragraph-properties fo:text-align="justify" style:justify-single-word="false"/>
      <style:text-properties officeooo:rsid="011a62f7" officeooo:paragraph-rsid="011a62f7"/>
    </style:style>
    <style:style style:name="P174" style:family="paragraph" style:parent-style-name="Standard">
      <style:paragraph-properties fo:text-align="justify" style:justify-single-word="false"/>
      <style:text-properties officeooo:rsid="00fcbe0e" officeooo:paragraph-rsid="00fcbe0e"/>
    </style:style>
    <style:style style:name="P175" style:family="paragraph" style:parent-style-name="Standard">
      <style:paragraph-properties fo:text-align="justify" style:justify-single-word="false"/>
      <style:text-properties officeooo:rsid="012db893" officeooo:paragraph-rsid="012db893"/>
    </style:style>
    <style:style style:name="P176" style:family="paragraph" style:parent-style-name="Standard">
      <style:text-properties officeooo:paragraph-rsid="010c7866"/>
    </style:style>
    <style:style style:name="P177" style:family="paragraph" style:parent-style-name="Standard">
      <style:paragraph-properties fo:text-align="justify" style:justify-single-word="false"/>
      <style:text-properties officeooo:rsid="010b0f6f" officeooo:paragraph-rsid="0133491d"/>
    </style:style>
    <style:style style:name="P178" style:family="paragraph" style:parent-style-name="Standard">
      <style:text-properties fo:font-style="italic" officeooo:rsid="0133491d" style:font-style-asian="italic" style:font-style-complex="italic"/>
    </style:style>
    <style:style style:name="P179" style:family="paragraph" style:parent-style-name="Standard">
      <style:paragraph-properties fo:text-align="justify" style:justify-single-word="false"/>
      <style:text-properties officeooo:rsid="0133491d"/>
    </style:style>
    <style:style style:name="P180" style:family="paragraph" style:parent-style-name="Standard">
      <style:paragraph-properties fo:text-align="justify" style:justify-single-word="false"/>
      <style:text-properties officeooo:rsid="0133491d" officeooo:paragraph-rsid="0133491d"/>
    </style:style>
    <style:style style:name="P181" style:family="paragraph" style:parent-style-name="Standard">
      <style:paragraph-properties fo:text-align="justify" style:justify-single-word="false"/>
      <style:text-properties officeooo:rsid="01358476" officeooo:paragraph-rsid="01358476"/>
    </style:style>
    <style:style style:name="P182" style:family="paragraph" style:parent-style-name="Standard">
      <style:paragraph-properties fo:text-align="justify" style:justify-single-word="false"/>
      <style:text-properties officeooo:rsid="010e0f90" officeooo:paragraph-rsid="010c7866"/>
    </style:style>
    <style:style style:name="P183" style:family="paragraph" style:parent-style-name="Standard">
      <style:paragraph-properties fo:text-align="justify" style:justify-single-word="false"/>
      <style:text-properties officeooo:rsid="00d50cd5" officeooo:paragraph-rsid="00d50cd5"/>
    </style:style>
    <style:style style:name="P184" style:family="paragraph" style:parent-style-name="Standard">
      <style:paragraph-properties fo:text-align="justify" style:justify-single-word="false"/>
      <style:text-properties officeooo:rsid="00d50cd5" officeooo:paragraph-rsid="013f35ac"/>
    </style:style>
    <style:style style:name="P185" style:family="paragraph" style:parent-style-name="Standard">
      <style:paragraph-properties fo:text-align="justify" style:justify-single-word="false"/>
      <style:text-properties officeooo:rsid="00d50cd5" officeooo:paragraph-rsid="01400633"/>
    </style:style>
    <style:style style:name="P186" style:family="paragraph" style:parent-style-name="Standard">
      <style:paragraph-properties fo:text-align="justify" style:justify-single-word="false"/>
      <style:text-properties officeooo:rsid="00d50cd5" officeooo:paragraph-rsid="01433b74"/>
    </style:style>
    <style:style style:name="P187" style:family="paragraph" style:parent-style-name="Standard">
      <style:paragraph-properties fo:text-align="justify" style:justify-single-word="false"/>
      <style:text-properties officeooo:rsid="00d50cd5" officeooo:paragraph-rsid="0143547f"/>
    </style:style>
    <style:style style:name="P188" style:family="paragraph" style:parent-style-name="Standard">
      <style:paragraph-properties fo:text-align="justify" style:justify-single-word="false"/>
      <style:text-properties officeooo:rsid="00d50cd5" officeooo:paragraph-rsid="0146508c"/>
    </style:style>
    <style:style style:name="P189" style:family="paragraph" style:parent-style-name="Standard">
      <style:paragraph-properties fo:text-align="justify" style:justify-single-word="false"/>
      <style:text-properties officeooo:rsid="013e7205" officeooo:paragraph-rsid="013e7205"/>
    </style:style>
    <style:style style:name="P190" style:family="paragraph" style:parent-style-name="Standard">
      <style:paragraph-properties fo:text-align="justify" style:justify-single-word="false"/>
      <style:text-properties officeooo:rsid="013f35ac" officeooo:paragraph-rsid="013f35ac"/>
    </style:style>
    <style:style style:name="P191" style:family="paragraph" style:parent-style-name="Standard">
      <style:paragraph-properties fo:text-align="justify" style:justify-single-word="false"/>
      <style:text-properties officeooo:rsid="014192f6" officeooo:paragraph-rsid="01400633"/>
    </style:style>
    <style:style style:name="P192" style:family="paragraph" style:parent-style-name="Standard">
      <style:paragraph-properties fo:text-align="justify" style:justify-single-word="false"/>
      <style:text-properties officeooo:rsid="01433b74" officeooo:paragraph-rsid="01433b74"/>
    </style:style>
    <style:style style:name="P193" style:family="paragraph" style:parent-style-name="Standard">
      <style:paragraph-properties fo:text-align="justify" style:justify-single-word="false"/>
      <style:text-properties officeooo:rsid="0144ef88" officeooo:paragraph-rsid="0143547f"/>
    </style:style>
    <style:style style:name="P194" style:family="paragraph" style:parent-style-name="Standard">
      <style:paragraph-properties fo:text-align="justify" style:justify-single-word="false"/>
      <style:text-properties officeooo:rsid="0146508c" officeooo:paragraph-rsid="0146508c"/>
    </style:style>
    <style:style style:name="P195" style:family="paragraph" style:parent-style-name="Standard">
      <style:paragraph-properties fo:text-align="justify" style:justify-single-word="false"/>
      <style:text-properties officeooo:rsid="0143547f" officeooo:paragraph-rsid="0143547f"/>
    </style:style>
    <style:style style:name="P196" style:family="paragraph" style:parent-style-name="Standard">
      <style:paragraph-properties fo:text-align="justify" style:justify-single-word="false"/>
      <style:text-properties officeooo:rsid="01434055" officeooo:paragraph-rsid="01434055"/>
    </style:style>
    <style:style style:name="P197" style:family="paragraph" style:parent-style-name="Standard">
      <style:paragraph-properties fo:text-align="justify" style:justify-single-word="false"/>
      <style:text-properties officeooo:rsid="01434055" officeooo:paragraph-rsid="014fe021"/>
    </style:style>
    <style:style style:name="P198" style:family="paragraph" style:parent-style-name="Standard">
      <style:paragraph-properties fo:text-align="justify" style:justify-single-word="false"/>
      <style:text-properties officeooo:rsid="014fe021" officeooo:paragraph-rsid="014fe021"/>
    </style:style>
    <style:style style:name="P199" style:family="paragraph" style:parent-style-name="Text_20_body">
      <style:paragraph-properties fo:text-align="justify" style:justify-single-word="false"/>
    </style:style>
    <style:style style:name="P200" style:family="paragraph" style:parent-style-name="Code_20_block">
      <style:text-properties fo:color="#008000"/>
    </style:style>
    <style:style style:name="P201" style:family="paragraph" style:parent-style-name="Code_20_block">
      <style:text-properties fo:color="#008000" officeooo:paragraph-rsid="001ae79f"/>
    </style:style>
    <style:style style:name="P202" style:family="paragraph" style:parent-style-name="Code_20_block">
      <style:text-properties fo:color="#008000" officeooo:paragraph-rsid="002a1e06"/>
    </style:style>
    <style:style style:name="P203" style:family="paragraph" style:parent-style-name="Code_20_block">
      <style:text-properties fo:color="#008000" officeooo:rsid="0029f6a9"/>
    </style:style>
    <style:style style:name="P204" style:family="paragraph" style:parent-style-name="Code_20_block">
      <style:text-properties fo:color="#008000" officeooo:rsid="002bb08d"/>
    </style:style>
    <style:style style:name="P205" style:family="paragraph" style:parent-style-name="Code_20_block">
      <style:text-properties fo:color="#008000" officeooo:rsid="002a7c96"/>
    </style:style>
    <style:style style:name="P206" style:family="paragraph" style:parent-style-name="Code_20_block">
      <style:text-properties fo:color="#008000" officeooo:paragraph-rsid="003a28ca"/>
    </style:style>
    <style:style style:name="P207" style:family="paragraph" style:parent-style-name="Code_20_block">
      <style:text-properties fo:color="#008000" officeooo:rsid="00391d5e"/>
    </style:style>
    <style:style style:name="P208" style:family="paragraph" style:parent-style-name="Code_20_block">
      <style:text-properties fo:color="#008000" officeooo:paragraph-rsid="0072ac74"/>
    </style:style>
    <style:style style:name="P209" style:family="paragraph" style:parent-style-name="Code_20_block">
      <style:text-properties fo:color="#008000" officeooo:paragraph-rsid="0076e5be"/>
    </style:style>
    <style:style style:name="P210" style:family="paragraph" style:parent-style-name="Code_20_block">
      <style:text-properties fo:color="#008000" officeooo:rsid="0076e5be" officeooo:paragraph-rsid="0076e5be"/>
    </style:style>
    <style:style style:name="P211" style:family="paragraph" style:parent-style-name="Code_20_block">
      <style:text-properties fo:color="#008000" officeooo:rsid="00820618"/>
    </style:style>
    <style:style style:name="P212" style:family="paragraph" style:parent-style-name="Code_20_block">
      <style:text-properties fo:color="#008000" officeooo:rsid="00820618" officeooo:paragraph-rsid="00820618"/>
    </style:style>
    <style:style style:name="P213" style:family="paragraph" style:parent-style-name="Code_20_block">
      <style:text-properties fo:color="#008000" officeooo:rsid="008b09fa" officeooo:paragraph-rsid="008b09fa"/>
    </style:style>
    <style:style style:name="P214" style:family="paragraph" style:parent-style-name="Code_20_block">
      <style:text-properties fo:color="#008000" officeooo:rsid="00b3293a"/>
    </style:style>
    <style:style style:name="P215" style:family="paragraph" style:parent-style-name="Code_20_block">
      <style:text-properties fo:color="#008000" officeooo:rsid="00b3293a" officeooo:paragraph-rsid="013e3b23"/>
    </style:style>
    <style:style style:name="P216" style:family="paragraph" style:parent-style-name="Code_20_block">
      <style:text-properties fo:color="#008000" officeooo:rsid="00d50cd5"/>
    </style:style>
    <style:style style:name="P217" style:family="paragraph" style:parent-style-name="Code_20_block">
      <style:text-properties fo:color="#008000" officeooo:rsid="00e95857" officeooo:paragraph-rsid="00e95857"/>
    </style:style>
    <style:style style:name="P218" style:family="paragraph" style:parent-style-name="Code_20_block">
      <style:text-properties fo:color="#008000" officeooo:rsid="00f79ea2" officeooo:paragraph-rsid="00f79ea2"/>
    </style:style>
    <style:style style:name="P219" style:family="paragraph" style:parent-style-name="Code_20_block">
      <style:text-properties fo:color="#008000" officeooo:paragraph-rsid="010400e9"/>
    </style:style>
    <style:style style:name="P220" style:family="paragraph" style:parent-style-name="Code_20_block">
      <style:text-properties fo:color="#008000" officeooo:rsid="010b0f6f" officeooo:paragraph-rsid="010b0f6f"/>
    </style:style>
    <style:style style:name="P221" style:family="paragraph" style:parent-style-name="Code_20_block">
      <style:text-properties fo:color="#008000" officeooo:rsid="010b0f6f" officeooo:paragraph-rsid="0133491d"/>
    </style:style>
    <style:style style:name="P222" style:family="paragraph" style:parent-style-name="Code_20_block">
      <style:text-properties fo:color="#008000" officeooo:rsid="010e0f90"/>
    </style:style>
    <style:style style:name="P223" style:family="paragraph" style:parent-style-name="Code_20_block">
      <style:text-properties fo:color="#008000" officeooo:rsid="010e0f90" officeooo:paragraph-rsid="010e0f90"/>
    </style:style>
    <style:style style:name="P224" style:family="paragraph" style:parent-style-name="Code_20_block">
      <style:text-properties fo:color="#008000" officeooo:rsid="011a62f7"/>
    </style:style>
    <style:style style:name="P225" style:family="paragraph" style:parent-style-name="Code_20_block">
      <style:text-properties fo:color="#008000" officeooo:rsid="005a2b61"/>
    </style:style>
    <style:style style:name="P226" style:family="paragraph" style:parent-style-name="Code_20_block">
      <style:text-properties style:use-window-font-color="true"/>
    </style:style>
    <style:style style:name="P227" style:family="paragraph" style:parent-style-name="Code_20_block">
      <style:text-properties style:use-window-font-color="true" officeooo:paragraph-rsid="003a28ca"/>
    </style:style>
    <style:style style:name="P228" style:family="paragraph" style:parent-style-name="Code_20_block">
      <style:text-properties style:use-window-font-color="true" officeooo:rsid="003a28ca" officeooo:paragraph-rsid="003a28ca"/>
    </style:style>
    <style:style style:name="P229" style:family="paragraph" style:parent-style-name="Code_20_block">
      <style:text-properties fo:font-weight="bold" style:font-weight-asian="bold" style:font-weight-complex="bold"/>
    </style:style>
    <style:style style:name="P230" style:family="paragraph" style:parent-style-name="Code_20_block">
      <style:text-properties fo:font-weight="bold" officeooo:rsid="00e869e5" officeooo:paragraph-rsid="010481b4" style:font-weight-asian="bold" style:font-weight-complex="bold"/>
    </style:style>
    <style:style style:name="P231" style:family="paragraph" style:parent-style-name="Code_20_block">
      <style:text-properties fo:font-weight="bold" officeooo:rsid="010e0f90" style:font-weight-asian="bold" style:font-weight-complex="bold"/>
    </style:style>
    <style:style style:name="P232" style:family="paragraph" style:parent-style-name="Code_20_block">
      <style:text-properties officeooo:paragraph-rsid="00112e18"/>
    </style:style>
    <style:style style:name="P233" style:family="paragraph" style:parent-style-name="Code_20_block">
      <style:text-properties officeooo:paragraph-rsid="0011f778"/>
    </style:style>
    <style:style style:name="P234" style:family="paragraph" style:parent-style-name="Code_20_block">
      <style:text-properties officeooo:rsid="0011f778" officeooo:paragraph-rsid="0011f778"/>
    </style:style>
    <style:style style:name="P235" style:family="paragraph" style:parent-style-name="Code_20_block">
      <style:text-properties officeooo:paragraph-rsid="0013b022"/>
    </style:style>
    <style:style style:name="P236" style:family="paragraph" style:parent-style-name="Code_20_block">
      <style:text-properties officeooo:rsid="001738a1" officeooo:paragraph-rsid="0013b022"/>
    </style:style>
    <style:style style:name="P237" style:family="paragraph" style:parent-style-name="Code_20_block">
      <style:text-properties officeooo:rsid="001738a1" officeooo:paragraph-rsid="00de7050"/>
    </style:style>
    <style:style style:name="P238" style:family="paragraph" style:parent-style-name="Code_20_block">
      <style:text-properties officeooo:rsid="00179c6b" officeooo:paragraph-rsid="0013b022"/>
    </style:style>
    <style:style style:name="P239" style:family="paragraph" style:parent-style-name="Code_20_block">
      <style:text-properties officeooo:rsid="0019909b" officeooo:paragraph-rsid="0013b022"/>
    </style:style>
    <style:style style:name="P240" style:family="paragraph" style:parent-style-name="Code_20_block">
      <style:text-properties officeooo:paragraph-rsid="00164358"/>
    </style:style>
    <style:style style:name="P241" style:family="paragraph" style:parent-style-name="Code_20_block">
      <style:text-properties officeooo:rsid="00164358" officeooo:paragraph-rsid="00164358"/>
    </style:style>
    <style:style style:name="P242" style:family="paragraph" style:parent-style-name="Code_20_block">
      <style:text-properties officeooo:paragraph-rsid="0018e7b8"/>
    </style:style>
    <style:style style:name="P243" style:family="paragraph" style:parent-style-name="Code_20_block">
      <style:text-properties officeooo:rsid="0018e7b8" officeooo:paragraph-rsid="001ae79f"/>
    </style:style>
    <style:style style:name="P244" style:family="paragraph" style:parent-style-name="Code_20_block">
      <style:text-properties officeooo:paragraph-rsid="0022e408"/>
    </style:style>
    <style:style style:name="P245" style:family="paragraph" style:parent-style-name="Code_20_block">
      <style:text-properties officeooo:rsid="001f41c7"/>
    </style:style>
    <style:style style:name="P246" style:family="paragraph" style:parent-style-name="Code_20_block">
      <style:text-properties officeooo:paragraph-rsid="002585bd"/>
    </style:style>
    <style:style style:name="P247" style:family="paragraph" style:parent-style-name="Code_20_block">
      <style:text-properties officeooo:paragraph-rsid="0029f6a9"/>
    </style:style>
    <style:style style:name="P248" style:family="paragraph" style:parent-style-name="Code_20_block">
      <style:text-properties officeooo:paragraph-rsid="002a1e06"/>
    </style:style>
    <style:style style:name="P249" style:family="paragraph" style:parent-style-name="Code_20_block">
      <style:text-properties officeooo:rsid="0029f6a9"/>
    </style:style>
    <style:style style:name="P250" style:family="paragraph" style:parent-style-name="Code_20_block">
      <style:text-properties officeooo:rsid="0029f6a9" officeooo:paragraph-rsid="0029f6a9"/>
    </style:style>
    <style:style style:name="P251" style:family="paragraph" style:parent-style-name="Code_20_block">
      <style:text-properties officeooo:rsid="0029f6a9" officeooo:paragraph-rsid="002a1e06"/>
    </style:style>
    <style:style style:name="P252" style:family="paragraph" style:parent-style-name="Code_20_block">
      <style:text-properties officeooo:rsid="0029f6a9" officeooo:paragraph-rsid="007448f3"/>
    </style:style>
    <style:style style:name="P253" style:family="paragraph" style:parent-style-name="Code_20_block">
      <style:text-properties officeooo:rsid="002bb08d"/>
    </style:style>
    <style:style style:name="P254" style:family="paragraph" style:parent-style-name="Code_20_block">
      <style:text-properties officeooo:rsid="002a7c96"/>
    </style:style>
    <style:style style:name="P255" style:family="paragraph" style:parent-style-name="Code_20_block">
      <style:text-properties officeooo:rsid="00319966"/>
    </style:style>
    <style:style style:name="P256" style:family="paragraph" style:parent-style-name="Code_20_block">
      <style:text-properties officeooo:rsid="00348db2"/>
    </style:style>
    <style:style style:name="P257" style:family="paragraph" style:parent-style-name="Code_20_block">
      <style:text-properties officeooo:rsid="0034bd23"/>
    </style:style>
    <style:style style:name="P258" style:family="paragraph" style:parent-style-name="Code_20_block">
      <style:text-properties officeooo:rsid="0034bd23" officeooo:paragraph-rsid="003780b1"/>
    </style:style>
    <style:style style:name="P259" style:family="paragraph" style:parent-style-name="Code_20_block">
      <style:text-properties officeooo:paragraph-rsid="003780b1"/>
    </style:style>
    <style:style style:name="P260" style:family="paragraph" style:parent-style-name="Code_20_block">
      <style:text-properties officeooo:rsid="0035a6ce" officeooo:paragraph-rsid="003780b1"/>
    </style:style>
    <style:style style:name="P261" style:family="paragraph" style:parent-style-name="Code_20_block">
      <style:text-properties officeooo:rsid="0034d516" officeooo:paragraph-rsid="003780b1"/>
    </style:style>
    <style:style style:name="P262" style:family="paragraph" style:parent-style-name="Code_20_block">
      <style:text-properties officeooo:rsid="00391d5e"/>
    </style:style>
    <style:style style:name="P263" style:family="paragraph" style:parent-style-name="Code_20_block">
      <style:text-properties officeooo:paragraph-rsid="00425b13"/>
    </style:style>
    <style:style style:name="P264" style:family="paragraph" style:parent-style-name="Code_20_block">
      <style:text-properties officeooo:paragraph-rsid="0048e2a6"/>
    </style:style>
    <style:style style:name="P265" style:family="paragraph" style:parent-style-name="Code_20_block">
      <style:text-properties officeooo:paragraph-rsid="004ad1c2"/>
    </style:style>
    <style:style style:name="P266" style:family="paragraph" style:parent-style-name="Code_20_block">
      <style:text-properties officeooo:paragraph-rsid="004c662c"/>
    </style:style>
    <style:style style:name="P267" style:family="paragraph" style:parent-style-name="Code_20_block">
      <style:text-properties officeooo:paragraph-rsid="005bf72b"/>
    </style:style>
    <style:style style:name="P268" style:family="paragraph" style:parent-style-name="Code_20_block">
      <style:text-properties officeooo:rsid="005a2b61"/>
    </style:style>
    <style:style style:name="P269" style:family="paragraph" style:parent-style-name="Code_20_block">
      <style:text-properties officeooo:paragraph-rsid="006363d2"/>
    </style:style>
    <style:style style:name="P270" style:family="paragraph" style:parent-style-name="Code_20_block">
      <style:text-properties officeooo:rsid="006136db"/>
    </style:style>
    <style:style style:name="P271" style:family="paragraph" style:parent-style-name="Code_20_block">
      <style:text-properties officeooo:rsid="006363d2"/>
    </style:style>
    <style:style style:name="P272" style:family="paragraph" style:parent-style-name="Code_20_block">
      <style:text-properties officeooo:rsid="006363d2" officeooo:paragraph-rsid="006363d2"/>
    </style:style>
    <style:style style:name="P273" style:family="paragraph" style:parent-style-name="Code_20_block">
      <style:text-properties officeooo:rsid="0063abdc"/>
    </style:style>
    <style:style style:name="P274" style:family="paragraph" style:parent-style-name="Code_20_block">
      <style:text-properties fo:language="fr" fo:country="FR" officeooo:rsid="006e5942"/>
    </style:style>
    <style:style style:name="P275" style:family="paragraph" style:parent-style-name="Code_20_block">
      <style:text-properties officeooo:paragraph-rsid="0072ac74"/>
    </style:style>
    <style:style style:name="P276" style:family="paragraph" style:parent-style-name="Code_20_block">
      <style:text-properties officeooo:paragraph-rsid="0076e5be"/>
    </style:style>
    <style:style style:name="P277" style:family="paragraph" style:parent-style-name="Code_20_block">
      <style:text-properties officeooo:rsid="0076e5be" officeooo:paragraph-rsid="0076e5be"/>
    </style:style>
    <style:style style:name="P278" style:family="paragraph" style:parent-style-name="Code_20_block">
      <style:text-properties officeooo:rsid="0076e5be" officeooo:paragraph-rsid="007824d1"/>
    </style:style>
    <style:style style:name="P279" style:family="paragraph" style:parent-style-name="Code_20_block">
      <style:text-properties officeooo:rsid="00810737"/>
    </style:style>
    <style:style style:name="P280" style:family="paragraph" style:parent-style-name="Code_20_block">
      <style:text-properties officeooo:rsid="00820618"/>
    </style:style>
    <style:style style:name="P281" style:family="paragraph" style:parent-style-name="Code_20_block">
      <style:text-properties officeooo:rsid="00820618" officeooo:paragraph-rsid="00820618"/>
    </style:style>
    <style:style style:name="P282" style:family="paragraph" style:parent-style-name="Code_20_block">
      <style:text-properties officeooo:rsid="008a9063"/>
    </style:style>
    <style:style style:name="P283" style:family="paragraph" style:parent-style-name="Code_20_block">
      <style:text-properties officeooo:paragraph-rsid="009617c7"/>
    </style:style>
    <style:style style:name="P284" style:family="paragraph" style:parent-style-name="Code_20_block">
      <style:text-properties officeooo:rsid="009617c7"/>
    </style:style>
    <style:style style:name="P285" style:family="paragraph" style:parent-style-name="Code_20_block">
      <style:text-properties officeooo:rsid="009617c7" officeooo:paragraph-rsid="009617c7"/>
    </style:style>
    <style:style style:name="P286" style:family="paragraph" style:parent-style-name="Code_20_block">
      <style:text-properties officeooo:rsid="0099a244"/>
    </style:style>
    <style:style style:name="P287" style:family="paragraph" style:parent-style-name="Code_20_block">
      <style:text-properties officeooo:rsid="00a0026e"/>
    </style:style>
    <style:style style:name="P288" style:family="paragraph" style:parent-style-name="Code_20_block">
      <style:text-properties officeooo:rsid="00a5d3b5"/>
    </style:style>
    <style:style style:name="P289" style:family="paragraph" style:parent-style-name="Code_20_block">
      <style:text-properties officeooo:rsid="00a5d3b5" officeooo:paragraph-rsid="00a5d3b5"/>
    </style:style>
    <style:style style:name="P290" style:family="paragraph" style:parent-style-name="Code_20_block">
      <style:text-properties officeooo:rsid="00a79ba8"/>
    </style:style>
    <style:style style:name="P291" style:family="paragraph" style:parent-style-name="Code_20_block">
      <style:text-properties officeooo:rsid="00aaaef8"/>
    </style:style>
    <style:style style:name="P292" style:family="paragraph" style:parent-style-name="Code_20_block">
      <style:text-properties officeooo:rsid="00aaaef8" officeooo:paragraph-rsid="00fdc12c"/>
    </style:style>
    <style:style style:name="P293" style:family="paragraph" style:parent-style-name="Code_20_block">
      <style:text-properties officeooo:paragraph-rsid="00b06cef"/>
    </style:style>
    <style:style style:name="P294" style:family="paragraph" style:parent-style-name="Code_20_block">
      <style:text-properties officeooo:rsid="00b06cef"/>
    </style:style>
    <style:style style:name="P295" style:family="paragraph" style:parent-style-name="Code_20_block">
      <style:text-properties officeooo:rsid="00b06cef" officeooo:paragraph-rsid="00b06cef"/>
    </style:style>
    <style:style style:name="P296" style:family="paragraph" style:parent-style-name="Code_20_block">
      <style:text-properties officeooo:rsid="00b06cef" officeooo:paragraph-rsid="013db45e"/>
    </style:style>
    <style:style style:name="P297" style:family="paragraph" style:parent-style-name="Code_20_block">
      <style:text-properties officeooo:rsid="00b3293a"/>
    </style:style>
    <style:style style:name="P298" style:family="paragraph" style:parent-style-name="Code_20_block">
      <style:text-properties officeooo:rsid="00b3293a" officeooo:paragraph-rsid="00b67f14"/>
    </style:style>
    <style:style style:name="P299" style:family="paragraph" style:parent-style-name="Code_20_block">
      <style:text-properties officeooo:rsid="00b3293a" officeooo:paragraph-rsid="013e3b23"/>
    </style:style>
    <style:style style:name="P300" style:family="paragraph" style:parent-style-name="Code_20_block">
      <style:text-properties officeooo:paragraph-rsid="00bd0fa7"/>
    </style:style>
    <style:style style:name="P301" style:family="paragraph" style:parent-style-name="Code_20_block">
      <style:text-properties officeooo:paragraph-rsid="00bf524c"/>
    </style:style>
    <style:style style:name="P302" style:family="paragraph" style:parent-style-name="Code_20_block">
      <style:text-properties officeooo:paragraph-rsid="00c05d9f"/>
    </style:style>
    <style:style style:name="P303" style:family="paragraph" style:parent-style-name="Code_20_block">
      <style:text-properties officeooo:rsid="00bd0fa7"/>
    </style:style>
    <style:style style:name="P304" style:family="paragraph" style:parent-style-name="Code_20_block">
      <style:text-properties officeooo:rsid="00bd0fa7" officeooo:paragraph-rsid="00c05d9f"/>
    </style:style>
    <style:style style:name="P305" style:family="paragraph" style:parent-style-name="Code_20_block">
      <style:text-properties officeooo:rsid="00bd0fa7" officeooo:paragraph-rsid="00bd0fa7"/>
    </style:style>
    <style:style style:name="P306" style:family="paragraph" style:parent-style-name="Code_20_block">
      <style:text-properties officeooo:rsid="00bd0fa7" officeooo:paragraph-rsid="00c4ecf8"/>
    </style:style>
    <style:style style:name="P307" style:family="paragraph" style:parent-style-name="Code_20_block">
      <style:text-properties officeooo:paragraph-rsid="00ca1da7"/>
    </style:style>
    <style:style style:name="P308" style:family="paragraph" style:parent-style-name="Code_20_block">
      <style:text-properties officeooo:paragraph-rsid="00d82728"/>
    </style:style>
    <style:style style:name="P309" style:family="paragraph" style:parent-style-name="Code_20_block">
      <style:text-properties officeooo:rsid="00c4ecf8"/>
    </style:style>
    <style:style style:name="P310" style:family="paragraph" style:parent-style-name="Code_20_block">
      <style:text-properties officeooo:rsid="00ca1da7"/>
    </style:style>
    <style:style style:name="P311" style:family="paragraph" style:parent-style-name="Code_20_block">
      <style:text-properties officeooo:rsid="00ca1da7" officeooo:paragraph-rsid="00ca1da7"/>
    </style:style>
    <style:style style:name="P312" style:family="paragraph" style:parent-style-name="Code_20_block">
      <style:text-properties officeooo:rsid="00ca1da7" officeooo:paragraph-rsid="00f04235"/>
    </style:style>
    <style:style style:name="P313" style:family="paragraph" style:parent-style-name="Code_20_block">
      <style:text-properties officeooo:rsid="00ca1da7" officeooo:paragraph-rsid="00f79ea2"/>
    </style:style>
    <style:style style:name="P314" style:family="paragraph" style:parent-style-name="Code_20_block">
      <style:text-properties officeooo:rsid="00ca1da7" officeooo:paragraph-rsid="00fb313c"/>
    </style:style>
    <style:style style:name="P315" style:family="paragraph" style:parent-style-name="Code_20_block">
      <style:text-properties officeooo:rsid="00cff621"/>
    </style:style>
    <style:style style:name="P316" style:family="paragraph" style:parent-style-name="Code_20_block">
      <style:text-properties officeooo:rsid="00d0c1e6"/>
    </style:style>
    <style:style style:name="P317" style:family="paragraph" style:parent-style-name="Code_20_block">
      <style:text-properties officeooo:rsid="00d14971"/>
    </style:style>
    <style:style style:name="P318" style:family="paragraph" style:parent-style-name="Code_20_block">
      <style:text-properties officeooo:rsid="00d50cd5"/>
    </style:style>
    <style:style style:name="P319" style:family="paragraph" style:parent-style-name="Code_20_block">
      <style:text-properties officeooo:rsid="00d50cd5" officeooo:paragraph-rsid="00d66f50"/>
    </style:style>
    <style:style style:name="P320" style:family="paragraph" style:parent-style-name="Code_20_block">
      <style:text-properties officeooo:paragraph-rsid="00e86396"/>
    </style:style>
    <style:style style:name="P321" style:family="paragraph" style:parent-style-name="Code_20_block">
      <style:text-properties officeooo:paragraph-rsid="00ea875c"/>
    </style:style>
    <style:style style:name="P322" style:family="paragraph" style:parent-style-name="Code_20_block">
      <style:text-properties officeooo:paragraph-rsid="00f04235"/>
    </style:style>
    <style:style style:name="P323" style:family="paragraph" style:parent-style-name="Code_20_block">
      <style:text-properties officeooo:rsid="00e6b439"/>
    </style:style>
    <style:style style:name="P324" style:family="paragraph" style:parent-style-name="Code_20_block">
      <style:text-properties officeooo:rsid="00e6b439" officeooo:paragraph-rsid="00ea875c"/>
    </style:style>
    <style:style style:name="P325" style:family="paragraph" style:parent-style-name="Code_20_block">
      <style:text-properties officeooo:rsid="00ecead1"/>
    </style:style>
    <style:style style:name="P326" style:family="paragraph" style:parent-style-name="Code_20_block">
      <style:text-properties officeooo:rsid="00ecead1" officeooo:paragraph-rsid="00ed04e5"/>
    </style:style>
    <style:style style:name="P327" style:family="paragraph" style:parent-style-name="Code_20_block">
      <style:text-properties officeooo:rsid="00e95857"/>
    </style:style>
    <style:style style:name="P328" style:family="paragraph" style:parent-style-name="Code_20_block">
      <style:text-properties officeooo:paragraph-rsid="00f79ea2"/>
    </style:style>
    <style:style style:name="P329" style:family="paragraph" style:parent-style-name="Code_20_block">
      <style:text-properties officeooo:paragraph-rsid="00fb313c"/>
    </style:style>
    <style:style style:name="P330" style:family="paragraph" style:parent-style-name="Code_20_block">
      <style:text-properties officeooo:rsid="00fcbe0e"/>
    </style:style>
    <style:style style:name="P331" style:family="paragraph" style:parent-style-name="Code_20_block">
      <style:text-properties officeooo:paragraph-rsid="00fd356b"/>
    </style:style>
    <style:style style:name="P332" style:family="paragraph" style:parent-style-name="Code_20_block">
      <style:text-properties officeooo:paragraph-rsid="00fdc12c"/>
    </style:style>
    <style:style style:name="P333" style:family="paragraph" style:parent-style-name="Code_20_block">
      <style:text-properties officeooo:rsid="00fdc12c" officeooo:paragraph-rsid="00fdc12c"/>
    </style:style>
    <style:style style:name="P334" style:family="paragraph" style:parent-style-name="Code_20_block">
      <style:text-properties officeooo:rsid="00fdc12c" officeooo:paragraph-rsid="010189d1"/>
    </style:style>
    <style:style style:name="P335" style:family="paragraph" style:parent-style-name="Code_20_block">
      <style:text-properties officeooo:rsid="010189d1" officeooo:paragraph-rsid="010189d1"/>
    </style:style>
    <style:style style:name="P336" style:family="paragraph" style:parent-style-name="Code_20_block">
      <style:text-properties officeooo:paragraph-rsid="010400e9"/>
    </style:style>
    <style:style style:name="P337" style:family="paragraph" style:parent-style-name="Code_20_block">
      <style:text-properties officeooo:paragraph-rsid="010481b4"/>
    </style:style>
    <style:style style:name="P338" style:family="paragraph" style:parent-style-name="Code_20_block">
      <style:text-properties officeooo:rsid="00e869e5" officeooo:paragraph-rsid="010481b4"/>
    </style:style>
    <style:style style:name="P339" style:family="paragraph" style:parent-style-name="Code_20_block">
      <style:text-properties fo:color="#000000" officeooo:rsid="010b0f6f" officeooo:paragraph-rsid="010b0f6f"/>
    </style:style>
    <style:style style:name="P340" style:family="paragraph" style:parent-style-name="Code_20_block">
      <style:text-properties fo:color="#000000" officeooo:rsid="010b0f6f" officeooo:paragraph-rsid="0128e619"/>
    </style:style>
    <style:style style:name="P341" style:family="paragraph" style:parent-style-name="Code_20_block">
      <style:text-properties fo:color="#000000" officeooo:rsid="010b0f6f" officeooo:paragraph-rsid="012a3bba"/>
    </style:style>
    <style:style style:name="P342" style:family="paragraph" style:parent-style-name="Code_20_block">
      <style:text-properties fo:color="#000000" officeooo:rsid="010b0f6f" officeooo:paragraph-rsid="0131863c"/>
    </style:style>
    <style:style style:name="P343" style:family="paragraph" style:parent-style-name="Code_20_block">
      <style:text-properties fo:color="#000000" officeooo:rsid="010b0f6f" officeooo:paragraph-rsid="0133491d"/>
    </style:style>
    <style:style style:name="P344" style:family="paragraph" style:parent-style-name="Code_20_block">
      <style:text-properties officeooo:paragraph-rsid="0114f1be"/>
    </style:style>
    <style:style style:name="P345" style:family="paragraph" style:parent-style-name="Code_20_block">
      <style:text-properties officeooo:rsid="010c7866"/>
    </style:style>
    <style:style style:name="P346" style:family="paragraph" style:parent-style-name="Code_20_block">
      <style:text-properties officeooo:rsid="010e0f90"/>
    </style:style>
    <style:style style:name="P347" style:family="paragraph" style:parent-style-name="Code_20_block">
      <style:text-properties officeooo:rsid="0113decb"/>
    </style:style>
    <style:style style:name="P348" style:family="paragraph" style:parent-style-name="Code_20_block">
      <style:text-properties officeooo:rsid="0113decb" officeooo:paragraph-rsid="012b85ec"/>
    </style:style>
    <style:style style:name="P349" style:family="paragraph" style:parent-style-name="Code_20_block">
      <style:text-properties officeooo:rsid="011776e6"/>
    </style:style>
    <style:style style:name="P350" style:family="paragraph" style:parent-style-name="Code_20_block">
      <style:text-properties officeooo:rsid="011a62f7"/>
    </style:style>
    <style:style style:name="P351" style:family="paragraph" style:parent-style-name="Code_20_block">
      <style:text-properties officeooo:paragraph-rsid="0128e619"/>
    </style:style>
    <style:style style:name="P352" style:family="paragraph" style:parent-style-name="Code_20_block">
      <style:text-properties officeooo:paragraph-rsid="012a3bba"/>
    </style:style>
    <style:style style:name="P353" style:family="paragraph" style:parent-style-name="Code_20_block">
      <style:text-properties officeooo:rsid="012b85ec" officeooo:paragraph-rsid="012b85ec"/>
    </style:style>
    <style:style style:name="P354" style:family="paragraph" style:parent-style-name="Code_20_block">
      <style:text-properties officeooo:paragraph-rsid="0133491d"/>
    </style:style>
    <style:style style:name="P355" style:family="paragraph" style:parent-style-name="Code_20_block">
      <style:text-properties officeooo:paragraph-rsid="013db45e"/>
    </style:style>
    <style:style style:name="P356" style:family="paragraph" style:parent-style-name="Code_20_block">
      <style:text-properties officeooo:rsid="013db45e"/>
    </style:style>
    <style:style style:name="P357" style:family="paragraph" style:parent-style-name="Code_20_block">
      <style:text-properties officeooo:paragraph-rsid="014192f6"/>
    </style:style>
    <style:style style:name="P358" style:family="paragraph" style:parent-style-name="Code_20_block">
      <style:text-properties officeooo:paragraph-rsid="014269cb"/>
    </style:style>
    <style:style style:name="P359" style:family="paragraph" style:parent-style-name="Code_20_block">
      <style:text-properties officeooo:paragraph-rsid="01433b74"/>
    </style:style>
    <style:style style:name="P360" style:family="paragraph" style:parent-style-name="Code_20_block">
      <style:text-properties officeooo:paragraph-rsid="0143547f"/>
    </style:style>
    <style:style style:name="P361" style:family="paragraph" style:parent-style-name="Code_20_block">
      <style:text-properties officeooo:rsid="013f35ac"/>
    </style:style>
    <style:style style:name="P362" style:family="paragraph" style:parent-style-name="Code_20_block">
      <style:text-properties officeooo:rsid="013f35ac" officeooo:paragraph-rsid="013f35ac"/>
    </style:style>
    <style:style style:name="P363" style:family="paragraph" style:parent-style-name="Code_20_block">
      <style:text-properties officeooo:rsid="01400633"/>
    </style:style>
    <style:style style:name="P364" style:family="paragraph" style:parent-style-name="Code_20_block">
      <style:text-properties officeooo:rsid="014192f6"/>
    </style:style>
    <style:style style:name="P365" style:family="paragraph" style:parent-style-name="Code_20_block">
      <style:text-properties officeooo:rsid="014192f6" officeooo:paragraph-rsid="014192f6"/>
    </style:style>
    <style:style style:name="P366" style:family="paragraph" style:parent-style-name="Code_20_block">
      <style:text-properties officeooo:rsid="01433b74"/>
    </style:style>
    <style:style style:name="P367" style:family="paragraph" style:parent-style-name="Code_20_block">
      <style:text-properties officeooo:rsid="01434055"/>
    </style:style>
    <style:style style:name="P368" style:family="paragraph" style:parent-style-name="Code_20_block">
      <style:text-properties officeooo:rsid="01434055" officeooo:paragraph-rsid="01434055"/>
    </style:style>
    <style:style style:name="P369" style:family="paragraph" style:parent-style-name="Code_20_block">
      <style:text-properties officeooo:rsid="01434055" officeooo:paragraph-rsid="0143547f"/>
    </style:style>
    <style:style style:name="P370" style:family="paragraph" style:parent-style-name="Code_20_block">
      <style:text-properties officeooo:rsid="0146508c"/>
    </style:style>
    <style:style style:name="P371" style:family="paragraph" style:parent-style-name="Code_20_block">
      <style:text-properties officeooo:rsid="014e331d"/>
    </style:style>
    <style:style style:name="P372" style:family="paragraph" style:parent-style-name="Code_20_block">
      <style:text-properties officeooo:paragraph-rsid="01520192"/>
    </style:style>
    <style:style style:name="P373" style:family="paragraph" style:parent-style-name="Standard">
      <style:paragraph-properties fo:break-before="page"/>
    </style:style>
    <style:style style:name="P374" style:family="paragraph" style:parent-style-name="Standard">
      <style:paragraph-properties fo:text-align="justify" style:justify-single-word="false" fo:break-before="page"/>
    </style:style>
    <style:style style:name="P375" style:family="paragraph" style:parent-style-name="Standard">
      <style:paragraph-properties fo:text-align="justify" style:justify-single-word="false" fo:break-before="page"/>
      <style:text-properties officeooo:paragraph-rsid="011934e2"/>
    </style:style>
    <style:style style:name="P376" style:family="paragraph" style:parent-style-name="Standard">
      <style:paragraph-properties fo:break-before="page"/>
      <style:text-properties fo:font-weight="bold" officeooo:paragraph-rsid="0072ac74" style:font-weight-asian="bold" style:font-weight-complex="bold"/>
    </style:style>
    <style:style style:name="P377" style:family="paragraph" style:parent-style-name="Standard">
      <style:paragraph-properties fo:text-align="justify" style:justify-single-word="false" fo:break-before="page"/>
      <style:text-properties officeooo:rsid="0029f6a9" officeooo:paragraph-rsid="0029f6a9"/>
    </style:style>
    <style:style style:name="P378" style:family="paragraph" style:parent-style-name="Standard">
      <style:paragraph-properties fo:break-before="page"/>
      <style:text-properties officeooo:paragraph-rsid="003780b1"/>
    </style:style>
    <style:style style:name="P379" style:family="paragraph" style:parent-style-name="Standard">
      <style:paragraph-properties fo:break-before="page"/>
      <style:text-properties officeooo:rsid="008490d8" officeooo:paragraph-rsid="008a9063"/>
    </style:style>
    <style:style style:name="P380" style:family="paragraph" style:parent-style-name="Standard">
      <style:paragraph-properties fo:text-align="justify" style:justify-single-word="false" fo:break-before="page"/>
      <style:text-properties officeooo:rsid="009c7cec" officeooo:paragraph-rsid="00a79ba8"/>
    </style:style>
    <style:style style:name="P381" style:family="paragraph" style:parent-style-name="Standard">
      <style:paragraph-properties fo:text-align="justify" style:justify-single-word="false" fo:break-before="page"/>
      <style:text-properties style:use-window-font-color="true" officeooo:rsid="00b3293a" officeooo:paragraph-rsid="00b3293a"/>
    </style:style>
    <style:style style:name="P382" style:family="paragraph" style:parent-style-name="Standard">
      <style:paragraph-properties fo:text-align="justify" style:justify-single-word="false" fo:padding="0.049cm" fo:border-left="none" fo:border-right="none" fo:border-top="0.51pt solid #000000" fo:border-bottom="0.51pt solid #000000" style:shadow="none"/>
    </style:style>
    <style:style style:name="P383" style:family="paragraph" style:parent-style-name="Standard">
      <style:paragraph-properties fo:text-align="justify" style:justify-single-word="false" fo:padding="0.051cm" fo:border-left="none" fo:border-right="none" fo:border-top="0.06pt solid #b3b3b3" fo:border-bottom="0.06pt solid #b3b3b3" style:shadow="none"/>
      <style:text-properties officeooo:paragraph-rsid="00dfd2ea"/>
    </style:style>
    <style:style style:name="P384" style:family="paragraph" style:parent-style-name="Standard">
      <style:paragraph-properties fo:text-align="justify" style:justify-single-word="false" fo:padding="0.102cm" fo:border-left="none" fo:border-right="none" fo:border-top="0.06pt solid #000000" fo:border-bottom="0.06pt solid #000000" style:shadow="none"/>
      <style:text-properties officeooo:paragraph-rsid="0133491d"/>
    </style:style>
    <style:style style:name="P385" style:family="paragraph" style:parent-style-name="Standard" style:list-style-name="List_20_1"/>
    <style:style style:name="P386" style:family="paragraph" style:parent-style-name="Standard" style:list-style-name="List_20_1">
      <style:text-properties officeooo:paragraph-rsid="002585bd"/>
    </style:style>
    <style:style style:name="P387" style:family="paragraph" style:parent-style-name="Standard" style:list-style-name="List_20_1">
      <style:text-properties officeooo:paragraph-rsid="004c662c"/>
    </style:style>
    <style:style style:name="P388" style:family="paragraph" style:parent-style-name="Standard" style:list-style-name="List_20_1">
      <style:text-properties officeooo:paragraph-rsid="0072ac74"/>
    </style:style>
    <style:style style:name="P389" style:family="paragraph" style:parent-style-name="Standard" style:list-style-name="List_20_1">
      <style:paragraph-properties fo:text-align="justify" style:justify-single-word="false"/>
    </style:style>
    <style:style style:name="P390" style:family="paragraph" style:parent-style-name="Standard" style:list-style-name="List_20_1">
      <style:paragraph-properties fo:text-align="justify" style:justify-single-word="false"/>
      <style:text-properties officeooo:paragraph-rsid="000f7984"/>
    </style:style>
    <style:style style:name="P391" style:family="paragraph" style:parent-style-name="Standard" style:list-style-name="List_20_1">
      <style:paragraph-properties fo:text-align="justify" style:justify-single-word="false"/>
      <style:text-properties officeooo:paragraph-rsid="004c662c"/>
    </style:style>
    <style:style style:name="P392" style:family="paragraph" style:parent-style-name="Standard" style:list-style-name="List_20_1">
      <style:paragraph-properties fo:text-align="justify" style:justify-single-word="false"/>
      <style:text-properties officeooo:rsid="00aaaef8" officeooo:paragraph-rsid="00fe0e34"/>
    </style:style>
    <style:style style:name="P393" style:family="paragraph" style:parent-style-name="Standard" style:list-style-name="List_20_1">
      <style:paragraph-properties fo:text-align="start" style:justify-single-word="false"/>
    </style:style>
    <style:style style:name="P394" style:family="paragraph" style:parent-style-name="Standard" style:list-style-name="List_20_2"/>
    <style:style style:name="P395" style:family="paragraph" style:parent-style-name="Standard" style:list-style-name="List_20_2">
      <style:text-properties officeooo:paragraph-rsid="0072ac74"/>
    </style:style>
    <style:style style:name="P396" style:family="paragraph" style:parent-style-name="Standard" style:list-style-name="List_20_2">
      <style:text-properties officeooo:rsid="00795b20" officeooo:paragraph-rsid="00795b20"/>
    </style:style>
    <style:style style:name="P397" style:family="paragraph" style:parent-style-name="Standard" style:list-style-name="List_20_1">
      <style:text-properties officeooo:rsid="008490d8" officeooo:paragraph-rsid="0087d5c7"/>
    </style:style>
    <style:style style:name="P398" style:family="paragraph" style:parent-style-name="Standard" style:list-style-name="List_20_2">
      <style:paragraph-properties fo:text-align="justify" style:justify-single-word="false"/>
      <style:text-properties officeooo:rsid="009c7cec" officeooo:paragraph-rsid="00a3731c"/>
    </style:style>
    <style:style style:name="P399" style:family="paragraph" style:parent-style-name="Standard" style:list-style-name="List_20_2">
      <style:paragraph-properties fo:text-align="justify" style:justify-single-word="false"/>
      <style:text-properties officeooo:rsid="009c7cec" officeooo:paragraph-rsid="00a41d57"/>
    </style:style>
    <style:style style:name="P400" style:family="paragraph" style:parent-style-name="Standard">
      <style:text-properties officeooo:rsid="01556774" officeooo:paragraph-rsid="01556774"/>
    </style:style>
    <style:style style:name="P401" style:family="paragraph" style:parent-style-name="Standard">
      <style:text-properties officeooo:rsid="0156009a" officeooo:paragraph-rsid="0156009a"/>
    </style:style>
    <style:style style:name="P402" style:family="paragraph" style:parent-style-name="Heading_20_2">
      <style:paragraph-properties fo:break-before="page"/>
    </style:style>
    <style:style style:name="P403" style:family="paragraph" style:parent-style-name="Heading_20_2">
      <style:paragraph-properties fo:break-before="page"/>
      <style:text-properties style:font-name="Arial"/>
    </style:style>
    <style:style style:name="P404" style:family="paragraph" style:parent-style-name="Heading_20_2">
      <style:paragraph-properties fo:break-before="page"/>
      <style:text-properties officeooo:rsid="00b92579"/>
    </style:style>
    <style:style style:name="P405" style:family="paragraph" style:parent-style-name="Heading_20_2">
      <style:paragraph-properties fo:break-before="page"/>
      <style:text-properties officeooo:rsid="00ce7888"/>
    </style:style>
    <style:style style:name="P406" style:family="paragraph" style:parent-style-name="Heading_20_2">
      <style:paragraph-properties fo:break-before="page"/>
      <style:text-properties officeooo:rsid="013e7205" officeooo:paragraph-rsid="014794c4"/>
    </style:style>
    <style:style style:name="P407" style:family="paragraph" style:parent-style-name="Heading_20_2">
      <style:paragraph-properties fo:break-before="page"/>
      <style:text-properties officeooo:rsid="00149934" officeooo:paragraph-rsid="0013b022"/>
    </style:style>
    <style:style style:name="P408" style:family="paragraph" style:parent-style-name="Heading_20_2">
      <style:paragraph-properties fo:break-before="page"/>
      <style:text-properties officeooo:paragraph-rsid="00112e18"/>
    </style:style>
    <style:style style:name="P409" style:family="paragraph" style:parent-style-name="Heading_20_2">
      <style:paragraph-properties fo:break-before="page"/>
      <style:text-properties officeooo:rsid="009c7cec"/>
    </style:style>
    <style:style style:name="P410" style:family="paragraph" style:parent-style-name="Heading_20_1" style:master-page-name="Standard">
      <style:paragraph-properties style:page-number="auto"/>
    </style:style>
    <style:style style:name="P411" style:family="paragraph" style:parent-style-name="Heading_20_3">
      <style:text-properties officeooo:rsid="00942df8"/>
    </style:style>
    <style:style style:name="P412" style:family="paragraph" style:parent-style-name="Heading_20_3">
      <style:text-properties officeooo:rsid="0058af47"/>
    </style:style>
    <style:style style:name="P413" style:family="paragraph" style:parent-style-name="Heading_20_3">
      <style:text-properties officeooo:rsid="010c7866"/>
    </style:style>
    <style:style style:name="P414" style:family="paragraph" style:parent-style-name="Heading_20_3">
      <style:text-properties officeooo:rsid="0113decb"/>
    </style:style>
    <style:style style:name="P415" style:family="paragraph" style:parent-style-name="Heading_20_3">
      <style:text-properties officeooo:rsid="012db893"/>
    </style:style>
    <style:style style:name="P416" style:family="paragraph" style:parent-style-name="Heading_20_3">
      <style:text-properties style:font-name="Arial"/>
    </style:style>
    <style:style style:name="P417" style:family="paragraph" style:parent-style-name="Heading_20_3">
      <style:text-properties officeooo:paragraph-rsid="001e355d"/>
    </style:style>
    <style:style style:name="P418" style:family="paragraph" style:parent-style-name="Heading_20_3">
      <style:text-properties officeooo:rsid="00b9ffa8"/>
    </style:style>
    <style:style style:name="P419" style:family="paragraph" style:parent-style-name="Heading_20_3">
      <style:text-properties officeooo:rsid="00e53f5c"/>
    </style:style>
    <style:style style:name="P420" style:family="paragraph" style:parent-style-name="Heading_20_3">
      <style:text-properties officeooo:rsid="00c872c4" officeooo:paragraph-rsid="0152aacf"/>
    </style:style>
    <style:style style:name="P421" style:family="paragraph" style:parent-style-name="Heading_20_3">
      <style:text-properties officeooo:rsid="013e7205"/>
    </style:style>
    <style:style style:name="P422" style:family="paragraph" style:parent-style-name="Heading_20_3">
      <style:text-properties officeooo:rsid="013f35ac"/>
    </style:style>
    <style:style style:name="P423" style:family="paragraph" style:parent-style-name="Heading_20_3">
      <style:text-properties officeooo:rsid="014269cb"/>
    </style:style>
    <style:style style:name="P424" style:family="paragraph" style:parent-style-name="Heading_20_3">
      <style:text-properties officeooo:rsid="014fe021"/>
    </style:style>
    <style:style style:name="P425" style:family="paragraph" style:parent-style-name="Heading_20_3">
      <style:paragraph-properties fo:break-before="page"/>
    </style:style>
    <style:style style:name="P426" style:family="paragraph" style:parent-style-name="Heading_20_3">
      <style:paragraph-properties fo:break-before="page"/>
      <style:text-properties officeooo:rsid="005f8622"/>
    </style:style>
    <style:style style:name="P427" style:family="paragraph" style:parent-style-name="Heading_20_3">
      <style:paragraph-properties fo:break-before="page"/>
      <style:text-properties officeooo:rsid="00aaaef8" officeooo:paragraph-rsid="00aaaef8"/>
    </style:style>
    <style:style style:name="P428" style:family="paragraph" style:parent-style-name="Heading_20_3">
      <style:paragraph-properties fo:break-before="page"/>
      <style:text-properties officeooo:rsid="007bf1cd"/>
    </style:style>
    <style:style style:name="P429" style:family="paragraph" style:parent-style-name="Heading_20_3">
      <style:paragraph-properties fo:break-before="page"/>
      <style:text-properties officeooo:paragraph-rsid="008a9063"/>
    </style:style>
    <style:style style:name="P430" style:family="paragraph" style:parent-style-name="Heading_20_3">
      <style:paragraph-properties fo:break-before="page"/>
      <style:text-properties officeooo:rsid="013f35ac"/>
    </style:style>
    <style:style style:name="P431" style:family="paragraph" style:parent-style-name="Heading_20_3">
      <style:paragraph-properties fo:break-before="page"/>
      <style:text-properties officeooo:rsid="01434055"/>
    </style:style>
    <style:style style:name="P432" style:family="paragraph" style:parent-style-name="Heading_20_4">
      <style:text-properties officeooo:rsid="002bb08d"/>
    </style:style>
    <style:style style:name="P433" style:family="paragraph" style:parent-style-name="Heading_20_4">
      <style:text-properties officeooo:rsid="0030018c"/>
    </style:style>
    <style:style style:name="P434" style:family="paragraph" style:parent-style-name="Heading_20_4">
      <style:text-properties officeooo:rsid="00b06cef"/>
    </style:style>
    <style:style style:name="P435" style:family="paragraph" style:parent-style-name="Heading_20_4">
      <style:text-properties officeooo:rsid="014e331d"/>
    </style:style>
    <style:style style:name="P436" style:family="paragraph" style:parent-style-name="Heading_20_4">
      <style:text-properties officeooo:rsid="0080bfe6"/>
    </style:style>
    <style:style style:name="P437" style:family="paragraph" style:parent-style-name="Heading_20_4">
      <style:text-properties officeooo:rsid="008490d8"/>
    </style:style>
    <style:style style:name="P438" style:family="paragraph" style:parent-style-name="Heading_20_4">
      <style:text-properties officeooo:rsid="008ccc5e"/>
    </style:style>
    <style:style style:name="P439" style:family="paragraph" style:parent-style-name="Heading_20_4">
      <style:paragraph-properties fo:break-before="page"/>
    </style:style>
    <style:style style:name="P440" style:family="paragraph" style:parent-style-name="Code_20_block">
      <style:text-properties officeooo:paragraph-rsid="0153f67d"/>
    </style:style>
    <style:style style:name="P441" style:family="paragraph" style:parent-style-name="Code_20_block">
      <style:text-properties officeooo:paragraph-rsid="0156009a"/>
    </style:style>
    <style:style style:name="T1" style:family="text">
      <style:text-properties fo:font-style="italic" style:font-style-asian="italic" style:font-style-complex="italic"/>
    </style:style>
    <style:style style:name="T2" style:family="text">
      <style:text-properties fo:font-style="italic" officeooo:rsid="002bb08d" style:font-style-asian="italic" style:font-style-complex="italic"/>
    </style:style>
    <style:style style:name="T3" style:family="text">
      <style:text-properties fo:font-style="italic" officeooo:rsid="006363d2" style:font-style-asian="italic" style:font-style-complex="italic"/>
    </style:style>
    <style:style style:name="T4" style:family="text">
      <style:text-properties fo:font-style="italic" officeooo:rsid="00765e0a" style:font-style-asian="italic" style:font-style-complex="italic"/>
    </style:style>
    <style:style style:name="T5" style:family="text">
      <style:text-properties fo:font-style="italic" officeooo:rsid="00a79ba8" style:font-style-asian="italic" style:font-style-complex="italic"/>
    </style:style>
    <style:style style:name="T6" style:family="text">
      <style:text-properties fo:font-style="italic" officeooo:rsid="00ace47c" style:font-style-asian="italic" style:font-style-complex="italic"/>
    </style:style>
    <style:style style:name="T7" style:family="text">
      <style:text-properties fo:font-style="italic" officeooo:rsid="00de7050" style:font-style-asian="italic" style:font-style-complex="italic"/>
    </style:style>
    <style:style style:name="T8" style:family="text">
      <style:text-properties fo:font-style="italic" officeooo:rsid="001738a1" style:font-style-asian="italic" style:font-style-complex="italic"/>
    </style:style>
    <style:style style:name="T9" style:family="text">
      <style:text-properties fo:font-style="italic" officeooo:rsid="011934e2" style:font-style-asian="italic" style:font-style-complex="italic"/>
    </style:style>
    <style:style style:name="T10" style:family="text">
      <style:text-properties fo:font-style="italic" officeooo:rsid="01231575" style:font-style-asian="italic" style:font-style-complex="italic"/>
    </style:style>
    <style:style style:name="T11" style:family="text">
      <style:text-properties fo:font-style="italic" officeooo:rsid="0133491d" style:font-style-asian="italic" style:font-style-complex="italic"/>
    </style:style>
    <style:style style:name="T12" style:family="text">
      <style:text-properties fo:font-style="italic" officeooo:rsid="01433b74" style:font-style-asian="italic" style:font-style-complex="italic"/>
    </style:style>
    <style:style style:name="T13" style:family="text">
      <style:text-properties fo:font-style="italic" officeooo:rsid="014e331d" style:font-style-asian="italic" style:font-style-complex="italic"/>
    </style:style>
    <style:style style:name="T14" style:family="text">
      <style:text-properties fo:font-style="italic" officeooo:rsid="014f22bf"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a79ba8" style:font-style-asian="italic" style:font-weight-asian="bold" style:font-style-complex="italic" style:font-weight-complex="bold"/>
    </style:style>
    <style:style style:name="T17" style:family="text">
      <style:text-properties fo:font-weight="bold" style:font-weight-asian="bold" style:font-weight-complex="bold"/>
    </style:style>
    <style:style style:name="T18" style:family="text">
      <style:text-properties fo:font-weight="bold" officeooo:rsid="00179c6b" style:font-weight-asian="bold" style:font-weight-complex="bold"/>
    </style:style>
    <style:style style:name="T19" style:family="text">
      <style:text-properties fo:font-weight="bold" officeooo:rsid="002bb08d" style:font-weight-asian="bold" style:font-weight-complex="bold"/>
    </style:style>
    <style:style style:name="T20" style:family="text">
      <style:text-properties fo:font-weight="bold" officeooo:rsid="0048e2a6" style:font-weight-asian="bold" style:font-weight-complex="bold"/>
    </style:style>
    <style:style style:name="T21" style:family="text">
      <style:text-properties fo:font-weight="bold" officeooo:rsid="005a2b61" style:font-weight-asian="bold" style:font-weight-complex="bold"/>
    </style:style>
    <style:style style:name="T22" style:family="text">
      <style:text-properties fo:font-weight="bold" officeooo:rsid="008a9063" style:font-weight-asian="bold" style:font-weight-complex="bold"/>
    </style:style>
    <style:style style:name="T23" style:family="text">
      <style:text-properties fo:font-weight="bold" officeooo:rsid="008e5da8" style:font-weight-asian="bold" style:font-weight-complex="bold"/>
    </style:style>
    <style:style style:name="T24" style:family="text">
      <style:text-properties fo:font-weight="bold" officeooo:rsid="00a79ba8" style:font-weight-asian="bold" style:font-weight-complex="bold"/>
    </style:style>
    <style:style style:name="T25" style:family="text">
      <style:text-properties fo:font-weight="bold" officeooo:rsid="00dfd2ea" style:font-weight-asian="bold" style:font-weight-complex="bold"/>
    </style:style>
    <style:style style:name="T26" style:family="text">
      <style:text-properties fo:font-weight="bold" officeooo:rsid="00c2412c" style:font-weight-asian="bold" style:font-weight-complex="bold"/>
    </style:style>
    <style:style style:name="T27" style:family="text">
      <style:text-properties fo:font-weight="bold" officeooo:rsid="00e95857" style:font-weight-asian="bold" style:font-weight-complex="bold"/>
    </style:style>
    <style:style style:name="T28" style:family="text">
      <style:text-properties fo:font-weight="bold" officeooo:rsid="00e5aa25" style:font-weight-asian="bold" style:font-weight-complex="bold"/>
    </style:style>
    <style:style style:name="T29" style:family="text">
      <style:text-properties fo:font-weight="bold" officeooo:rsid="00e869e5" style:font-weight-asian="bold" style:font-weight-complex="bold"/>
    </style:style>
    <style:style style:name="T30" style:family="text">
      <style:text-properties fo:font-weight="bold" officeooo:rsid="011934e2" style:font-weight-asian="bold" style:font-weight-complex="bold"/>
    </style:style>
    <style:style style:name="T31" style:family="text">
      <style:text-properties fo:font-weight="bold" officeooo:rsid="0133491d" style:font-weight-asian="bold" style:font-weight-complex="bold"/>
    </style:style>
    <style:style style:name="T32" style:family="text">
      <style:text-properties fo:font-weight="bold" officeooo:rsid="014e331d" style:font-weight-asian="bold" style:font-weight-complex="bold"/>
    </style:style>
    <style:style style:name="T33" style:family="text">
      <style:text-properties fo:color="#0000ff" fo:font-weight="bold" style:font-weight-asian="bold" style:font-weight-complex="bold"/>
    </style:style>
    <style:style style:name="T34" style:family="text">
      <style:text-properties fo:color="#0000ff" fo:font-weight="bold" officeooo:rsid="00420442" style:font-weight-asian="bold" style:font-weight-complex="bold"/>
    </style:style>
    <style:style style:name="T35" style:family="text">
      <style:text-properties fo:color="#0000ff" fo:font-weight="bold" officeooo:rsid="0048e2a6" style:font-weight-asian="bold" style:font-weight-complex="bold"/>
    </style:style>
    <style:style style:name="T36" style:family="text">
      <style:text-properties fo:color="#008000"/>
    </style:style>
    <style:style style:name="T37" style:family="text">
      <style:text-properties fo:color="#008000" officeooo:rsid="0011f778"/>
    </style:style>
    <style:style style:name="T38" style:family="text">
      <style:text-properties fo:color="#008000" officeooo:rsid="00131b7f"/>
    </style:style>
    <style:style style:name="T39" style:family="text">
      <style:text-properties fo:color="#008000" officeooo:rsid="001738a1"/>
    </style:style>
    <style:style style:name="T40" style:family="text">
      <style:text-properties fo:color="#008000" officeooo:rsid="00164358"/>
    </style:style>
    <style:style style:name="T41" style:family="text">
      <style:text-properties fo:color="#008000" style:font-name="Courier New1" officeooo:rsid="00164358"/>
    </style:style>
    <style:style style:name="T42" style:family="text">
      <style:text-properties fo:color="#008000" officeooo:rsid="0029f6a9"/>
    </style:style>
    <style:style style:name="T43" style:family="text">
      <style:text-properties fo:color="#008000" officeooo:rsid="00319966"/>
    </style:style>
    <style:style style:name="T44" style:family="text">
      <style:text-properties fo:color="#008000" officeooo:rsid="00348db2"/>
    </style:style>
    <style:style style:name="T45" style:family="text">
      <style:text-properties fo:color="#008000" officeooo:rsid="0034bd23"/>
    </style:style>
    <style:style style:name="T46" style:family="text">
      <style:text-properties fo:color="#008000" officeooo:rsid="0034d516"/>
    </style:style>
    <style:style style:name="T47" style:family="text">
      <style:text-properties fo:color="#008000" officeooo:rsid="0035a6ce"/>
    </style:style>
    <style:style style:name="T48" style:family="text">
      <style:text-properties fo:color="#008000" officeooo:rsid="00362f09"/>
    </style:style>
    <style:style style:name="T49" style:family="text">
      <style:text-properties fo:color="#008000" officeooo:rsid="00514c9c"/>
    </style:style>
    <style:style style:name="T50" style:family="text">
      <style:text-properties fo:color="#008000" officeooo:rsid="005a2b61"/>
    </style:style>
    <style:style style:name="T51" style:family="text">
      <style:text-properties fo:color="#008000" officeooo:rsid="006136db"/>
    </style:style>
    <style:style style:name="T52" style:family="text">
      <style:text-properties fo:color="#008000" officeooo:rsid="006363d2"/>
    </style:style>
    <style:style style:name="T53" style:family="text">
      <style:text-properties fo:color="#008000" officeooo:rsid="0063abdc"/>
    </style:style>
    <style:style style:name="T54" style:family="text">
      <style:text-properties fo:color="#008000" fo:language="fr" fo:country="FR" officeooo:rsid="006e5942"/>
    </style:style>
    <style:style style:name="T55" style:family="text">
      <style:text-properties fo:color="#008000" officeooo:rsid="007448f3"/>
    </style:style>
    <style:style style:name="T56" style:family="text">
      <style:text-properties fo:color="#008000" officeooo:rsid="0076e5be"/>
    </style:style>
    <style:style style:name="T57" style:family="text">
      <style:text-properties fo:color="#008000" officeooo:rsid="00810737"/>
    </style:style>
    <style:style style:name="T58" style:family="text">
      <style:text-properties fo:color="#008000" officeooo:rsid="008a9063"/>
    </style:style>
    <style:style style:name="T59" style:family="text">
      <style:text-properties fo:color="#008000" officeooo:rsid="008b09fa"/>
    </style:style>
    <style:style style:name="T60" style:family="text">
      <style:text-properties fo:color="#008000" officeooo:rsid="009617c7"/>
    </style:style>
    <style:style style:name="T61" style:family="text">
      <style:text-properties fo:color="#008000" officeooo:rsid="00a0026e"/>
    </style:style>
    <style:style style:name="T62" style:family="text">
      <style:text-properties fo:color="#008000" officeooo:rsid="00a5d3b5"/>
    </style:style>
    <style:style style:name="T63" style:family="text">
      <style:text-properties fo:color="#008000" officeooo:rsid="00a79ba8"/>
    </style:style>
    <style:style style:name="T64" style:family="text">
      <style:text-properties fo:color="#008000" officeooo:rsid="00aaaef8"/>
    </style:style>
    <style:style style:name="T65" style:family="text">
      <style:text-properties fo:color="#008000" officeooo:rsid="00b06cef"/>
    </style:style>
    <style:style style:name="T66" style:family="text">
      <style:text-properties fo:color="#008000" officeooo:rsid="00b3293a"/>
    </style:style>
    <style:style style:name="T67" style:family="text">
      <style:text-properties fo:color="#008000" officeooo:rsid="00b67f14"/>
    </style:style>
    <style:style style:name="T68" style:family="text">
      <style:text-properties fo:color="#008000" officeooo:rsid="00bd0fa7"/>
    </style:style>
    <style:style style:name="T69" style:family="text">
      <style:text-properties fo:color="#008000" officeooo:rsid="00c05d9f"/>
    </style:style>
    <style:style style:name="T70" style:family="text">
      <style:text-properties fo:color="#008000" officeooo:rsid="00ca1da7"/>
    </style:style>
    <style:style style:name="T71" style:family="text">
      <style:text-properties fo:color="#008000" officeooo:rsid="00cff621"/>
    </style:style>
    <style:style style:name="T72" style:family="text">
      <style:text-properties fo:color="#008000" officeooo:rsid="00d0c1e6"/>
    </style:style>
    <style:style style:name="T73" style:family="text">
      <style:text-properties fo:color="#008000" officeooo:rsid="00d14971"/>
    </style:style>
    <style:style style:name="T74" style:family="text">
      <style:text-properties fo:color="#008000" officeooo:rsid="00d2bcd1"/>
    </style:style>
    <style:style style:name="T75" style:family="text">
      <style:text-properties fo:color="#008000" officeooo:rsid="00d50cd5"/>
    </style:style>
    <style:style style:name="T76" style:family="text">
      <style:text-properties fo:color="#008000" officeooo:rsid="00e6b439"/>
    </style:style>
    <style:style style:name="T77" style:family="text">
      <style:text-properties fo:color="#008000" officeooo:rsid="00e86396"/>
    </style:style>
    <style:style style:name="T78" style:family="text">
      <style:text-properties fo:color="#008000" officeooo:rsid="00ea875c"/>
    </style:style>
    <style:style style:name="T79" style:family="text">
      <style:text-properties fo:color="#008000" officeooo:rsid="00eab9e4"/>
    </style:style>
    <style:style style:name="T80" style:family="text">
      <style:text-properties fo:color="#008000" officeooo:rsid="00ecead1"/>
    </style:style>
    <style:style style:name="T81" style:family="text">
      <style:text-properties fo:color="#008000" officeooo:rsid="00f04235"/>
    </style:style>
    <style:style style:name="T82" style:family="text">
      <style:text-properties fo:color="#008000" officeooo:rsid="00f79ea2"/>
    </style:style>
    <style:style style:name="T83" style:family="text">
      <style:text-properties fo:color="#008000" officeooo:rsid="00fac657"/>
    </style:style>
    <style:style style:name="T84" style:family="text">
      <style:text-properties fo:color="#008000" officeooo:rsid="00fb313c"/>
    </style:style>
    <style:style style:name="T85" style:family="text">
      <style:text-properties fo:color="#008000" officeooo:rsid="00fcbe0e"/>
    </style:style>
    <style:style style:name="T86" style:family="text">
      <style:text-properties fo:color="#008000" officeooo:rsid="00fdc12c"/>
    </style:style>
    <style:style style:name="T87" style:family="text">
      <style:text-properties fo:color="#008000" officeooo:rsid="00e869e5"/>
    </style:style>
    <style:style style:name="T88" style:family="text">
      <style:text-properties fo:color="#008000" officeooo:rsid="010c7866"/>
    </style:style>
    <style:style style:name="T89" style:family="text">
      <style:text-properties fo:color="#008000" officeooo:rsid="0113decb"/>
    </style:style>
    <style:style style:name="T90" style:family="text">
      <style:text-properties fo:color="#008000" officeooo:rsid="0114f1be"/>
    </style:style>
    <style:style style:name="T91" style:family="text">
      <style:text-properties fo:color="#008000" officeooo:rsid="011776e6"/>
    </style:style>
    <style:style style:name="T92" style:family="text">
      <style:text-properties fo:color="#008000" officeooo:rsid="011a62f7"/>
    </style:style>
    <style:style style:name="T93" style:family="text">
      <style:text-properties fo:color="#008000" officeooo:rsid="012b85ec"/>
    </style:style>
    <style:style style:name="T94" style:family="text">
      <style:text-properties fo:color="#008000" officeooo:rsid="013db45e"/>
    </style:style>
    <style:style style:name="T95" style:family="text">
      <style:text-properties fo:color="#008000" officeooo:rsid="013f35ac"/>
    </style:style>
    <style:style style:name="T96" style:family="text">
      <style:text-properties fo:color="#008000" officeooo:rsid="01400633"/>
    </style:style>
    <style:style style:name="T97" style:family="text">
      <style:text-properties fo:color="#008000" officeooo:rsid="014192f6"/>
    </style:style>
    <style:style style:name="T98" style:family="text">
      <style:text-properties fo:color="#008000" officeooo:rsid="01433b74"/>
    </style:style>
    <style:style style:name="T99" style:family="text">
      <style:text-properties fo:color="#008000" officeooo:rsid="01434055"/>
    </style:style>
    <style:style style:name="T100" style:family="text">
      <style:text-properties fo:color="#008000" officeooo:rsid="0144ef88"/>
    </style:style>
    <style:style style:name="T101" style:family="text">
      <style:text-properties fo:color="#008000" officeooo:rsid="0146508c"/>
    </style:style>
    <style:style style:name="T102" style:family="text">
      <style:text-properties fo:color="#008000" officeooo:rsid="01473742"/>
    </style:style>
    <style:style style:name="T103" style:family="text">
      <style:text-properties fo:color="#008000" officeooo:rsid="014e331d"/>
    </style:style>
    <style:style style:name="T104" style:family="text">
      <style:text-properties fo:color="#008000" officeooo:rsid="01520192"/>
    </style:style>
    <style:style style:name="T105" style:family="text">
      <style:text-properties fo:color="#008000" officeooo:rsid="0153f67d"/>
    </style:style>
    <style:style style:name="T106" style:family="text">
      <style:text-properties fo:font-weight="normal" style:font-weight-asian="normal" style:font-weight-complex="normal"/>
    </style:style>
    <style:style style:name="T107" style:family="text">
      <style:text-properties fo:font-weight="normal" officeooo:rsid="0087d5c7" style:font-weight-asian="normal" style:font-weight-complex="normal"/>
    </style:style>
    <style:style style:name="T108" style:family="text">
      <style:text-properties style:font-name="Arial"/>
    </style:style>
    <style:style style:name="T109" style:family="text">
      <style:text-properties style:font-name="Arial" fo:font-style="italic" style:font-style-asian="italic" style:font-style-complex="italic"/>
    </style:style>
    <style:style style:name="T110" style:family="text">
      <style:text-properties style:font-name="Arial" fo:font-style="italic" officeooo:rsid="005f7605" style:font-style-asian="italic" style:font-style-complex="italic"/>
    </style:style>
    <style:style style:name="T111" style:family="text">
      <style:text-properties style:font-name="Arial" fo:font-weight="bold" style:font-weight-asian="bold" style:font-weight-complex="bold"/>
    </style:style>
    <style:style style:name="T112" style:family="text">
      <style:text-properties style:font-name="Arial" fo:font-style="normal" fo:font-weight="bold" style:font-style-asian="normal" style:font-weight-asian="bold" style:font-style-complex="normal" style:font-weight-complex="bold"/>
    </style:style>
    <style:style style:name="T113" style:family="text">
      <style:text-properties style:font-name="Arial" officeooo:rsid="00164358"/>
    </style:style>
    <style:style style:name="T114" style:family="text">
      <style:text-properties style:font-name="Arial" officeooo:rsid="0018e7b8"/>
    </style:style>
    <style:style style:name="T115" style:family="text">
      <style:text-properties style:font-name="Arial" officeooo:rsid="001cbb27"/>
    </style:style>
    <style:style style:name="T116" style:family="text">
      <style:text-properties style:font-name="Arial" officeooo:rsid="00282cec"/>
    </style:style>
    <style:style style:name="T117" style:family="text">
      <style:text-properties style:font-name="Arial" officeooo:rsid="00ace47c"/>
    </style:style>
    <style:style style:name="T118" style:family="text">
      <style:text-properties style:text-position="-10% 90%" style:font-name="Arial"/>
    </style:style>
    <style:style style:name="T119" style:family="text">
      <style:text-properties style:use-window-font-color="true"/>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00d53bf"/>
    </style:style>
    <style:style style:name="T122" style:family="text">
      <style:text-properties officeooo:rsid="000ededc"/>
    </style:style>
    <style:style style:name="T123" style:family="text">
      <style:text-properties officeooo:rsid="000fa24a"/>
    </style:style>
    <style:style style:name="T124" style:family="text">
      <style:text-properties officeooo:rsid="0010f901"/>
    </style:style>
    <style:style style:name="T125" style:family="text">
      <style:text-properties officeooo:rsid="001229b4"/>
    </style:style>
    <style:style style:name="T126" style:family="text">
      <style:text-properties officeooo:rsid="00112e18"/>
    </style:style>
    <style:style style:name="T127" style:family="text">
      <style:text-properties officeooo:rsid="0011a58e"/>
    </style:style>
    <style:style style:name="T128" style:family="text">
      <style:text-properties officeooo:rsid="0011f778"/>
    </style:style>
    <style:style style:name="T129" style:family="text">
      <style:text-properties officeooo:rsid="0012c192"/>
    </style:style>
    <style:style style:name="T130" style:family="text">
      <style:text-properties officeooo:rsid="001738a1"/>
    </style:style>
    <style:style style:name="T131" style:family="text">
      <style:text-properties officeooo:rsid="00179c6b"/>
    </style:style>
    <style:style style:name="T132" style:family="text">
      <style:text-properties officeooo:rsid="0014636c"/>
    </style:style>
    <style:style style:name="T133" style:family="text">
      <style:text-properties officeooo:rsid="00164358"/>
    </style:style>
    <style:style style:name="T134" style:family="text">
      <style:text-properties style:font-name="Courier New1" officeooo:rsid="00164358"/>
    </style:style>
    <style:style style:name="T135" style:family="text">
      <style:text-properties officeooo:rsid="00173cbf"/>
    </style:style>
    <style:style style:name="T136" style:family="text">
      <style:text-properties officeooo:rsid="0017ffa9"/>
    </style:style>
    <style:style style:name="T137" style:family="text">
      <style:text-properties officeooo:rsid="0018e7b8"/>
    </style:style>
    <style:style style:name="T138" style:family="text">
      <style:text-properties officeooo:rsid="001f41c7"/>
    </style:style>
    <style:style style:name="T139" style:family="text">
      <style:text-properties officeooo:rsid="002585bd"/>
    </style:style>
    <style:style style:name="T140" style:family="text">
      <style:text-properties officeooo:rsid="0025c121"/>
    </style:style>
    <style:style style:name="T141" style:family="text">
      <style:text-properties officeooo:rsid="00282cec"/>
    </style:style>
    <style:style style:name="T142" style:family="text">
      <style:text-properties officeooo:rsid="0029f6a9"/>
    </style:style>
    <style:style style:name="T143" style:family="text">
      <style:text-properties officeooo:rsid="002a1e06"/>
    </style:style>
    <style:style style:name="T144" style:family="text">
      <style:text-properties officeooo:rsid="002a7c96"/>
    </style:style>
    <style:style style:name="T145" style:family="text">
      <style:text-properties officeooo:rsid="002b0695"/>
    </style:style>
    <style:style style:name="T146" style:family="text">
      <style:text-properties style:text-position="super 58%" officeooo:rsid="002b0695"/>
    </style:style>
    <style:style style:name="T147" style:family="text">
      <style:text-properties officeooo:rsid="002bb08d"/>
    </style:style>
    <style:style style:name="T148" style:family="text">
      <style:text-properties officeooo:rsid="002f2c41"/>
    </style:style>
    <style:style style:name="T149" style:family="text">
      <style:text-properties officeooo:rsid="00319966"/>
    </style:style>
    <style:style style:name="T150" style:family="text">
      <style:text-properties officeooo:rsid="00348db2"/>
    </style:style>
    <style:style style:name="T151" style:family="text">
      <style:text-properties officeooo:rsid="0034bd23"/>
    </style:style>
    <style:style style:name="T152" style:family="text">
      <style:text-properties officeooo:rsid="0034d516"/>
    </style:style>
    <style:style style:name="T153" style:family="text">
      <style:text-properties officeooo:rsid="0035a6ce"/>
    </style:style>
    <style:style style:name="T154" style:family="text">
      <style:text-properties officeooo:rsid="00384d56"/>
    </style:style>
    <style:style style:name="T155" style:family="text">
      <style:text-properties officeooo:rsid="00391d5e"/>
    </style:style>
    <style:style style:name="T156" style:family="text">
      <style:text-properties officeooo:rsid="003a28ca"/>
    </style:style>
    <style:style style:name="T157" style:family="text">
      <style:text-properties officeooo:rsid="00420442"/>
    </style:style>
    <style:style style:name="T158" style:family="text">
      <style:text-properties officeooo:rsid="00425b13"/>
    </style:style>
    <style:style style:name="T159" style:family="text">
      <style:text-properties officeooo:rsid="0044b6b6"/>
    </style:style>
    <style:style style:name="T160" style:family="text">
      <style:text-properties officeooo:rsid="004575b5"/>
    </style:style>
    <style:style style:name="T161" style:family="text">
      <style:text-properties officeooo:rsid="00472851"/>
    </style:style>
    <style:style style:name="T162" style:family="text">
      <style:text-properties officeooo:rsid="0048e2a6"/>
    </style:style>
    <style:style style:name="T163" style:family="text">
      <style:text-properties officeooo:rsid="004ad1c2"/>
    </style:style>
    <style:style style:name="T164" style:family="text">
      <style:text-properties officeooo:rsid="004b48f7"/>
    </style:style>
    <style:style style:name="T165" style:family="text">
      <style:text-properties officeooo:rsid="004c662c"/>
    </style:style>
    <style:style style:name="T166" style:family="text">
      <style:text-properties officeooo:rsid="004e0c60"/>
    </style:style>
    <style:style style:name="T167" style:family="text">
      <style:text-properties officeooo:rsid="004ff291"/>
    </style:style>
    <style:style style:name="T168" style:family="text">
      <style:text-properties officeooo:rsid="005079bf"/>
    </style:style>
    <style:style style:name="T169" style:family="text">
      <style:text-properties officeooo:rsid="00514c9c"/>
    </style:style>
    <style:style style:name="T170" style:family="text">
      <style:text-properties officeooo:rsid="0052ca42"/>
    </style:style>
    <style:style style:name="T171" style:family="text">
      <style:text-properties officeooo:rsid="0054a28c"/>
    </style:style>
    <style:style style:name="T172" style:family="text">
      <style:text-properties officeooo:rsid="00564304"/>
    </style:style>
    <style:style style:name="T173" style:family="text">
      <style:text-properties officeooo:rsid="0056838a"/>
    </style:style>
    <style:style style:name="T174" style:family="text">
      <style:text-properties officeooo:rsid="005801d3"/>
    </style:style>
    <style:style style:name="T175" style:family="text">
      <style:text-properties officeooo:rsid="0058af47"/>
    </style:style>
    <style:style style:name="T176" style:family="text">
      <style:text-properties officeooo:rsid="005a2b61"/>
    </style:style>
    <style:style style:name="T177" style:family="text">
      <style:text-properties officeooo:rsid="006136db"/>
    </style:style>
    <style:style style:name="T178" style:family="text">
      <style:text-properties officeooo:rsid="006363d2"/>
    </style:style>
    <style:style style:name="T179" style:family="text">
      <style:text-properties officeooo:rsid="0063abdc"/>
    </style:style>
    <style:style style:name="T180" style:family="text">
      <style:text-properties officeooo:rsid="006d3e70"/>
    </style:style>
    <style:style style:name="T181" style:family="text">
      <style:text-properties fo:language="fr" fo:country="FR" officeooo:rsid="006d3e70"/>
    </style:style>
    <style:style style:name="T182" style:family="text">
      <style:text-properties fo:language="fr" fo:country="FR" officeooo:rsid="006e5942"/>
    </style:style>
    <style:style style:name="T183" style:family="text">
      <style:text-properties fo:language="fr" fo:country="FR" officeooo:rsid="0070f8e7"/>
    </style:style>
    <style:style style:name="T184" style:family="text">
      <style:text-properties officeooo:rsid="0074b2e6"/>
    </style:style>
    <style:style style:name="T185" style:family="text">
      <style:text-properties officeooo:rsid="00765e0a"/>
    </style:style>
    <style:style style:name="T186" style:family="text">
      <style:text-properties officeooo:rsid="0076e5be"/>
    </style:style>
    <style:style style:name="T187" style:family="text">
      <style:text-properties officeooo:rsid="007824d1"/>
    </style:style>
    <style:style style:name="T188" style:family="text">
      <style:text-properties officeooo:rsid="00795b20"/>
    </style:style>
    <style:style style:name="T189" style:family="text">
      <style:text-properties officeooo:rsid="007b1061"/>
    </style:style>
    <style:style style:name="T190" style:family="text">
      <style:text-properties officeooo:rsid="007bb5ed"/>
    </style:style>
    <style:style style:name="T191" style:family="text">
      <style:text-properties officeooo:rsid="007bf1cd"/>
    </style:style>
    <style:style style:name="T192" style:family="text">
      <style:text-properties officeooo:rsid="007c4f1c"/>
    </style:style>
    <style:style style:name="T193" style:family="text">
      <style:text-properties officeooo:rsid="0080bfe6"/>
    </style:style>
    <style:style style:name="T194" style:family="text">
      <style:text-properties officeooo:rsid="00810737"/>
    </style:style>
    <style:style style:name="T195" style:family="text">
      <style:text-properties officeooo:rsid="0087d5c7"/>
    </style:style>
    <style:style style:name="T196" style:family="text">
      <style:text-properties officeooo:rsid="008a9063"/>
    </style:style>
    <style:style style:name="T197" style:family="text">
      <style:text-properties officeooo:rsid="008d71e8"/>
    </style:style>
    <style:style style:name="T198" style:family="text">
      <style:text-properties officeooo:rsid="008d8204"/>
    </style:style>
    <style:style style:name="T199" style:family="text">
      <style:text-properties officeooo:rsid="008e5da8"/>
    </style:style>
    <style:style style:name="T200" style:family="text">
      <style:text-properties officeooo:rsid="0095a2b2"/>
    </style:style>
    <style:style style:name="T201" style:family="text">
      <style:text-properties officeooo:rsid="009617c7"/>
    </style:style>
    <style:style style:name="T202" style:family="text">
      <style:text-properties officeooo:rsid="0097f209"/>
    </style:style>
    <style:style style:name="T203" style:family="text">
      <style:text-properties officeooo:rsid="00984787"/>
    </style:style>
    <style:style style:name="T204" style:family="text">
      <style:text-properties officeooo:rsid="00997068"/>
    </style:style>
    <style:style style:name="T205" style:family="text">
      <style:text-properties officeooo:rsid="0099a244"/>
    </style:style>
    <style:style style:name="T206" style:family="text">
      <style:text-properties officeooo:rsid="009e9501"/>
    </style:style>
    <style:style style:name="T207" style:family="text">
      <style:text-properties officeooo:rsid="00a0026e"/>
    </style:style>
    <style:style style:name="T208" style:family="text">
      <style:text-properties officeooo:rsid="00a3731c"/>
    </style:style>
    <style:style style:name="T209" style:family="text">
      <style:text-properties officeooo:rsid="00a41d57"/>
    </style:style>
    <style:style style:name="T210" style:family="text">
      <style:text-properties officeooo:rsid="00a5d3b5"/>
    </style:style>
    <style:style style:name="T211" style:family="text">
      <style:text-properties officeooo:rsid="00a79ba8"/>
    </style:style>
    <style:style style:name="T212" style:family="text">
      <style:text-properties officeooo:rsid="00aaaef8"/>
    </style:style>
    <style:style style:name="T213" style:family="text">
      <style:text-properties officeooo:rsid="00ace47c"/>
    </style:style>
    <style:style style:name="T214" style:family="text">
      <style:text-properties officeooo:rsid="00b06cef"/>
    </style:style>
    <style:style style:name="T215" style:family="text">
      <style:text-properties officeooo:rsid="00b3293a"/>
    </style:style>
    <style:style style:name="T216" style:family="text">
      <style:text-properties officeooo:rsid="00bb1706"/>
    </style:style>
    <style:style style:name="T217" style:family="text">
      <style:text-properties officeooo:rsid="00bd0fa7"/>
    </style:style>
    <style:style style:name="T218" style:family="text">
      <style:text-properties officeooo:rsid="00c2412c"/>
    </style:style>
    <style:style style:name="T219" style:family="text">
      <style:text-properties officeooo:rsid="00c4ecf8"/>
    </style:style>
    <style:style style:name="T220" style:family="text">
      <style:text-properties officeooo:rsid="00c62824"/>
    </style:style>
    <style:style style:name="T221" style:family="text">
      <style:text-properties officeooo:rsid="00c6db05"/>
    </style:style>
    <style:style style:name="T222" style:family="text">
      <style:text-properties officeooo:rsid="00c872c4"/>
    </style:style>
    <style:style style:name="T223" style:family="text">
      <style:text-properties officeooo:rsid="00ca1da7"/>
    </style:style>
    <style:style style:name="T224" style:family="text">
      <style:text-properties officeooo:rsid="00cdcecd"/>
    </style:style>
    <style:style style:name="T225" style:family="text">
      <style:text-properties officeooo:rsid="00ce7888"/>
    </style:style>
    <style:style style:name="T226" style:family="text">
      <style:text-properties officeooo:rsid="00cff621"/>
    </style:style>
    <style:style style:name="T227" style:family="text">
      <style:text-properties officeooo:rsid="00d0c1e6"/>
    </style:style>
    <style:style style:name="T228" style:family="text">
      <style:text-properties officeooo:rsid="00d14971"/>
    </style:style>
    <style:style style:name="T229" style:family="text">
      <style:text-properties officeooo:rsid="00d50cd5"/>
    </style:style>
    <style:style style:name="T230" style:family="text">
      <style:text-properties officeooo:rsid="00dca348"/>
    </style:style>
    <style:style style:name="T231" style:family="text">
      <style:text-properties style:text-line-through-style="solid" style:text-line-through-type="single"/>
    </style:style>
    <style:style style:name="T232" style:family="text">
      <style:text-properties officeooo:rsid="00de7050"/>
    </style:style>
    <style:style style:name="T233" style:family="text">
      <style:text-properties officeooo:rsid="00e45c7d"/>
    </style:style>
    <style:style style:name="T234" style:family="text">
      <style:text-properties officeooo:rsid="00e53f5c"/>
    </style:style>
    <style:style style:name="T235" style:family="text">
      <style:text-properties officeooo:rsid="00e6b439"/>
    </style:style>
    <style:style style:name="T236" style:family="text">
      <style:text-properties officeooo:rsid="00e86396"/>
    </style:style>
    <style:style style:name="T237" style:family="text">
      <style:text-properties officeooo:rsid="00e95857"/>
    </style:style>
    <style:style style:name="T238" style:family="text">
      <style:text-properties officeooo:rsid="00eab9e4"/>
    </style:style>
    <style:style style:name="T239" style:family="text">
      <style:text-properties officeooo:rsid="00ecead1"/>
    </style:style>
    <style:style style:name="T240" style:family="text">
      <style:text-properties officeooo:rsid="00ef15c6"/>
    </style:style>
    <style:style style:name="T241" style:family="text">
      <style:text-properties officeooo:rsid="00f04235"/>
    </style:style>
    <style:style style:name="T242" style:family="text">
      <style:text-properties officeooo:rsid="00f79ea2"/>
    </style:style>
    <style:style style:name="T243" style:family="text">
      <style:text-properties officeooo:rsid="00fb313c"/>
    </style:style>
    <style:style style:name="T244" style:family="text">
      <style:text-properties officeooo:rsid="00fcbe0e"/>
    </style:style>
    <style:style style:name="T245" style:family="text">
      <style:text-properties officeooo:rsid="00fd356b"/>
    </style:style>
    <style:style style:name="T246" style:family="text">
      <style:text-properties officeooo:rsid="00fdc12c"/>
    </style:style>
    <style:style style:name="T247" style:family="text">
      <style:text-properties officeooo:rsid="00fe0e34"/>
    </style:style>
    <style:style style:name="T248" style:family="text">
      <style:text-properties officeooo:rsid="00fe7532"/>
    </style:style>
    <style:style style:name="T249" style:family="text">
      <style:text-properties officeooo:rsid="0102c964"/>
    </style:style>
    <style:style style:name="T250" style:family="text">
      <style:text-properties officeooo:rsid="00e5aa25"/>
    </style:style>
    <style:style style:name="T251" style:family="text">
      <style:text-properties officeooo:rsid="00e869e5"/>
    </style:style>
    <style:style style:name="T252" style:family="text">
      <style:text-properties officeooo:rsid="0105594d"/>
    </style:style>
    <style:style style:name="T253" style:family="text">
      <style:text-properties officeooo:rsid="00eb673f"/>
    </style:style>
    <style:style style:name="T254" style:family="text">
      <style:text-properties officeooo:rsid="010b0f6f"/>
    </style:style>
    <style:style style:name="T255" style:family="text">
      <style:text-properties officeooo:rsid="010ba470"/>
    </style:style>
    <style:style style:name="T256" style:family="text">
      <style:text-properties officeooo:rsid="010c7866"/>
    </style:style>
    <style:style style:name="T257" style:family="text">
      <style:text-properties officeooo:rsid="010e0f90"/>
    </style:style>
    <style:style style:name="T258" style:family="text">
      <style:text-properties officeooo:rsid="010fbec9"/>
    </style:style>
    <style:style style:name="T259" style:family="text">
      <style:text-properties officeooo:rsid="0113decb"/>
    </style:style>
    <style:style style:name="T260" style:family="text">
      <style:text-properties officeooo:rsid="0114f1be"/>
    </style:style>
    <style:style style:name="T261" style:family="text">
      <style:text-properties officeooo:rsid="011776e6"/>
    </style:style>
    <style:style style:name="T262" style:family="text">
      <style:text-properties officeooo:rsid="011934e2"/>
    </style:style>
    <style:style style:name="T263" style:family="text">
      <style:text-properties officeooo:rsid="011a62f7"/>
    </style:style>
    <style:style style:name="T264" style:family="text">
      <style:text-properties officeooo:rsid="011fdd53"/>
    </style:style>
    <style:style style:name="T265" style:family="text">
      <style:text-properties officeooo:rsid="01217d7e"/>
    </style:style>
    <style:style style:name="T266" style:family="text">
      <style:text-properties officeooo:rsid="01239f4e"/>
    </style:style>
    <style:style style:name="T267" style:family="text">
      <style:text-properties officeooo:rsid="0128e619"/>
    </style:style>
    <style:style style:name="T268" style:family="text">
      <style:text-properties officeooo:rsid="012b85ec"/>
    </style:style>
    <style:style style:name="T269" style:family="text">
      <style:text-properties officeooo:rsid="012db893"/>
    </style:style>
    <style:style style:name="T270" style:family="text">
      <style:text-properties officeooo:rsid="0131863c"/>
    </style:style>
    <style:style style:name="T271" style:family="text">
      <style:text-properties fo:color="#000000" officeooo:rsid="010b0f6f"/>
    </style:style>
    <style:style style:name="T272" style:family="text">
      <style:text-properties fo:color="#000000" officeooo:rsid="0128e619"/>
    </style:style>
    <style:style style:name="T273" style:family="text">
      <style:text-properties officeooo:rsid="0133491d"/>
    </style:style>
    <style:style style:name="T274" style:family="text">
      <style:text-properties officeooo:rsid="0134f1ec"/>
    </style:style>
    <style:style style:name="T275" style:family="text">
      <style:text-properties officeooo:rsid="013bf54b"/>
    </style:style>
    <style:style style:name="T276" style:family="text">
      <style:text-properties officeooo:rsid="013db45e"/>
    </style:style>
    <style:style style:name="T277" style:family="text">
      <style:text-properties officeooo:rsid="013e3b23"/>
    </style:style>
    <style:style style:name="T278" style:family="text">
      <style:text-properties officeooo:rsid="013e7205"/>
    </style:style>
    <style:style style:name="T279" style:family="text">
      <style:text-properties officeooo:rsid="013f35ac"/>
    </style:style>
    <style:style style:name="T280" style:family="text">
      <style:text-properties officeooo:rsid="01400633"/>
    </style:style>
    <style:style style:name="T281" style:family="text">
      <style:text-properties officeooo:rsid="014192f6"/>
    </style:style>
    <style:style style:name="T282" style:family="text">
      <style:text-properties officeooo:rsid="01433b74"/>
    </style:style>
    <style:style style:name="T283" style:family="text">
      <style:text-properties officeooo:rsid="01434055"/>
    </style:style>
    <style:style style:name="T284" style:family="text">
      <style:text-properties officeooo:rsid="0143547f"/>
    </style:style>
    <style:style style:name="T285" style:family="text">
      <style:text-properties officeooo:rsid="0146508c"/>
    </style:style>
    <style:style style:name="T286" style:family="text">
      <style:text-properties officeooo:rsid="014794c4"/>
    </style:style>
    <style:style style:name="T287" style:family="text">
      <style:text-properties officeooo:rsid="014e331d"/>
    </style:style>
    <style:style style:name="T288" style:family="text">
      <style:text-properties officeooo:rsid="014fe021"/>
    </style:style>
    <style:style style:name="T289" style:family="text">
      <style:text-properties officeooo:rsid="0151d26b"/>
    </style:style>
    <style:style style:name="T290" style:family="text">
      <style:text-properties officeooo:rsid="0153f67d"/>
    </style:style>
    <style:style style:name="T291" style:family="text">
      <style:text-properties officeooo:rsid="01556774"/>
    </style:style>
    <style:style style:name="T292" style:family="text">
      <style:text-properties fo:color="#006600"/>
    </style:style>
    <style:style style:name="T293" style:family="text">
      <style:text-properties officeooo:rsid="0156009a"/>
    </style:style>
    <style:style style:name="T294" style:family="text">
      <style:text-properties officeooo:rsid="0156c5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0091600829039412" text:style-name="Outline">
        <text:list-item>
          <text:h text:style-name="P410" text:outline-level="1">Development Guide</text:h>
          <text:list>
            <text:list-item>
              <text:h text:style-name="Heading_20_2" text:outline-level="2"><text:bookmark-start text:name="__RefHeading__30301529"/>Task objects<text:bookmark-end text:name="__RefHeading__30301529"/></text:h>
            </text:list-item>
          </text:list>
        </text:list-item>
      </text:list>
      <text:p text:style-name="P199">In JPPF terms, a task is the smallest unit of execution that can be handled by the framework. We will say that it is an <text:span text:style-name="T1">atomic</text:span> execution unit. A JPPF application creates tasks, groups them into a job, and submits the job for execution on the grid.</text:p>
      <text:list xml:id="list185419131168330" text:continue-numbering="true" text:style-name="Outline">
        <text:list-item>
          <text:list>
            <text:list-item>
              <text:list>
                <text:list-item>
                  <text:h text:style-name="Heading_20_3" text:outline-level="3"><text:bookmark-start text:name="__RefHeading__30413167"/>Task<text:bookmark-end text:name="__RefHeading__30413167"/></text:h>
                </text:list-item>
              </text:list>
            </text:list-item>
          </text:list>
        </text:list-item>
      </text:list>
      <text:p text:style-name="P12"><text:a xlink:type="simple" xlink:href="http://www.jppf.org/api/index.html?org/jppf/node/protocol/Task.html" text:style-name="Internet_20_link" text:visited-style-name="Visited_20_Internet_20_Link"><text:span text:style-name="T157">Task</text:span></text:a> is the base <text:span text:style-name="T157">interface</text:span> for any task that is run by JPPF. We will see in the next sections that other forms of tasks, that do not inherit from Task, are still wrapped by the framework in a<text:span text:style-name="T157">n</text:span> <text:span text:style-name="T157">implemntation</text:span> of <text:a xlink:type="simple" xlink:href="http://www.jppf.org/api/index.html?org/jppf/node/protocol/Task.html" text:style-name="Internet_20_link" text:visited-style-name="Visited_20_Internet_20_Link"><text:span text:style-name="T157">Task</text:span></text:a>.</text:p>
      <text:p text:style-name="Standard"/>
      <text:p text:style-name="Standard">JPPFTask is defined as follows:</text:p>
      <text:p text:style-name="Standard"/>
      <text:p text:style-name="Code_20_block">publi<text:span text:style-name="T157">c </text:span><text:span text:style-name="T35">interface </text:span><text:span text:style-name="T20">Task&lt;T&gt;</text:span><text:span text:style-name="T162"> extends</text:span> <text:span text:style-name="T34">Runnable, Serializable</text:span><text:span text:style-name="T33"> </text:span>{</text:p>
      <text:p text:style-name="Code_20_block"><text:s text:c="2"/>...</text:p>
      <text:p text:style-name="Code_20_block">}</text:p>
      <text:p text:style-name="Standard"/>
      <text:p text:style-name="Standard">We have outlined three important keywords that characterize JPPFTask:</text:p>
      <text:p text:style-name="Standard"/>
      <text:list xml:id="list221287659669348684" text:style-name="List_20_1">
        <text:list-item>
          <text:p text:style-name="P385"><text:span text:style-name="T158">interface</text:span>: Task cannot be used directly, it must be <text:span text:style-name="T158">implemented/</text:span>extended to construct a real task</text:p>
        </text:list-item>
        <text:list-item>
          <text:p text:style-name="P385">Runnable: when writing a JPPF task, the run() method of <text:span text:style-name="Code_20_char">java.lang.Runnable</text:span> must be implemented. This is the part of a task that will be executed on a remote node.</text:p>
        </text:list-item>
        <text:list-item>
          <text:p text:style-name="P385">Serializable: tasks are sent to servers and nodes over a network. JPPF uses the Java serialization mechanism to transform task objects into a form appropriate for networking</text:p>
        </text:list-item>
      </text:list>
      <text:p text:style-name="Standard"/>
      <text:p text:style-name="P65"><text:span text:style-name="T158">The JPPF API provides a convenient abstract implementation of </text:span><text:span text:style-name="Code_20_char"><text:span text:style-name="T158">Task</text:span></text:span><text:span text:style-name="T158">, which implements all the methods of </text:span><text:span text:style-name="Code_20_char"><text:span text:style-name="T158">Task</text:span></text:span><text:span text:style-name="T158"> except </text:span><text:span text:style-name="Code_20_char"><text:span text:style-name="T158">run()</text:span></text:span><text:span text:style-name="T158">: t</text:span>o write a real task in your application, you simply extend <text:a xlink:type="simple" xlink:href="http://www.jppf.org/api/index.html?org/jppf/node/protocol/AbstractTask.html" text:style-name="Internet_20_link" text:visited-style-name="Visited_20_Internet_20_Link"><text:span text:style-name="T158">Abstract</text:span></text:a><text:a xlink:type="simple" xlink:href="http://lwww.jppf.org/api/index.html?org/jppf/node/protocol/AbstractTask.html" text:style-name="Internet_20_link" text:visited-style-name="Visited_20_Internet_20_Link">Task</text:a> to implement your own type:</text:p>
      <text:p text:style-name="Standard"/>
      <text:p text:style-name="P263">public class MyTask extends <text:span text:style-name="T158">Abstract</text:span>Task<text:span text:style-name="T158">&lt;Object&gt;</text:span> {</text:p>
      <text:p text:style-name="Code_20_block"><text:s text:c="2"/><text:span text:style-name="T158">@Override</text:span></text:p>
      <text:p text:style-name="Code_20_block"><text:s text:c="2"/>public void run() {</text:p>
      <text:p text:style-name="Code_20_block"><text:s text:c="4"/><text:span text:style-name="T36">// ... your code here ...</text:span></text:p>
      <text:p text:style-name="Code_20_block"><text:s text:c="2"/>}</text:p>
      <text:p text:style-name="Code_20_block">}</text:p>
      <text:p text:style-name="Standard"/>
      <text:p text:style-name="Standard">We will now review the functionalities that are inherited from <text:span text:style-name="Code_20_char">Task</text:span>.</text:p>
      <text:p text:style-name="Standard"/>
      <text:p text:style-name="P66"><text:span text:style-name="T162">If you are familiar with the JPPF 3.x APIs, please note that the legacy class </text:span><text:a xlink:type="simple" xlink:href="http://www.jppf.org/api/index.html?org/jppf/server/protocol/JPPFTask.html" text:style-name="Internet_20_link" text:visited-style-name="Visited_20_Internet_20_Link"><text:span text:style-name="T162">JPPFTask</text:span></text:a><text:span text:style-name="T162"> is now redefined as:</text:span></text:p>
      <text:p text:style-name="P67"/>
      <text:p text:style-name="P264">public class <text:span text:style-name="T162">JPPF</text:span>Task extends <text:span text:style-name="T158">Abstract</text:span>Task<text:span text:style-name="T158">&lt;Object&gt;</text:span> {</text:p>
      <text:p text:style-name="P264">}</text:p>
      <text:list xml:id="list185419140166002" text:continue-list="list185419131168330" text:style-name="Outline">
        <text:list-item>
          <text:list>
            <text:list-item>
              <text:list>
                <text:list-item>
                  <text:list>
                    <text:list-item>
                      <text:h text:style-name="Heading_20_4" text:outline-level="4">Execution results handling</text:h>
                    </text:list-item>
                  </text:list>
                </text:list-item>
              </text:list>
            </text:list-item>
          </text:list>
        </text:list-item>
      </text:list>
      <text:p text:style-name="Standard">JPPFTask provides 2 convenience methods to store and retrieve the results of the execution:</text:p>
      <text:p text:style-name="Standard"/>
      <text:list xml:id="list185419140154302" text:continue-list="list221287659669348684" text:style-name="List_20_1">
        <text:list-item>
          <text:p text:style-name="P385"><text:span text:style-name="Code_20_char">public void setResult(Object result)</text:span> : <text:s/>stores the execution result; the argument must be serializable</text:p>
        </text:list-item>
        <text:list-item>
          <text:p text:style-name="P385"><text:span text:style-name="Code_20_char">public Object getResult()</text:span> : retrieves the execution result</text:p>
        </text:list-item>
      </text:list>
      <text:p text:style-name="Standard"/>
      <text:p text:style-name="Standard">Here is an example using these methods:</text:p>
      <text:p text:style-name="Standard"/>
      <text:p text:style-name="Code_20_block">public class MyTask extends <text:span text:style-name="T158">Abstract</text:span>Task<text:span text:style-name="T158">&lt;String&gt;</text:span> {</text:p>
      <text:p text:style-name="Code_20_block"><text:s text:c="2"/>public void run() {</text:p>
      <text:p text:style-name="Code_20_block"><text:s text:c="4"/><text:span text:style-name="T36">// ... some code here ...</text:span></text:p>
      <text:p text:style-name="Code_20_block"><text:s text:c="4"/><text:span text:style-name="T17">setResult("This is the result");</text:span></text:p>
      <text:p text:style-name="Code_20_block"><text:s text:c="2"/>}</text:p>
      <text:p text:style-name="Code_20_block">}</text:p>
      <text:p text:style-name="Standard"/>
      <text:p text:style-name="Standard">and later in your application, you would use:</text:p>
      <text:p text:style-name="Standard"/>
      <text:p text:style-name="Code_20_block"><text:s text:c="2"/>String result = myTask.getResult();</text:p>
      <text:p text:style-name="Standard"/>
      <text:p text:style-name="P1"/>
      <text:p text:style-name="P374">Using <text:span text:style-name="Code_20_char">getResult()</text:span> and <text:span text:style-name="Code_20_char">setResult()</text:span> is not mandatory. As we mentioned earlier, these methods are provided as conveniences with a meaningful semantics attached to them. There are many other ways to store and retrieve execution results, which can be used to the exclusion of others, or in any combination. These include, but are not limited to:</text:p>
      <text:p text:style-name="Standard"/>
      <text:list xml:id="list185419143155904" text:continue-numbering="true" text:style-name="List_20_1">
        <text:list-item>
          <text:p text:style-name="P385">using custom attributes in the task class and their accessors</text:p>
        </text:list-item>
        <text:list-item>
          <text:p text:style-name="P385">storing and getting data to/from a database</text:p>
        </text:list-item>
        <text:list-item>
          <text:p text:style-name="P385">using a file system</text:p>
        </text:list-item>
        <text:list-item>
          <text:p text:style-name="P385">using third-party applications or libraries</text:p>
        </text:list-item>
        <text:list-item>
          <text:p text:style-name="P385">etc ...</text:p>
        </text:list-item>
      </text:list>
      <text:list xml:id="list185419144143412" text:continue-list="list185419140166002" text:style-name="Outline">
        <text:list-item>
          <text:list>
            <text:list-item>
              <text:list>
                <text:list-item>
                  <text:list>
                    <text:list-item>
                      <text:h text:style-name="Heading_20_4" text:outline-level="4">Exception handling - task execution</text:h>
                    </text:list-item>
                  </text:list>
                </text:list-item>
              </text:list>
            </text:list-item>
          </text:list>
        </text:list-item>
      </text:list>
      <text:p text:style-name="Standard">Exception handling is a very important part of processing a task. In effect, exceptions may arise from many places: in the application code, in the JVM, in third-party APIs, etc... To handle this, JPPF provides both a mechanism to process uncaught exceptions and methods to store and retrieve exceptions that arise while executing a task.</text:p>
      <text:p text:style-name="Standard"/>
      <text:p text:style-name="Standard">JPPFTask provides 2 methods to explicitly handle exceptions:</text:p>
      <text:p text:style-name="Standard"/>
      <text:list xml:id="list185419144151646" text:continue-list="list185419143155904" text:style-name="List_20_1">
        <text:list-item>
          <text:p text:style-name="P386"><text:span text:style-name="Code_20_char">public void set</text:span><text:span text:style-name="Code_20_char"><text:span text:style-name="T139">Throwable</text:span></text:span><text:span text:style-name="Code_20_char">(</text:span><text:span text:style-name="Code_20_char"><text:span text:style-name="T139">Throwable t</text:span></text:span><text:span text:style-name="Code_20_char">)</text:span> : store a <text:span text:style-name="T140">throwable</text:span> for later retrieval</text:p>
        </text:list-item>
        <text:list-item>
          <text:p text:style-name="P386"><text:span text:style-name="Code_20_char">public </text:span><text:span text:style-name="Code_20_char"><text:span text:style-name="T139">Throwable</text:span></text:span><text:span text:style-name="Code_20_char"> get</text:span><text:span text:style-name="Code_20_char"><text:span text:style-name="T139">Throwable</text:span></text:span><text:span text:style-name="Code_20_char">()</text:span> : retrieve a <text:span text:style-name="T139">throwable</text:span> that was thrown during execution</text:p>
        </text:list-item>
      </text:list>
      <text:p text:style-name="Standard"/>
      <text:p text:style-name="Standard">Here is an example of explicit exception handling:</text:p>
      <text:p text:style-name="Standard"/>
      <text:p text:style-name="Code_20_block">public class MyTask extends <text:span text:style-name="T159">Abstract</text:span>Task<text:span text:style-name="T159">&lt;String&gt;</text:span> {</text:p>
      <text:p text:style-name="Code_20_block"><text:s text:c="2"/>public void run() {</text:p>
      <text:p text:style-name="Code_20_block"><text:s text:c="4"/>try {</text:p>
      <text:p text:style-name="Code_20_block"><text:s text:c="6"/><text:span text:style-name="T36">// ... some code here ...</text:span></text:p>
      <text:p text:style-name="Code_20_block"><text:s text:c="4"/><text:span text:style-name="T106">} </text:span>catch(Exception e) {</text:p>
      <text:p text:style-name="Code_20_block"><text:s text:c="6"/>set<text:span text:style-name="T139">Throwable</text:span>(e);</text:p>
      <text:p text:style-name="Code_20_block"><text:s text:c="4"/>}</text:p>
      <text:p text:style-name="Code_20_block"><text:s text:c="2"/>}</text:p>
      <text:p text:style-name="Code_20_block">}</text:p>
      <text:p text:style-name="Standard"/>
      <text:p text:style-name="Standard">Later on, you can retrieve the <text:span text:style-name="T139">throwable</text:span> as follows:</text:p>
      <text:p text:style-name="Standard"/>
      <text:p text:style-name="P246"><text:span text:style-name="T139">Throwable</text:span> <text:span text:style-name="T139">throwable</text:span> = myTask.get<text:span text:style-name="T139">Throwable</text:span>();</text:p>
      <text:p text:style-name="Standard"/>
      <text:p text:style-name="P1">JPPF also automatically handles uncaught <text:span text:style-name="T139">throwables</text:span>. Uncaught throwables are never propagated beyond the scope of a task, as this would cause an unpredictable behavior <text:s/>of the node that executes the task. Instead, they are stored within the task using the <text:span text:style-name="Code_20_char">set</text:span><text:span text:style-name="Code_20_char"><text:span text:style-name="T139">Throwable</text:span></text:span><text:span text:style-name="Code_20_char">()</text:span> method. This way, it is always possible for the application to know what happened. The following code shows how JPPF handles uncaught throwables:</text:p>
      <text:p text:style-name="Standard"/>
      <text:p text:style-name="Code_20_block">Task<text:span text:style-name="T162">&lt;?&gt;</text:span> task = ...;</text:p>
      <text:p text:style-name="Code_20_block">try <text:s/>{</text:p>
      <text:p text:style-name="Code_20_block"><text:s text:c="2"/>task.run();</text:p>
      <text:p text:style-name="Code_20_block">} catch(Throwable t) {</text:p>
      <text:p text:style-name="P246"><text:s text:c="2"/>task.set<text:span text:style-name="T139">Throwable</text:span>(t);</text:p>
      <text:p text:style-name="Code_20_block">}</text:p>
      <text:p text:style-name="Standard"/>
      <text:p text:style-name="Standard">Then in the application, you can retrieve the throwable as follows:</text:p>
      <text:p text:style-name="Standard"/>
      <text:p text:style-name="Code_20_block">Task<text:span text:style-name="T162">&lt;?&gt;</text:span> task = ...;</text:p>
      <text:p text:style-name="P246">if (task.get<text:span text:style-name="T139">Throwable</text:span>() != null) {</text:p>
      <text:p text:style-name="P246"><text:s text:c="2"/>Throwable <text:span text:style-name="T139">t</text:span> = <text:span text:style-name="T139">task.getThrowable()</text:span>;</text:p>
      <text:p text:style-name="Code_20_block"><text:s text:c="2"/><text:span text:style-name="T139">t.printtStackTrace();</text:span></text:p>
      <text:p text:style-name="Code_20_block">}</text:p>
      <text:p text:style-name="Standard"/>
      <text:list xml:id="list185419149158593" text:continue-list="list185419144143412" text:style-name="Outline">
        <text:list-item>
          <text:list>
            <text:list-item>
              <text:list>
                <text:list-item>
                  <text:list>
                    <text:list-item>
                      <text:h text:style-name="P439" text:outline-level="4">Task life cycle</text:h>
                    </text:list-item>
                  </text:list>
                </text:list-item>
              </text:list>
            </text:list-item>
          </text:list>
        </text:list-item>
      </text:list>
      <text:p text:style-name="Standard">JPPF provides some options to control a task's life cycle once it has been submitted, including the following:</text:p>
      <text:p text:style-name="Standard"/>
      <text:list xml:id="list185419149161889" text:continue-list="list185419144151646" text:style-name="List_20_1">
        <text:list-item>
          <text:p text:style-name="P390">task cancel<text:span text:style-name="T125">lation</text:span>: <text:span text:style-name="T123">this cannot be invoked directly on a task, but is rather invoked as part of cancelling a whole job. If a task is cancelled before its execution starts, then it will never start.</text:span></text:p>
        </text:list-item>
        <text:list-item>
          <text:p text:style-name="P390">task timeout: <text:span text:style-name="T123">the timeout countdown starts with the task's execution. If a timeout expires before the task starts executing, then the task will not time out.</text:span></text:p>
        </text:list-item>
      </text:list>
      <text:p text:style-name="Standard"/>
      <text:p text:style-name="P2">In <text:span text:style-name="T123">all</text:span> case<text:span text:style-name="T123">s</text:span>, if a task has already completed its execution, it cannot be cancel<text:span text:style-name="T124">l</text:span>ed or timed out anymore.</text:p>
      <text:p text:style-name="P1"/>
      <text:p text:style-name="P1">Apart from timeout settings, controlling the life cycle of a task is normally done externally, using the JPPF remote management facilities. <text:s/>We will see those later, in a dedicated chapter of this user manual.</text:p>
      <text:p text:style-name="Standard"/>
      <text:p text:style-name="P1">It is possible to perform a specific processing when a task life cycle event occurs. For this, JPPFTask provides a callback method for each type of event:</text:p>
      <text:p text:style-name="Standard"/>
      <text:p text:style-name="Standard"><text:span text:style-name="Code_20_char">public void onCancel()</text:span>: invoked when the task is cance<text:span text:style-name="T160">l</text:span>led</text:p>
      <text:p text:style-name="Standard"><text:span text:style-name="Code_20_char">public void onTimeout()</text:span>: invoked when the task times out</text:p>
      <text:p text:style-name="Standard"/>
      <text:p text:style-name="P1">By default, these methods do not do anything. You can, however, override them to implement any application-specific processing, such as releasing resources used by the task, updating the state of the task, etc.</text:p>
      <text:p text:style-name="Standard"/>
      <text:p text:style-name="Standard">Here is a code sample illustrating these concepts:</text:p>
      <text:p text:style-name="Standard"/>
      <text:p text:style-name="Code_20_block">public class MyTask extends <text:span text:style-name="T161">Abstract</text:span>Task<text:span text:style-name="T161">&lt;Object&gt;</text:span> {</text:p>
      <text:p text:style-name="Code_20_block"><text:s text:c="2"/>public MyTask(String taskId) {</text:p>
      <text:p text:style-name="Code_20_block"><text:s text:c="4"/>this.setId(taskId); <text:span text:style-name="T36">// set the task id</text:span></text:p>
      <text:p text:style-name="Code_20_block"><text:s text:c="2"/>}</text:p>
      <text:p text:style-name="Code_20_block"/>
      <text:p text:style-name="Code_20_block"><text:s text:c="2"/>@Override public void run() {</text:p>
      <text:p text:style-name="Code_20_block"><text:s text:c="4"/><text:span text:style-name="T36">// task processing here ...</text:span></text:p>
      <text:p text:style-name="Code_20_block"><text:s text:c="2"/>}</text:p>
      <text:p text:style-name="Code_20_block"><text:s text:c="2"/></text:p>
      <text:p text:style-name="Code_20_block"><text:s text:c="2"/>@Override public void onCancel() <text:s/>{</text:p>
      <text:p text:style-name="Code_20_block"><text:s text:c="4"/><text:span text:style-name="T36">// process task cancel event ...</text:span></text:p>
      <text:p text:style-name="Code_20_block"><text:s text:c="2"/>}</text:p>
      <text:p text:style-name="Code_20_block"/>
      <text:p text:style-name="Code_20_block"><text:s text:c="2"/>@Override public void onTimeout() {</text:p>
      <text:p text:style-name="Code_20_block"><text:s text:c="4"/><text:span text:style-name="T36">// process task timeout event ...</text:span></text:p>
      <text:p text:style-name="Code_20_block"><text:s text:c="2"/>}</text:p>
      <text:p text:style-name="Code_20_block">}</text:p>
      <text:p text:style-name="Standard"/>
      <text:p text:style-name="Standard">A task timeout can be set by using a <text:a xlink:type="simple" xlink:href="http://www.jppf.org/api/index.html?org/jppf/scheduling/JPPFSchedule.html" text:style-name="Internet_20_link" text:visited-style-name="Visited_20_Internet_20_Link">JPPFSchedule</text:a> object, which is an immutable object that proposes two constructors:</text:p>
      <text:p text:style-name="Standard"/>
      <text:p text:style-name="P200">// schedule after a specified duration in milliseconds</text:p>
      <text:p text:style-name="Code_20_block">public JPPFSchedule(final long duration)</text:p>
      <text:p text:style-name="P200">// schedule at a specified fixed date/time</text:p>
      <text:p text:style-name="Code_20_block">public JPPFSchedule(final String date, final String format)</text:p>
      <text:p text:style-name="Standard"/>
      <text:p text:style-name="Standard">Using a JPPFSchedule, we can thus set and obtain a task timeout using the corresponding accessors:</text:p>
      <text:p text:style-name="Standard"/>
      <text:p text:style-name="Code_20_block">public Task&lt;Object&gt; <text:span text:style-name="T162">extends Runnable, Serializable </text:span>{</text:p>
      <text:p text:style-name="Code_20_block"><text:s text:c="2"/><text:span text:style-name="T36">// get the timeout schedule</text:span></text:p>
      <text:p text:style-name="Code_20_block"><text:s text:c="2"/>public JPPFSchedule getTimeoutSchedule();</text:p>
      <text:p text:style-name="Code_20_block"><text:s text:c="2"/><text:span text:style-name="T36">// set a new timeout schedule</text:span></text:p>
      <text:p text:style-name="Code_20_block"><text:s text:c="2"/>public void setTimeoutSchedule(final JPPFSchedule timeoutSchedule);</text:p>
      <text:p text:style-name="Code_20_block">}</text:p>
      <text:p text:style-name="Standard"/>
      <text:p text:style-name="Standard">For example:</text:p>
      <text:p text:style-name="Standard"/>
      <text:p text:style-name="P200">// set the task to expire after 5 seconds</text:p>
      <text:p text:style-name="Code_20_block">myTask.setTimeout(new JPPFSchedule(5000L));</text:p>
      <text:p text:style-name="P200">// set the task to expire on 9/30/2012 at 12:08 pm</text:p>
      <text:p text:style-name="Code_20_block">myTask.setTimeoutSchedule(new JPPFSchedule("09/30/2012 12:08 PM", "MM/dd/yyyy hh:mm a"));</text:p>
      <text:p text:style-name="Standard"/>
      <text:list xml:id="list185419154164696" text:continue-list="list185419149158593" text:style-name="Outline">
        <text:list-item>
          <text:list>
            <text:list-item>
              <text:list>
                <text:list-item>
                  <text:list>
                    <text:list-item>
                      <text:h text:style-name="P439" text:outline-level="4">Interruptibility</text:h>
                    </text:list-item>
                  </text:list>
                </text:list-item>
              </text:list>
            </text:list-item>
          </text:list>
        </text:list-item>
      </text:list>
      <text:p text:style-name="P400">Sometimes, it is not desirable that the thread executing <text:s/>a task be interrupted upon a timeout or cancellation request. To control this behavior, a task should implement the interface <text:a xlink:type="simple" xlink:href="http://www.jppf.org/api/index.html?org/jppf/node/protocol/Interruptibility.html" text:style-name="Internet_20_link" text:visited-style-name="Visited_20_Internet_20_Link">Interruptibility</text:a> and <text:span text:style-name="T294">override</text:span> its <text:span text:style-name="Code_20_char">isInterruptible()</text:span> method, as in this example:</text:p>
      <text:p text:style-name="P400"/>
      <text:p text:style-name="Code_20_block">public class MyTask extends AbstractTask&lt;String&gt; implem<text:span text:style-name="T293">e</text:span>nts <text:span text:style-name="T17">Interruptibility</text:span> {</text:p>
      <text:p text:style-name="Code_20_block"><text:s text:c="2"/>@Override public void run() {</text:p>
      <text:p text:style-name="P441"><text:s text:c="4"/><text:span text:style-name="T36">// ...</text:span></text:p>
      <text:p text:style-name="Code_20_block"><text:s text:c="2"/>}</text:p>
      <text:p text:style-name="Code_20_block"/>
      <text:p text:style-name="Code_20_block"><text:s text:c="2"/><text:span text:style-name="T17">@Override public boolean isInterruptible()</text:span> {</text:p>
      <text:p text:style-name="P441"><text:s text:c="4"/><text:span text:style-name="T36">// this task can't be interrupted</text:span></text:p>
      <text:p text:style-name="Code_20_block"><text:s text:c="4"/>return false;</text:p>
      <text:p text:style-name="Code_20_block"><text:s text:c="2"/>}</text:p>
      <text:p text:style-name="Code_20_block">}</text:p>
      <text:p text:style-name="P401"/>
      <text:p text:style-name="P401">Note that, by default, a task which does not implement <text:a xlink:type="simple" xlink:href="http://www.jppf.org/api/index.html?org/jppf/node/protocol/Interruptibility.html" text:style-name="Internet_20_link" text:visited-style-name="Visited_20_Internet_20_Link"><text:span text:style-name="T291">Interruptibility</text:span></text:a> <text:span text:style-name="T1">is</text:span> interruptible.</text:p>
      <text:list xml:id="list185419156141405" text:continue-numbering="true" text:style-name="Outline">
        <text:list-item>
          <text:list>
            <text:list-item>
              <text:list>
                <text:list-item>
                  <text:h text:style-name="Heading_20_3" text:outline-level="3">Exception handling - node processing</text:h>
                </text:list-item>
              </text:list>
            </text:list-item>
          </text:list>
        </text:list-item>
      </text:list>
      <text:p text:style-name="P1">It is possible that an error occurs while the node is processing a a task, before or after its execution. These error conditions include any instance of Throwable, i.e. any Exception or Error occurring during serialization or deserialization of the tasks, or while sending or receiving data to or from the server.</text:p>
      <text:p text:style-name="P1"/>
      <text:p text:style-name="P7"><text:span text:style-name="T141">When such an error occurs, the Throwable that was raised for each task in error is propagated back to the client which submitted the job, and set upon the initial instance of the task in the job. It can then be obtained, upon receiving the execution results, with a call to</text:span><text:span text:style-name="Code_20_char"><text:span text:style-name="T116"> </text:span></text:span><text:a xlink:type="simple" xlink:href="http://www.jppf.org/api/org/jppf/node/protocol/Task.html#getThrowable()" text:style-name="Internet_20_link" text:visited-style-name="Visited_20_Internet_20_Link"><text:span text:style-name="Code_20_char"><text:span text:style-name="T162">Task.getThrowable()</text:span></text:span></text:a><text:span text:style-name="Code_20_char"><text:span text:style-name="T116">.</text:span></text:span></text:p>
      <text:list xml:id="list185419157169854" text:continue-numbering="true" text:style-name="Outline">
        <text:list-item>
          <text:list>
            <text:list-item>
              <text:list>
                <text:list-item>
                  <text:h text:style-name="Heading_20_3" text:outline-level="3"><text:bookmark-start text:name="__RefHeading__5511_574288697"/><text:bookmark-start text:name="__RefNumPara__5513_574288697"/>Executing code in the client from a task<text:bookmark-end text:name="__RefHeading__5511_574288697"/><text:bookmark-end text:name="__RefNumPara__5513_574288697"/></text:h>
                </text:list-item>
              </text:list>
            </text:list-item>
          </text:list>
        </text:list-item>
      </text:list>
      <text:p text:style-name="P1">The Task API provides two methods that will allow a task to send code for execution on the client, and to determine whether the task is executing within a node or within a client with local execution enabled:</text:p>
      <text:p text:style-name="Standard"/>
      <text:p text:style-name="P265">public <text:span text:style-name="T163">interface</text:span> Task&lt;<text:span text:style-name="T163">T</text:span>&gt; <text:span text:style-name="T162">extends Runnable, Serializable </text:span>{</text:p>
      <text:p text:style-name="Code_20_block"><text:s text:c="2"/><text:span text:style-name="T36">// is the task executing in a node or in the client?</text:span></text:p>
      <text:p text:style-name="Code_20_block"><text:s text:c="2"/>boolean isInNode()</text:p>
      <text:p text:style-name="Code_20_block"><text:s text:c="4"/><text:span text:style-name="T36">// send a callable for execution on the client side</text:span></text:p>
      <text:p text:style-name="Code_20_block"><text:s text:c="2"/>&lt;V&gt; V compute(final JPPFCallable&lt;V&gt; callable)</text:p>
      <text:p text:style-name="Code_20_block">}</text:p>
      <text:p text:style-name="Standard"/>
      <text:p text:style-name="P1">The method <text:span text:style-name="Code_20_char">compute()</text:span> takes a <text:a xlink:type="simple" xlink:href="http://www.jppf.org/api/index.html?org/jppf/utils/JPPFCallable.html" text:style-name="Internet_20_link" text:visited-style-name="Visited_20_Internet_20_Link">JPPFCallable</text:a> as input, which is a <text:span text:style-name="Code_20_char">Serializable</text:span> extension of the <text:span text:style-name="Code_20_char">Callable</text:span> interface and will be executed on the client side.The return value is the result of calling <text:span text:style-name="Code_20_char">JPPFCallable.call()</text:span> on the client side.</text:p>
      <text:p text:style-name="P1"/>
      <text:p text:style-name="P1">Example usage:</text:p>
      <text:p text:style-name="P1"/>
      <text:p text:style-name="Code_20_block">public class MyTask extends <text:span text:style-name="T163">Abstract</text:span>Task<text:span text:style-name="T163">&lt;String&gt;</text:span> {</text:p>
      <text:p text:style-name="Code_20_block"><text:s text:c="2"/>@Override public void run() {</text:p>
      <text:p text:style-name="Code_20_block"><text:s text:c="4"/><text:span text:style-name="T36">// </text:span><text:span text:style-name="T105">build and compute a callable depending on where the task is executing</text:span></text:p>
      <text:p text:style-name="P440"><text:s text:c="4"/><text:span text:style-name="T290">String </text:span>callResult = compute(isInNode() ? new NodeCallable(): new <text:span text:style-name="T290">Client</text:span>Callable());</text:p>
      <text:p text:style-name="Code_20_block"><text:s text:c="4"/><text:span text:style-name="T36">// set the callable result as this task's result</text:span></text:p>
      <text:p text:style-name="Code_20_block"><text:s text:c="4"/>setResult(callResult);</text:p>
      <text:p text:style-name="Code_20_block"><text:s text:c="2"/>}</text:p>
      <text:p text:style-name="Code_20_block"/>
      <text:p text:style-name="Code_20_block"><text:s text:c="2"/>public static class NodeCallable implements JPPFCallable&lt;String&gt; {</text:p>
      <text:p text:style-name="Code_20_block"><text:s text:c="4"/>@Override public String call() throws Exception {</text:p>
      <text:p text:style-name="Code_20_block"><text:s text:c="6"/>return "executed in the NODE";</text:p>
      <text:p text:style-name="Code_20_block"><text:s text:c="4"/>}</text:p>
      <text:p text:style-name="Code_20_block"><text:s text:c="2"/>}</text:p>
      <text:p text:style-name="Code_20_block"/>
      <text:p text:style-name="Code_20_block"><text:s text:c="2"/>public static class ClientCallable implements JPPFCallable&lt;String&gt; {</text:p>
      <text:p text:style-name="Code_20_block"><text:s text:c="4"/>@Override public String call() throws Exception {</text:p>
      <text:p text:style-name="Code_20_block"><text:s text:c="6"/>return "executed in the CLIENT";</text:p>
      <text:p text:style-name="Code_20_block"><text:s text:c="4"/>}</text:p>
      <text:p text:style-name="Code_20_block"><text:s text:c="2"/>}</text:p>
      <text:p text:style-name="Code_20_block">}</text:p>
      <text:p text:style-name="Standard"/>
      <text:list xml:id="list185419160155583" text:continue-numbering="true" text:style-name="Outline">
        <text:list-item>
          <text:list>
            <text:list-item>
              <text:list>
                <text:list-item>
                  <text:h text:style-name="P426" text:outline-level="3">Sending notifications from a task</text:h>
                </text:list-item>
              </text:list>
            </text:list-item>
          </text:list>
        </text:list-item>
      </text:list>
      <text:p text:style-name="P14"><text:a xlink:type="simple" xlink:href="http://www.jppf.org/api/index.html?org/jppf/node/protocol/Task.html" text:style-name="Internet_20_link" text:visited-style-name="Visited_20_Internet_20_Link"><text:span text:style-name="T157">Task</text:span></text:a><text:span text:style-name="T157"> provides an API which allows tasks to send notifications during their execution:</text:span></text:p>
      <text:p text:style-name="P71"/>
      <text:p text:style-name="P270">public interface Task&lt;T&gt; extends Runnable, Serializable {</text:p>
      <text:p text:style-name="Code_20_block"><text:span text:style-name="T177"><text:s text:c="2"/></text:span><text:span text:style-name="T51">// Causes the task to send a notification to all listeners</text:span></text:p>
      <text:p text:style-name="P270"><text:s text:c="2"/>void fireNotification(Object userObject, boolean sendViaJmx);</text:p>
      <text:p text:style-name="P270">}</text:p>
      <text:p text:style-name="P73"/>
      <text:p text:style-name="P15"><text:span text:style-name="T178">The first parameter </text:span><text:span text:style-name="T3">userObject</text:span><text:span text:style-name="T178"> can be any object provided by the user code. The second parameter </text:span><text:span text:style-name="T3">sendViaJmx</text:span><text:span text:style-name="T178"> specifies whether this notification should also be sent via the node's JPPFNodeTaskMonitorMBean, instead of only to locally registered listeners. If it is </text:span><text:span text:style-name="Code_20_char"><text:span text:style-name="T178">true</text:span></text:span><text:span text:style-name="T178">, it is recommended that </text:span><text:span text:style-name="T3">userObject</text:span><text:span text:style-name="T178"> be </text:span><text:span text:style-name="Code_20_char"><text:span text:style-name="T178">Serializable</text:span></text:span><text:span text:style-name="T178">. We will see in further chapters of this documentation how to register local and JMX-based listeners. Let's see here how these listeners can handle the notifications.</text:span></text:p>
      <text:p text:style-name="P73"/>
      <text:p text:style-name="P73">Here is an example of JMX listener registered with one or more JPPFNodeTaskMonitorMBean instances:</text:p>
      <text:p text:style-name="P73"/>
      <text:p text:style-name="P271">public class MyTaskJmxListener implements NotificationListener {</text:p>
      <text:p text:style-name="P271"><text:s text:c="2"/>@Override</text:p>
      <text:p text:style-name="P272"><text:s text:c="2"/>public synchronized void handleNotification(</text:p>
      <text:p text:style-name="P272"><text:s text:c="4"/>Notification notification, Object handback) {</text:p>
      <text:p text:style-name="Code_20_block"><text:span text:style-name="T178"><text:s text:c="4"/></text:span><text:span text:style-name="T52">// cast to the JPPF notification type</text:span></text:p>
      <text:p text:style-name="P271"><text:s text:c="4"/>TaskExecutionNotification notif = (TaskExecutionNotification) notification;</text:p>
      <text:p text:style-name="P269"><text:span text:style-name="T178"><text:s text:c="4"/></text:span><text:span text:style-name="T52">// get and print the user object</text:span></text:p>
      <text:p text:style-name="P272"><text:s text:c="4"/>Object userObject = notif.getUserData();</text:p>
      <text:p text:style-name="P271"><text:s text:c="4"/>System.out.println("received notification with user object = " + userObject);</text:p>
      <text:p text:style-name="P269"><text:span text:style-name="T178"><text:s text:c="4"/></text:span><text:span text:style-name="T52">// notifications generated by JPPF node always have a <text:s/>TaskExecutionInfo</text:span></text:p>
      <text:p text:style-name="P272"><text:s text:c="4"/>TaskExecutionInfo info = notif.getTaskInformation();</text:p>
      <text:p text:style-name="P271"><text:s text:c="4"/>System.out.println("this notification was sent by "</text:p>
      <text:p text:style-name="P271"><text:s text:c="6"/>+ (info == null ? "the user" : "the JPPF node"));</text:p>
      <text:p text:style-name="P271"><text:s text:c="2"/>}</text:p>
      <text:p text:style-name="P271">}</text:p>
      <text:p text:style-name="P72"/>
      <text:p text:style-name="P70"><text:span text:style-name="T179">A local </text:span><text:a xlink:type="simple" xlink:href="http://www.jppf.org/api/index.html?org/jppf/node/event/TaskExecutionListener.html" text:style-name="Internet_20_link" text:visited-style-name="Visited_20_Internet_20_Link"><text:span text:style-name="T179">TaskExecutionListener</text:span></text:a><text:span text:style-name="T179"> would be like this:</text:span></text:p>
      <text:p text:style-name="P74"/>
      <text:p text:style-name="P273">public class MyTaskLocalListener extends TaskExecutionListener {</text:p>
      <text:p text:style-name="P273"><text:s text:c="2"/>@Override</text:p>
      <text:p text:style-name="Code_20_block"><text:span text:style-name="T179"><text:s text:c="2"/></text:span><text:span text:style-name="T53">// task completion event sent by the node</text:span></text:p>
      <text:p text:style-name="P273"><text:s text:c="2"/>void taskExecuted(TaskExecutionEvent event) {</text:p>
      <text:p text:style-name="P273"><text:s text:c="4"/>TaskExecutionInfo info = event.getTaskInformation();</text:p>
      <text:p text:style-name="P273"><text:s text:c="4"/>System.out.println("received notification with task info = " + info);</text:p>
      <text:p text:style-name="P273"><text:s text:c="2"/>}</text:p>
      <text:p text:style-name="P273"/>
      <text:p text:style-name="P273"><text:s text:c="2"/>@Override</text:p>
      <text:p text:style-name="Code_20_block"><text:span text:style-name="T179"><text:s text:c="2"/></text:span><text:span text:style-name="T53">// task notification event sent by user code</text:span></text:p>
      <text:p text:style-name="P273"><text:s text:c="2"/>void taskNotification(TaskExecutionEvent event) {</text:p>
      <text:p text:style-name="P273"><text:s text:c="4"/>Object userObject = event.getUserObject();</text:p>
      <text:p text:style-name="P273"><text:s text:c="4"/>System.out.println("received notification with user object = " + userObject);</text:p>
      <text:p text:style-name="P273"><text:s text:c="2"/>}</text:p>
      <text:p text:style-name="P273">}</text:p>
      <text:p text:style-name="P74"/>
      <text:p text:style-name="P74">Consider the following task:</text:p>
      <text:p text:style-name="P74"/>
      <text:p text:style-name="P273">public class MyTask extends AbstractTask&lt;String&gt; {</text:p>
      <text:p text:style-name="P273"><text:s text:c="2"/>@Override</text:p>
      <text:p text:style-name="P273"><text:s text:c="2"/>public void run() {</text:p>
      <text:p text:style-name="P273"><text:s text:c="4"/>fireNotification("notification 1", false);</text:p>
      <text:p text:style-name="P273"><text:s text:c="4"/>fireNotification("notification 2", true);</text:p>
      <text:p text:style-name="P273"><text:s text:c="2"/>}</text:p>
      <text:p text:style-name="P273">}</text:p>
      <text:p text:style-name="P74"/>
      <text:p text:style-name="P16"><text:span text:style-name="T179">During the execution of this task, a </text:span><text:span text:style-name="Code_20_char"><text:span text:style-name="T179">MyTaskJmxListener</text:span></text:span><text:span text:style-name="T179"> instance would only receive “notification 2”, whereas a </text:span><text:span text:style-name="Code_20_char"><text:span text:style-name="T179">MyTaskLocalListener</text:span></text:span><text:span text:style-name="T179"> instance would receive both “notification 1” and “notification 2”.</text:span></text:p>
      <text:p text:style-name="P75"/>
      <text:list xml:id="list185419166161150" text:continue-numbering="true" text:style-name="Outline">
        <text:list-item>
          <text:list>
            <text:list-item>
              <text:list>
                <text:list-item>
                  <text:h text:style-name="P427" text:outline-level="3">Resubmitting a task</text:h>
                </text:list-item>
              </text:list>
            </text:list-item>
          </text:list>
        </text:list-item>
      </text:list>
      <text:p text:style-name="P25"><text:span text:style-name="T212">The class </text:span><text:a xlink:type="simple" xlink:href="http://www.jppf.org/api/index.html?org/jppf/node/protocol/AbstractTask.html" text:style-name="Internet_20_link" text:visited-style-name="Visited_20_Internet_20_Link"><text:span text:style-name="T212">Abstract</text:span></text:a><text:a xlink:type="simple" xlink:href="http://lwww.jppf.org/api/index.html?org/jppf/node/protocol/AbstractTask.html" text:style-name="Internet_20_link" text:visited-style-name="Visited_20_Internet_20_Link"><text:span text:style-name="T212">Task</text:span></text:a><text:span text:style-name="T212"> also provides an API which allows a task to request that it be resubmitted by the server, instead of being sent back to the client as an execution result. This can prove very useful for instance when a task must absolutely complete successfully, but an error occurs during its execution. The API for this is defined as follows:</text:span></text:p>
      <text:p text:style-name="P119"/>
      <text:p text:style-name="P291">public abstract class AbstractTask&lt;T&gt; implements Task&lt;T&gt; {</text:p>
      <text:p text:style-name="Code_20_block"><text:span text:style-name="T212"><text:s text:c="2"/></text:span><text:span text:style-name="T64">// Determine whether this task will be resubmitted by the server</text:span></text:p>
      <text:p text:style-name="P291"><text:s text:c="2"/>public boolean isResubmit()</text:p>
      <text:p text:style-name="Code_20_block"><text:span text:style-name="T212"><text:s text:c="2"/></text:span><text:span text:style-name="T64">// Specify whether this task should be resubmitted by the server</text:span></text:p>
      <text:p text:style-name="P291"><text:s text:c="2"/>public void setResubmit(final boolean resubmit)</text:p>
      <text:p text:style-name="P292"/>
      <text:p text:style-name="P332"><text:span text:style-name="T246"><text:s text:c="2"/></text:span><text:span text:style-name="T86">// Get the maximum number of times a task can be resubmitted</text:span></text:p>
      <text:p text:style-name="P333"><text:s text:c="2"/>int getMaxResubmits();</text:p>
      <text:p text:style-name="P332"><text:span text:style-name="T246"><text:s text:c="2"/></text:span><text:span text:style-name="T86">// Set the maximum number of times a task can be resubmitted</text:span></text:p>
      <text:p text:style-name="P334"><text:s text:c="2"/>void setMaxResubmits(int maxResubmits);</text:p>
      <text:p text:style-name="P335">}</text:p>
      <text:p text:style-name="P119"/>
      <text:p text:style-name="P120"><text:span text:style-name="T213">Note that the </text:span><text:span text:style-name="Code_20_char"><text:span text:style-name="T213">resubmit</text:span></text:span><text:span text:style-name="T213"> and </text:span><text:span text:style-name="Code_20_char"><text:span text:style-name="T249">maxResubmits</text:span></text:span><text:span text:style-name="T249"> attributes are </text:span><text:span text:style-name="T6">transient</text:span><text:span text:style-name="T213">, which means that upon when the task is executed in a remote node, they will be reset to their initial value of </text:span><text:span text:style-name="Code_20_char"><text:span text:style-name="T213">false</text:span></text:span><text:span text:style-name="Code_20_char"><text:span text:style-name="T117"> </text:span></text:span><text:span text:style-name="T249">and </text:span><text:span text:style-name="Code_20_char"><text:span text:style-name="T249">-1</text:span></text:span><text:span text:style-name="T249">, respectively.</text:span></text:p>
      <text:p text:style-name="P130"/>
      <text:p text:style-name="P121"><text:span text:style-name="T213">The maximum number of times a task can be resubmitted may be specified in two ways:</text:span></text:p>
      <text:list xml:id="list185419169170606" text:continue-list="list185419149161889" text:style-name="List_20_1">
        <text:list-item>
          <text:p text:style-name="P392"><text:span text:style-name="T247">in the job SLA via the </text:span><text:a xlink:type="simple" xlink:href="#1.5.2.8.Maximum number of tasks resubmits|outline" text:style-name="Internet_20_link" text:visited-style-name="Visited_20_Internet_20_Link"><text:span text:style-name="T247">maxTaskResubmits</text:span></text:a><text:span text:style-name="T247"> attribute</text:span></text:p>
        </text:list-item>
        <text:list-item>
          <text:p text:style-name="P392"><text:span text:style-name="T247">with the task's </text:span><text:span text:style-name="Code_20_char"><text:span text:style-name="T247">setMaxResubmits()</text:span></text:span><text:span text:style-name="T247"> method; in this case any value &gt;= 0 will override the job SLA's value</text:span></text:p>
        </text:list-item>
      </text:list>
      <text:p text:style-name="P130"/>
      <text:p text:style-name="P131">Finally, <text:span text:style-name="T248">a</text:span> task resubmission only works for tasks sent to a remote node, and will not work in the client's local executor.</text:p>
      <text:list xml:id="list185419169173060" text:continue-list="list185419166161150" text:style-name="Outline">
        <text:list-item>
          <text:list>
            <text:list-item>
              <text:list>
                <text:list-item>
                  <text:h text:style-name="Heading_20_3" text:outline-level="3"><text:bookmark-start text:name="__RefHeading__4194_1917284667"/>JPPF-annotated tasks<text:bookmark-end text:name="__RefHeading__4194_1917284667"/></text:h>
                </text:list-item>
              </text:list>
            </text:list-item>
          </text:list>
        </text:list-item>
      </text:list>
      <text:p text:style-name="Standard">Another way to write a JPPF task is to take an existing class and annotate one of its public methods or constructors using <text:a xlink:type="simple" xlink:href="http://www.jppf.org/api/index.html?org/jppf/server/protocol/JPPFRunnable.html" text:style-name="Internet_20_link" text:visited-style-name="Visited_20_Internet_20_Link">@JPPFRunnable</text:a>.</text:p>
      <text:p text:style-name="Standard">Here is an example:</text:p>
      <text:p text:style-name="Standard"/>
      <text:p text:style-name="Code_20_block">public class MyClass implements Serializable {</text:p>
      <text:p text:style-name="Code_20_block"><text:s text:c="2"/><text:span text:style-name="T33">@JPPFRunnable</text:span></text:p>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Standard"/>
      <text:p text:style-name="P1">We can see that we are simply using a POJO class, for which we annotated the <text:span text:style-name="Code_20_char">myMethod()</text:span> method with <text:span text:style-name="Code_20_char">@JPPFRunnable</text:span>. At runtime, the arguments of the method will be passed when the task is added to a job, as illustrated in the following example:</text:p>
      <text:p text:style-name="P1"/>
      <text:p text:style-name="Code_20_block">JPPFJob job = new JPPFJob();</text:p>
      <text:p text:style-name="Code_20_block">Task<text:span text:style-name="T164">&lt;?&gt;</text:span> task = job.add(new MyClass(), 3, "string arg");</text:p>
      <text:p text:style-name="P1"/>
      <text:p text:style-name="P1">Here we simply add our annotated class as a task, setting the two arguments of the annotated method in the same call. Note also that a JPPFTask object is returned. It is generated by a mechanism that wraps the annotated class into a JPPFTask, which allows it to use most of the functionalities that come with it.</text:p>
      <text:p text:style-name="P1"/>
      <text:p text:style-name="P1">JPPF-annotated tasks present the following properties and constraints:</text:p>
      <text:p text:style-name="Standard"/>
      <text:list xml:id="list185419171154943" text:continue-list="list185419169170606" text:style-name="List_20_1">
        <text:list-item>
          <text:p text:style-name="P385">if the annotated element is an <text:span text:style-name="T1">instance</text:span> (non-static) method, the annotated class must be serializable</text:p>
        </text:list-item>
        <text:list-item>
          <text:p text:style-name="P385">if the class is already an instance of <text:span text:style-name="Code_20_char">Task</text:span>, the annotation will be ignored</text:p>
        </text:list-item>
        <text:list-item>
          <text:p text:style-name="P385">if an annotated method has a return type (i.e. non void), the return value will be set as the task result</text:p>
        </text:list-item>
        <text:list-item>
          <text:p text:style-name="P385">it is possible to annotate a public method or constructor</text:p>
        </text:list-item>
        <text:list-item>
          <text:p text:style-name="P385">an annotated method can be static or non-static</text:p>
        </text:list-item>
        <text:list-item>
          <text:p text:style-name="P385">if the annotated element is a constructor or a static method, the first argument of <text:span text:style-name="Code_20_char">JPPFJob.add()</text:span> must be a Class object representing the class that declares it.</text:p>
        </text:list-item>
        <text:list-item>
          <text:p text:style-name="P385">an annotated method or constructor can have any signature, with no limit on the number of arguments</text:p>
        </text:list-item>
        <text:list-item>
          <text:p text:style-name="P385">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p text:style-name="Standard"/>
      <text:p text:style-name="P373">Here is an example using an annotated constructor:</text:p>
      <text:p text:style-name="Standard"/>
      <text:p text:style-name="Code_20_block">public class MyClass implements Serializable <text:s/>{</text:p>
      <text:p text:style-name="Code_20_block"><text:s text:c="2"/><text:span text:style-name="T33">@JPPFRunnable</text:span></text:p>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text:p>
      <text:p text:style-name="Code_20_block"><text:s/></text:p>
      <text:p text:style-name="Code_20_block">JPPFJob job = new JPPFJob();</text:p>
      <text:p text:style-name="Code_20_block">Task<text:span text:style-name="T164">&lt;?&gt;</text:span> task = job.add(<text:span text:style-name="T17">MyClass.class</text:span>, 3, "string arg");</text:p>
      <text:p text:style-name="P1"/>
      <text:p text:style-name="P1">Another example using an annotated static method:</text:p>
      <text:p text:style-name="P1"/>
      <text:p text:style-name="Code_20_block">public class MyClass implements Serializable {</text:p>
      <text:p text:style-name="Code_20_block"><text:s text:c="2"/><text:span text:style-name="T33">@JPPFRunnable</text:span></text:p>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4">&lt;?&gt;</text:span> task = job.add(<text:span text:style-name="T17">MyClass.class</text:span>, 3, "string arg");</text:p>
      <text:p text:style-name="P1"/>
      <text:p text:style-name="P1">Note how, in the last 2 examples, we use <text:span text:style-name="Code_20_char">MyClass.class</text:span> as the first argument in <text:span text:style-name="Code_20_char">JPPFJob.add()</text:span>.</text:p>
      <text:list xml:id="list185419175143877" text:continue-list="list185419169173060" text:style-name="Outline">
        <text:list-item>
          <text:list>
            <text:list-item>
              <text:list>
                <text:list-item>
                  <text:h text:style-name="Heading_20_3" text:outline-level="3">Runnable tasks</text:h>
                </text:list-item>
              </text:list>
            </text:list-item>
          </text:list>
        </text:list-item>
      </text:list>
      <text:p text:style-name="P1">Classes that implement <text:a xlink:type="simple" xlink:href="http://docs.oracle.com/javase/7/docs/api/index.html?java/lang/Runnable.html" text:style-name="Internet_20_link" text:visited-style-name="Visited_20_Internet_20_Link"><text:span text:style-name="Code_20_char">java.lang.Runnable</text:span></text:a> can be used as JPPF tasks without any modification. The run() method will then be executed as the task's entry point. Here is an example:</text:p>
      <text:p text:style-name="Standard"/>
      <text:p text:style-name="Code_20_block">public class MyRunnableClass implements Runnable, Serializable {</text:p>
      <text:p text:style-name="Code_20_block"><text:s text:c="2"/>public void run() {</text:p>
      <text:p text:style-name="Code_20_block"><text:s text:c="4"/>System.out.println("Hello from a Runnable task");</text:p>
      <text:p text:style-name="Code_20_block"><text:s text:c="2"/>}</text:p>
      <text:p text:style-name="Code_20_block">}</text:p>
      <text:p text:style-name="Code_20_block"/>
      <text:p text:style-name="Code_20_block">JPPFJob job = new JPPFJob();</text:p>
      <text:p text:style-name="Code_20_block">Task<text:span text:style-name="T164">&lt;?&gt;</text:span> task = job.add(new MyRunnableClass());</text:p>
      <text:p text:style-name="Standard"/>
      <text:p text:style-name="Standard">The following rules apply to Runnable tasks:</text:p>
      <text:p text:style-name="Standard"/>
      <text:list xml:id="list185419177158465" text:continue-list="list185419171154943" text:style-name="List_20_1">
        <text:list-item>
          <text:p text:style-name="P385">the class must be serializable</text:p>
        </text:list-item>
        <text:list-item>
          <text:p text:style-name="P393">if the class is already an instance of <text:span text:style-name="Code_20_char">Task</text:span>, or annotated with <text:span text:style-name="Code_20_char">@JPPFRunnable</text:span>, it will be processed as such</text:p>
        </text:list-item>
        <text:list-item>
          <text:p text:style-name="P387">through the task-wrapping mechanism, a Runnable task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85419177143383" text:continue-list="list185419175143877" text:style-name="Outline">
        <text:list-item>
          <text:list>
            <text:list-item>
              <text:list>
                <text:list-item>
                  <text:h text:style-name="Heading_20_3" text:outline-level="3">Callable tasks</text:h>
                </text:list-item>
              </text:list>
            </text:list-item>
          </text:list>
        </text:list-item>
      </text:list>
      <text:p text:style-name="P1">In the same way as Runnable tasks, classes implementing <text:a xlink:type="simple" xlink:href="http://docs.oracle.com/javase/7/docs/api/index.html?java/util/concurrent/Callable.html" text:style-name="Internet_20_link" text:visited-style-name="Visited_20_Internet_20_Link"><text:span text:style-name="Code_20_char">java.util.concurrent.Callable&lt;V&gt;</text:span></text:a> can be directly used as tasks. In this case, the <text:span text:style-name="Code_20_char">call()</text:span> method will be used as the task's execution entry point. Here's an example:</text:p>
      <text:p text:style-name="Standard"/>
      <text:p text:style-name="Code_20_block">public class MyCallableClass implements Callable&lt;String&gt;, Serializable {</text:p>
      <text:p text:style-name="Code_20_block"><text:s text:c="2"/>public String call() throws Exception {</text:p>
      <text:p text:style-name="Code_20_block"><text:s text:c="4"/>String s = "Hello from a Callable task";</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Task<text:span text:style-name="T164">&lt;?&gt;</text:span> task = job.add(new MyCallableClass());</text:p>
      <text:p text:style-name="Standard"/>
      <text:p text:style-name="P1"/>
      <text:p text:style-name="P374">The following rules apply to Callable tasks:</text:p>
      <text:p text:style-name="Standard"/>
      <text:list xml:id="list185419179167656" text:continue-list="list185419177158465" text:style-name="List_20_1">
        <text:list-item>
          <text:p text:style-name="P385">the Callable class must be serializable</text:p>
        </text:list-item>
        <text:list-item>
          <text:p text:style-name="P385">if the class is already an instance of <text:span text:style-name="Code_20_char">Task</text:span>, annotated with <text:span text:style-name="Code_20_char">@JPPFRunnable</text:span> or implements <text:span text:style-name="Code_20_char">Runnable</text:span>, it will be processed as such and the <text:span text:style-name="Code_20_char">call()</text:span> method will be ignored</text:p>
        </text:list-item>
        <text:list-item>
          <text:p text:style-name="P385">the return value of the <text:span text:style-name="Code_20_char">call()</text:span> method will be set as the task result</text:p>
        </text:list-item>
        <text:list-item>
          <text:p text:style-name="P387">through the task-wrapping mechanism, a callable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85419180142764" text:continue-list="list185419177143383" text:style-name="Outline">
        <text:list-item>
          <text:list>
            <text:list-item>
              <text:list>
                <text:list-item>
                  <text:h text:style-name="Heading_20_3" text:outline-level="3">POJO tasks</text:h>
                </text:list-item>
              </text:list>
            </text:list-item>
          </text:list>
        </text:list-item>
      </text:list>
      <text:p text:style-name="P1">The most unintrusive way of defining a task is by simply using an existing POJO class without any modification. This will allow you to use existing classes directly even if you don't have the source code. A POJO task offers the same possibilities as a JPPF annotated task (see section <text:bookmark-ref text:reference-format="number-all-superior" text:ref-name="__RefHeading__4194_1917284667">4.1.6</text:bookmark-ref>), except for the fact that we need to specify explicitly which method or constructor to use when adding the task to a job. To this effect, we use a different form of the method <text:span text:style-name="Code_20_char">JPPFJob.addTask()</text:span>, that takes a method or constructor name as its first argument.</text:p>
      <text:p text:style-name="P1"/>
      <text:p text:style-name="P1">Here is a code example illustrating these possibilities:</text:p>
      <text:p text:style-name="P1"/>
      <text:p text:style-name="Code_20_block">public class MyClass implements Serializable {</text:p>
      <text:p text:style-name="Code_20_block"><text:s text:c="2"/>public MyClass() {</text:p>
      <text:p text:style-name="Code_20_block"><text:s text:c="2"/>}</text:p>
      <text:p text:style-name="Code_20_block"/>
      <text:p text:style-name="Code_20_block"><text:s text:c="2"/>public MyClass(int intArg, String stringArg) {</text:p>
      <text:p text:style-name="Code_20_block"><text:s text:c="4"/>String s = "int arg = " + intArg + ", string arg = \"" + stringArg + "\"";</text:p>
      <text:p text:style-name="Code_20_block"><text:s text:c="4"/>System.out.println(s);</text:p>
      <text:p text:style-name="Code_20_block"><text:s text:c="2"/>}</text:p>
      <text:p text:style-name="Code_20_block"/>
      <text:p text:style-name="Code_20_block"><text:s text:c="2"/>public String my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
      <text:p text:style-name="Code_20_block"><text:s text:c="2"/>public static String myStaticMethod(int intArg, String stringArg) {</text:p>
      <text:p text:style-name="Code_20_block"><text:s text:c="4"/>String s = "int arg = " + intArg + ", string arg = \"" + stringArg + "\"";</text:p>
      <text:p text:style-name="Code_20_block"><text:s text:c="4"/>System.out.println(s);</text:p>
      <text:p text:style-name="Code_20_block"><text:s text:c="4"/>return s;</text:p>
      <text:p text:style-name="Code_20_block"><text:s text:c="2"/>}</text:p>
      <text:p text:style-name="Code_20_block">}</text:p>
      <text:p text:style-name="Code_20_block"/>
      <text:p text:style-name="Code_20_block">JPPFJob job = new JPPFJob();</text:p>
      <text:p text:style-name="Code_20_block"/>
      <text:p text:style-name="P200">// add a task using the constructor as entry point</text:p>
      <text:p text:style-name="Code_20_block">Task<text:span text:style-name="T165">&lt;?&gt;</text:span> task1 = job.add("MyClass", <text:span text:style-name="T17">MyClass.class</text:span>, 3, "string arg");</text:p>
      <text:p text:style-name="Code_20_block"/>
      <text:p text:style-name="P200">// add a task using an instance method as entry point</text:p>
      <text:p text:style-name="P266">Task<text:span text:style-name="T165">&lt;?&gt;</text:span> task2 = job.add("myMethod", <text:span text:style-name="T17">new MyClass()</text:span>, 3, "string arg");</text:p>
      <text:p text:style-name="Code_20_block"/>
      <text:p text:style-name="P200">// add a task using a static method as entry point</text:p>
      <text:p text:style-name="P266">Task<text:span text:style-name="T165">&lt;?&gt;</text:span> task3 = job.add("myStaticMethod", <text:span text:style-name="T17">MyClass.class</text:span>, 3, "string arg");</text:p>
      <text:p text:style-name="P1"/>
      <text:p text:style-name="P1">POJO tasks present the following properties and constraints:</text:p>
      <text:p text:style-name="Standard"/>
      <text:list xml:id="list185419183167782" text:continue-list="list185419179167656" text:style-name="List_20_1">
        <text:list-item>
          <text:p text:style-name="P385">if the entry point is an <text:span text:style-name="T1">instance</text:span> (non-static) method, the class must be serializable</text:p>
        </text:list-item>
        <text:list-item>
          <text:p text:style-name="P385">if a method has a return type (i.e. non void), the return value will be set as the task result</text:p>
        </text:list-item>
        <text:list-item>
          <text:p text:style-name="P385">it is possible to use a public method or constructor as entry point</text:p>
        </text:list-item>
        <text:list-item>
          <text:p text:style-name="P385">a method entry point can be static or non-static</text:p>
        </text:list-item>
        <text:list-item>
          <text:p text:style-name="P385">A POJO task is added to a job by calling a <text:span text:style-name="Code_20_char">JPPFJob.add()</text:span> method whose first argument is the method or constructor name.</text:p>
        </text:list-item>
        <text:list-item>
          <text:p text:style-name="P385">if the entry point is a constructor or a static method, the second argument of <text:span text:style-name="Code_20_char">JPPFJob.add()</text:span> be a Class object representing the class that declares it.</text:p>
        </text:list-item>
        <text:list-item>
          <text:p text:style-name="P385">an annotated method or constructor can have any signature, with no limit on the number of arguments</text:p>
        </text:list-item>
        <text:list-item>
          <text:p text:style-name="P391">through the task-wrapping mechanism, a JPPF-annotated class benefits from the <text:span text:style-name="Code_20_char">Task</text:span> facilities described in the previous section <text:bookmark-ref text:reference-format="number-all-superior" text:ref-name="__RefHeading__30413167">4.1.1</text:bookmark-ref>, except for the callback methods <text:span text:style-name="Code_20_char">onCancel()</text:span> and <text:span text:style-name="Code_20_char">onTimeout()</text:span>.</text:p>
        </text:list-item>
      </text:list>
      <text:list xml:id="list185419185172306" text:continue-list="list185419180142764" text:style-name="Outline">
        <text:list-item>
          <text:list>
            <text:list-item>
              <text:list>
                <text:list-item>
                  <text:h text:style-name="Heading_20_3" text:outline-level="3"><text:soft-page-break/>Running non-Java tasks: CommandLineTask</text:h>
                </text:list-item>
              </text:list>
            </text:list-item>
          </text:list>
        </text:list-item>
      </text:list>
      <text:p text:style-name="P1">JPPF has a pre-defined task type that allows you to run an external process from a task. This process can be any executable program (including java), shell script or command. The JPPF API also provides a set of simple classes to access data, whether in-process or outside, local or remote.</text:p>
      <text:p text:style-name="P1"/>
      <text:p text:style-name="P1">The class that will allow you to run a process is <text:a xlink:type="simple" xlink:href="http://www.jppf.org/api/index.html?org/jppf/server/protocol/CommandLineTask.html" text:style-name="Internet_20_link" text:visited-style-name="Visited_20_Internet_20_Link"><text:span text:style-name="Code_20_char">CommandLineTask</text:span></text:a>. Like <text:a xlink:type="simple" xlink:href="http://www.jppf.org/api/index.html?org/jppf/server/protocol/JPPFTask.html" text:style-name="Internet_20_link" text:visited-style-name="Visited_20_Internet_20_Link"><text:span text:style-name="Code_20_char">JPPFTask</text:span></text:a>, it is an abstract class that you must extend and whose <text:span text:style-name="Code_20_char">run()</text:span> method you must override.</text:p>
      <text:p text:style-name="P1"/>
      <text:p text:style-name="P1">This class provides methods to:</text:p>
      <text:p text:style-name="P1"/>
      <text:p text:style-name="P38">Setup the external process name, path, arguments and environment:</text:p>
      <text:p text:style-name="P1"/>
      <text:p text:style-name="P200">// list of commands passed to the shell</text:p>
      <text:p text:style-name="Code_20_block">List&lt;String&gt; getCommandList()</text:p>
      <text:p text:style-name="Code_20_block">void setCommandList(List&lt;String&gt; commandList)</text:p>
      <text:p text:style-name="Code_20_block">void setCommandList(String... commands)</text:p>
      <text:p text:style-name="Code_20_block"/>
      <text:p text:style-name="P200">// set of environment variables</text:p>
      <text:p text:style-name="Code_20_block">Map&lt;String,String&gt; getEnv()</text:p>
      <text:p text:style-name="Code_20_block">void setEnv(Map&lt;String, String&gt; env)</text:p>
      <text:p text:style-name="Code_20_block"/>
      <text:p text:style-name="P200">// directory in which the command is executed</text:p>
      <text:p text:style-name="Code_20_block">String getStartDir()</text:p>
      <text:p text:style-name="Code_20_block">void setStartDir(String startDir)</text:p>
      <text:p text:style-name="Standard"/>
      <text:p text:style-name="P1">You can also use the built-in constructors to do this at task initialization time:</text:p>
      <text:p text:style-name="P1"><text:s text:c="2"/></text:p>
      <text:p text:style-name="Code_20_block"><text:s text:c="2"/>CommandLineTask(Map&lt;String, String&gt; env, String startDir, String... commands)</text:p>
      <text:p text:style-name="Code_20_block"><text:s text:c="2"/>CommandLineTask(String... commands)</text:p>
      <text:p text:style-name="P1"/>
      <text:p text:style-name="P38">Launch the process:</text:p>
      <text:p text:style-name="P1"/>
      <text:p text:style-name="P1">The process is launched by calling the following method from the <text:span text:style-name="Code_20_char">run()</text:span> method of the task:</text:p>
      <text:p text:style-name="P1"/>
      <text:p text:style-name="P200">// launch the process and return its exit code</text:p>
      <text:p text:style-name="Code_20_block">int launchProcess()</text:p>
      <text:p text:style-name="P1"/>
      <text:p text:style-name="P1">This method will block until the process has completed or is destroyed. The process exit code can also be obtained via the following method:</text:p>
      <text:p text:style-name="P1"/>
      <text:p text:style-name="P200">// get the process exit code</text:p>
      <text:p text:style-name="Code_20_block">int getExitCode()</text:p>
      <text:p text:style-name="P1"/>
      <text:p text:style-name="P38">Setup the capture of the process output:</text:p>
      <text:p text:style-name="P1"/>
      <text:p text:style-name="P1">You can specify and determine whether the process output (either standard or error console output) is or should be captured, and obtain the captured output:</text:p>
      <text:p text:style-name="P1"/>
      <text:p text:style-name="Code_20_block">boolean isCaptureOutput()</text:p>
      <text:p text:style-name="Code_20_block"><text:s text:c="2"/></text:p>
      <text:p text:style-name="Code_20_block">void setCaptureOutput(boolean captureOutput)</text:p>
      <text:p text:style-name="P200"><text:s text:c="2"/></text:p>
      <text:p text:style-name="P200">// corresponds to what is sent to System.out / stdout</text:p>
      <text:p text:style-name="Code_20_block">String getErrorOutput()</text:p>
      <text:p text:style-name="P200"><text:s text:c="2"/></text:p>
      <text:p text:style-name="P200">// corresponds to what is sent to System.err / stderr</text:p>
      <text:p text:style-name="Code_20_block">String getStandardOutput()</text:p>
      <text:p text:style-name="P1"/>
      <text:p text:style-name="P1"/>
      <text:p text:style-name="P374">Here is a sample command line task that lists the content of a directory in the node's file system:</text:p>
      <text:p text:style-name="P1"/>
      <text:p text:style-name="Code_20_block">import org.jppf.server.protocol.*;</text:p>
      <text:p text:style-name="Code_20_block"/>
      <text:p text:style-name="P20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text:span text:style-name="T36">// get the name of the node's operating system</text:span></text:p>
      <text:p text:style-name="Code_20_block"><text:s text:c="6"/>String os = System.getProperty("os.name").toLowerCase();</text:p>
      <text:p text:style-name="Code_20_block"><text:s text:c="6"/><text:span text:style-name="T36">// the type of OS determines which command to execute</text:span></text:p>
      <text:p text:style-name="Code_20_block"><text:s text:c="6"/>if (os.indexOf("linux") &gt;= 0) {</text:p>
      <text:p text:style-name="Code_20_block"><text:s text:c="8"/>setCommandList("ls", "-a", "/usr/local");</text:p>
      <text:p text:style-name="Code_20_block"><text:s text:c="6"/>} else if (os.indexOf("windows") &gt;= 0) {</text:p>
      <text:p text:style-name="Code_20_block"><text:s text:c="8"/>setCommandList("cmd", "/C", "dir", "C:\\Windows");</text:p>
      <text:p text:style-name="Code_20_block"><text:s text:c="6"/>}</text:p>
      <text:p text:style-name="Code_20_block"><text:s text:c="6"/><text:span text:style-name="T36">// enable the capture of the console output</text:span></text:p>
      <text:p text:style-name="Code_20_block"><text:s text:c="6"/>setCaptureOutput(true);</text:p>
      <text:p text:style-name="Code_20_block"><text:s text:c="6"/><text:span text:style-name="T36">// execute the script/command</text:span></text:p>
      <text:p text:style-name="Code_20_block"><text:s text:c="6"/>launchProcess();</text:p>
      <text:p text:style-name="Code_20_block"><text:s text:c="6"/><text:span text:style-name="T36">// get the resulting console output and set it as a result</text:span></text:p>
      <text:p text:style-name="Code_20_block"><text:s text:c="6"/>String output = getStandardOutput();</text:p>
      <text:p text:style-name="Code_20_block"><text:s text:c="6"/>setResult(output);</text:p>
      <text:p text:style-name="Code_20_block"><text:s text:c="4"/>} catch(Exception e) {</text:p>
      <text:p text:style-name="Code_20_block"><text:s text:c="6"/>setException(e);</text:p>
      <text:p text:style-name="Code_20_block"><text:s text:c="4"/>}</text:p>
      <text:p text:style-name="Code_20_block"><text:s text:c="2"/>}</text:p>
      <text:p text:style-name="Code_20_block">}</text:p>
      <text:list xml:id="list185419192144562" text:continue-numbering="true" text:style-name="Outline">
        <text:list-item>
          <text:list>
            <text:list-item>
              <text:list>
                <text:list-item>
                  <text:h text:style-name="P411" text:outline-level="3">Executing dynamic scripts: ScriptedTask</text:h>
                </text:list-item>
              </text:list>
            </text:list-item>
          </text:list>
        </text:list-item>
      </text:list>
      <text:p text:style-name="P20"><text:span text:style-name="T200">The class </text:span><text:a xlink:type="simple" xlink:href="http://www.jppf.org/api/index.html?org/jppf/node/protocol/ScriptedTask.html" text:style-name="Internet_20_link" text:visited-style-name="Visited_20_Internet_20_Link"><text:span text:style-name="T200">ScriptedTask</text:span></text:a><text:span text:style-name="T200"> allows you to execute scripts written in any dynamic language available via the </text:span><text:a xlink:type="simple" xlink:href="http://docs.oracle.com/javase/7/docs/api/index.html?javax/script/package-summary.html" text:style-name="Internet_20_link" text:visited-style-name="Visited_20_Internet_20_Link"><text:span text:style-name="T200">javax.script</text:span></text:a><text:span text:style-name="T200"> APIs. It is defined as follows:</text:span></text:p>
      <text:p text:style-name="P103"/>
      <text:p text:style-name="P284">public class ScriptedTask&lt;T&gt; extends AbstractTask&lt;T&gt; {</text:p>
      <text:p text:style-name="P283"><text:span text:style-name="T201"><text:s text:c="2"/></text:span><text:span text:style-name="T60">// Initialize this task with the specified language, script provided as a string</text:span></text:p>
      <text:p text:style-name="P283"><text:span text:style-name="T201"><text:s text:c="2"/></text:span><text:span text:style-name="T60">// and set of variable bindings</text:span></text:p>
      <text:p text:style-name="P285"><text:s text:c="2"/>public ScriptedTask(String language, String script, String reusableId,</text:p>
      <text:p text:style-name="P285"><text:s text:c="4"/>Map&lt;String, Object&gt; bindings) throws IllegalArgumentException</text:p>
      <text:p text:style-name="P284"/>
      <text:p text:style-name="P283"><text:span text:style-name="T201"><text:s text:c="2"/></text:span><text:span text:style-name="T60">// Initialize this task with the specified language, script provided as a reader</text:span></text:p>
      <text:p text:style-name="P283"><text:span text:style-name="T201"><text:s text:c="2"/></text:span><text:span text:style-name="T60">// and set of variable bindings</text:span></text:p>
      <text:p text:style-name="P285"><text:s text:c="2"/>public ScriptedTask(String language, Reader scriptReader, String reusableId,</text:p>
      <text:p text:style-name="P285"><text:s text:c="4"/>Map&lt;String, Object&gt; bindings) throws IllegalArgumentException, IOException</text:p>
      <text:p text:style-name="P284"/>
      <text:p text:style-name="P283"><text:span text:style-name="T201"><text:s text:c="2"/></text:span><text:span text:style-name="T60">// Initialize this task with the specified language, script provided as a file</text:span></text:p>
      <text:p text:style-name="P283"><text:span text:style-name="T201"><text:s text:c="2"/></text:span><text:span text:style-name="T60">// and set of variable bindings</text:span></text:p>
      <text:p text:style-name="P285"><text:s text:c="2"/>public ScriptedTask(String language, File scriptFile, String reusableId,</text:p>
      <text:p text:style-name="P285"><text:s text:c="4"/>Map&lt;String, Object&gt; bindings) throws IllegalArgumentException, IOException</text:p>
      <text:p text:style-name="P284"/>
      <text:p text:style-name="Code_20_block"><text:span text:style-name="T201"><text:s text:c="2"/></text:span><text:span text:style-name="T60">// Get the JSR 223 script language to use</text:span></text:p>
      <text:p text:style-name="P284"><text:s text:c="2"/>public String getLanguage()</text:p>
      <text:p text:style-name="P284"/>
      <text:p text:style-name="Code_20_block"><text:span text:style-name="T201"><text:s text:c="2"/></text:span><text:span text:style-name="T60">// Get the script to execute from this task</text:span></text:p>
      <text:p text:style-name="P284"><text:s text:c="2"/>public String getScript()</text:p>
      <text:p text:style-name="P284"/>
      <text:p text:style-name="Code_20_block"><text:span text:style-name="T201"><text:s text:c="2"/></text:span><text:span text:style-name="T60">// Get the unique identifier for the script</text:span></text:p>
      <text:p text:style-name="P284"><text:s text:c="2"/>public String getReusableId()</text:p>
      <text:p text:style-name="P284"/>
      <text:p text:style-name="Code_20_block"><text:span text:style-name="T201"><text:s text:c="2"/></text:span><text:span text:style-name="T60">// Get the user-defined variable bindings</text:span></text:p>
      <text:p text:style-name="P284"><text:s text:c="2"/>public Map&lt;String, Object&gt; getBindings()</text:p>
      <text:p text:style-name="P284"/>
      <text:p text:style-name="Code_20_block"><text:span text:style-name="T201"><text:s text:c="2"/></text:span><text:span text:style-name="T60">// Add the specified variable to the user-defined bindings</text:span></text:p>
      <text:p text:style-name="P284"><text:s text:c="2"/>public void addBinding(String name, Object value)</text:p>
      <text:p text:style-name="P284"/>
      <text:p text:style-name="Code_20_block"><text:span text:style-name="T201"><text:s text:c="2"/></text:span><text:span text:style-name="T60">// Remove the specified variable from the user-defined bindings</text:span></text:p>
      <text:p text:style-name="P284"><text:s text:c="2"/>public Object removeBinding(String name)</text:p>
      <text:p text:style-name="P284">}</text:p>
      <text:p text:style-name="P103"><text:soft-page-break/></text:p>
      <text:p text:style-name="P21"><text:span text:style-name="T202">Since </text:span><text:a xlink:type="simple" xlink:href="http://www.jppf.org/api/index.html?org/jppf/node/protocol/ScriptedTask.html" text:style-name="Internet_20_link" text:visited-style-name="Visited_20_Internet_20_Link"><text:span text:style-name="T202">ScriptedTask</text:span></text:a><text:span text:style-name="T202"> is a subclass of </text:span><text:a xlink:type="simple" xlink:href="http://www.jppf.org/api/index.html?org/jppf/node/protocol/AbstractTask.html" text:style-name="Internet_20_link" text:visited-style-name="Visited_20_Internet_20_Link"><text:span text:style-name="T202">Abstract</text:span></text:a><text:a xlink:type="simple" xlink:href="http://lwww.jppf.org/api/index.html?org/jppf/node/protocol/AbstractTask.html" text:style-name="Internet_20_link" text:visited-style-name="Visited_20_Internet_20_Link"><text:span text:style-name="T202">Task</text:span></text:a><text:span text:style-name="T202">, it has all the features that come with it, including life cycle management, error handling, etc. There is a special processing for Throwables raised by the script engine: some engines raise throwables which are not serializable, which may prevent JPPF from capturing them and return them back to the client application. To work around this, JPPF will instantiate a new exception with the same message and stack trace as the original exception. Thus some information may be lost, and you may need to handle these exceptions from within the scripts to retrieve this information.</text:span></text:p>
      <text:p text:style-name="P104"/>
      <text:p text:style-name="P21"><text:span text:style-name="T202">The </text:span><text:span text:style-name="Code_20_char"><text:span text:style-name="T202">reusableId</text:span></text:span><text:span text:style-name="T202"> parameter, provided in the constructors, indicates that, if the script engine has that capability, compiled scripts will be stored and reused, to avoid compiling the same scripts repeatedly. In a multithreaded context, as is the case in a JPPF node, multiple compilations may still occur for the script, since it is not possible to guarantee the thread-safety of a script engine, and compiled scripts are always associated with a single script engine instance. Thus, a script may be compiled multiple times, but normally no more than there are processing threads in the node.</text:span></text:p>
      <text:p text:style-name="P104"/>
      <text:p text:style-name="P22"><text:span text:style-name="T202">Java objects can be passed as variables to the script via the bindings, either in one of the constructors or using the addBinding() and removeBinding() methods. Additionally, a </text:span><text:a xlink:type="simple" xlink:href="http://www.jppf.org/api/index.html?org/jppf/node/protocol/ScriptedTask.html" text:style-name="Internet_20_link" text:visited-style-name="Visited_20_Internet_20_Link"><text:span text:style-name="T202">ScriptedTask</text:span></text:a><text:span text:style-name="T202"> always adds a reference to itself with the name </text:span><text:span text:style-name="Code_20_char"><text:span text:style-name="T203">“jppfTask”</text:span></text:span><text:span text:style-name="T203">, or the equivalent in the chosen script language, for instance. </text:span><text:span text:style-name="Code_20_char"><text:span text:style-name="T203">$jppfTask</text:span></text:span><text:span text:style-name="T203"> in PHP.</text:span></text:p>
      <text:p text:style-name="P105"/>
      <text:p text:style-name="P23"><text:span text:style-name="T204">The value returned by the script, if any, will be set as the task result, unless it has already been set to a non-null value, by calling </text:span><text:span text:style-name="Code_20_char"><text:span text:style-name="T204">jppfTask.setResult(...)</text:span></text:span><text:span text:style-name="T204"> from within the script.</text:span></text:p>
      <text:p text:style-name="P106"/>
      <text:p text:style-name="P107">For example, in the following Javascript script:</text:p>
      <text:p text:style-name="P107"/>
      <text:p text:style-name="P286">function myFunc() {</text:p>
      <text:p text:style-name="P286"><text:s text:c="2"/>jppfTask.setResult('Hello 1');</text:p>
      <text:p text:style-name="P286"><text:s text:c="2"/>return 'Hello 2';</text:p>
      <text:p text:style-name="P286">}</text:p>
      <text:p text:style-name="P286">myFunc();</text:p>
      <text:p text:style-name="P24"><text:span text:style-name="T205">The result of the evaluation of the script is the string “Hello 2”. However, the task result will be “Hello 1”, since it was set before the end of the script. If you comment out the first statement of the function (</text:span><text:span text:style-name="Code_20_char"><text:span text:style-name="T205">jppfStat.setResult()</text:span></text:span><text:span text:style-name="T205"> statement), then this time the task result will be the same as the script result “Hello 2”.</text:span></text:p>
      <text:list xml:id="list185419198170072" text:continue-numbering="true" text:style-name="Outline">
        <text:list-item>
          <text:list>
            <text:list-item>
              <text:list>
                <text:list-item>
                  <text:h text:style-name="Heading_20_3" text:outline-level="3">The Location API</text:h>
                </text:list-item>
              </text:list>
            </text:list-item>
          </text:list>
        </text:list-item>
      </text:list>
      <text:p text:style-name="P1">This API allows developers to easily write data to, or read data from various sources: JVM heap, file system or URL.</text:p>
      <text:p text:style-name="P1">It is based on he interface <text:a xlink:type="simple" xlink:href="http://www.jppf.org/api/index.html?org/jppf/server/protocol/Location.html" text:style-name="Internet_20_link" text:visited-style-name="Visited_20_Internet_20_Link"><text:span text:style-name="Code_20_char">Location</text:span></text:a>, which provides the following methods:</text:p>
      <text:p text:style-name="P1"/>
      <text:p text:style-name="Code_20_block">public interface Location&lt;T&gt; {</text:p>
      <text:p text:style-name="Code_20_block"><text:s text:c="2"/><text:span text:style-name="T36">// Copy the content at this location to another location</text:span></text:p>
      <text:p text:style-name="Code_20_block"><text:s text:c="2"/>void copyTo(Location location);</text:p>
      <text:p text:style-name="Code_20_block"><text:s text:c="2"/><text:span text:style-name="T36">// Obtain an input stream to read from this location</text:span></text:p>
      <text:p text:style-name="Code_20_block"><text:s text:c="2"/>InputStream getInputStream();</text:p>
      <text:p text:style-name="Code_20_block"><text:s text:c="2"/><text:span text:style-name="T36">// Obtain an output stream to write to this location</text:span></text:p>
      <text:p text:style-name="Code_20_block"><text:s text:c="2"/>OutputStream getOutputStream():</text:p>
      <text:p text:style-name="Code_20_block"><text:s text:c="2"/><text:span text:style-name="T36">// Get this location's path</text:span></text:p>
      <text:p text:style-name="Code_20_block"><text:s text:c="2"/>T getPath();</text:p>
      <text:p text:style-name="Code_20_block"><text:s text:c="2"/><text:span text:style-name="T36">// Get the size of the data this location points to</text:span></text:p>
      <text:p text:style-name="Code_20_block"><text:s text:c="2"/>long size();</text:p>
      <text:p text:style-name="Code_20_block"><text:s text:c="2"/><text:span text:style-name="T36">// Get the content at this location as an array of bytes</text:span></text:p>
      <text:p text:style-name="Code_20_block"><text:s text:c="2"/>byte[] toByteArray() throws Exception;</text:p>
      <text:p text:style-name="Code_20_block">}</text:p>
      <text:p text:style-name="P1"/>
      <text:p text:style-name="P1">Currently, JPPF provides 3 implementations of this interface:</text:p>
      <text:p text:style-name="P1"/>
      <text:list xml:id="list185419200157830" text:continue-list="list185419183167782" text:style-name="List_20_1">
        <text:list-item>
          <text:p text:style-name="P389"><text:a xlink:type="simple" xlink:href="http://www.jppf.org/api/index.html?org/jppf/server/protocol/FileLocation.html" text:style-name="Internet_20_link" text:visited-style-name="Visited_20_Internet_20_Link"><text:span text:style-name="Code_20_char">FileLocation</text:span></text:a> represents a path in the file system</text:p>
        </text:list-item>
        <text:list-item>
          <text:p text:style-name="P389"><text:a xlink:type="simple" xlink:href="http://www.jppf.org/api/index.html?org/jppf/server/protocol/URLLocation.html" text:style-name="Internet_20_link" text:visited-style-name="Visited_20_Internet_20_Link"><text:span text:style-name="Code_20_char">URLLocation</text:span></text:a> can be used to get data to and from a URL, including HTTP and FTP URLs</text:p>
        </text:list-item>
        <text:list-item>
          <text:p text:style-name="P389"><text:a xlink:type="simple" xlink:href="http://www.jppf.org/api/index.html?org/jppf/server/protocol/MemoryLocation.html" text:style-name="Internet_20_link" text:visited-style-name="Visited_20_Internet_20_Link"><text:span text:style-name="Code_20_char">MemoryLocation</text:span></text:a> represents a block of data in memory that can be copied from or sent to another location</text:p>
        </text:list-item>
      </text:list>
      <text:p text:style-name="P1"/>
      <text:p text:style-name="P1"/>
      <text:p text:style-name="P374">To illustrate the use of this API, let's transform our previous ListDirectoryTask in a way such that the output of the command is redirected to a file, instead of the console. We then read the content of this file and set it as the task's result:</text:p>
      <text:p text:style-name="P1"/>
      <text:p text:style-name="Code_20_block">import org.jppf.server.protocol.*;</text:p>
      <text:p text:style-name="Code_20_block"><text:s text:c="2"/></text:p>
      <text:p text:style-name="P200">// This task lists the files in a directory of the node's host</text:p>
      <text:p text:style-name="Code_20_block">public class ListDirectoryTask extends CommandLineTask {</text:p>
      <text:p text:style-name="Code_20_block"><text:s text:c="2"/><text:span text:style-name="T36">// Execute the script</text:span></text:p>
      <text:p text:style-name="Code_20_block"><text:s text:c="2"/>public void run() {</text:p>
      <text:p text:style-name="Code_20_block"><text:s text:c="4"/>try {</text:p>
      <text:p text:style-name="Code_20_block"><text:s text:c="6"/>String os = System.getProperty("os.name").toLowerCase();</text:p>
      <text:p text:style-name="Code_20_block"><text:s text:c="6"/>if (os.indexOf("linux") &gt;= 0)</text:p>
      <text:p text:style-name="Code_20_block"><text:s text:c="8"/><text:span text:style-name="T36">// equivalent to shell command "ls -a /usr/local &gt; output.txt"</text:span></text:p>
      <text:p text:style-name="Code_20_block"><text:s text:c="8"/>setCommandList("ls", "-a", "/usr/local", "&gt;", "output.txt");</text:p>
      <text:p text:style-name="Code_20_block"><text:s text:c="6"/>else if (os.indexOf("windows") &gt;= 0)</text:p>
      <text:p text:style-name="Code_20_block"><text:s text:c="8"/><text:span text:style-name="T36">// equivalent to shell command "dir C:\Windows &gt; output.txt"</text:span></text:p>
      <text:p text:style-name="Code_20_block"><text:s text:c="8"/>setCommandList("cmd", "/C", "dir", "C:\\Windows", "&gt;", "output.txt");</text:p>
      <text:p text:style-name="Code_20_block"><text:s text:c="6"/><text:span text:style-name="T36">// disable the capture of the console output</text:span></text:p>
      <text:p text:style-name="Code_20_block"><text:s text:c="6"/>setCaptureOutput(false);</text:p>
      <text:p text:style-name="Code_20_block"><text:s text:c="6"/><text:span text:style-name="T36">// execute the script or command</text:span></text:p>
      <text:p text:style-name="Code_20_block"><text:s text:c="6"/>launchProcess();</text:p>
      <text:p text:style-name="Code_20_block"><text:s text:c="6"/><text:span text:style-name="T36">// copy the resulting file in memory</text:span></text:p>
      <text:p text:style-name="Code_20_block"><text:s text:c="6"/>FileLocation fileLoc = new FileLocation("output.txt");</text:p>
      <text:p text:style-name="Code_20_block"><text:s text:c="6"/>MemoryLocation memoryLoc = new MemoryLocation((int) fileLoc.size());</text:p>
      <text:p text:style-name="Code_20_block"><text:s text:c="6"/>fileLoc.copyTo(memoryLoc);</text:p>
      <text:p text:style-name="Code_20_block"><text:s text:c="6"/><text:span text:style-name="T36">// set the file content as a result</text:span></text:p>
      <text:p text:style-name="Code_20_block"><text:s text:c="6"/>setResult(new String(memoryLoc.toByteArray()));</text:p>
      <text:p text:style-name="Code_20_block"><text:s text:c="4"/>} catch(Exception e) {</text:p>
      <text:p text:style-name="Code_20_block"><text:s text:c="6"/>setException(e);</text:p>
      <text:p text:style-name="Code_20_block"><text:s text:c="4"/>}</text:p>
      <text:p text:style-name="Code_20_block"><text:s text:c="2"/>}</text:p>
      <text:p text:style-name="Code_20_block">}</text:p>
      <text:p text:style-name="P1"/>
      <text:list xml:id="list185419204148113" text:continue-list="list185419198170072" text:style-name="Outline">
        <text:list-item>
          <text:list>
            <text:list-item>
              <text:h text:style-name="P402" text:outline-level="2">Dealing with jobs</text:h>
            </text:list-item>
          </text:list>
        </text:list-item>
      </text:list>
      <text:p text:style-name="Standard">A job is a grouping of tasks with a common set of characteristics and a common SLA. These characteristics include:</text:p>
      <text:p text:style-name="Standard"/>
      <text:list xml:id="list185419204155872" text:continue-list="list185419200157830" text:style-name="List_20_1">
        <text:list-item>
          <text:p text:style-name="P385">common data shared between tasks (data provider)</text:p>
        </text:list-item>
        <text:list-item>
          <text:p text:style-name="P385">A common Service Level Agreement (SLA) comprising:</text:p>
        </text:list-item>
      </text:list>
      <text:list xml:id="list2087864314447350392" text:style-name="List_20_2">
        <text:list-item>
          <text:list>
            <text:list-item>
              <text:list>
                <text:list-item>
                  <text:p text:style-name="P394">the job priority</text:p>
                </text:list-item>
                <text:list-item>
                  <text:p text:style-name="P394">the maximum number of nodes a job can be executed on</text:p>
                </text:list-item>
                <text:list-item>
                  <text:p text:style-name="P394">an optional execution policy describing which nodes the job can run on</text:p>
                </text:list-item>
                <text:list-item>
                  <text:p text:style-name="P394">a suspended indicator, that enables submitting a job in suspended state, waiting for an external command to resume or start its execution</text:p>
                </text:list-item>
                <text:list-item>
                  <text:p text:style-name="P394">an execution start date and time</text:p>
                </text:list-item>
                <text:list-item>
                  <text:p text:style-name="P394">an expiration (timeout) date and time</text:p>
                </text:list-item>
                <text:list-item>
                  <text:p text:style-name="P394">an indicator specifying what the server should do when the application is disconnected</text:p>
                </text:list-item>
              </text:list>
            </text:list-item>
          </text:list>
        </text:list-item>
      </text:list>
      <text:list xml:id="list185419205171025" text:continue-list="list185419204155872" text:style-name="List_20_1">
        <text:list-item>
          <text:p text:style-name="P389">a blocking/non-blocking indicator, specifying whether the job execution is synchronous or asynchronous from the application's point of view</text:p>
        </text:list-item>
        <text:list-item>
          <text:p text:style-name="P389">a listener to receive notifications of completed tasks when running in non-blocking mode</text:p>
        </text:list-item>
        <text:list-item>
          <text:p text:style-name="P389">the ability to receive notifications when the job execution starts and completes</text:p>
        </text:list-item>
        <text:list-item>
          <text:p text:style-name="P389">a persistence manager, to store the job state during execution, and recover its latest saved state on demand, in particular after an application crash</text:p>
        </text:list-item>
      </text:list>
      <text:p text:style-name="P1"/>
      <text:p text:style-name="P1">In the JPPF API, a job is represented by the class <text:a xlink:type="simple" xlink:href="http://www.jppf.org/api/index.html?org/jppf/client/JPPFJob.html" text:style-name="Internet_20_link" text:visited-style-name="Visited_20_Internet_20_Link"><text:span text:style-name="Code_20_char">JPPFJob</text:span></text:a>. In addition to accessors and mutators for the attributes we have seen above, <text:span text:style-name="Code_20_char">JPPFJob</text:span> provides methods to add tasks and a set of constructors that the make creation of jobs easier.</text:p>
      <text:list xml:id="list185419206169425" text:continue-list="list185419204148113" text:style-name="Outline">
        <text:list-item>
          <text:list>
            <text:list-item>
              <text:list>
                <text:list-item>
                  <text:h text:style-name="Heading_20_3" text:outline-level="3">Creating a job</text:h>
                </text:list-item>
              </text:list>
            </text:list-item>
          </text:list>
        </text:list-item>
      </text:list>
      <text:p text:style-name="Standard">To create a job, <text:a xlink:type="simple" xlink:href="http://www.jppf.org/api/index.html?org/jppf/client/JPPFJob.html" text:style-name="Internet_20_link" text:visited-style-name="Visited_20_Internet_20_Link"><text:span text:style-name="Code_20_char"><text:span text:style-name="T108">JPPFJob</text:span></text:span></text:a> <text:span text:style-name="T254">has a single no-arg constructor, which generates a unique universal identifier for the job:</text:span></text:p>
      <text:p text:style-name="P1"/>
      <text:p text:style-name="P351"><text:span text:style-name="T271">public class JPPFJob </text:span><text:span text:style-name="T272">extends AbstractJPPFJob</text:span></text:p>
      <text:p text:style-name="P340"><text:span text:style-name="T267"><text:s text:c="21"/></text:span>implements Iterable&lt;Task&lt;?&gt;&gt;, <text:span text:style-name="T267">Future</text:span>&lt;Task&lt;?&gt;&gt; {</text:p>
      <text:p text:style-name="P220"><text:s text:c="2"/>// creates a job with default values for its attributes</text:p>
      <text:p text:style-name="P339"><text:s text:c="2"/>public JPPFJob()</text:p>
      <text:p text:style-name="P339"/>
      <text:p text:style-name="P220"><text:s text:c="2"/>// <text:span text:style-name="T273">get the</text:span> UUID <text:span text:style-name="T273">of this job</text:span></text:p>
      <text:p text:style-name="P342"><text:s text:c="2"/>public String <text:span text:style-name="T270">getUuid</text:span>(uuid)</text:p>
      <text:p text:style-name="P339">}</text:p>
      <text:p text:style-name="P163"/>
      <text:p text:style-name="P33"><text:span text:style-name="T270">T</text:span>he job <text:span text:style-name="T254">UUID</text:span> is automatically generated as a pseudo-random string of hexadecimal characters <text:span text:style-name="T255">in the standard 8-4-4-12 format</text:span>. It can then be obtained with the job's <text:span text:style-name="Code_20_char">get</text:span><text:span text:style-name="Code_20_char"><text:span text:style-name="T254">Uuid</text:span></text:span><text:span text:style-name="Code_20_char">()</text:span><text:span text:style-name="T274"> method. </text:span></text:p>
      <text:p text:style-name="P177"/>
      <text:p text:style-name="P384"><text:span text:style-name="T31">Important note</text:span><text:span text:style-name="T273">: </text:span><text:span text:style-name="T11">the role of the job UUID is critical, since it is used to distinguish the job from potentially many others in all JPPF grid topologies. It is also used in most job management and monitoring operations.</text:span></text:p>
      <text:p text:style-name="P178"/>
      <text:p text:style-name="P1">Each <text:span text:style-name="T273">job also has a name, which can be used to identify a job in a human readable way. When a job is created, its name is set to the job UUID. It can later be changed or accessed with the following accessors:</text:span></text:p>
      <text:p text:style-name="P179"/>
      <text:p text:style-name="P354"><text:span text:style-name="T271">public class JPPFJob </text:span><text:span text:style-name="T272">extends AbstractJPPFJob</text:span></text:p>
      <text:p text:style-name="P343"><text:span text:style-name="T267"><text:s text:c="21"/></text:span>implements Iterable&lt;Task&lt;?&gt;&gt;, <text:span text:style-name="T267">Future</text:span>&lt;Task&lt;?&gt;&gt; {</text:p>
      <text:p text:style-name="P221"><text:s text:c="2"/>// <text:span text:style-name="T273">get the name of this job</text:span></text:p>
      <text:p text:style-name="P343"><text:s text:c="2"/>public <text:span text:style-name="T275">String getName</text:span>()</text:p>
      <text:p text:style-name="P343"/>
      <text:p text:style-name="P221"><text:s text:c="2"/>// <text:span text:style-name="T273">assign a name to this job</text:span></text:p>
      <text:p text:style-name="P343"><text:s text:c="2"/>public <text:span text:style-name="T273">void setName</text:span>(String <text:span text:style-name="T273">name</text:span>)</text:p>
      <text:p text:style-name="P343">}</text:p>
      <text:p text:style-name="P180"/>
      <text:p text:style-name="P181">Note that the job's name is displayed in the "job data" view of the JPPF graphical administration console.</text:p>
      <text:list xml:id="list185419209171405" text:continue-numbering="true" text:style-name="Outline">
        <text:list-item>
          <text:list>
            <text:list-item>
              <text:list>
                <text:list-item>
                  <text:h text:style-name="Heading_20_3" text:outline-level="3">Adding tasks to a job</text:h>
                </text:list-item>
              </text:list>
            </text:list-item>
          </text:list>
        </text:list-item>
      </text:list>
      <text:p text:style-name="P1">As we have seen in section <text:bookmark-ref text:reference-format="number-all-superior" text:ref-name="__RefHeading__30301529">4.1</text:bookmark-ref> about the various forms of tasks that we can use in JPPF, <text:a xlink:type="simple" xlink:href="http://www.jppf.org/api/index.html?org/jppf/client/JPPFJob.html" text:style-name="Internet_20_link" text:visited-style-name="Visited_20_Internet_20_Link"><text:span text:style-name="Code_20_char">JPPFJob</text:span></text:a> provides two methods to add tasks to a job.</text:p>
      <text:p text:style-name="P1"/>
      <text:p text:style-name="P38">Addding a JPPFTask, annotated, Runnable or Callable task</text:p>
      <text:p text:style-name="P1"/>
      <text:p text:style-name="Code_20_block"><text:s text:c="2"/>public Task<text:span text:style-name="T166">&lt;?&gt;</text:span> add(Object taskObject, Object...args) throws JPPFException</text:p>
      <text:p text:style-name="P1"/>
      <text:p text:style-name="P1"><text:soft-page-break/>The <text:span text:style-name="Code_20_char">taskObject</text:span> parameter can be one of the following:</text:p>
      <text:list xml:id="list185419210164496" text:continue-list="list185419205171025" text:style-name="List_20_1">
        <text:list-item>
          <text:p text:style-name="P389">an instance of <text:span text:style-name="Code_20_char">Task</text:span></text:p>
        </text:list-item>
        <text:list-item>
          <text:p text:style-name="P389">an instance of a class with a non-static public method annotated with <text:span text:style-name="Code_20_char">@JPPFRunnable</text:span></text:p>
        </text:list-item>
        <text:list-item>
          <text:p text:style-name="P389">a <text:span text:style-name="Code_20_char">Class</text:span> object representing a class that has a public static method or a constructor annotated with <text:span text:style-name="Code_20_char">@JPPFRunnable</text:span></text:p>
        </text:list-item>
        <text:list-item>
          <text:p text:style-name="P389">an instance of a a Runnable class</text:p>
        </text:list-item>
        <text:list-item>
          <text:p text:style-name="P389">an instance of a Callable class</text:p>
        </text:list-item>
      </text:list>
      <text:p text:style-name="P1"/>
      <text:p text:style-name="P1">The <text:span text:style-name="Code_20_char">args</text:span> parameter is optional and is only used to pass the arguments of a method or constructor annotated with <text:span text:style-name="Code_20_char">@JPPFRunnable</text:span>. It is ignored for all other forms of tasks.</text:p>
      <text:p text:style-name="P1"/>
      <text:p text:style-name="P1">The return value is an instance of <text:span text:style-name="Code_20_char">Task</text:span>, regardless the type of task that is added. In the case of an annotated, Runnable or Callable task, the original task object, wrapped by this <text:span text:style-name="Code_20_char">Task</text:span>, can be retrieved using the method <text:span text:style-name="Code_20_char">Task.getTaskObject()</text:span>, as in the following example:</text:p>
      <text:p text:style-name="P1"/>
      <text:p text:style-name="Code_20_block">Task<text:span text:style-name="T166">&lt;?&gt;</text:span> task = job.add(new MyRunnableTask());</text:p>
      <text:p text:style-name="Code_20_block">MyRunnableTask runnableTask = (MyRunnableTask) task.getTaskObject();</text:p>
      <text:p text:style-name="P1"/>
      <text:p text:style-name="P1">As JPPF <text:span text:style-name="T256">uses</text:span> reflection to properly wrap the task, an eventual exception may be thrown, wrapped <text:span text:style-name="T256">in</text:span> a <text:span text:style-name="Code_20_char">JPPFException</text:span>.</text:p>
      <text:p text:style-name="P1"/>
      <text:p text:style-name="P38">Adding a POJO task</text:p>
      <text:p text:style-name="P1"/>
      <text:p text:style-name="Code_20_block">public Task<text:span text:style-name="T166">&lt;?&gt;</text:span> add(String method, Object taskObject, Object...args) throws JPPFException</text:p>
      <text:p text:style-name="Standard"/>
      <text:p text:style-name="Standard">The <text:span text:style-name="Code_20_char">method</text:span> parameter is the name of the method or of the constructor to execute as the entry point of the task. In the case of a constructor, it must be the same as the name of the class.</text:p>
      <text:p text:style-name="Standard"/>
      <text:p text:style-name="P1">The <text:span text:style-name="Code_20_char">taskObject</text:span> parameter can be one of the following:</text:p>
      <text:list xml:id="list185419213167245" text:continue-numbering="true" text:style-name="List_20_1">
        <text:list-item>
          <text:p text:style-name="P389">an instance of the POJO class if the entry point is a non-static method</text:p>
        </text:list-item>
        <text:list-item>
          <text:p text:style-name="P385">a <text:span text:style-name="Code_20_char">Class</text:span> object representing a <text:s/>POJO class that has a public static method or a constructor <text:span text:style-name="Code_20_char">a</text:span><text:span text:style-name="Code_20_char"><text:span text:style-name="T108">s entry point</text:span></text:span></text:p>
        </text:list-item>
      </text:list>
      <text:p text:style-name="P1"><text:span text:style-name="Code_20_char"/></text:p>
      <text:p text:style-name="P28">The optional <text:span text:style-name="Code_20_char">args</text:span> parameter is used to pass the arguments of a method or constructor defined as the task's entry point.</text:p>
      <text:p text:style-name="P1"/>
      <text:p text:style-name="P1">As for the other form of this method, the return value is a <text:span text:style-name="Code_20_char">JPPFTask,</text:span> and <text:span text:style-name="Code_20_char">t</text:span>he original task object <text:s/>can be retrieved using the method <text:span text:style-name="Code_20_char">JPPFTask.getTaskObject()</text:span>, as in the following example:</text:p>
      <text:p text:style-name="P1"/>
      <text:p text:style-name="Code_20_block">Task<text:span text:style-name="T167">&lt;?&gt;</text:span> task = job.add("myMethod", new MyPOJO(), 3, "string");</text:p>
      <text:p text:style-name="Code_20_block">MyPOJO pojo = (MyPOJO) task.getTaskObject();</text:p>
      <text:p text:style-name="P200">// we can also set a timeout on the wrapper</text:p>
      <text:p text:style-name="Code_20_block">task.setTimeoutSchedule(new JPPFSchedule(5000L));</text:p>
      <text:p text:style-name="P29"/>
      <text:p text:style-name="P29">As JPPF <text:span text:style-name="T256">uses</text:span> reflection to properly wrap the task, an eventual exception may be thrown, wrapped <text:span text:style-name="T256">in</text:span> a <text:span text:style-name="Code_20_char">JPPFException</text:span>.</text:p>
      <text:list xml:id="list185419215160887" text:continue-list="list185419209171405" text:style-name="Outline">
        <text:list-item>
          <text:list>
            <text:list-item>
              <text:list>
                <text:list-item>
                  <text:h text:style-name="P412" text:outline-level="3">Inspecting the tasks of a job</text:h>
                </text:list-item>
              </text:list>
            </text:list-item>
          </text:list>
        </text:list-item>
      </text:list>
      <text:p text:style-name="P13"><text:a xlink:type="simple" xlink:href="http://www.jppf.org/api/index.html?org/jppf/client/JPPFJob.html" text:style-name="Internet_20_link" text:visited-style-name="Visited_20_Internet_20_Link"><text:span text:style-name="T175">JPPFJob</text:span></text:a><text:span text:style-name="T175"> provides two ways to get and inspect its tasks: one way is to call the method </text:span><text:span text:style-name="Code_20_char"><text:span text:style-name="T175">getJobTasks()</text:span></text:span><text:span text:style-name="T175"> to obtain the list of tasks, the other is to take advantage of JPPFJob implementing </text:span><text:span text:style-name="Code_20_char"><text:span text:style-name="T175">Iterable&lt;</text:span></text:span><text:a xlink:type="simple" xlink:href="http://www.jppf.org/api/index.html?org/jppf/node/protocol/Task.html" text:style-name="Internet_20_link" text:visited-style-name="Visited_20_Internet_20_Link"><text:span text:style-name="Code_20_char"><text:span text:style-name="T175">Task&lt;?&gt;</text:span></text:span></text:a><text:span text:style-name="Code_20_char"><text:span text:style-name="T175">&gt;</text:span></text:span><text:span text:style-name="T175">.</text:span></text:p>
      <text:p text:style-name="P68"/>
      <text:p text:style-name="P13"><text:span text:style-name="T176">For example, the following two ways to iterate over the tasks in a job are equivalent:</text:span></text:p>
      <text:p text:style-name="P69"/>
      <text:p text:style-name="P268">JPPFJob myJob = ...;</text:p>
      <text:p text:style-name="P268"/>
      <text:p text:style-name="P225">// get the list of tasks in the job and iterate over them</text:p>
      <text:p text:style-name="P267"><text:span text:style-name="T176">for (Task&lt;?&gt; task: myJ</text:span><text:span text:style-name="T21">ob.getJobTasks()</text:span><text:span text:style-name="T176">) {</text:span></text:p>
      <text:p text:style-name="Code_20_block"><text:span text:style-name="T176"><text:s text:c="2"/></text:span><text:span text:style-name="T50">// do something ...</text:span></text:p>
      <text:p text:style-name="P268">}</text:p>
      <text:p text:style-name="P268"/>
      <text:p text:style-name="P225">// iterate over the job directly</text:p>
      <text:p text:style-name="Code_20_block"><text:span text:style-name="T21">for (Task&lt;?&gt; task: myJob)</text:span><text:span text:style-name="T176"> {</text:span></text:p>
      <text:p text:style-name="Code_20_block"><text:span text:style-name="T176"><text:s text:c="2"/></text:span><text:span text:style-name="T50">// do something ...</text:span></text:p>
      <text:p text:style-name="P268">}</text:p>
      <text:list xml:id="list185419217150217" text:continue-numbering="true" text:style-name="Outline">
        <text:list-item>
          <text:list>
            <text:list-item>
              <text:list>
                <text:list-item>
                  <text:h text:style-name="P413" text:outline-level="3">Non-blocking jobs</text:h>
                </text:list-item>
              </text:list>
            </text:list-item>
          </text:list>
        </text:list-item>
      </text:list>
      <text:p text:style-name="P166">Jobs can be submitted asynchronously from the application's perspective. This means that an asynchronous (or non-blocking) job will not block the application thread from which it is submitted. It also implies that we must have the means to obtain the <text:a xlink:type="simple" xlink:href="#1.2.7.Job execution results|outline" text:style-name="Internet_20_link" text:visited-style-name="Visited_20_Internet_20_Link">execution results</text:a> at a later time.</text:p>
      <text:p text:style-name="P166"/>
      <text:p text:style-name="P166"><text:soft-page-break/>The blocking attriibute of a job is accessed with the following getter and setter:</text:p>
      <text:p text:style-name="P166"/>
      <text:p text:style-name="P340">public class JPPFJob <text:span text:style-name="T267">extends AbstractJPPFJob</text:span></text:p>
      <text:p text:style-name="P340"><text:span text:style-name="T267"><text:s text:c="21"/></text:span>implements Iterable&lt;Task&lt;?&gt;&gt;, <text:span text:style-name="T267">Future</text:span>&lt;Task&lt;?&gt;&gt; {</text:p>
      <text:p text:style-name="P351"><text:span text:style-name="T256"><text:s text:c="2"/></text:span><text:span text:style-name="T88">// Determine whether the execution of this job is blocking on the client side</text:span></text:p>
      <text:p text:style-name="P345"><text:s text:c="2"/>public boolean isBlocking()</text:p>
      <text:p text:style-name="Code_20_block"><text:span text:style-name="T256"><text:s text:c="2"/></text:span><text:span text:style-name="T88">// Specify whether the execution of this job is blocking on the client side</text:span></text:p>
      <text:p text:style-name="P345"><text:s text:c="2"/>public void setBlocking(final boolean blocking)</text:p>
      <text:p text:style-name="P345">}</text:p>
      <text:p text:style-name="P166"/>
      <text:p text:style-name="P176"><text:span text:style-name="T256">Note that a job is blocking by default, therefore you must explicitely call </text:span><text:span text:style-name="Code_20_char"><text:span text:style-name="T256">setBlocking(false)</text:span></text:span><text:span text:style-name="T256"> before submitting it, to make it an asynchrnous job.</text:span></text:p>
      <text:list xml:id="list185419219163473" text:continue-numbering="true" text:style-name="Outline">
        <text:list-item>
          <text:list>
            <text:list-item>
              <text:list>
                <text:list-item>
                  <text:h text:style-name="Heading_20_3" text:outline-level="3"><text:span text:style-name="T258">Job submission</text:span></text:h>
                </text:list-item>
              </text:list>
            </text:list-item>
          </text:list>
        </text:list-item>
      </text:list>
      <text:p text:style-name="P28"><text:span text:style-name="T256">Jobs are submitted with the </text:span><text:a xlink:type="simple" xlink:href="#1.8.3.Submitting a job|outline" text:style-name="Internet_20_link" text:visited-style-name="Visited_20_Internet_20_Link"><text:span text:style-name="T256">JPPFClient API</text:span></text:a><text:span text:style-name="T256">, as seen later on in this manual. What is important to retain is that the immediate outcome of a job submission is different for blocking and non-blocking jobs, as illustrated in the following examples:</text:span></text:p>
      <text:p text:style-name="P182"/>
      <text:p text:style-name="P346">JPPFClient client = ...;</text:p>
      <text:p text:style-name="P223">// a new job is blocking by default</text:p>
      <text:p text:style-name="P346">JPPFJob blockingJob = new JPPFJob();</text:p>
      <text:p text:style-name="P346">blockingJob.addTask(new MyTask()):</text:p>
      <text:p text:style-name="P222">// blocks until the job has completed</text:p>
      <text:p text:style-name="P231">List&lt;Task&lt;?&gt;&gt; results = client.submit(blockingJob);</text:p>
      <text:p text:style-name="P346"/>
      <text:p text:style-name="P346">JPPFJob nonBlockingJob = new JPPFJob();</text:p>
      <text:p text:style-name="P346">nonBlockingJob.setBlocking(false);</text:p>
      <text:p text:style-name="P346">nonBlockingJob.addTask(new MyTask()):</text:p>
      <text:p text:style-name="P200"><text:span text:style-name="T257">// returns null immediately, without blocking the current thread</text:span></text:p>
      <text:p text:style-name="P231">client.submit(blockingJob);</text:p>
      <text:p text:style-name="P200"><text:span text:style-name="T257">// ... later on, collect the results</text:span></text:p>
      <text:p text:style-name="P231">List&lt;Task&lt;?&gt;&gt; results2 = nonBlockingJob.awaitResults();</text:p>
      <text:list xml:id="list185419220159857" text:continue-numbering="true" text:style-name="Outline">
        <text:list-item>
          <text:list>
            <text:list-item>
              <text:list>
                <text:list-item>
                  <text:h text:style-name="P414" text:outline-level="3">Job execution results</text:h>
                </text:list-item>
              </text:list>
            </text:list-item>
          </text:list>
        </text:list-item>
      </text:list>
      <text:p text:style-name="P165"><text:a xlink:type="simple" xlink:href="http://www.jppf.org/api/index.html?org/jppf/client/JPPFJob.html" text:style-name="Internet_20_link" text:visited-style-name="Visited_20_Internet_20_Link"><text:span text:style-name="T175">JPPFJob</text:span></text:a><text:span text:style-name="T175"> provides the following methods to explore and obtain the execution results of its tasks:</text:span></text:p>
      <text:p text:style-name="P167"/>
      <text:p text:style-name="P341">public class JPPFJob <text:span text:style-name="T267">extends AbstractJPPFJob</text:span></text:p>
      <text:p text:style-name="P341"><text:span text:style-name="T267"><text:s text:c="21"/></text:span>implements Iterable&lt;Task&lt;?&gt;&gt;, <text:span text:style-name="T267">Future</text:span>&lt;Task&lt;?&gt;&gt; {</text:p>
      <text:p text:style-name="P352"><text:span text:style-name="T259"><text:s text:c="2"/></text:span><text:span text:style-name="T89">// Get the count of tasks in this job that have completed</text:span></text:p>
      <text:p text:style-name="P347"><text:s text:c="2"/>public int executedTaskCount()</text:p>
      <text:p text:style-name="Code_20_block"><text:span text:style-name="T259"><text:s text:c="2"/></text:span><text:span text:style-name="T89">// Get the count of tasks in this job that haven't yet been executed</text:span></text:p>
      <text:p text:style-name="P347"><text:s text:c="2"/>public int unexecutedTaskCount()</text:p>
      <text:p text:style-name="Code_20_block"><text:span text:style-name="T259"><text:s text:c="2"/></text:span><text:span text:style-name="T89">// Wait until all execution results of the tasks in this job have been collected</text:span></text:p>
      <text:p text:style-name="P347"><text:s text:c="2"/>public List&lt;Task&lt;?&gt;&gt; awaitResults()</text:p>
      <text:p text:style-name="Code_20_block"><text:span text:style-name="T259"><text:s text:c="2"/></text:span><text:span text:style-name="T89">// Wait until all execution results of the tasks in this job have been collected</text:span></text:p>
      <text:p text:style-name="Code_20_block"><text:span text:style-name="T259"><text:s text:c="2"/></text:span><text:span text:style-name="T89">// or the timeout expires, whichever happens first</text:span></text:p>
      <text:p text:style-name="P347"><text:s text:c="2"/>public List&lt;Task&lt;?&gt;&gt; awaitResults(final long timeout)</text:p>
      <text:p text:style-name="Code_20_block"><text:span text:style-name="T259"><text:s text:c="2"/></text:span><text:span text:style-name="T89">// Get the list of currently available task execution results</text:span></text:p>
      <text:p text:style-name="P347"><text:s text:c="2"/>public List&lt;Task&lt;?&gt;&gt; getAllResults()</text:p>
      <text:p text:style-name="Code_20_block"><text:span text:style-name="T259"><text:s text:c="2"/></text:span><text:span text:style-name="T89">// </text:span><text:span text:style-name="T90">Get the execution status of this job</text:span></text:p>
      <text:p text:style-name="P344"><text:span text:style-name="T259"><text:s text:c="2"/>public SubmissionSatus getStatus()</text:span></text:p>
      <text:p text:style-name="P348"><text:span text:style-name="T268"><text:s text:c="2"/></text:span><text:span text:style-name="T93">// determine whether this job was cancelled</text:span></text:p>
      <text:p text:style-name="P353"><text:s text:c="2"/>public boolean isCancelled()</text:p>
      <text:p text:style-name="P348"><text:span text:style-name="T268"><text:s text:c="2"/></text:span><text:span text:style-name="T93">// determine whether this job has completed normally or was cancelled</text:span></text:p>
      <text:p text:style-name="P353"><text:s text:c="2"/>public boolean isDone()</text:p>
      <text:p text:style-name="P348"><text:span text:style-name="T268"><text:s text:c="2"/></text:span><text:span text:style-name="T93">// wait until the job is done</text:span></text:p>
      <text:p text:style-name="P353"><text:s text:c="2"/>public List&lt;Task&lt;?&gt;&gt; get() throws InterruptedException, ExecutionException</text:p>
      <text:p text:style-name="P348"><text:span text:style-name="T268"><text:s text:c="2"/></text:span><text:span text:style-name="T93">// wait until the job is done or the timeout expires, whichever happens first</text:span></text:p>
      <text:p text:style-name="P353"><text:s text:c="2"/>public List&lt;Task&lt;?&gt;&gt; get(long timeout, TimeUnit unit)</text:p>
      <text:p text:style-name="P353"><text:s text:c="4"/>throws InterruptedException, ExecutionException, TimeoutException</text:p>
      <text:p text:style-name="P348">}</text:p>
      <text:p text:style-name="P167"/>
      <text:p text:style-name="P30"><text:span text:style-name="T260">Note that the </text:span><text:span text:style-name="Code_20_char"><text:span text:style-name="T260">awaitResults()</text:span></text:span><text:span text:style-name="T260"> methods will block until the job has completed, or the timeout expires if any is specified. If the timeout expires, an incomplete list of results will be returned. By contrast, </text:span><text:span text:style-name="Code_20_char"><text:span text:style-name="T260">getAllResults()</text:span></text:span><text:span text:style-name="T260"> will return immediately with a partial list of task execution results, possibly empty if no result was received yet.</text:span></text:p>
      <text:p text:style-name="P168"/>
      <text:p text:style-name="P31"><text:span text:style-name="T261">The </text:span><text:span text:style-name="Code_20_char"><text:span text:style-name="T261">getStatus()</text:span></text:span><text:span text:style-name="T261"> method returns an indication of the job's completion status, as one of the values defined in the </text:span><text:soft-page-break/><text:a xlink:type="simple" xlink:href="http://www.jppf.org/api/index.html?org/jppf/client/submission/SubmissionStatus.html" text:style-name="Internet_20_link" text:visited-style-name="Visited_20_Internet_20_Link"><text:span text:style-name="T261">SubmissionStatus</text:span></text:a><text:span text:style-name="T261"> enum:</text:span></text:p>
      <text:p text:style-name="P169"/>
      <text:p text:style-name="P349">public enum SubmissionStatus {</text:p>
      <text:p text:style-name="Code_20_block"><text:span text:style-name="T261"><text:s text:c="2"/></text:span><text:span text:style-name="T91">// The job was just submitted</text:span></text:p>
      <text:p text:style-name="P349"><text:s text:c="2"/>SUBMITTED,</text:p>
      <text:p text:style-name="Code_20_block"><text:span text:style-name="T261"><text:s text:c="2"/></text:span><text:span text:style-name="T91">// The job is currently in the submission queue (on the client side)</text:span></text:p>
      <text:p text:style-name="P349"><text:s text:c="2"/>PENDING,</text:p>
      <text:p text:style-name="Code_20_block"><text:span text:style-name="T261"><text:s text:c="2"/></text:span><text:span text:style-name="T91">// The job is being executed</text:span></text:p>
      <text:p text:style-name="P349"><text:s text:c="2"/>EXECUTING,</text:p>
      <text:p text:style-name="Code_20_block"><text:span text:style-name="T261"><text:s text:c="2"/></text:span><text:span text:style-name="T91">// The job execution is complete</text:span></text:p>
      <text:p text:style-name="P349"><text:s text:c="2"/>COMPLETE,</text:p>
      <text:p text:style-name="Code_20_block"><text:span text:style-name="T261"><text:s text:c="2"/></text:span><text:span text:style-name="T91">// The job execution has failed</text:span></text:p>
      <text:p text:style-name="P349"><text:s text:c="2"/>FAILED</text:p>
      <text:p text:style-name="P349">}</text:p>
      <text:p text:style-name="P169"/>
      <text:p text:style-name="P170"><text:span text:style-name="T268">A notable difference between the </text:span><text:span text:style-name="Code_20_char"><text:span text:style-name="T268">awaitResults(long)</text:span></text:span><text:span text:style-name="T268"> and </text:span><text:span text:style-name="Code_20_char"><text:span text:style-name="T268">get(long, TimeUnit)</text:span></text:span><text:span text:style-name="T268"> methods is that the </text:span><text:span text:style-name="Code_20_char"><text:span text:style-name="T268">get(...)</text:span></text:span><text:span text:style-name="T268"> method will throw a </text:span><text:span text:style-name="Code_20_char"><text:span text:style-name="T268">TimeoutException</text:span></text:span><text:span text:style-name="T268"> whenever the specified timeout expires before the job completes. Other than that,, </text:span><text:span text:style-name="Code_20_char"><text:span text:style-name="T268">awaitResults(timeout)</text:span></text:span><text:span text:style-name="T268"> is equivalent to </text:span><text:span text:style-name="Code_20_char"><text:span text:style-name="T268">get(timeout, TimeUnit.MILLISECONDS)</text:span></text:span><text:span text:style-name="T268">.</text:span></text:p>
      <text:list xml:id="list185419226171739" text:continue-numbering="true" text:style-name="Outline">
        <text:list-item>
          <text:list>
            <text:list-item>
              <text:list>
                <text:list-item>
                  <text:h text:style-name="P415" text:outline-level="3">Cancelling a job</text:h>
                </text:list-item>
              </text:list>
            </text:list-item>
          </text:list>
        </text:list-item>
      </text:list>
      <text:p text:style-name="P171"><text:span text:style-name="T269">Cancelling a job can be performed with the </text:span><text:span text:style-name="Code_20_char"><text:span text:style-name="T289">cancel()</text:span></text:span><text:span text:style-name="T289"> and </text:span><text:span text:style-name="Code_20_char"><text:span text:style-name="T269">cancel(boolean mayInterruptIfRunning)</text:span></text:span><text:span text:style-name="T269"> methods of </text:span><text:a xlink:type="simple" xlink:href="http://www.jppf.org/api/index.html?org/jppf/client/JPPFJob.html" text:style-name="Internet_20_link" text:visited-style-name="Visited_20_Internet_20_Link"><text:span text:style-name="T269">JPPFJob</text:span></text:a><text:span text:style-name="T269">. The </text:span><text:span text:style-name="Code_20_char"><text:span text:style-name="T269">mayInterruptIfRunning</text:span></text:span><text:span text:style-name="T269"> flag specifies whether the job can be cancelled while it is being executed: if the flag is </text:span><text:span text:style-name="Code_20_char"><text:span text:style-name="T269">true</text:span></text:span><text:span text:style-name="T269"> and the job is executing, then it will not be cancelled and the </text:span><text:span text:style-name="Code_20_char"><text:span text:style-name="T269">cancel(...)</text:span></text:span><text:span text:style-name="T269"> method will return </text:span><text:span text:style-name="Code_20_char"><text:span text:style-name="T269">false</text:span></text:span><text:span text:style-name="T269">.</text:span></text:p>
      <text:p text:style-name="P175"/>
      <text:p text:style-name="P171"><text:span text:style-name="T269">Note that the return value of </text:span><text:span text:style-name="Code_20_char"><text:span text:style-name="T269">isCancelled()</text:span></text:span><text:span text:style-name="T269"> will reflect the cancelled state of the job, but only if it was cancelled within the scope of the JPPF client application: with the </text:span><text:a xlink:type="simple" xlink:href="#1.8.4.Cancelling a job|outline" text:style-name="Internet_20_link" text:visited-style-name="Visited_20_Internet_20_Link"><text:span text:style-name="T269">JPPFClient API</text:span></text:a><text:span text:style-name="T269">, or </text:span><text:span text:style-name="Code_20_char"><text:span text:style-name="T269">JPPFJob.cancel(boolean)</text:span></text:span><text:span text:style-name="T269">, or as the result of setting an </text:span><text:a xlink:type="simple" xlink:href="#1.5.1.2.Job start and expiration scheduling|outline" text:style-name="Internet_20_link" text:visited-style-name="Visited_20_Internet_20_Link"><text:span text:style-name="T269">expiration schedule in the job's client SLA</text:span></text:a><text:span text:style-name="T269">.</text:span></text:p>
      <text:list xml:id="list185419228148589" text:continue-numbering="true" text:style-name="Outline">
        <text:list-item>
          <text:list>
            <text:list-item>
              <text:h text:style-name="P402" text:outline-level="2">Jobs runtime behavior, recovery and failover</text:h>
              <text:list>
                <text:list-item>
                  <text:h text:style-name="Heading_20_3" text:outline-level="3">Failover and job re-submission</text:h>
                </text:list-item>
              </text:list>
            </text:list-item>
          </text:list>
        </text:list-item>
      </text:list>
      <text:p text:style-name="P1">When the connection with the JPPF server is broken, the client application becomes unable to receive any more results for the jobs it has submitted and which are still executing. When this happens, the default behavior for the JPPF client is to resubmit the job, so that it will either be sent to another available server, or wait in the client's queue until the connection is re-established.</text:p>
      <text:p text:style-name="P1"/>
      <text:p text:style-name="P1">There can be some side effects to this behavior, which should be carefully accounted for when designing your tasks. In effect, the fact that a task result was not received by the client doesn't necessarily mean the task was not executed on a node. This implies that a task may be executed more than once on the grid, as the client has no way of knowing this. In particular, if the task performs persistent operations, such as updating a database or writing to a file system, this may lead to unexpected results whenever the task is executed again.</text:p>
      <text:list xml:id="list185419228150132" text:continue-numbering="true" text:style-name="Outline">
        <text:list-item>
          <text:list>
            <text:list-item>
              <text:list>
                <text:list-item>
                  <text:h text:style-name="Heading_20_3" text:outline-level="3">Job persistence and recovery</text:h>
                </text:list-item>
              </text:list>
            </text:list-item>
          </text:list>
        </text:list-item>
      </text:list>
      <text:p text:style-name="P1">The entire state of a job can be persisted by associating a <text:span text:style-name="T1">persistence manager</text:span> to the job. A persistence manager is an implementation of the <text:a xlink:type="simple" xlink:href="http://www.jppf.org/api/index.html?org/jppf/client/persistence/JobPersistence.html" text:style-name="Internet_20_link" text:visited-style-name="Visited_20_Internet_20_Link"><text:span text:style-name="Code_20_char">JobPersistence</text:span></text:a> interface, defined as follows:</text:p>
      <text:p text:style-name="Standard"/>
      <text:p text:style-name="Code_20_block">package org.jppf.client.persistence;</text:p>
      <text:p text:style-name="Code_20_block"/>
      <text:p text:style-name="Code_20_block">public interface JobPersistence&lt;K&gt; {</text:p>
      <text:p text:style-name="Code_20_block"><text:s text:c="2"/><text:span text:style-name="T36">// Compute the key for the specified job. All calls to this method</text:span></text:p>
      <text:p text:style-name="P200"><text:s text:c="2"/>// with the same job instance should always return the same result.</text:p>
      <text:p text:style-name="Code_20_block"><text:s text:c="2"/>K computeKey(JPPFJob job);</text:p>
      <text:p text:style-name="Code_20_block"/>
      <text:p text:style-name="Code_20_block"><text:s text:c="2"/><text:span text:style-name="T36">// Get the keys of all jobs in the persistence store</text:span></text:p>
      <text:p text:style-name="Code_20_block"><text:s text:c="2"/>Collection&lt;K&gt; allKeys() throws JobPersistenceException;</text:p>
      <text:p text:style-name="Code_20_block"/>
      <text:p text:style-name="Code_20_block"><text:s text:c="2"/><text:span text:style-name="T36">// Load a job from the persistence store given its key</text:span></text:p>
      <text:p text:style-name="Code_20_block"><text:s text:c="2"/>JPPFJob loadJob(K key) throws JobPersistenceException;</text:p>
      <text:p text:style-name="Code_20_block"/>
      <text:p text:style-name="Code_20_block"><text:s text:c="2"/><text:span text:style-name="T36">// Store the specified tasks of the specified job with the specified key</text:span></text:p>
      <text:p text:style-name="Code_20_block"><text:s text:c="2"/><text:span text:style-name="T36">// The list of tasks may be used to only store the delta for better performance</text:span></text:p>
      <text:p text:style-name="Code_20_block"><text:s text:c="2"/>void storeJob(K key, JPPFJob job, List&lt;Task<text:span text:style-name="T168">&lt;?&gt;</text:span>&gt; tasks)</text:p>
      <text:p text:style-name="Code_20_block"><text:s text:c="4"/>throws JobPersistenceException;</text:p>
      <text:p text:style-name="Code_20_block"/>
      <text:p text:style-name="Code_20_block"><text:s text:c="2"/><text:span text:style-name="T36">// Delete the job with the specified key from the persistence store</text:span></text:p>
      <text:p text:style-name="Code_20_block"><text:s text:c="2"/>void deleteJob(K key) throws JobPersistenceException;</text:p>
      <text:p text:style-name="Code_20_block"/>
      <text:p text:style-name="Code_20_block"><text:s text:c="2"/><text:span text:style-name="T36">// Close this store and release any used resources</text:span></text:p>
      <text:p text:style-name="Code_20_block"><text:s text:c="2"/>void close();</text:p>
      <text:p text:style-name="Code_20_block">}</text:p>
      <text:p text:style-name="Standard"/>
      <text:p text:style-name="P1">As we can see, the persistence manager relies on keys that will allow it to uniquely identify jobs in the persistent store. The type of store is implementation-dependent, and can be any storage device or facility, for example a file system, a database, a cloud storage facility, a distributed cache, etc...</text:p>
      <text:p text:style-name="P1"/>
      <text:p text:style-name="P1">The <text:a xlink:type="simple" xlink:href="http://www.jppf.org/api/index.html?org/jppf/client/JPPFJob.html" text:style-name="Internet_20_link" text:visited-style-name="Visited_20_Internet_20_Link"><text:span text:style-name="Code_20_char">JPPFJob</text:span></text:a> class provides the following getter and setter for the persistence manager:</text:p>
      <text:p text:style-name="P1"/>
      <text:p text:style-name="Code_20_block">public class JPPFJob implements Serializable, JPPFDistributedJob {</text:p>
      <text:p text:style-name="Code_20_block"><text:s text:c="2"/><text:span text:style-name="T36">// Get the persistence manager</text:span></text:p>
      <text:p text:style-name="Code_20_block"><text:s text:c="2"/>public &lt;T&gt; JobPersistence&lt;T&gt; getPersistenceManager()</text:p>
      <text:p text:style-name="Code_20_block"/>
      <text:p text:style-name="Code_20_block"><text:s text:c="2"/><text:span text:style-name="T36">// Set the persistence manager</text:span></text:p>
      <text:p text:style-name="Code_20_block"><text:s text:c="2"/>public &lt;T&gt; void setPersistenceManager(final JobPersistence&lt;T&gt; persistenceManager)</text:p>
      <text:p text:style-name="Code_20_block">}</text:p>
      <text:p text:style-name="P1"/>
      <text:p text:style-name="P1">JPPF provides a ready-to-use implementation of JobPersistence: the class <text:a xlink:type="simple" xlink:href="http://www.jppf.org/api/index.html?org/jppf/client/persistence/DefaultFilePersistenceManager.html" text:style-name="Internet_20_link" text:visited-style-name="Visited_20_Internet_20_Link"><text:span text:style-name="Code_20_char">DefaultFilePersistenceManager</text:span></text:a>. This implementation stores the jobs on the file system. Each job, with its attributes and tasks, is saved in a single file, using Java serialization. The key associated with each job is the job's uuid (see <text:span text:style-name="Code_20_char">JPPFJob.getUuid()</text:span> method). It can be instantiated using one of the following constructors:</text:p>
      <text:p text:style-name="P374"/>
      <text:p text:style-name="Code_20_block">public class DefaultFilePersistenceManager implements JobPersistence&lt;String&gt; {</text:p>
      <text:p text:style-name="Code_20_block"><text:s text:c="2"/><text:span text:style-name="T36">// Initialize with the specified root path, using default file prefix and extension</text:span></text:p>
      <text:p text:style-name="Code_20_block"><text:s text:c="2"/>public DefaultFilePersistenceManager(File root)</text:p>
      <text:p text:style-name="Code_20_block"/>
      <text:p text:style-name="Code_20_block"><text:s text:c="3"/><text:span text:style-name="T36">// Initialize with the specified root path, file prefix and extension</text:span></text:p>
      <text:p text:style-name="Code_20_block"><text:s text:c="2"/>public DefaultFilePersistenceManager(File root, String prefix, String ext)</text:p>
      <text:p text:style-name="Code_20_block"/>
      <text:p text:style-name="Code_20_block"><text:s text:c="2"/><text:span text:style-name="T36">// Initialize with the specified root path, using default file prefix and extension</text:span></text:p>
      <text:p text:style-name="Code_20_block"><text:s text:c="2"/>public DefaultFilePersistenceManager(String root)</text:p>
      <text:p text:style-name="Code_20_block"/>
      <text:p text:style-name="Code_20_block"><text:s text:c="2"/><text:span text:style-name="T36">// Initialize with the specified root path, file prefix and extension</text:span></text:p>
      <text:p text:style-name="Code_20_block"><text:s text:c="2"/>public DefaultFilePersistenceManager(String root, String prefix, String ext)</text:p>
      <text:p text:style-name="Code_20_block">}</text:p>
      <text:p text:style-name="P1"/>
      <text:p text:style-name="P1">Note, that <text:a xlink:type="simple" xlink:href="http://www.jppf.org/api/index.html?org/jppf/client/persistence/DefaultFilePersistenceManager.html" text:style-name="Internet_20_link" text:visited-style-name="Visited_20_Internet_20_Link"><text:span text:style-name="Code_20_char">DefaultFilePersistenceManager</text:span></text:a> will use the serializations scheme configured for the client.</text:p>
      <text:p text:style-name="P1">Finally, this persistence manager is shown in action in the <text:a xlink:type="simple" xlink:href="http://www.jppf.org/samples-pack/JobRecovery/Readme.php" text:style-name="Internet_20_link" text:visited-style-name="Visited_20_Internet_20_Link">Job Recovery</text:a> related sample.</text:p>
      <text:p text:style-name="P1"/>
      <text:list xml:id="list185419234161941" text:continue-numbering="true" text:style-name="Outline">
        <text:list-item>
          <text:list>
            <text:list-item>
              <text:list>
                <text:list-item>
                  <text:h text:style-name="P425" text:outline-level="3">Job <text:span text:style-name="T266">lifecycle</text:span> notifications: <text:span text:style-name="T266">JobListener</text:span></text:h>
                </text:list-item>
              </text:list>
            </text:list-item>
          </text:list>
        </text:list-item>
      </text:list>
      <text:p text:style-name="P1">It is possible to receive notifications for when a job is being started (i.e. sent to the server), when its execution is completed (results have been received for all tasks), when a subset of its tasks is dispatched for execution and when a subset of its tasks has returned from execution. This is done by registering instances of the <text:a xlink:type="simple" xlink:href="http://www.jppf.org/api/index.html?org/jppf/client/event/JobListener.html" text:style-name="Internet_20_link" text:visited-style-name="Visited_20_Internet_20_Link"><text:span text:style-name="Code_20_char">JobListener</text:span></text:a> interface <text:span text:style-name="T264">with the job</text:span>, defined as follows:</text:p>
      <text:p text:style-name="Standard"/>
      <text:p text:style-name="P200">// Listener interface for receiving job execution event notifications</text:p>
      <text:p text:style-name="Code_20_block">public interface JobListener extends EventListener {</text:p>
      <text:p text:style-name="Code_20_block"><text:s text:c="2"/><text:span text:style-name="T36">// Called when a job is sent to the server, or its execution starts locally</text:span></text:p>
      <text:p text:style-name="Code_20_block"><text:s text:c="2"/>void jobStarted(JobEvent event);</text:p>
      <text:p text:style-name="Code_20_block"/>
      <text:p text:style-name="Code_20_block"><text:s text:c="2"/><text:span text:style-name="T36">// Called when the execution of a job is complete</text:span></text:p>
      <text:p text:style-name="Code_20_block"><text:s text:c="2"/>void jobEnded(JobEvent event);</text:p>
      <text:p text:style-name="Code_20_block"/>
      <text:p text:style-name="P200"><text:s text:c="2"/>// Called when a job, or a subset of its tasks, is sent to the server,</text:p>
      <text:p text:style-name="P200"><text:s text:c="2"/>// or to the local executor</text:p>
      <text:p text:style-name="Code_20_block"><text:s text:c="2"/>void jobDispatched(JobEvent event);</text:p>
      <text:p text:style-name="Code_20_block"/>
      <text:p text:style-name="Code_20_block"><text:s text:c="2"/><text:span text:style-name="T36">// Called when the execution of a subset of a job is complete</text:span></text:p>
      <text:p text:style-name="Code_20_block"><text:s text:c="2"/>void jobReturned(JobEvent event);</text:p>
      <text:p text:style-name="Code_20_block">}</text:p>
      <text:p text:style-name="Standard"/>
      <text:p text:style-name="P1">Please note that <text:span text:style-name="Code_20_char">jobDispatched()</text:span> and <text:span text:style-name="Code_20_char">jobReturned()</text:span> may be called in parallel by multiple threads, in the case where the JPPF client has multiple connections in its configuration. This happens if the client uses multiple connections to the same server, connections to multiple servers, or a mix of connections to remote servers and a local executor. You will need to synchronize any operations that is not thread-safe within these methods.</text:p>
      <text:p text:style-name="P1"/>
      <text:p text:style-name="P1">In a normal execution cycle, <text:span text:style-name="Code_20_char">jobStarted()</text:span> and <text:span text:style-name="Code_20_char">jobEnded()</text:span> will be called only once for each job, whereas <text:span text:style-name="Code_20_char">jobDispatched()</text:span> and <text:span text:style-name="Code_20_char">jobReturned()</text:span> may be called multiple times, depending on the number of available connections, the load-balancing configuration on the client side, and the job's client-side SLA.</text:p>
      <text:p text:style-name="Standard"/>
      <text:p text:style-name="P1">Additionally, the built-in job failover mechanism may cause the <text:span text:style-name="Code_20_char">jobStarted()</text:span> and <text:span text:style-name="Code_20_char">jobEnded()</text:span> callbacks to be invoked multiple times, for instance in the case where the connection to the server is lost, causing the job to be re-submitted.</text:p>
      <text:p text:style-name="Standard"/>
      <text:p text:style-name="P1"><text:span text:style-name="T17">Note</text:span>: <text:span text:style-name="T1">it is recommended to only change the job SLA or metadata during the </text:span><text:span text:style-name="Code_20_char">jobStarted()</text:span><text:span text:style-name="T1"> notification. Making changes in the other notifications will lead to unpredictable results and may cause the job to fail.</text:span></text:p>
      <text:p text:style-name="Standard"/>
      <text:p text:style-name="Standard">The notifications are sent as instances of <text:a xlink:type="simple" xlink:href="http://www.jppf.org/api/index.html?org/jppf/client/event/JobEvent.html" text:style-name="Internet_20_link" text:visited-style-name="Visited_20_Internet_20_Link"><text:span text:style-name="Code_20_char">JobEvent</text:span></text:a>, which is defined as:</text:p>
      <text:p text:style-name="Standard"/>
      <text:p text:style-name="P200">// Event emitted by a job when its execution starts or completes</text:p>
      <text:p text:style-name="Code_20_block">public class JobEvent extends EventObject {</text:p>
      <text:p text:style-name="Code_20_block"><text:s text:c="2"/><text:span text:style-name="T36">// Get the job source of this event</text:span></text:p>
      <text:p text:style-name="Code_20_block"><text:s text:c="2"/>public JPPFJob getJob()</text:p>
      <text:p text:style-name="Code_20_block"/>
      <text:p text:style-name="Code_20_block"><text:s text:c="2"/><text:span text:style-name="T36">// Get the tasks that were dispatched or returned</text:span></text:p>
      <text:p text:style-name="Code_20_block"><text:s text:c="2"/>public List&lt;Task<text:span text:style-name="T168">&lt;?&gt;</text:span>&gt; get<text:span text:style-name="T168">Job</text:span>Tasks()</text:p>
      <text:p text:style-name="Code_20_block">}</text:p>
      <text:p text:style-name="Standard"/>
      <text:p text:style-name="P1">Note that the <text:span text:style-name="Code_20_char">getTasks()</text:span> method is only useful for <text:span text:style-name="Code_20_char">jobDispatched()</text:span> and <text:span text:style-name="Code_20_char">jobReturned()</text:span> notifications. In all other cases, it will return <text:span text:style-name="Code_20_char">null</text:span>.</text:p>
      <text:p text:style-name="Standard"/>
      <text:p text:style-name="Standard">To add or remove listeners, use the related methods in <text:span text:style-name="Code_20_char">JPPFJob</text:span>:</text:p>
      <text:p text:style-name="Standard"/>
      <text:p text:style-name="Code_20_block">public class JPPFJob implements Serializable, JPPFDistributedJob {</text:p>
      <text:p text:style-name="Code_20_block"><text:s text:c="2"/><text:span text:style-name="T36">// Add a job listener</text:span></text:p>
      <text:p text:style-name="Code_20_block"><text:s text:c="2"/>public void addJobListener(JobListener listener)</text:p>
      <text:p text:style-name="Code_20_block"/>
      <text:p text:style-name="Code_20_block"><text:s text:c="2"/><text:span text:style-name="T36">// Remove a job listener</text:span></text:p>
      <text:p text:style-name="Code_20_block"><text:s text:c="2"/>public void removeJobListener(JobListener listener)</text:p>
      <text:p text:style-name="Code_20_block">}</text:p>
      <text:p text:style-name="Standard"/>
      <text:p text:style-name="P1">A possible use of these listeners is to “intercept” a job before it is sent to the server, and adjust some of its attributes, such as the SLA specifications, which may vary depending on the time at which the job is started or on an application-dependent context. <text:span text:style-name="T265">It can also be used to collect the results of non-blocking jobs in a fully asynchronous way.</text:span></text:p>
      <text:p text:style-name="P1"/>
      <text:p text:style-name="P172"/>
      <text:p text:style-name="P375"><text:span text:style-name="T262">If you do not need to implement all the methods of </text:span><text:a xlink:type="simple" xlink:href="http://www.jppf.org/api/index.html?org/jppf/client/event/JobListener.html" text:style-name="Internet_20_link" text:visited-style-name="Visited_20_Internet_20_Link"><text:span text:style-name="T262">JobListener</text:span></text:a><text:span text:style-name="T262">, your implementation may instead extend the class </text:span><text:a xlink:type="simple" xlink:href="http://www.jppf.org/api/index.html?org/jppf/client/event/JobListenerAdapter.html" text:style-name="Internet_20_link" text:visited-style-name="Visited_20_Internet_20_Link"><text:span text:style-name="T262">JobListenerAdapter</text:span></text:a><text:span text:style-name="T262">, which provides an empty implementation of each method in the interface.</text:span></text:p>
      <text:p text:style-name="P172"/>
      <text:p text:style-name="P32"><text:span text:style-name="T30">Multi-threaded usage note</text:span><text:span text:style-name="T262">: </text:span><text:span text:style-name="T9">if you intend to use the same JobListener instance from multiple threads, for instance with multiple concur</text:span><text:span text:style-name="T10">r</text:span><text:span text:style-name="T9">ent non-blocking jobs, you will need to explicitely synchronize the code of the listener.</text:span></text:p>
      <text:p text:style-name="P172"/>
      <text:p text:style-name="P172">Here is a simple example of a thread-safe JobListener implementation:</text:p>
      <text:p text:style-name="P172"/>
      <text:p text:style-name="P224">// counts the total submitted and executed tasks for all jobs</text:p>
      <text:p text:style-name="P350">public class MyJobListener extends JobListenerAdapter {</text:p>
      <text:p text:style-name="P350"><text:s text:c="2"/>private int totalSubmittedTasks = 0;</text:p>
      <text:p text:style-name="P350"><text:s text:c="2"/>private int totalExecutedTasks = 0;</text:p>
      <text:p text:style-name="P350"/>
      <text:p text:style-name="P350"><text:s text:c="2"/>@Override</text:p>
      <text:p text:style-name="P350"><text:s text:c="2"/>public synchronized void jobStarted(JobEvent event) {</text:p>
      <text:p text:style-name="P350"><text:s text:c="4"/>JPPFJob job = event.getJob();</text:p>
      <text:p text:style-name="Code_20_block"><text:span text:style-name="T263"><text:s text:c="4"/></text:span><text:span text:style-name="T92">// add the number of tasks in the job</text:span></text:p>
      <text:p text:style-name="P350"><text:s text:c="4"/>totalSubmittedTasks += job.getJobTasks().size();</text:p>
      <text:p text:style-name="P350"><text:s text:c="4"/>System.out.println("job started: submitted = " + totalSubmittedTasks +</text:p>
      <text:p text:style-name="P350"><text:s text:c="6"/>", executed = " + totalExecutedTasks);</text:p>
      <text:p text:style-name="P350"><text:s text:c="2"/>}</text:p>
      <text:p text:style-name="P350"/>
      <text:p text:style-name="P350"><text:s text:c="2"/>@Override</text:p>
      <text:p text:style-name="P350"><text:s text:c="2"/>public synchronized void jobReturned(JobEvent event) {</text:p>
      <text:p text:style-name="P350"><text:s text:c="4"/>List&lt;Task&lt;?&gt;&gt; tasks = event.getJobTasks();</text:p>
      <text:p text:style-name="Code_20_block"><text:span text:style-name="T263"><text:s text:c="4"/></text:span><text:span text:style-name="T92">// add the number of task results received</text:span></text:p>
      <text:p text:style-name="P350"><text:s text:c="4"/>totalExecutedTasks += tasks.size();</text:p>
      <text:p text:style-name="P350"><text:s text:c="4"/>System.out.println("job returned: submitted = " + totalSubmittedTasks +</text:p>
      <text:p text:style-name="P350"><text:s text:c="6"/>", executed = " + totalExecutedTasks);</text:p>
      <text:p text:style-name="P350"><text:s text:c="2"/>}</text:p>
      <text:p text:style-name="P350">}</text:p>
      <text:p text:style-name="P173"/>
      <text:list xml:id="list185419243163909" text:continue-numbering="true" text:style-name="Outline">
        <text:list-item>
          <text:list>
            <text:list-item>
              <text:h text:style-name="P403" text:outline-level="2">Sharing data among tasks : the DataProvider API</text:h>
            </text:list-item>
          </text:list>
        </text:list-item>
      </text:list>
      <text:p text:style-name="P1"><text:span text:style-name="Code_20_char"><text:span text:style-name="T108">After a job is submitted, the server will distribute the tasks in the job among the nodes of the JPPF grid. Generally, more than one task may be sent to each node. Given the communication and serialization protocols implemented in JPPF, objects referenced by multiple tasks at submission time will be deserialized as multiple distinct instances at the time of execution in the node. This means that, if n tasks reference object A at submission time, the node will actually deserialize multiple copies of A, with Task</text:span></text:span><text:span text:style-name="Code_20_char"><text:span text:style-name="T118">1</text:span></text:span><text:span text:style-name="Code_20_char"><text:span text:style-name="T108"> referencing A</text:span></text:span><text:span text:style-name="Code_20_char"><text:span text:style-name="T118">1</text:span></text:span><text:span text:style-name="Code_20_char"><text:span text:style-name="T108">, … , Task</text:span></text:span><text:span text:style-name="Code_20_char"><text:span text:style-name="T118">n</text:span></text:span><text:span text:style-name="Code_20_char"><text:span text:style-name="T108"> referencing A</text:span></text:span><text:span text:style-name="Code_20_char"><text:span text:style-name="T118">n</text:span></text:span><text:span text:style-name="Code_20_char"><text:span text:style-name="T108">. We can see that, if the shared object is very large, we will quickly face memory issues. </text:span></text:span></text:p>
      <text:p text:style-name="P1"><text:span text:style-name="Code_20_char"><text:span text:style-name="T108"/></text:span></text:p>
      <text:p text:style-name="P1"><text:span text:style-name="Code_20_char"><text:span text:style-name="T108">To resolve this problem, JPPF provides a mechanism called </text:span></text:span><text:span text:style-name="Code_20_char"><text:span text:style-name="T109">data provider</text:span></text:span><text:span text:style-name="Code_20_char"><text:span text:style-name="T108"> that enables sharing common objects among tasks in the same job. A data provider is an instance of a class that implements the interface </text:span></text:span><text:a xlink:type="simple" xlink:href="http://www.jppf.org/api/index.html?org/jppf/task/storage/DataProvider.html" text:style-name="Internet_20_link" text:visited-style-name="Visited_20_Internet_20_Link"><text:span text:style-name="Code_20_char">DataProvider</text:span></text:a><text:span text:style-name="Code_20_char"><text:span text:style-name="T108">. Here is the definition of this interface:</text:span></text:span></text:p>
      <text:p text:style-name="P1"><text:span text:style-name="Code_20_char"><text:span text:style-name="T108"/></text:span></text:p>
      <text:p text:style-name="Code_20_block">public interface DataProvider extends <text:span text:style-name="T133">Metadata</text:span> {</text:p>
      <text:p text:style-name="P240"><text:span text:style-name="T133"><text:s text:c="2"/></text:span><text:span text:style-name="T40">// @deprecated: use getParameter(Object) instead</text:span></text:p>
      <text:p text:style-name="P241"><text:s text:c="2"/>&lt;T&gt; T <text:s/>getValue(final Object key) throws Exception;</text:p>
      <text:p text:style-name="P240"><text:span text:style-name="T133"><text:s text:c="2"/></text:span><text:span text:style-name="T40">// @deprecated: use setParameter(Object, Object) instead</text:span></text:p>
      <text:p text:style-name="P241"><text:s text:c="2"/>void setValue(Object key, Object value) throws Exception;</text:p>
      <text:p text:style-name="P240">}</text:p>
      <text:p text:style-name="P1"><text:span text:style-name="Code_20_char"><text:span text:style-name="T108"/></text:span></text:p>
      <text:p text:style-name="P4"><text:span text:style-name="Code_20_char"><text:span text:style-name="T113">As we can see, the two methods in the interface are deprecated, but kept for preserving the compatibility with applications written with a JPPF version prior to 4.0. The actual API is is defined in the </text:span></text:span><text:a xlink:type="simple" xlink:href="http://www.jppf.org/api/index.html?org/jppf/utils/collections/Metadata.html" text:style-name="Internet_20_link" text:visited-style-name="Visited_20_Internet_20_Link"><text:span text:style-name="Code_20_char"><text:span text:style-name="T113">Metadata</text:span></text:span></text:a><text:span text:style-name="Code_20_char"><text:span text:style-name="T113"> interface as follows:</text:span></text:span></text:p>
      <text:p text:style-name="P4"><text:span text:style-name="Code_20_char"><text:span text:style-name="T113"/></text:span></text:p>
      <text:p text:style-name="Code_20_block"><text:span text:style-name="Code_20_char"><text:span text:style-name="T134">public interface Metadata extends Serializable {</text:span></text:span></text:p>
      <text:p text:style-name="Code_20_block"><text:span text:style-name="Code_20_char"><text:span text:style-name="T134"><text:s text:c="2"/></text:span></text:span><text:span text:style-name="Code_20_char"><text:span text:style-name="T41">// Retrieve a parameter in the metadata</text:span></text:span></text:p>
      <text:p text:style-name="Code_20_block"><text:span text:style-name="Code_20_char"><text:span text:style-name="T134"><text:s text:c="2"/>&lt;T&gt; T getParameter(Object key);</text:span></text:span></text:p>
      <text:p text:style-name="Code_20_block"><text:span text:style-name="Code_20_char"><text:span text:style-name="T134"><text:s text:c="2"/></text:span></text:span><text:span text:style-name="Code_20_char"><text:span text:style-name="T41">// Return a parameter in the metadata, or a default value if not found</text:span></text:span></text:p>
      <text:p text:style-name="Code_20_block"><text:span text:style-name="Code_20_char"><text:span text:style-name="T134"><text:s text:c="2"/>&lt;T&gt; T getParameter(Object key, T def);</text:span></text:span></text:p>
      <text:p text:style-name="Code_20_block"><text:span text:style-name="Code_20_char"><text:span text:style-name="T134"><text:s text:c="2"/></text:span></text:span><text:span text:style-name="Code_20_char"><text:span text:style-name="T41">// Set or replace a parameter in the metadata</text:span></text:span></text:p>
      <text:p text:style-name="Code_20_block"><text:span text:style-name="Code_20_char"><text:span text:style-name="T134"><text:s text:c="2"/>void setParameter(Object key, Object value);</text:span></text:span></text:p>
      <text:p text:style-name="Code_20_block"><text:span text:style-name="Code_20_char"><text:span text:style-name="T134"><text:s text:c="2"/></text:span></text:span><text:span text:style-name="Code_20_char"><text:span text:style-name="T41">// Remove a parameter from the metadata</text:span></text:span></text:p>
      <text:p text:style-name="Code_20_block"><text:span text:style-name="Code_20_char"><text:span text:style-name="T134"><text:s text:c="2"/>&lt;T&gt; T removeParameter(Object key);</text:span></text:span></text:p>
      <text:p text:style-name="Code_20_block"><text:span text:style-name="Code_20_char"><text:span text:style-name="T134"><text:s text:c="2"/></text:span></text:span><text:span text:style-name="Code_20_char"><text:span text:style-name="T41">// Get the metadata map</text:span></text:span></text:p>
      <text:p text:style-name="Code_20_block"><text:span text:style-name="Code_20_char"><text:span text:style-name="T134"><text:s text:c="2"/>Map&lt;Object, Object&gt; getAll();</text:span></text:span></text:p>
      <text:p text:style-name="Code_20_block"><text:span text:style-name="Code_20_char"><text:span text:style-name="T134"><text:s text:c="2"/></text:span></text:span><text:span text:style-name="Code_20_char"><text:span text:style-name="T41">// Clear all the the metadata</text:span></text:span></text:p>
      <text:p text:style-name="Code_20_block"><text:span text:style-name="Code_20_char"><text:span text:style-name="T134"><text:s text:c="2"/>void clear();</text:span></text:span></text:p>
      <text:p text:style-name="Code_20_block"><text:span text:style-name="Code_20_char"><text:span text:style-name="T134">}</text:span></text:span></text:p>
      <text:p text:style-name="P4"><text:span text:style-name="Code_20_char"><text:span text:style-name="T113"/></text:span></text:p>
      <text:p text:style-name="P4"><text:span text:style-name="Code_20_char"><text:span text:style-name="T108">This is indeed a basic object map interface: you can store objects and associate them with a key, then retrieve these objects using the associated key.</text:span></text:span></text:p>
      <text:p text:style-name="P1"><text:span text:style-name="Code_20_char"><text:span text:style-name="T108"/></text:span></text:p>
      <text:p text:style-name="P5"><text:span text:style-name="Code_20_char"><text:span text:style-name="T108">Here is an example of using a data provider </text:span></text:span><text:span text:style-name="Code_20_char"><text:span text:style-name="T114">i</text:span></text:span><text:span text:style-name="Code_20_char"><text:span text:style-name="T108">n the application:</text:span></text:span></text:p>
      <text:p text:style-name="P1"><text:span text:style-name="Code_20_char"><text:span text:style-name="T108"/></text:span></text:p>
      <text:p text:style-name="Code_20_block">MyLargeObject myLargeObject = ...;</text:p>
      <text:p text:style-name="P200">// create a data provider backed by a Hash<text:span text:style-name="T137">table</text:span></text:p>
      <text:p text:style-name="Code_20_block">DataProvider dataProvider = new MemoryMapDataProvider();</text:p>
      <text:p text:style-name="P200">// store the shared object in the data provider</text:p>
      <text:p text:style-name="Code_20_block">dataProvider.set<text:span text:style-name="T136">Parameter</text:span>("myKey", myLargeObject);</text:p>
      <text:p text:style-name="P242">JPPFJob = new JPPFJob();</text:p>
      <text:p text:style-name="P201">// associate the dataProvider with the job</text:p>
      <text:p text:style-name="P243">job.setDataProvider(dataProvider);</text:p>
      <text:p text:style-name="Code_20_block">job.add(new MyTask());</text:p>
      <text:p text:style-name="P1"><text:span text:style-name="Code_20_char"><text:span text:style-name="T114"/></text:span></text:p>
      <text:p text:style-name="P1"><text:span text:style-name="Code_20_char"><text:span text:style-name="T114">and i</text:span></text:span><text:span text:style-name="Code_20_char"><text:span text:style-name="T108">n </text:span></text:span><text:span text:style-name="Code_20_char"><text:span text:style-name="T114">a</text:span></text:span><text:span text:style-name="Code_20_char"><text:span text:style-name="T108"> task </text:span></text:span><text:span text:style-name="Code_20_char"><text:span text:style-name="T114">implementation</text:span></text:span><text:span text:style-name="Code_20_char"><text:span text:style-name="T108">:</text:span></text:span></text:p>
      <text:p text:style-name="P1"><text:span text:style-name="Code_20_char"><text:span text:style-name="T108"/></text:span></text:p>
      <text:p text:style-name="Code_20_block">public class MyTask extends <text:span text:style-name="T169">Abstract</text:span>Task<text:span text:style-name="T169">&lt;Object&gt;</text:span> {</text:p>
      <text:p text:style-name="Code_20_block"><text:s text:c="2"/>public void run() {</text:p>
      <text:p text:style-name="Code_20_block"><text:s text:c="4"/><text:span text:style-name="T36">// get a reference to the data provider</text:span></text:p>
      <text:p text:style-name="Code_20_block"><text:s text:c="4"/>DataProvider dataProvider = getDataProvider();</text:p>
      <text:p text:style-name="Code_20_block"><text:s text:c="4"/><text:span text:style-name="T36">// retrieve the shared data</text:span></text:p>
      <text:p text:style-name="Code_20_block"><text:s text:c="4"/>MyLargeObject myLargeObject = dataProvider.get<text:span text:style-name="T135">Parameter</text:span>("myKey");</text:p>
      <text:p text:style-name="Code_20_block"><text:s text:c="4"/><text:span text:style-name="T36">// ... use the data ...</text:span></text:p>
      <text:p text:style-name="Code_20_block"><text:s text:c="2"/>}</text:p>
      <text:p text:style-name="Code_20_block">}</text:p>
      <text:p text:style-name="P1"><text:span text:style-name="Code_20_char"><text:span text:style-name="T108"/></text:span></text:p>
      <text:p text:style-name="P1"><text:span text:style-name="Code_20_char"><text:span text:style-name="T108"/></text:span></text:p>
      <text:p text:style-name="P374"><text:span text:style-name="Code_20_char"><text:span text:style-name="T108"/></text:span></text:p>
      <text:p text:style-name="P382"><text:span text:style-name="Code_20_char"><text:span text:style-name="T111">Note 1</text:span></text:span><text:span text:style-name="Code_20_char"><text:span text:style-name="T108">: </text:span></text:span><text:span text:style-name="Code_20_char"><text:span text:style-name="T109">the association of a data provider to each task is done automatically by JPPF and is totally transparent to the application.</text:span></text:span></text:p>
      <text:p text:style-name="P382"><text:span text:style-name="Code_20_char"><text:span text:style-name="T112">Note 2</text:span></text:span><text:span text:style-name="Code_20_char"><text:span text:style-name="T109">: from each task's perspective,the data provider should be considered read-only. Modifications to the data provider such as adding or modifying values, will NOT be propagated beyond the scope of the node. Hence, a data provider cannot be used as a common data store for the tasks. Its only goal is to avoid excessive memory consumption </text:span></text:span><text:span text:style-name="Code_20_char"><text:span text:style-name="T110">and improve the performance of the job serialization</text:span></text:span><text:span text:style-name="Code_20_char"><text:span text:style-name="T109">.</text:span></text:span></text:p>
      <text:p text:style-name="P1"><text:span text:style-name="Code_20_char"><text:span text:style-name="T108"/></text:span></text:p>
      <text:list xml:id="list185419251162545" text:continue-numbering="true" text:style-name="Outline">
        <text:list-item>
          <text:list>
            <text:list-item>
              <text:list>
                <text:list-item>
                  <text:h text:style-name="P416" text:outline-level="3">MemoryMapDataProvider: map-based provider</text:h>
                </text:list-item>
              </text:list>
            </text:list-item>
          </text:list>
        </text:list-item>
      </text:list>
      <text:p text:style-name="P6"><text:a xlink:type="simple" xlink:href="http://www.jppf.org/api/index.html?org/jppf/task/storage/MemoryMapDataProvider.html" text:style-name="Internet_20_link" text:visited-style-name="Visited_20_Internet_20_Link"><text:span text:style-name="Code_20_char">MemoryMapDataProvider</text:span></text:a><text:span text:style-name="Code_20_char"><text:span text:style-name="T108"> is a very simple implementation of the </text:span></text:span><text:span text:style-name="Code_20_char">DataProvider</text:span><text:span text:style-name="Code_20_char"><text:span text:style-name="T108"> interface. It is backed by a </text:span></text:span><text:span text:style-name="Code_20_char">java.util.Hash</text:span><text:span text:style-name="Code_20_char"><text:span text:style-name="T132">table</text:span></text:span><text:span text:style-name="Code_20_char">&lt;Object, Object&gt;</text:span><text:span text:style-name="Code_20_char"><text:span text:style-name="T108">. </text:span></text:span><text:span text:style-name="Code_20_char"><text:span text:style-name="T115">It can be used safely from multiple concurrent threads.</text:span></text:span></text:p>
      <text:list xml:id="list185419252146918" text:continue-numbering="true" text:style-name="Outline">
        <text:list-item>
          <text:list>
            <text:list-item>
              <text:list>
                <text:list-item>
                  <text:h text:style-name="P417" text:outline-level="3">Data provider for non-JPPF tasks</text:h>
                </text:list-item>
              </text:list>
            </text:list-item>
          </text:list>
        </text:list-item>
      </text:list>
      <text:p text:style-name="P1">By default, tasks whose class does not <text:span text:style-name="T169">implement</text:span> <text:a xlink:type="simple" xlink:href="http://www.jppf.org/api/index.html?org/jppf/node/protocol/Task.html" text:style-name="Internet_20_link" text:visited-style-name="Visited_20_Internet_20_Link"><text:span text:style-name="T169">Task</text:span></text:a> do not have access to the <text:a xlink:type="simple" xlink:href="http://www.jppf.org/api/index.html?org/jppf/task/storage/DataProvider.html" text:style-name="Internet_20_link" text:visited-style-name="Visited_20_Internet_20_Link">DataProvider</text:a> that is set on the a job. This includes tasks that implement <text:span text:style-name="Code_20_char">Runnable</text:span> or <text:span text:style-name="Code_20_char">Callable</text:span> (including those submitted with a <text:a xlink:type="simple" xlink:href="http://www.jppf.org/api/index.html?org/jppf/client/concurrent/JPPFExecutorService.html" text:style-name="Internet_20_link" text:visited-style-name="Visited_20_Internet_20_Link">JPPFExecutorService</text:a>), annotated with <text:a xlink:type="simple" xlink:href="http://www.jppf.org/api/index.html?org/jppf/server/protocol/JPPFRunnable.html" text:style-name="Internet_20_link" text:visited-style-name="Visited_20_Internet_20_Link">@JPPFRunnable</text:a>, and POJO tasks.</text:p>
      <text:p text:style-name="P1"/>
      <text:p text:style-name="P1">JPPF now provides a mechanism which enables non JPPF tasks to gain access to the <text:span text:style-name="Code_20_char">DataProvider</text:span>. To this effect, the task must implement the interface <text:a xlink:type="simple" xlink:href="http://www.jppf.org/api/index.html?org/jppf/client/taskwrapper/DataProviderHolder.html" text:style-name="Internet_20_link" text:visited-style-name="Visited_20_Internet_20_Link">DataProviderHolder</text:a>, defined as follows:</text:p>
      <text:p text:style-name="P1"/>
      <text:p text:style-name="Code_20_block">package org.jppf.client.taskwrapper;</text:p>
      <text:p text:style-name="Code_20_block">import org.jppf.task.storage.DataProvider;</text:p>
      <text:p text:style-name="Code_20_block"/>
      <text:p text:style-name="P200">// This interface must be implemented by tasks that are not subclasses</text:p>
      <text:p text:style-name="P200">// of JPPFTask when they need access to the job's DataProvider</text:p>
      <text:p text:style-name="Code_20_block">public interface DataProviderHolder {</text:p>
      <text:p text:style-name="Code_20_block"><text:s text:c="2"/><text:span text:style-name="T36">// Set the data provider for the task</text:span></text:p>
      <text:p text:style-name="Code_20_block"><text:s text:c="2"/>void setDataProvider(DataProvider dataProvider);</text:p>
      <text:p text:style-name="Code_20_block">}</text:p>
      <text:p text:style-name="Standard"/>
      <text:p text:style-name="Standard">Here is an example implementation:</text:p>
      <text:p text:style-name="Standard"/>
      <text:p text:style-name="Code_20_block">public class MyTask</text:p>
      <text:p text:style-name="Code_20_block"><text:s text:c="2"/>implements Callable&lt;String&gt;, Serializable, DataProviderHolder {</text:p>
      <text:p text:style-name="Code_20_block"/>
      <text:p text:style-name="Code_20_block"><text:s text:c="2"/><text:span text:style-name="T36">// DataProvider set onto this task</text:span></text:p>
      <text:p text:style-name="Code_20_block"><text:s text:c="2"/>private transient DataProvider dataProvider;</text:p>
      <text:p text:style-name="Code_20_block"/>
      <text:p text:style-name="Code_20_block"><text:s text:c="2"/>@Override</text:p>
      <text:p text:style-name="Code_20_block"><text:s text:c="2"/>public String call() throws Exception {</text:p>
      <text:p text:style-name="Code_20_block"><text:s text:c="4"/>String result = (String) dataProvider.getValue("myKey");</text:p>
      <text:p text:style-name="Code_20_block"><text:s text:c="4"/>System.out.println("got value " + result);</text:p>
      <text:p text:style-name="Code_20_block"><text:s text:c="4"/>return result;</text:p>
      <text:p text:style-name="Code_20_block"><text:s text:c="2"/>}</text:p>
      <text:p text:style-name="Code_20_block"/>
      <text:p text:style-name="Code_20_block"><text:s text:c="2"/>@Override</text:p>
      <text:p text:style-name="Code_20_block"><text:s text:c="2"/>public void setDataProvider(final DataProvider dataProvider) {</text:p>
      <text:p text:style-name="Code_20_block"><text:s text:c="4"/>this.dataProvider = dataProvider;</text:p>
      <text:p text:style-name="Code_20_block"><text:s text:c="2"/>}</text:p>
      <text:p text:style-name="Code_20_block">}</text:p>
      <text:p text:style-name="Standard"/>
      <text:p text:style-name="P1">Note that the “dataProvider” attribute is set as transient, to prevent the <text:span text:style-name="Code_20_char">DataProvider</text:span> from being serialized along with the task when it is sent back to the server after execution. Another way to achieve this would be to set it to <text:span text:style-name="Code_20_char">null</text:span> at the end of the <text:span text:style-name="Code_20_char">call()</text:span> method, for instance in a <text:span text:style-name="Code_20_char">try {} finally {}</text:span> block.</text:p>
      <text:list xml:id="list185419255156551" text:continue-numbering="true" text:style-name="Outline">
        <text:list-item>
          <text:list>
            <text:list-item>
              <text:h text:style-name="P402" text:outline-level="2">Job Service Level Agreement</text:h>
            </text:list-item>
          </text:list>
        </text:list-item>
      </text:list>
      <text:p text:style-name="P1">A job service level agreement (SLA) defines the terms and conditions in which a job will be processed. A job carries two distinct SLAs, one which defines a contract between the job and the JPPF server, the other defining a different contract between the job and the JPPF client.</text:p>
      <text:p text:style-name="P1"/>
      <text:p text:style-name="P1">Server and client SLAs have common attributes, which specify:</text:p>
      <text:p text:style-name="P1"/>
      <text:list xml:id="list185419256151766" text:continue-list="list185419213167245" text:style-name="List_20_1">
        <text:list-item>
          <text:p text:style-name="P389">the characteristics of the nodes it can run on (server side), or of the channels it can be sent through (client side): the job execution policy</text:p>
        </text:list-item>
        <text:list-item>
          <text:p text:style-name="P389">the time at which a job is scheduled to start</text:p>
        </text:list-item>
        <text:list-item>
          <text:p text:style-name="P389">an expiration date for the job</text:p>
        </text:list-item>
      </text:list>
      <text:p text:style-name="P1"/>
      <text:p text:style-name="P1">The attributes specific to the server side SLA are:</text:p>
      <text:p text:style-name="P1"/>
      <text:list xml:id="list185419257143677" text:continue-numbering="true" text:style-name="List_20_1">
        <text:list-item>
          <text:p text:style-name="P389">the priority of a job</text:p>
        </text:list-item>
        <text:list-item>
          <text:p text:style-name="P389">whether it is submitted in suspended state</text:p>
        </text:list-item>
        <text:list-item>
          <text:p text:style-name="P389">the maximum number of nodes it can run on</text:p>
        </text:list-item>
        <text:list-item>
          <text:p text:style-name="P389">whether the job is a standard or broadcast job</text:p>
        </text:list-item>
        <text:list-item>
          <text:p text:style-name="P389">whether the server should immediately cancel the job, if the client that submitted it is disconnected</text:p>
        </text:list-item>
      </text:list>
      <text:p text:style-name="P1"/>
      <text:p text:style-name="P1">The attributes specific to the client side SLA are:</text:p>
      <text:p text:style-name="P1"/>
      <text:list xml:id="list185419257167485" text:continue-numbering="true" text:style-name="List_20_1">
        <text:list-item>
          <text:p text:style-name="P389">the maximum number of channels it can be sent through</text:p>
        </text:list-item>
      </text:list>
      <text:p text:style-name="P1"/>
      <text:p text:style-name="P1">A job SLA is represented by the interface <text:a xlink:type="simple" xlink:href="http://www.jppf.org/api/index.html?org/jppf/node/protocol/JobSLA.html" text:style-name="Internet_20_link" text:visited-style-name="Visited_20_Internet_20_Link"><text:span text:style-name="Code_20_char">JobSLA</text:span></text:a> for the server side SLA, and by the interface <text:a xlink:type="simple" xlink:href="http://www.jppf.org/api/index.html?org/jppf/node/protocol/JobClientSLA.html" text:style-name="Internet_20_link" text:visited-style-name="Visited_20_Internet_20_Link"><text:span text:style-name="Code_20_char">JobClientSLA</text:span></text:a> for the client side SLA. It can be accessed from a job using the related getters and setters:</text:p>
      <text:p text:style-name="P1"/>
      <text:p text:style-name="P341">public class JPPFJob <text:span text:style-name="T267">extends AbstractJPPFJob</text:span></text:p>
      <text:p text:style-name="P341"><text:span text:style-name="T267"><text:s text:c="21"/></text:span>implements Iterable&lt;Task&lt;?&gt;&gt;, <text:span text:style-name="T267">Future</text:span>&lt;Task&lt;?&gt;&gt; {</text:p>
      <text:p text:style-name="P352"><text:s text:c="2"/><text:span text:style-name="T36">// The job's server-side SLA</text:span></text:p>
      <text:p text:style-name="Code_20_block"><text:s text:c="2"/>public JobSLA getSLA()</text:p>
      <text:p text:style-name="Code_20_block"><text:s text:c="2"/>public void setSLA(final JobSLA jobSLA)</text:p>
      <text:p text:style-name="Code_20_block"/>
      <text:p text:style-name="Code_20_block"><text:s text:c="2"/><text:span text:style-name="T36">// The job's client-side SLA</text:span></text:p>
      <text:p text:style-name="Code_20_block"><text:s text:c="2"/>public JobClientSLA getClientSLA()</text:p>
      <text:p text:style-name="Code_20_block"><text:s text:c="2"/>public void setClientSLA(final JobClientSLA jobClientSLA)</text:p>
      <text:p text:style-name="Code_20_block">}</text:p>
      <text:p text:style-name="P1"/>
      <text:p text:style-name="P1">Example usage:</text:p>
      <text:p text:style-name="P1"/>
      <text:p text:style-name="Code_20_block">JPPFJob myJob = new JPPFJob();</text:p>
      <text:p text:style-name="P229">myJob.getClientSLA().setMaxChannels(2);</text:p>
      <text:p text:style-name="P229">myJob.getSLA().setPriority(1000);</text:p>
      <text:p text:style-name="P1"/>
      <text:p text:style-name="P1">Also note that both interfaces extend the common interface <text:a xlink:type="simple" xlink:href="http://www.jppf.org/api/index.html?org/jppf/node/protocol/JobCommonSLA.html" text:style-name="Internet_20_link" text:visited-style-name="Visited_20_Internet_20_Link"><text:span text:style-name="Code_20_char">JobCommonSLA</text:span></text:a>. We will go into the details of these interfaces in the following sections.</text:p>
      <text:list xml:id="list185419260153363" text:continue-list="list185419255156551" text:style-name="Outline">
        <text:list-item>
          <text:list>
            <text:list-item>
              <text:list>
                <text:list-item>
                  <text:h text:style-name="Heading_20_3" text:outline-level="3">Attributes common to server and client side SLAs</text:h>
                </text:list-item>
              </text:list>
            </text:list-item>
          </text:list>
        </text:list-item>
      </text:list>
      <text:p text:style-name="P1">As seen previously, the common attributes for server and client side SLAs are defined by the <text:a xlink:type="simple" xlink:href="http://www.jppf.org/api/index.html?org/jppf/node/protocol/JobCommonSLA.html" text:style-name="Internet_20_link" text:visited-style-name="Visited_20_Internet_20_Link"><text:span text:style-name="Code_20_char">JobCommonSLA</text:span></text:a> interface:</text:p>
      <text:p text:style-name="P1"/>
      <text:p text:style-name="Code_20_block">public interface JobCommonSLA extends Serializable {</text:p>
      <text:p text:style-name="Code_20_block"><text:s text:c="2"/><text:span text:style-name="T36">// The execution policy</text:span></text:p>
      <text:p text:style-name="Code_20_block"><text:s text:c="2"/>ExecutionPolicy getExecutionPolicy();</text:p>
      <text:p text:style-name="Code_20_block"><text:s text:c="2"/>void setExecutionPolicy(ExecutionPolicy executionPolicy);</text:p>
      <text:p text:style-name="Code_20_block"/>
      <text:p text:style-name="Code_20_block"><text:s text:c="2"/><text:span text:style-name="T36">// The job start schedule</text:span></text:p>
      <text:p text:style-name="Code_20_block"><text:s text:c="2"/>JPPFSchedule getJobSchedule();</text:p>
      <text:p text:style-name="Code_20_block"><text:s text:c="2"/>void setJobSchedule(JPPFSchedule jobSchedule);</text:p>
      <text:p text:style-name="Code_20_block"/>
      <text:p text:style-name="Code_20_block"><text:s text:c="2"/><text:span text:style-name="T36">// The job expiration schedule</text:span></text:p>
      <text:p text:style-name="Code_20_block"><text:s text:c="2"/>JPPFSchedule getJobExpirationSchedule();</text:p>
      <text:p text:style-name="Code_20_block"><text:s text:c="2"/>void setJobExpirationSchedule(JPPFSchedule jobExpirationSchedule);</text:p>
      <text:p text:style-name="Code_20_block">}</text:p>
      <text:p text:style-name="P1"/>
      <text:list xml:id="list185419261167362" text:continue-numbering="true" text:style-name="Outline">
        <text:list-item>
          <text:list>
            <text:list-item>
              <text:list>
                <text:list-item>
                  <text:list>
                    <text:list-item>
                      <text:h text:style-name="Heading_20_4" text:outline-level="4"><text:soft-page-break/>Execution policy</text:h>
                    </text:list-item>
                  </text:list>
                </text:list-item>
              </text:list>
            </text:list-item>
          </text:list>
        </text:list-item>
      </text:list>
      <text:p text:style-name="P1">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Standard"/>
      <text:p text:style-name="P81"><text:span text:style-name="T185">For a fully detailed description of how to create and use execution policies, please read the </text:span><text:a xlink:type="simple" xlink:href="#1.7.Execution policies|outline" text:style-name="Internet_20_link" text:visited-style-name="Visited_20_Internet_20_Link"><text:span text:style-name="T4">Execution policies</text:span></text:a><text:span text:style-name="T185"> section of this development guide.</text:span></text:p>
      <text:p text:style-name="P83"/>
      <text:p text:style-name="P84">Example usage:</text:p>
      <text:p text:style-name="P84"/>
      <text:p text:style-name="P276"><text:span text:style-name="T36">// define </text:span><text:span text:style-name="T56">a non-trivial server-side execution policy:</text:span></text:p>
      <text:p text:style-name="P209">// <text:span text:style-name="T186">execute on nodes that have at least 2 threads and whose IPv4 address</text:span></text:p>
      <text:p text:style-name="P209">// <text:span text:style-name="T186">is in the 192.168.1.nnn subnet</text:span></text:p>
      <text:p text:style-name="P276">ExecutionPolicy <text:span text:style-name="T186">server</text:span>Policy = new AtLeast("processing.threads", 2).and(</text:p>
      <text:p text:style-name="P276"><text:s text:c="2"/>new Contains("ipv4.addresses", true, "<text:span text:style-name="T186">192.168.1.</text:span>"));</text:p>
      <text:p text:style-name="P276"><text:span text:style-name="T36">// define </text:span><text:span text:style-name="T56">a client-side execution policy:</text:span></text:p>
      <text:p text:style-name="P209">// <text:span text:style-name="T187">submit to the client local executor or to drivers whose IPv4 address</text:span></text:p>
      <text:p text:style-name="P209">// <text:span text:style-name="T186">is in the 192.168.1.nnn subnet</text:span></text:p>
      <text:p text:style-name="P276">ExecutionPolicy <text:span text:style-name="T186">client</text:span>Policy = new <text:span text:style-name="T186">Equal</text:span>("<text:span text:style-name="T186">jppf.channel.local</text:span>", <text:span text:style-name="T186">true</text:span>).<text:span text:style-name="T186">or</text:span>(</text:p>
      <text:p text:style-name="P276"><text:s text:c="2"/>new Contains("ipv4.addresses", true, "<text:span text:style-name="T186">192.168.1.</text:span>"));</text:p>
      <text:p text:style-name="P276"><text:span text:style-name="T186">JPPFJob job = new JPPFJob();</text:span></text:p>
      <text:p text:style-name="P210">// set the server-side policy</text:p>
      <text:p text:style-name="P277">job.getSLA().setExecutionPolicy(serverPolicy);</text:p>
      <text:p text:style-name="P210">// set the client-side policy</text:p>
      <text:p text:style-name="P277">job.getClientSLA().setExecutionPolicy(clientPolicy);</text:p>
      <text:p text:style-name="P210">// print an XML representation of the server-side policy</text:p>
      <text:p text:style-name="P278">System.out.println("server policy is:\n" + job.getSLA().getExecutionPolicy());</text:p>
      <text:list xml:id="list185419264156687" text:continue-numbering="true" text:style-name="Outline">
        <text:list-item>
          <text:list>
            <text:list-item>
              <text:list>
                <text:list-item>
                  <text:list>
                    <text:list-item>
                      <text:h text:style-name="Heading_20_4" text:outline-level="4">Job start and expiration scheduling</text:h>
                    </text:list-item>
                  </text:list>
                </text:list-item>
              </text:list>
            </text:list-item>
          </text:list>
        </text:list-item>
      </text:list>
      <text:p text:style-name="Standard">It is possible to schedule a job for a later start, and also to set a job for expiration at a specified date/time. The job SLA allows this by providing the following methods:</text:p>
      <text:p text:style-name="Standard"/>
      <text:p text:style-name="P200">// job start schedule</text:p>
      <text:p text:style-name="Code_20_block">public JPPFSchedule getJobSchedule()</text:p>
      <text:p text:style-name="Code_20_block">public void setJobSchedule(JPPFSchedule schedule)</text:p>
      <text:p text:style-name="Code_20_block"><text:s text:c="2"/></text:p>
      <text:p text:style-name="P200">// job expiration schedule</text:p>
      <text:p text:style-name="Code_20_block">public JPPFSchedule getJobExpirationSchedule()</text:p>
      <text:p text:style-name="Code_20_block">public void setJobExpirationSchedule(JPPFSchedule schedule)</text:p>
      <text:p text:style-name="Standard"/>
      <text:p text:style-name="Standard">As we can see, this is all about getting and setting an instance of <text:a xlink:type="simple" xlink:href="http://www.jppf.org/api/index.html?org/jppf/scheduling/JPPFSchedule.html" text:style-name="Internet_20_link" text:visited-style-name="Visited_20_Internet_20_Link"><text:span text:style-name="Code_20_char">JPPFSchedule</text:span></text:a>. A schedule is normally defined through one of its constructors:</text:p>
      <text:p text:style-name="Standard"/>
      <text:p text:style-name="P37">As a fixed length of time</text:p>
      <text:p text:style-name="Standard"/>
      <text:p text:style-name="Code_20_block">public JPPFSchedule(long duration)</text:p>
      <text:p text:style-name="Standard"/>
      <text:p text:style-name="Standard">The semantics is that the job will start <text:span text:style-name="T1">duration</text:span> milliseconds after the job is received by the server. Here is an example:</text:p>
      <text:p text:style-name="Standard"/>
      <text:p text:style-name="Code_20_block">JPPFJob myJob = new Job();</text:p>
      <text:p text:style-name="P200">// set the job to start 5 seconds after being received</text:p>
      <text:p text:style-name="Code_20_block">JPPFSchedule mySchedule = new JPPFSchedule(5000L);</text:p>
      <text:p text:style-name="Code_20_block">myJob.getSLA().setJobSchedule(mySchedule);</text:p>
      <text:p text:style-name="Standard"/>
      <text:p text:style-name="Standard"><text:span text:style-name="T17">As a specific date/time</text:span><text:line-break/></text:p>
      <text:p text:style-name="Code_20_block">public JPPFSchedule(String date, String dateFormat)</text:p>
      <text:p text:style-name="Standard"/>
      <text:p text:style-name="Standard">Here, the date format is specified as a pattern for a <text:a xlink:type="simple" xlink:href="http://docs.oracle.com/javase/7/docs/api/index.html?java/text/SimpleDateFormat.html" text:style-name="Internet_20_link" text:visited-style-name="Visited_20_Internet_20_Link"><text:span text:style-name="Code_20_char">SimpleDateFormat</text:span></text:a> instance.</text:p>
      <text:p text:style-name="Standard"/>
      <text:p text:style-name="Standard">Here is an example use of this constructor:</text:p>
      <text:p text:style-name="Standard"/>
      <text:p text:style-name="Code_20_block">JPPFJob myJob = new Job();</text:p>
      <text:p text:style-name="P226">String dateFormat = "MM/dd/yyyy hh:mm a z";</text:p>
      <text:p text:style-name="P200">// set the job to expire on September 30, 2010 at 12:08 PM in the CEDT time zone</text:p>
      <text:p text:style-name="Code_20_block">JPPFSchedule schedule = new JPPFSchedule(<text:span text:style-name="T119">"09/30/2010 12:08 PM CEDT", dateFormat</text:span>);</text:p>
      <text:p text:style-name="Code_20_block">myJob.getSLA().setJobExpirationSchedule(mySchedule);</text:p>
      <text:list xml:id="list185419267141392" text:continue-numbering="true" text:style-name="Outline">
        <text:list-item>
          <text:list>
            <text:list-item>
              <text:list>
                <text:list-item>
                  <text:h text:style-name="Heading_20_3" text:outline-level="3"><text:soft-page-break/>Server side SLA attributes</text:h>
                </text:list-item>
              </text:list>
            </text:list-item>
          </text:list>
        </text:list-item>
      </text:list>
      <text:p text:style-name="P1">A server-side SLA is described by the <text:a xlink:type="simple" xlink:href="http://www.jppf.org/api/index.html?org/jppf/node/protocol/JobSLA.html" text:style-name="Internet_20_link" text:visited-style-name="Visited_20_Internet_20_Link"><text:span text:style-name="Code_20_char">JobSLA</text:span></text:a> interface, defined as:</text:p>
      <text:p text:style-name="P1"/>
      <text:p text:style-name="Code_20_block">public interface JobSLA extends JobCommonSLA {</text:p>
      <text:p text:style-name="Code_20_block"><text:s text:c="2"/><text:span text:style-name="T36">// Job priority</text:span></text:p>
      <text:p text:style-name="Code_20_block"><text:s text:c="2"/>int getPriority();</text:p>
      <text:p text:style-name="Code_20_block"><text:s text:c="2"/>void setPriority(int priority);</text:p>
      <text:p text:style-name="Code_20_block"><text:s text:c="2"/></text:p>
      <text:p text:style-name="Code_20_block"><text:s text:c="2"/><text:span text:style-name="T36">// Maximum number of nodes the job can run on</text:span></text:p>
      <text:p text:style-name="Code_20_block"><text:s text:c="2"/>int getMaxNodes();</text:p>
      <text:p text:style-name="Code_20_block"><text:s text:c="2"/>void setMaxNodes(int maxNodes);</text:p>
      <text:p text:style-name="Code_20_block"><text:s text:c="2"/></text:p>
      <text:p text:style-name="Code_20_block"><text:s text:c="2"/><text:span text:style-name="T36">// Whether the job is initially suspended</text:span></text:p>
      <text:p text:style-name="Code_20_block"><text:s text:c="2"/>boolean isSuspended();</text:p>
      <text:p text:style-name="Code_20_block"><text:s text:c="2"/>void setSuspended(boolean suspended);</text:p>
      <text:p text:style-name="Code_20_block"><text:s text:c="2"/></text:p>
      <text:p text:style-name="Code_20_block"><text:s text:c="2"/><text:span text:style-name="T36">// Whether the job is a broadcast job</text:span></text:p>
      <text:p text:style-name="Code_20_block"><text:s text:c="2"/>boolean isBroadcastJob();</text:p>
      <text:p text:style-name="Code_20_block"><text:s text:c="2"/>void setBroadcastJob(boolean broadcastJob);</text:p>
      <text:p text:style-name="Code_20_block"><text:s text:c="2"/></text:p>
      <text:p text:style-name="Code_20_block"><text:s text:c="2"/><text:span text:style-name="T36">// Determine whether the job should be canceled by the server</text:span></text:p>
      <text:p text:style-name="Code_20_block"><text:s text:c="2"/><text:span text:style-name="T36">// if the client gets disconnected</text:span></text:p>
      <text:p text:style-name="Code_20_block"><text:s text:c="2"/>boolean isCancelUponClientDisconnect();</text:p>
      <text:p text:style-name="Code_20_block"><text:s text:c="2"/>void setCancelUponClientDisconnect(boolean cancelUponClientDisconnect);</text:p>
      <text:p text:style-name="P247"/>
      <text:p text:style-name="P247"><text:span text:style-name="T142"><text:s text:c="2"/></text:span><text:span text:style-name="T42">// expiration schedule for any subset of the job dispatched to a node</text:span></text:p>
      <text:p text:style-name="P250"><text:s text:c="2"/>JPPFSchedule getDispatchExpirationSchedule();</text:p>
      <text:p text:style-name="P250"><text:s text:c="2"/>void setDispatchExpirationSchedule(JPPFSchedule schedule);</text:p>
      <text:p text:style-name="P250"/>
      <text:p text:style-name="P247"><text:span text:style-name="T142"><text:s text:c="2"/></text:span><text:span text:style-name="T42">// number of times a dispatched task can expire before it is finally cancelled</text:span></text:p>
      <text:p text:style-name="P250"><text:s text:c="2"/>int getMaxDispatchExpirations();</text:p>
      <text:p text:style-name="P250"><text:s text:c="2"/>void setMaxDispatchExpirations(int max);</text:p>
      <text:p text:style-name="P247"/>
      <text:p text:style-name="Code_20_block"><text:span text:style-name="T149"><text:s text:c="2"/></text:span><text:span text:style-name="T43">// class path associated with the job</text:span></text:p>
      <text:p text:style-name="P255"><text:s text:c="2"/>ClassPath getClassPath();</text:p>
      <text:p text:style-name="P255"><text:s text:c="2"/>void setClassPath(ClassPath classpath);</text:p>
      <text:p text:style-name="Code_20_block">}</text:p>
      <text:list xml:id="list185419271172930" text:continue-numbering="true" text:style-name="Outline">
        <text:list-item>
          <text:list>
            <text:list-item>
              <text:list>
                <text:list-item>
                  <text:list>
                    <text:list-item>
                      <text:h text:style-name="Heading_20_4" text:outline-level="4">Job priority</text:h>
                    </text:list-item>
                  </text:list>
                </text:list-item>
              </text:list>
            </text:list-item>
          </text:list>
        </text:list-item>
      </text:list>
      <text:p text:style-name="P1">The priority of a job determines the order in which the job will be executed by the server. It can be any integer value, such that if jobA.getPriority() &gt; jobB.getPriority() then jobA will be executed before jobB. There are situations where both jobs may be executed at the same time, for instance if there remain any available nodes for jobB after jobA has been dispatched. Two jobs with the same priority will have an equal share (as much as is possible) of the available grid nodes.</text:p>
      <text:p text:style-name="P1"/>
      <text:p text:style-name="Standard">The priority attribute is also manageable, which means that it can be dynamically updated, while the job is still executing, using the JPPF administration console or the related management APIs. <text:span text:style-name="T148">The default priority is zero.</text:span></text:p>
      <text:p text:style-name="Standard"/>
      <text:p text:style-name="P47">Example usage:</text:p>
      <text:p text:style-name="P47"/>
      <text:p text:style-name="P249">JPPFJob job1 = new JPPFJob();</text:p>
      <text:p text:style-name="P252">job1.getSLA().setPriority(10); <text:span text:style-name="T36">// create </text:span><text:span text:style-name="T55">the</text:span><text:span text:style-name="T36"> job with a non-default priority</text:span></text:p>
      <text:p text:style-name="P249">JPPFJob job2 = new JPPFJob();</text:p>
      <text:p text:style-name="P252">job2.getSLA().setPriority(job1.getSLA().getPriority() + 1); <text:span text:style-name="T36">// slightly higher priority</text:span></text:p>
      <text:list xml:id="list185419272147897" text:continue-numbering="true" text:style-name="Outline">
        <text:list-item>
          <text:list>
            <text:list-item>
              <text:list>
                <text:list-item>
                  <text:list>
                    <text:list-item>
                      <text:h text:style-name="Heading_20_4" text:outline-level="4">Maximum number of nodes</text:h>
                    </text:list-item>
                  </text:list>
                </text:list-item>
              </text:list>
            </text:list-item>
          </text:list>
        </text:list-item>
      </text:list>
      <text:p text:style-name="P1">The maximum number of nodes attribute determines how many grid nodes a job can run on, at any given time. This is an upper bound limit, and does not guarantee that always this number of nodes will be used, only that no more than this number of nodes will be assigned to the job. This attribute is also non-distinctive, in that it does not specify which nodes the job will run on. <text:span text:style-name="T145">The default value of this attribute is equal to </text:span><text:a xlink:type="simple" xlink:href="http://docs.oracle.com/javase/7/docs/api/java/lang/Integer.html#MAX_VALUE" text:style-name="Internet_20_link" text:visited-style-name="Visited_20_Internet_20_Link"><text:span text:style-name="T145">Integer.MAX_VALUE</text:span></text:a><text:span text:style-name="T145">, i.e. 2</text:span><text:span text:style-name="T146">31</text:span><text:span text:style-name="T145">-1</text:span></text:p>
      <text:p text:style-name="P1"/>
      <text:p text:style-name="P1">The resulting assignment of nodes to the job is influenced by other attributes, especially the job priority and an eventual execution policy. The maximum number of nodes is <text:span text:style-name="T184">also </text:span>a manageable attribute, which means it can be dynamically updated, while the job is still executing, using the JPPF administration console or the related management APIs.</text:p>
      <text:p text:style-name="P1"/>
      <text:p text:style-name="P48"/>
      <text:p text:style-name="P377">Example usage:</text:p>
      <text:p text:style-name="P48"/>
      <text:p text:style-name="P249">JPPFJob job = new JPPFJob();</text:p>
      <text:p text:style-name="P203">// this job will execute on a maximum of 10 nodes</text:p>
      <text:p text:style-name="P249">job.getSLA().setMaxNodes(10);</text:p>
      <text:list xml:id="list185419273147612" text:continue-numbering="true" text:style-name="Outline">
        <text:list-item>
          <text:list>
            <text:list-item>
              <text:list>
                <text:list-item>
                  <text:list>
                    <text:list-item>
                      <text:h text:style-name="Heading_20_4" text:outline-level="4">Initial suspended state</text:h>
                    </text:list-item>
                  </text:list>
                </text:list-item>
              </text:list>
            </text:list-item>
          </text:list>
        </text:list-item>
      </text:list>
      <text:p text:style-name="P1">A job can be initially suspended. In this case, it will remain in the server's queue until it is explicitly resumed or canceled, <text:s/>or if it expires (if a timeout was set), whichever happens first. A job can be resumed and suspended again any number of times via the JPPF administration console or the related management APIs.</text:p>
      <text:p text:style-name="P1"/>
      <text:p text:style-name="P49">Example usage:</text:p>
      <text:p text:style-name="P49"/>
      <text:p text:style-name="P251">JPPFJob job = new JPPFJob();</text:p>
      <text:p text:style-name="P202"><text:span text:style-name="T142">// this job will be submitted to the server and will remain suspended until</text:span></text:p>
      <text:p text:style-name="P202"><text:span text:style-name="T142">// it is resumed or cancelled via the admin console or management APIs</text:span></text:p>
      <text:p text:style-name="P248"><text:span text:style-name="T142">job.getSLA().setSuspended(true);</text:span></text:p>
      <text:list xml:id="list185419274154764" text:continue-numbering="true" text:style-name="Outline">
        <text:list-item>
          <text:list>
            <text:list-item>
              <text:list>
                <text:list-item>
                  <text:list>
                    <text:list-item>
                      <text:h text:style-name="Heading_20_4" text:outline-level="4">Broadcast jobs</text:h>
                    </text:list-item>
                  </text:list>
                </text:list-item>
              </text:list>
            </text:list-item>
          </text:list>
        </text:list-item>
      </text:list>
      <text:p text:style-name="Standard">A broadcast job is a specific type of job, for which each task will be be executed on all the nodes currently present in the grid. This opens new possibilities for grid applications, such as performing maintenance operations on the nodes or drastically reducing the size of a job that performs identical tasks on each node.</text:p>
      <text:p text:style-name="Standard"/>
      <text:p text:style-name="Standard">With regards to the job SLA, a job is set in broadcast mode via a boolean indicator, for which the interface <text:a xlink:type="simple" xlink:href="http://www.jppf.org/api/index.html?org/jppf/node/protocol/JobSLA.html" text:style-name="Internet_20_link" text:visited-style-name="Visited_20_Internet_20_Link"><text:span text:style-name="Code_20_char">JobSLA</text:span></text:a> provides the following accessors:</text:p>
      <text:p text:style-name="Standard"/>
      <text:p text:style-name="Code_20_block">public boolean isBroadcastJob()</text:p>
      <text:p text:style-name="Code_20_block">public void setBroadcastJob(boolean broadcastJob)</text:p>
      <text:p text:style-name="Standard"/>
      <text:p text:style-name="Standard">To set a job in broadcast mode:</text:p>
      <text:p text:style-name="Standard"/>
      <text:p text:style-name="Code_20_block">JPPFJob myJob = new JPPFJob();</text:p>
      <text:p text:style-name="Code_20_block">myJob.getSLA().setBroadcastJob(true);</text:p>
      <text:p text:style-name="Standard"/>
      <text:p text:style-name="Standard">With respect to the dynamic aspect of a JPPF grid, the following behavior is enforced:</text:p>
      <text:p text:style-name="Standard"/>
      <text:list xml:id="list185419275167777" text:continue-list="list185419257167485" text:style-name="List_20_1">
        <text:list-item>
          <text:p text:style-name="P385">a broadcast job is executed on <text:span text:style-name="T122">all </text:span>the nodes <text:span text:style-name="T122">connected to the driver, </text:span>at the time the job is received by the JPPF driver. <text:span text:style-name="T122">This includes nodes that are executing another job at that time</text:span></text:p>
        </text:list-item>
        <text:list-item>
          <text:p text:style-name="P385">if a node dies or disconnects while the job is executing on it, the job is canceled for this node</text:p>
        </text:list-item>
        <text:list-item>
          <text:p text:style-name="P385">if a new node connects while the job is executing, the broadcast job will not execute on it</text:p>
        </text:list-item>
        <text:list-item>
          <text:p text:style-name="P385">a broadcast job does not return any results, i.e. it returns the tasks in the same state as they were submitted</text:p>
        </text:list-item>
      </text:list>
      <text:p text:style-name="Standard"/>
      <text:p text:style-name="P1">Additionally, if local execution of jobs is enabled for the JPPF client, a broadcast job will not be executed locally. In other words, a broadcast job is only executed on remote nodes.</text:p>
      <text:list xml:id="list185419276143782" text:continue-list="list185419274154764" text:style-name="Outline">
        <text:list-item>
          <text:list>
            <text:list-item>
              <text:list>
                <text:list-item>
                  <text:list>
                    <text:list-item>
                      <text:h text:style-name="Heading_20_4" text:outline-level="4">Canceling a job upon client disconnection</text:h>
                    </text:list-item>
                  </text:list>
                </text:list-item>
              </text:list>
            </text:list-item>
          </text:list>
        </text:list-item>
      </text:list>
      <text:p text:style-name="P1">By default, if the JPPF client is disconnected from the server while a job is executing, the server will automatically attempt to cancel the job's execution on all nodes it was dispatched to, and remove the job from the server queue. You may disable this behavior on a per-node basis, for example if you want to let the job execute until completion but do not need the execution results. This property is not dynamically manageable.</text:p>
      <text:p text:style-name="P1"/>
      <text:p text:style-name="P49">Example usage:</text:p>
      <text:p text:style-name="P49"/>
      <text:p text:style-name="P248">JPPFJob myJob = new JPPFJob();</text:p>
      <text:p text:style-name="P248">myJob.getSLA().set<text:span text:style-name="T143">CancelUponDisconnect</text:span>(true);</text:p>
      <text:list xml:id="list185419277159354" text:continue-numbering="true" text:style-name="Outline">
        <text:list-item>
          <text:list>
            <text:list-item>
              <text:list>
                <text:list-item>
                  <text:list>
                    <text:list-item>
                      <text:h text:style-name="P432" text:outline-level="4">Expiration of job dispatches</text:h>
                    </text:list-item>
                  </text:list>
                </text:list-item>
              </text:list>
            </text:list-item>
          </text:list>
        </text:list-item>
      </text:list>
      <text:p text:style-name="P8"><text:span text:style-name="T19">Definition</text:span><text:span text:style-name="T147">: </text:span><text:span text:style-name="T2">a job dispatch is the whole or part of a job that is dispatched by the server to a node.</text:span></text:p>
      <text:p text:style-name="P50"/>
      <text:p text:style-name="P8"><text:span text:style-name="T147">The server-side job SLA enables specifying whether a job dispatch will expire, along with the behavior upon exipration. This is done with a combination of two attributes: a </text:span><text:span text:style-name="T2">dispatch expiration schedule</text:span><text:span text:style-name="T147">, which specifies when the dispatch will expire, and a </text:span><text:span text:style-name="T2">maximum number of expirations</text:span><text:span text:style-name="T147"> after which the tasks in the dispatch will be cancelled instead of resubmitted. By default, a job dispatch will not expire and the number of expirations is set to zero (tasks are cancelled upon the first expiration, if any).</text:span></text:p>
      <text:p text:style-name="P50"/>
      <text:p text:style-name="P50"><text:soft-page-break/>One possible use for this mechanism is to prevent resource-intensive tasks from bloating slow nodes, without having to cancel the whole job or set timeouts on inidividual tasks.</text:p>
      <text:p text:style-name="P50"/>
      <text:p text:style-name="P50">Example usage:</text:p>
      <text:p text:style-name="P50"/>
      <text:p text:style-name="P253">JPPFJob job = new JPPFJob();</text:p>
      <text:p text:style-name="P204">// job dispatches will expire if they execute for more than 5 seconds</text:p>
      <text:p text:style-name="P253">job.getSLA().setDispatchExpirationSchedule(new JPPFSchedule(5000L));</text:p>
      <text:p text:style-name="P204">// dispatched tasks will be resubmitted at most 2 times before they are cancelled.</text:p>
      <text:p text:style-name="P253">job.getSLA().setMaxDispatchExpirations(2);</text:p>
      <text:list xml:id="list185419278168260" text:continue-numbering="true" text:style-name="Outline">
        <text:list-item>
          <text:list>
            <text:list-item>
              <text:list>
                <text:list-item>
                  <text:list>
                    <text:list-item>
                      <text:h text:style-name="P433" text:outline-level="4">Setting a class path onto the job</text:h>
                    </text:list-item>
                  </text:list>
                </text:list-item>
              </text:list>
            </text:list-item>
          </text:list>
        </text:list-item>
      </text:list>
      <text:p text:style-name="P55">The classpath attribute of the job SLA allows sending library files along with the job and its tasks. Out of the box, this attribute is only used by offline nodes, to work around the fact that offline nodes do no have remote class loading capabilities. <text:span text:style-name="T150">The class path attribute, by default empty but not not null, is accessed with the following methods:</text:span></text:p>
      <text:p text:style-name="P56"/>
      <text:p text:style-name="P256">public interface JobClientSLA extends JobCommonSLA {</text:p>
      <text:p text:style-name="Code_20_block"><text:span text:style-name="T150"><text:s text:c="2"/></text:span><text:span text:style-name="T44">// get / set the class path associated with the job</text:span></text:p>
      <text:p text:style-name="P256"><text:s text:c="2"/>ClassPath getClassPath();</text:p>
      <text:p text:style-name="P256"><text:s text:c="2"/>void setClassPath(ClassPath classpath);</text:p>
      <text:p text:style-name="P256">}</text:p>
      <text:p text:style-name="P56"/>
      <text:p text:style-name="P57"><text:span text:style-name="T150">We can see that a class path is represented by the </text:span><text:a xlink:type="simple" xlink:href="http://www.jppf.org/api/index.html?org/jppf/node/protocol/ClassPath.html" text:style-name="Internet_20_link" text:visited-style-name="Visited_20_Internet_20_Link"><text:span text:style-name="T150">ClassPath</text:span></text:a><text:span text:style-name="T150"> interface, defined as follows:</text:span></text:p>
      <text:p text:style-name="P58"/>
      <text:p text:style-name="P257">public interface ClassPath extends Serializable, Iterable&lt;ClassPathElement&gt; {</text:p>
      <text:p text:style-name="Code_20_block"><text:span text:style-name="T151"><text:s text:c="2"/></text:span><text:span text:style-name="T45">// add an element to this classpath</text:span></text:p>
      <text:p text:style-name="P257"><text:s text:c="2"/>ClassPath add(ClassPathElement element);</text:p>
      <text:p text:style-name="P257"><text:s text:c="2"/>ClassPath add(String name, Location&lt;?&gt; location);</text:p>
      <text:p text:style-name="P257"><text:s text:c="2"/>ClassPath add(String name, Location&lt;?&gt; localLocation, Location&lt;?&gt; remoteLocation);</text:p>
      <text:p text:style-name="P257"/>
      <text:p text:style-name="Code_20_block"><text:span text:style-name="T151"><text:s text:c="2"/></text:span><text:span text:style-name="T45">// remove an element from this classpath</text:span></text:p>
      <text:p text:style-name="P257"><text:s text:c="2"/>ClassPath remove(ClassPathElement element);</text:p>
      <text:p text:style-name="P257"><text:s text:c="2"/>ClassPath remove(String name);</text:p>
      <text:p text:style-name="P257"/>
      <text:p text:style-name="Code_20_block"><text:span text:style-name="T151"><text:s text:c="2"/></text:span><text:span text:style-name="T45">// get an element with the specified name</text:span></text:p>
      <text:p text:style-name="P257"><text:s text:c="2"/>ClassPathElement element(String name);</text:p>
      <text:p text:style-name="P257"/>
      <text:p text:style-name="Code_20_block"><text:span text:style-name="T151"><text:s text:c="2"/></text:span><text:span text:style-name="T45">// get all the elements in this classpath</text:span></text:p>
      <text:p text:style-name="P257"><text:s text:c="2"/>Collection&lt;ClassPathElement&gt; allElements();</text:p>
      <text:p text:style-name="P257"/>
      <text:p text:style-name="Code_20_block"><text:span text:style-name="T151"><text:s text:c="2"/></text:span><text:span text:style-name="T45">// empty this classpath (remove all elements)</text:span></text:p>
      <text:p text:style-name="P257"><text:s text:c="2"/>ClassPath clear();</text:p>
      <text:p text:style-name="P257"/>
      <text:p text:style-name="Code_20_block"><text:span text:style-name="T151"><text:s text:c="2"/></text:span><text:span text:style-name="T45">// is this classpath empty?</text:span></text:p>
      <text:p text:style-name="P257"><text:s text:c="2"/>boolean isEmpty();</text:p>
      <text:p text:style-name="P257"/>
      <text:p text:style-name="Code_20_block"><text:span text:style-name="T151"><text:s text:c="2"/></text:span><text:span text:style-name="T45">// should the node force a reset of the class loader before executing the tasks?</text:span></text:p>
      <text:p text:style-name="P257"><text:s text:c="2"/>boolean isForceClassLoaderReset();</text:p>
      <text:p text:style-name="P257"><text:s text:c="2"/>void setForceClassLoaderReset(boolean forceReset);</text:p>
      <text:p text:style-name="P258">}</text:p>
      <text:p text:style-name="P59"/>
      <text:p text:style-name="P10"><text:span text:style-name="T152">Note that one of the </text:span><text:span text:style-name="Code_20_char"><text:span text:style-name="T152">add(...)</text:span></text:span><text:span text:style-name="T152"> methods uses a </text:span><text:a xlink:type="simple" xlink:href="http://www.jppf.org/api/index.html?org/jppf/node/protocol/ClassPathElement.html" text:style-name="Internet_20_link" text:visited-style-name="Visited_20_Internet_20_Link"><text:span text:style-name="T152">ClassPathElement</text:span></text:a><text:span text:style-name="T152"> as parameter, while the others use a name with one or two </text:span><text:a xlink:type="simple" xlink:href="http://www.jppf.org/api/index.html?org/jppf/node/protocol/Location.html" text:style-name="Internet_20_link" text:visited-style-name="Visited_20_Internet_20_Link"><text:span text:style-name="T152">Location</text:span></text:a><text:span text:style-name="T152"> objects (see the </text:span><text:a xlink:type="simple" xlink:href="#1.1.9.The Location API|outline" text:style-name="Internet_20_link" text:visited-style-name="Visited_20_Internet_20_Link"><text:span text:style-name="T152">Location API</text:span></text:a><text:span text:style-name="T152"> section). These methods are equivalent. For the last two, JPPF will internally create instances of a default implementation of ClassPathElement (class <text:s/></text:span><text:a xlink:type="simple" xlink:href="http://www.jppf.org/api/index.html?org/jppf/server/protocol/ClassPathElementImpl.html" text:style-name="Internet_20_link" text:visited-style-name="Visited_20_Internet_20_Link"><text:span text:style-name="T152">ClassPathElementImpl</text:span></text:a><text:span text:style-name="T152">). It is preferred to avoid creating </text:span><text:span text:style-name="Code_20_char"><text:span text:style-name="T152">ClassPathElement</text:span></text:span><text:span text:style-name="T152"> instances, as it makes the code less cumbersome and independent from any specific implementation.</text:span></text:p>
      <text:p text:style-name="P62"/>
      <text:p text:style-name="P82"><text:span text:style-name="T153">Also note that </text:span><text:a xlink:type="simple" xlink:href="http://www.jppf.org/api/index.html?org/jppf/node/protocol/ClassPath.html" text:style-name="Internet_20_link" text:visited-style-name="Visited_20_Internet_20_Link"><text:span text:style-name="T153">ClassPath</text:span></text:a><text:span text:style-name="T153"> implements </text:span><text:a xlink:type="simple" xlink:href="http://docs.oracle.com/javase/7/docs/api/index.html?java/lang/Iterable.html" text:style-name="Internet_20_link" text:visited-style-name="Visited_20_Internet_20_Link"><text:span text:style-name="T153">Iterable</text:span></text:a><text:span text:style-name="T153">&lt;</text:span><text:a xlink:type="simple" xlink:href="http://www.jppf.org/api/index.html?org/jppf/node/protocol/ClassPathElement.html" text:style-name="Internet_20_link" text:visited-style-name="Visited_20_Internet_20_Link"><text:span text:style-name="T153">ClassPathElement</text:span></text:a><text:span text:style-name="T153">&gt;, so that it can be used in </text:span><text:span text:style-name="Code_20_char"><text:span text:style-name="T153">for</text:span></text:span><text:span text:style-name="T153"> loops:</text:span></text:p>
      <text:p text:style-name="P62"/>
      <text:p text:style-name="P260">for (ClassPathElement elt: myJob.getSLA().getClassPath()) ...;</text:p>
      <text:p text:style-name="P61"/>
      <text:p text:style-name="P60"/>
      <text:p text:style-name="P378"><text:span text:style-name="T152">The </text:span><text:a xlink:type="simple" xlink:href="http://www.jppf.org/api/index.html?org/jppf/node/protocol/ClassPathElement.html" text:style-name="Internet_20_link" text:visited-style-name="Visited_20_Internet_20_Link"><text:span text:style-name="T152">ClassPathElement</text:span></text:a><text:span text:style-name="T152"> interface is defined as follows:</text:span></text:p>
      <text:p text:style-name="P60"/>
      <text:p text:style-name="P261">public interface ClassPathElement extends Serializable {</text:p>
      <text:p text:style-name="P259"><text:span text:style-name="T152"><text:s text:c="2"/></text:span><text:span text:style-name="T46">// get the name of this classpath element</text:span></text:p>
      <text:p text:style-name="P261"><text:s text:c="2"/>String getName();</text:p>
      <text:p text:style-name="P259"><text:span text:style-name="T152"><text:s text:c="3"/></text:span><text:span text:style-name="T46">// get the </text:span><text:span text:style-name="T48">local (to the client)</text:span><text:span text:style-name="T46"> location of this element</text:span></text:p>
      <text:p text:style-name="P261"><text:s text:c="2"/>Location&lt;?&gt; getLocalLocation();</text:p>
      <text:p text:style-name="P259"><text:span text:style-name="T152"><text:s text:c="3"/></text:span><text:span text:style-name="T46">// get the </text:span><text:span text:style-name="T48">remote (local to the node) </text:span><text:span text:style-name="T46">location of this element, </text:span><text:span text:style-name="T48">if any</text:span></text:p>
      <text:p text:style-name="P261"><text:s text:c="2"/>Location&lt;?&gt; getRemoteLocation();</text:p>
      <text:p text:style-name="P259"><text:span text:style-name="T152"><text:s text:c="3"/></text:span><text:span text:style-name="T46">// </text:span><text:span text:style-name="T47">p</text:span><text:span text:style-name="T46">erform a validation of this classpath element</text:span></text:p>
      <text:p text:style-name="P261"><text:s text:c="2"/>boolean validate();</text:p>
      <text:p text:style-name="P261">}</text:p>
      <text:p text:style-name="P60"/>
      <text:p text:style-name="P9"><text:span text:style-name="T154">JPPF provides a default implementation </text:span><text:a xlink:type="simple" xlink:href="http://www.jppf.org/api/index.html?org/jppf/server/protocol/ClassPathElementImpl.html" text:style-name="Internet_20_link" text:visited-style-name="Visited_20_Internet_20_Link"><text:span text:style-name="T154">ClassPathElementImpl</text:span></text:a><text:span text:style-name="T154"> which does not perform any validation, that is, its </text:span><text:span text:style-name="Code_20_char"><text:span text:style-name="T154">validate()</text:span></text:span><text:span text:style-name="T154"> method always returns </text:span><text:span text:style-name="Code_20_char"><text:span text:style-name="T154">true</text:span></text:span><text:span text:style-name="T154">.</text:span></text:p>
      <text:p text:style-name="P63"/>
      <text:p text:style-name="P64">Finally, here is an example of how this can all be put together:</text:p>
      <text:p text:style-name="P64"/>
      <text:p text:style-name="P262">JPPFJob myJob = new JPPFJob();</text:p>
      <text:p text:style-name="P262">ClassPath classpath = myJob.getSLA().getClassPath();</text:p>
      <text:p text:style-name="P207">// wrap a jar file into a FileLocation object</text:p>
      <text:p text:style-name="Code_20_block"><text:span text:style-name="T155">Location jarLocation = new FileLocation(“libs/MyLib.jar”);</text:span></text:p>
      <text:p text:style-name="P207">// copy the jar file into memory</text:p>
      <text:p text:style-name="Code_20_block"><text:span text:style-name="T155">Location location = jarLocation.copyTo(new MemoryLocation(jarLocation.size());</text:span></text:p>
      <text:p text:style-name="P206"><text:span text:style-name="T156">// or another way to do this:</text:span></text:p>
      <text:p text:style-name="P227"><text:span text:style-name="T155">location = new MemoryLocation(jarLocation.toByteArray());</text:span></text:p>
      <text:p text:style-name="P207">// add it as classpath element</text:p>
      <text:p text:style-name="Code_20_block"><text:span text:style-name="T155">classpath.add(“myLib”, location);</text:span></text:p>
      <text:p text:style-name="P207">// the following is functionally equivalent:</text:p>
      <text:p text:style-name="P227"><text:span text:style-name="T155">classpath.add(new ClassPathElementImpl(“myLib”, <text:s/>location));</text:span></text:p>
      <text:p text:style-name="P206"><text:span text:style-name="T155">// tell the node to reset the tasks classloader with this new class path</text:span></text:p>
      <text:p text:style-name="P228">classpath.setForceClassLoaderReset(true);</text:p>
      <text:list xml:id="list185419287168068" text:continue-numbering="true" text:style-name="Outline">
        <text:list-item>
          <text:list>
            <text:list-item>
              <text:list>
                <text:list-item>
                  <text:list>
                    <text:list-item>
                      <text:h text:style-name="P434" text:outline-level="4">Maximum number of tasks resubmits</text:h>
                    </text:list-item>
                  </text:list>
                </text:list-item>
              </text:list>
            </text:list-item>
          </text:list>
        </text:list-item>
      </text:list>
      <text:p text:style-name="P122"><text:span text:style-name="T214">As we have seen in the “</text:span><text:a xlink:type="simple" xlink:href="#1.1.5.Resubmitting a task|outline" text:style-name="Internet_20_link" text:visited-style-name="Visited_20_Internet_20_Link"><text:span text:style-name="T214">resubmitting a task</text:span></text:a><text:span text:style-name="T214">” section, tasks have the ability to schedule themselves for resubmission by the server. The job server-side SLA allows you to set the maximum number of times this can occur, with the following accessors:</text:span></text:p>
      <text:p text:style-name="P124"/>
      <text:p text:style-name="P294">public interface JobSLA extends JobCommonSLA {</text:p>
      <text:p text:style-name="P293"><text:span text:style-name="T214"><text:s text:c="2"/></text:span><text:span text:style-name="T65">// get the naximum number of times a task can resubmit itself</text:span></text:p>
      <text:p text:style-name="P293"><text:span text:style-name="T214"><text:s text:c="2"/></text:span><text:span text:style-name="T65">// via AbstractTask.setResubmit(boolean)</text:span></text:p>
      <text:p text:style-name="P294"><text:s text:c="2"/>int getMaxTaskResubmits();</text:p>
      <text:p text:style-name="P294"/>
      <text:p text:style-name="P293"><text:span text:style-name="T214"><text:s text:c="2"/></text:span><text:span text:style-name="T65">// set the naximum number of times a task can resubmit itself</text:span></text:p>
      <text:p text:style-name="P295"><text:s text:c="2"/>void setMaxTaskResubmits(int maxResubmits);</text:p>
      <text:p text:style-name="P294"/>
      <text:p text:style-name="P296"><text:span text:style-name="T276"><text:s text:c="2"/></text:span><text:span text:style-name="T94">// Determine whether the max resubmits limit for tasks is also applied</text:span></text:p>
      <text:p text:style-name="P296"><text:span text:style-name="T276"><text:s text:c="2"/></text:span><text:span text:style-name="T94">// when tasks are resubmitted due to a node error</text:span></text:p>
      <text:p text:style-name="P356"><text:s text:c="2"/>boolean isApplyMaxResubmitsUponNodeError();</text:p>
      <text:p text:style-name="P356"/>
      <text:p text:style-name="P355"><text:span text:style-name="T276"><text:s text:c="2"/></text:span><text:span text:style-name="T94">// Specify whether the max resubmits limit for tasks should also be applied</text:span></text:p>
      <text:p text:style-name="P355"><text:span text:style-name="T276"><text:s text:c="2"/></text:span><text:span text:style-name="T94">// when tasks are resubmitted due to a node error</text:span></text:p>
      <text:p text:style-name="P356"><text:s text:c="2"/>void setApplyMaxResubmitsUponNodeError(boolean applyMaxResubmitsUponNodeError);</text:p>
      <text:p text:style-name="P294">}</text:p>
      <text:p text:style-name="P124"/>
      <text:p text:style-name="P122"><text:span text:style-name="T214">The default value for the </text:span><text:span text:style-name="Code_20_char"><text:span text:style-name="T214">maxTaskResubmits</text:span></text:span><text:span text:style-name="T214"> attribute is 1, which means that by default a task can resubmit itself at most once. Additionally, this attribute can be overriden by setting the </text:span><text:a xlink:type="simple" xlink:href="#1.1.5.Resubmitting a task|outline" text:style-name="Internet_20_link" text:visited-style-name="Visited_20_Internet_20_Link"><text:span text:style-name="T214">maxResubmits attribute</text:span></text:a><text:span text:style-name="T214"> of individual tasks.</text:span></text:p>
      <text:p text:style-name="P127"/>
      <text:p text:style-name="P123"><text:span text:style-name="T276">The </text:span><text:span text:style-name="Code_20_char"><text:span text:style-name="T276">applyMaxResubmitsUponNodeError</text:span></text:span><text:span text:style-name="T276"> flag is set to false by default. This means that, when the tasks are resubmitted due to a node connection error, the resubmit will not count with regards to the limit. To change this behavior, </text:span><text:span text:style-name="Code_20_char"><text:span text:style-name="T276">setApplyMaxResubmitsUponNodeError(true)</text:span></text:span><text:span text:style-name="T276"> must be called explicitely.</text:span></text:p>
      <text:p text:style-name="P124"/>
      <text:p text:style-name="P125"/>
      <text:p text:style-name="P381">Example usage:</text:p>
      <text:p text:style-name="P125"/>
      <text:p text:style-name="P297">public class MyTask extends AbstractTask&lt;String&gt; {</text:p>
      <text:p text:style-name="P298"><text:s text:c="2"/>@Override public void run() {</text:p>
      <text:p text:style-name="Code_20_block"><text:span text:style-name="T215"><text:s text:c="4"/></text:span><text:span text:style-name="T66">// </text:span><text:span text:style-name="T67">unconditional resubmit could lead to an infinite loop</text:span></text:p>
      <text:p text:style-name="P297"><text:s text:c="4"/>setResubmit(true);</text:p>
      <text:p text:style-name="Code_20_block"><text:span text:style-name="T215"><text:s text:c="4"/></text:span><text:span text:style-name="T66">// the result will only be kept after the max number of resubmits is reached</text:span></text:p>
      <text:p text:style-name="P297"><text:s text:c="4"/>setResult("success");</text:p>
      <text:p text:style-name="P297"><text:s text:c="2"/>}</text:p>
      <text:p text:style-name="P297">}</text:p>
      <text:p text:style-name="P297"/>
      <text:p text:style-name="P297">JPPFJob job = new JPPFJob();</text:p>
      <text:p text:style-name="P297">job.add(new MyTask());</text:p>
      <text:p text:style-name="P214">// tasks can be resubmitted 4 times, meaning they can execute up to 5 times total</text:p>
      <text:p text:style-name="P299">job.getSLA().setMaxTaskResubmits(4);</text:p>
      <text:p text:style-name="P215">// <text:span text:style-name="T277">resubmits due to node errors are also counted</text:span></text:p>
      <text:p text:style-name="P299">job.getSLA().set<text:span text:style-name="T277">Apply</text:span>MaxResubmits<text:span text:style-name="T277">UponNodeError</text:span>(<text:span text:style-name="T277">true</text:span>);</text:p>
      <text:p text:style-name="P214">// ... submit the job and get the results ...</text:p>
      <text:list xml:id="list185419292147868" text:continue-numbering="true" text:style-name="Outline">
        <text:list-item>
          <text:list>
            <text:list-item>
              <text:list>
                <text:list-item>
                  <text:list>
                    <text:list-item>
                      <text:h text:style-name="P435" text:outline-level="4">Disabling remote class loading during job execution</text:h>
                    </text:list-item>
                  </text:list>
                </text:list-item>
              </text:list>
            </text:list-item>
          </text:list>
        </text:list-item>
      </text:list>
      <text:p text:style-name="P128">Jobs can specify whether remote class loader lookups are enabled during their execution in a remote node. When remote class loading is disabled, lookups are only performed in the local classpath of each class loader in the class loader hierarchy, and no remote resource requests are sent to the server or client. This is done with the following accessors:</text:p>
      <text:p text:style-name="P128"/>
      <text:p text:style-name="P371">public interface JobSLA extends JobCommonSLA {</text:p>
      <text:p text:style-name="Code_20_block"><text:span text:style-name="T287"><text:s text:c="2"/></text:span><text:span text:style-name="T103">// Determine whether remote class loading is enabled for the job. Default to true</text:span></text:p>
      <text:p text:style-name="P371"><text:s text:c="2"/>boolean isRemoteClassLoadingEnabled();</text:p>
      <text:p text:style-name="P371"/>
      <text:p text:style-name="Code_20_block"><text:span text:style-name="T287"><text:s text:c="2"/></text:span><text:span text:style-name="T103">// Specify whether remote class loading is enabled for the job</text:span></text:p>
      <text:p text:style-name="P371"><text:s text:c="2"/>void setRemoteClassLoadingEnabled(boolean enabled);</text:p>
      <text:p text:style-name="P371">}</text:p>
      <text:p text:style-name="P128"/>
      <text:p text:style-name="P126"><text:span text:style-name="T32">Note 1</text:span><text:span text:style-name="T287">: </text:span><text:span text:style-name="T13">when remote class loading is disabled, the classes that the JPPF node normally loads from the server cannot be loaded remotely either. It is thus required to have these classes in the node's local classpath, which is usally done by adding the "jppf-server.jar" and "jppf-common.jar" files to the node's classpath.</text:span></text:p>
      <text:p text:style-name="P128"/>
      <text:p text:style-name="P126"><text:span text:style-name="T32">Note 2</text:span><text:span text:style-name="T287">: </text:span><text:span text:style-name="T13">if a class is not found </text:span><text:span text:style-name="T14">while remote class loading is disabled, it will remain not found, even if the next job specifies that remote class loading is enabled. This is due to the fact that the JPPF class loaders maintain a cache of classes not found to avoid unnecessary remote lookups. To avoid this behavior, the task class loader should be reset before the next job is executed.</text:span></text:p>
      <text:p text:style-name="P129"/>
      <text:list xml:id="list185419294143549" text:continue-numbering="true" text:style-name="Outline">
        <text:list-item>
          <text:list>
            <text:list-item>
              <text:list>
                <text:list-item>
                  <text:h text:style-name="P425" text:outline-level="3">Client side SLA attributes</text:h>
                </text:list-item>
              </text:list>
            </text:list-item>
          </text:list>
        </text:list-item>
      </text:list>
      <text:p text:style-name="P1">A client-side SLA is described by the interface <text:a xlink:type="simple" xlink:href="http://www.jppf.org/api/index.html?org/jppf/node/protocol/JobClientSLA.html" text:style-name="Internet_20_link" text:visited-style-name="Visited_20_Internet_20_Link"><text:span text:style-name="Code_20_char">JobClientSLA</text:span></text:a>, defined as:</text:p>
      <text:p text:style-name="P1"/>
      <text:p text:style-name="Code_20_block">public interface JobClientSLA extends JobCommonSLA {</text:p>
      <text:p text:style-name="Code_20_block"><text:s text:c="2"/><text:span text:style-name="T36">// The maximum number of channels the job can be sent through,</text:span></text:p>
      <text:p text:style-name="Code_20_block"><text:s text:c="2"/><text:span text:style-name="T36">// including the local executor if any is configured</text:span></text:p>
      <text:p text:style-name="Code_20_block"><text:s text:c="2"/>int getMaxChannels();</text:p>
      <text:p text:style-name="Code_20_block"><text:s text:c="2"/>void setMaxChannels(int maxChannels);</text:p>
      <text:p text:style-name="Code_20_block">}</text:p>
      <text:p text:style-name="Standard"/>
      <text:p text:style-name="Standard"><text:span text:style-name="T17">Note</text:span>: <text:span text:style-name="T1">since JPPF clients do not have a management interface, none of the client-side SLA attributes are manageable.</text:span></text:p>
      <text:list xml:id="list185419295159561" text:continue-numbering="true" text:style-name="Outline">
        <text:list-item>
          <text:list>
            <text:list-item>
              <text:list>
                <text:list-item>
                  <text:list>
                    <text:list-item>
                      <text:h text:style-name="Heading_20_4" text:outline-level="4">Maximum number of execution channels</text:h>
                    </text:list-item>
                  </text:list>
                </text:list-item>
              </text:list>
            </text:list-item>
          </text:list>
        </text:list-item>
      </text:list>
      <text:p text:style-name="P1">The maximum number of channels attribute determines how many server connections a job can be sent through, at any given time. This is an upper bound limit, and does not guarantee that this number of channels will always be used. This attribute is also non-specific, since it does not specify which channels will be used. <text:span text:style-name="T144">The default value of this attribute is 1.</text:span></text:p>
      <text:p text:style-name="P52"/>
      <text:p text:style-name="P53">Using more than one channel for a job enables faster I/O between the client and the server, since the job can be split in multiple chunks and sent to the server via multiple channels in parallel.</text:p>
      <text:p text:style-name="P1"/>
      <text:p text:style-name="P1"><text:span text:style-name="T17">Note 1</text:span>: <text:span text:style-name="T1">when the JPPF client is configured with a single server connection, this attribute has no effect.</text:span></text:p>
      <text:p text:style-name="P1"><text:span text:style-name="T17">Note 2</text:span>: <text:span text:style-name="T1">when local execution is enabled in the JPPF client, the local executor counts as one (additional) channel.</text:span></text:p>
      <text:p text:style-name="P1"><text:span text:style-name="T17">Note 3</text:span>: <text:span text:style-name="T1">the resulting assignment of channels to the job is influenced by other attributes, especially the execution policy.</text:span></text:p>
      <text:p text:style-name="Standard"/>
      <text:p text:style-name="P54">Example usage:</text:p>
      <text:p text:style-name="P54"/>
      <text:p text:style-name="P254">JPPFJob job = new JPPFJob();</text:p>
      <text:p text:style-name="P205">// use 2 channels to send the job and receive the results</text:p>
      <text:p text:style-name="P254">job.getClientSLA().setMaxChannels(2);</text:p>
      <text:p text:style-name="P51"/>
      <text:list xml:id="list185419297169546" text:continue-numbering="true" text:style-name="Outline">
        <text:list-item>
          <text:list>
            <text:list-item>
              <text:h text:style-name="P402" text:outline-level="2">Job Metadata</text:h>
            </text:list-item>
          </text:list>
        </text:list-item>
      </text:list>
      <text:p text:style-name="P1">It is possible to attach user-defined metadata to a job, to describe the characteristics of the job and its tasks. This additional data can then be reused by customized load-balancing algorithms, to perform load balancing based on knowledge about the jobs. For instance, the metadata could provide information about the memory footprint of the tasks and about their duration, which can be critical data for the server, in order to determine on which nodes the job or tasks should be executed.</text:p>
      <text:p text:style-name="Standard"/>
      <text:p text:style-name="Standard">The job metadata is encapsulated in a specific interface: <text:a xlink:type="simple" xlink:href="http://www.jppf.org/api/index.html?org/jppf/node/protocol/JobMetadata.html" text:style-name="Internet_20_link" text:visited-style-name="Visited_20_Internet_20_Link"><text:span text:style-name="Code_20_char">JobMetadata</text:span></text:a>, and can be accessed from the job as follows:</text:p>
      <text:p text:style-name="Standard"/>
      <text:p text:style-name="Code_20_block">JPPFJob job = ...;</text:p>
      <text:p text:style-name="Code_20_block">JobMetadata metaData = job.getMetadata();</text:p>
      <text:p text:style-name="Standard"/>
      <text:p text:style-name="Standard"><text:span text:style-name="Code_20_char">JobMetadata</text:span> <text:span text:style-name="T138">is defined as follows:</text:span></text:p>
      <text:p text:style-name="P45"/>
      <text:p text:style-name="P245">public interface JobMetadata extends Metadata {</text:p>
      <text:p text:style-name="P245">}</text:p>
      <text:p text:style-name="P46"/>
      <text:p text:style-name="P44"><text:span text:style-name="T138">As for the </text:span><text:a xlink:type="simple" xlink:href="#1.4.Sharing data among tasks : the DataProvider API|outline" text:style-name="Internet_20_link" text:visited-style-name="Visited_20_Internet_20_Link"><text:span text:style-name="T138">data </text:span></text:a><text:a xlink:type="simple" xlink:href="#1.4.Sharing data among tasks : the DataProvider API|outline" text:style-name="Internet_20_link" text:visited-style-name="Visited_20_Internet_20_Link"><text:span text:style-name="T138">p</text:span></text:a><text:a xlink:type="simple" xlink:href="#1.4.Sharing data among tasks : the DataProvider API|outline" text:style-name="Internet_20_link" text:visited-style-name="Visited_20_Internet_20_Link"><text:span text:style-name="T138">rovider</text:span></text:a><text:span text:style-name="T138">, the API is actually defined by the </text:span><text:a xlink:type="simple" xlink:href="http://www.jppf.org/api/index.html?org/jppf/utils/collections/Metadata.html" text:style-name="Internet_20_link" text:visited-style-name="Visited_20_Internet_20_Link"><text:span text:style-name="Code_20_char"><text:span text:style-name="T113">Metadata</text:span></text:span></text:a><text:span text:style-name="T138"> interface:</text:span></text:p>
      <text:p text:style-name="Standard"/>
      <text:p text:style-name="Code_20_block">public interface Metadata extends Serializable {</text:p>
      <text:p text:style-name="P200"><text:s text:c="2"/>// Set a parameter in the metadata</text:p>
      <text:p text:style-name="Code_20_block"><text:s text:c="2"/>public void setParameter(Object key, Object value)</text:p>
      <text:p text:style-name="Code_20_block"><text:s text:c="2"/><text:span text:style-name="T36">// Retrieve a parameter in the metadata</text:span></text:p>
      <text:p text:style-name="Code_20_block"><text:s text:c="2"/>public Object getParameter(Object key)</text:p>
      <text:p text:style-name="Code_20_block"><text:s text:c="2"/><text:span text:style-name="T36">// Retrieve a parameter in the metadata</text:span></text:p>
      <text:p text:style-name="Code_20_block"><text:s text:c="2"/>public Object getParameter(Object key, Object defaultValue)</text:p>
      <text:p text:style-name="Code_20_block"><text:s text:c="2"/><text:span text:style-name="T36">// Remove a parameter from the metadata</text:span></text:p>
      <text:p text:style-name="Code_20_block"><text:s text:c="2"/>public Object removeParameter(Object key)</text:p>
      <text:p text:style-name="Code_20_block"><text:s text:c="2"/><text:span text:style-name="T36">// Get a the metadata map</text:span></text:p>
      <text:p text:style-name="Code_20_block"><text:s text:c="2"/>public Map&lt;Object, Object&gt; getAll()</text:p>
      <text:p text:style-name="P244"><text:span text:style-name="Code_20_char"><text:span text:style-name="T134"><text:s text:c="2"/></text:span></text:span><text:span text:style-name="Code_20_char"><text:span text:style-name="T41">// Clear all the the metadata</text:span></text:span></text:p>
      <text:p text:style-name="P244"><text:span text:style-name="Code_20_char"><text:span text:style-name="T134"><text:s text:c="2"/>void clear();</text:span></text:span></text:p>
      <text:p text:style-name="P244">}</text:p>
      <text:p text:style-name="Standard"/>
      <text:p text:style-name="Standard">Here is an example use:</text:p>
      <text:p text:style-name="Standard"/>
      <text:p text:style-name="Code_20_block">JPPFJob job = ...;</text:p>
      <text:p text:style-name="Code_20_block">JobMetadata metaData = job.getMetadata();</text:p>
      <text:p text:style-name="P200">// set the memory footprint of each task to 10 KB</text:p>
      <text:p text:style-name="Code_20_block">metaData.setParameter(“task.footprint”, “” + (10 * 1024));</text:p>
      <text:p text:style-name="P200">// set the duration of each task to 80 milliseconds</text:p>
      <text:p text:style-name="Code_20_block">metaData.setParameter(“task.duration”, “80”);</text:p>
      <text:p text:style-name="Standard"/>
      <text:p text:style-name="Standard"><text:span text:style-name="T120">Related sample</text:span>: “<text:a xlink:type="simple" xlink:href="http://www.jppf.org/samples-pack/CustomLoadBalancer/Readme.php" text:style-name="Internet_20_link" text:visited-style-name="Visited_20_Internet_20_Link">CustomLoadBalancer</text:a>” in the JPPF samples pack.</text:p>
      <text:p text:style-name="Standard"/>
      <text:p text:style-name="Standard"/>
      <text:list xml:id="list185419301173581" text:continue-numbering="true" text:style-name="Outline">
        <text:list-item>
          <text:list>
            <text:list-item>
              <text:h text:style-name="P402" text:outline-level="2">Execution polic<text:span text:style-name="T184">ies</text:span></text:h>
            </text:list-item>
          </text:list>
        </text:list-item>
      </text:list>
      <text:p text:style-name="P17">An execution policy is an object that determines whether a particular set of JPPF tasks can be executed on a JPPF node (for the server-side SLA) or if it can be sent via a communication channel (for the client-side). It does so by applying the set of rules (or tests) it is made of, against a set of properties associated with the node or channel.</text:p>
      <text:p text:style-name="P17"/>
      <text:p text:style-name="P85">There are other uses for execution policies in JPPF, in particular for node selection in some of the management APIs.</text:p>
      <text:p text:style-name="P80"/>
      <text:p text:style-name="P80">The <text:span text:style-name="T188">available</text:span> properties include:</text:p>
      <text:p text:style-name="P80"/>
      <text:list xml:id="list185419302172641" text:continue-list="list2087864314447350392" text:style-name="List_20_2">
        <text:list-item>
          <text:p text:style-name="P395">JPPF configuration properties</text:p>
        </text:list-item>
        <text:list-item>
          <text:p text:style-name="P395">System properties (including -D*=* properties specified on the JVM command line)</text:p>
        </text:list-item>
        <text:list-item>
          <text:p text:style-name="P395">Environment variables (e.g. PATH, JAVA_HOME, etc.)</text:p>
        </text:list-item>
        <text:list-item>
          <text:p text:style-name="P395">Networking: list of ipv4 and ipv6 addresses with corresponding host name when it can be resolved</text:p>
        </text:list-item>
        <text:list-item>
          <text:p text:style-name="P395">Runtime information such as maximum heap memory, number of available processors, etc...</text:p>
        </text:list-item>
        <text:list-item>
          <text:p text:style-name="P395">Disk space and storage information</text:p>
        </text:list-item>
        <text:list-item>
          <text:p text:style-name="P395">A special boolean property named “jppf.channel.local” which indicates whether a node (server-side) or communication channel (client-side) is local to the JPPF server or client, respectively.</text:p>
        </text:list-item>
      </text:list>
      <text:p text:style-name="P80"/>
      <text:p text:style-name="P80">The kind of tests that can be performed apply to the value of a property, and include:</text:p>
      <text:p text:style-name="P80"/>
      <text:list xml:id="list185419303146619" text:continue-numbering="true" text:style-name="List_20_2">
        <text:list-item>
          <text:p text:style-name="P395">Binary comparison operators: ==, &lt;, &lt;=, &gt;, &gt;= ; for instance: ''property_value &lt;= 15''</text:p>
        </text:list-item>
        <text:list-item>
          <text:p text:style-name="P395">Range operators (intervals): ''property_value in'' [a,b] <text:s/>, <text:s/>[a,b[ <text:s/>, <text:s/>]a,b] <text:s/>, <text:s/>]a,b[</text:p>
        </text:list-item>
        <text:list-item>
          <text:p text:style-name="P395">"One of" operator (discrete sets): ''property_value in { a1, ... , aN }''</text:p>
        </text:list-item>
        <text:list-item>
          <text:p text:style-name="P395">"Contains string" operator: ''property_value contains "substring"''</text:p>
        </text:list-item>
        <text:list-item>
          <text:p text:style-name="P395">Regular expressions: '' property_value matches 'regexp' ''</text:p>
        </text:list-item>
        <text:list-item>
          <text:p text:style-name="P396">Expressions or scripts written in a script language such as Groovy or JavaScript</text:p>
        </text:list-item>
        <text:list-item>
          <text:p text:style-name="P395">Custom, user-defined tests</text:p>
        </text:list-item>
      </text:list>
      <text:p text:style-name="P80"/>
      <text:p text:style-name="P80">The tests can also be combined into complex expressions using the boolean operators NOT, AND, OR and XOR.</text:p>
      <text:p text:style-name="P80"/>
      <text:p text:style-name="P80">Using this mechanism, it is possible to write execution policies such as:</text:p>
      <text:p text:style-name="P80">"Execute on a node only if the node has at least 256 MB of memory and at least 2 CPUs available"</text:p>
      <text:p text:style-name="P80">“Execute the job only in the client's local executor”</text:p>
      <text:p text:style-name="P80"/>
      <text:p text:style-name="P17">In the context of a server-side SLA, an execution policy is sent along with the tasks to the JPPF driver, and evaluated by the driver. It does not need to be sent to the nodes.</text:p>
      <text:p text:style-name="P17"/>
      <text:p text:style-name="P17">For a detailed and complete description of all policy elements, operators and available properties, please refer to the chapter <text:span text:style-name="T15">Appendix B: Execution policy reference</text:span>.</text:p>
      <text:list xml:id="list185419304149793" text:continue-list="list185419301173581" text:style-name="Outline">
        <text:list-item>
          <text:list>
            <text:list-item>
              <text:list>
                <text:list-item>
                  <text:h text:style-name="Heading_20_3" text:outline-level="3">Creating and using an execution policy</text:h>
                </text:list-item>
              </text:list>
            </text:list-item>
          </text:list>
        </text:list-item>
      </text:list>
      <text:p text:style-name="P80">An execution policy is an object whose type is a subclass of <text:a xlink:type="simple" xlink:href="http://www.jppf.org/api/index.html?org/jppf/node/policy/ExecutionPolicy.html" text:style-name="Internet_20_link" text:visited-style-name="Visited_20_Internet_20_Link"><text:span text:style-name="Code_20_char">ExecutionPolicy</text:span></text:a>. It can be built in 2 ways:</text:p>
      <text:p text:style-name="P80"/>
      <text:p text:style-name="P80"><text:span text:style-name="T17">By API</text:span>, <text:span text:style-name="T17">using the classes in the </text:span><text:a xlink:type="simple" xlink:href="http://www.jppf.org/api/index.html?org/jppf/node/policy/package-summary.html" text:style-name="Internet_20_link" text:visited-style-name="Visited_20_Internet_20_Link"><text:span text:style-name="Code_20_char"><text:span text:style-name="T17">org.jppf.node.policy</text:span></text:span></text:a><text:span text:style-name="T17"> package.</text:span></text:p>
      <text:p text:style-name="P80"/>
      <text:p text:style-name="P80">Example:</text:p>
      <text:p text:style-name="P80"/>
      <text:p text:style-name="P208">// define a policy allowing only nodes with 2 processing threads or more</text:p>
      <text:p text:style-name="P275">ExecutionPolicy atLeast2ThreadsPolicy = new AtLeast("<text:span text:style-name="T245">jppf.</text:span>processing.threads", 2);</text:p>
      <text:p text:style-name="P208">// define a policy allowing only nodes that are part of the "mydomain.com"</text:p>
      <text:p text:style-name="P208">// internet domain (case ignored)</text:p>
      <text:p text:style-name="P275">ExecutionPolicy myDomainPolicy = new Contains("ipv4.addresses", true, "mydomain.com");</text:p>
      <text:p text:style-name="P208">// define a policy that requires both of the above to be satisfied</text:p>
      <text:p text:style-name="P275">ExecutionPolicy myPolicy = atLeast2ThreadsPolicy.and(myDomainPolicy);</text:p>
      <text:p text:style-name="P80"/>
      <text:p text:style-name="P80">Alternatively, this could be written in a single statement:</text:p>
      <text:p text:style-name="P80"/>
      <text:p text:style-name="P208">// define the same policy in one statement</text:p>
      <text:p text:style-name="P331">ExecutionPolicy myPolicy = new AtLeast("<text:span text:style-name="T245">jppf.</text:span>processing.threads", 2).and(</text:p>
      <text:p text:style-name="P275"><text:s text:c="2"/>new Contains("ipv4.addresses", true, "mydomain.com"));</text:p>
      <text:p text:style-name="P80"/>
      <text:p text:style-name="P39"/>
      <text:p text:style-name="P376">Using an XML policy document:</text:p>
      <text:p text:style-name="P80"/>
      <text:p text:style-name="P80">Example XML policy:</text:p>
      <text:p text:style-name="P80"/>
      <text:p text:style-name="P275">&lt;ExecutionPolicy&gt;</text:p>
      <text:p text:style-name="P275"><text:s text:c="2"/><text:span text:style-name="T36">&lt;!-- define a policy that requires both rules to be satisfied --&gt;</text:span></text:p>
      <text:p text:style-name="P275"><text:s text:c="2"/>&lt;AND&gt;</text:p>
      <text:p text:style-name="P275"><text:s text:c="4"/><text:span text:style-name="T36">&lt;!-- define a policy allowing only nodes with 2 processing threads or more --&gt;</text:span></text:p>
      <text:p text:style-name="P275"><text:s text:c="4"/>&lt;AtLeast&gt;</text:p>
      <text:p text:style-name="P331"><text:s text:c="6"/>&lt;Property&gt;<text:span text:style-name="T245">jppf.</text:span>processing.threads&lt;/Property&gt;</text:p>
      <text:p text:style-name="P275"><text:s text:c="6"/>&lt;Value&gt;2&lt;/Value&gt;</text:p>
      <text:p text:style-name="P275"><text:s text:c="4"/>&lt;/AtLeast&gt;</text:p>
      <text:p text:style-name="P275"><text:s text:c="4"/><text:span text:style-name="T36">&lt;!-- allow only nodes in the "mydomain.com" internet domain (case ignored) --&gt;</text:span></text:p>
      <text:p text:style-name="P275"><text:s text:c="4"/>&lt;Contains ignoreCase="true"&gt;</text:p>
      <text:p text:style-name="P275"><text:s text:c="6"/>&lt;Property&gt;ipv4.addresses&lt;/Property&gt;</text:p>
      <text:p text:style-name="P275"><text:s text:c="6"/>&lt;Value&gt;mydomain.com&lt;/Value&gt;</text:p>
      <text:p text:style-name="P275"><text:s text:c="4"/>&lt;/Contains&gt;</text:p>
      <text:p text:style-name="P275"><text:s text:c="2"/>&lt;/AND&gt;</text:p>
      <text:p text:style-name="P275">&lt;/ExecutionPolicy&gt;</text:p>
      <text:p text:style-name="P80"/>
      <text:p text:style-name="P80">As you can see, this is the exact equivalent of the policy we constructed programmatically before.</text:p>
      <text:p text:style-name="P80"/>
      <text:p text:style-name="P17">To transform this XML policy into an <text:span text:style-name="Code_20_char">ExecutionPolicy</text:span> object, we will have to parse it using the <text:a xlink:type="simple" xlink:href="http://www.jppf.org/api/index.html?org/jppf/node/policy/PolicyParser.html" text:style-name="Internet_20_link" text:visited-style-name="Visited_20_Internet_20_Link"><text:span text:style-name="Code_20_char">PolicyParser</text:span></text:a> API, by the means of one of the following methods:</text:p>
      <text:p text:style-name="P80"/>
      <text:p text:style-name="P275">static ExecutionPolicy parsePolicy(String) <text:s text:c="5"/><text:span text:style-name="T36">// parse from a string</text:span></text:p>
      <text:p text:style-name="P275">static ExecutionPolicy parsePolicyFile(String) <text:s/><text:span text:style-name="T36">// parse from a file</text:span></text:p>
      <text:p text:style-name="P275">static ExecutionPolicy parsePolicy(File) <text:s text:c="7"/><text:span text:style-name="T36">// parse from a file</text:span></text:p>
      <text:p text:style-name="P275">static ExecutionPolicy parsePolicy(Reader) <text:s text:c="5"/><text:span text:style-name="T36">// parse from a Reader</text:span></text:p>
      <text:p text:style-name="P275">static ExecutionPolicy parsePolicy(InputStream) <text:span text:style-name="T36">// parse from an InputStream</text:span></text:p>
      <text:p text:style-name="P80"/>
      <text:p text:style-name="P80">Example use:</text:p>
      <text:p text:style-name="P208">// parse the specified XML file into an ExecutionPolicy object</text:p>
      <text:p text:style-name="P275">ExecutionPolicy myPolicy = PolicyParser.parsePolicyFile("../policies/MyPolicy.xml");</text:p>
      <text:p text:style-name="P80"/>
      <text:p text:style-name="P80">It is also possible to validate an XML execution policy against the <text:a xlink:type="simple" xlink:href="http://www.jppf.org/schemas/ExecutionPolicy.xsd" text:style-name="Internet_20_link" text:visited-style-name="Visited_20_Internet_20_Link">JPPF Execution Policy schema</text:a> using one of the <text:span text:style-name="Code_20_char">validatePolicy()</text:span> methods of <text:span text:style-name="Code_20_char">PolicyParser</text:span>:</text:p>
      <text:p text:style-name="P80"/>
      <text:p text:style-name="P275">static ExecutionPolicy validatePolicy(String) <text:s text:c="5"/><text:span text:style-name="T36">// validate from a string</text:span></text:p>
      <text:p text:style-name="P275">static ExecutionPolicy validatePolicyFile(String) <text:s/><text:span text:style-name="T36">// validate from a file</text:span></text:p>
      <text:p text:style-name="P275">static ExecutionPolicy validatePolicy(File) <text:s text:c="7"/><text:span text:style-name="T36">// validate from a file</text:span></text:p>
      <text:p text:style-name="P275">static ExecutionPolicy validatePolicy(Reader) <text:s text:c="5"/><text:span text:style-name="T36">// validate from a Reader</text:span></text:p>
      <text:p text:style-name="P275">static ExecutionPolicy validatePolicy(InputStream) <text:span text:style-name="T36">// validate from an InputStream</text:span></text:p>
      <text:p text:style-name="P80"/>
      <text:p text:style-name="P80">To enable validation, the document's namespace must be specified in the root element:</text:p>
      <text:p text:style-name="P80"/>
      <text:p text:style-name="P275">&lt;jppf:ExecutionPolicy <text:span text:style-name="T17">xmlns:jppf="http://www.jppf.org/schemas/ExecutionPolicy.xsd"</text:span>&gt;</text:p>
      <text:p text:style-name="P275"><text:s text:c="2"/>...</text:p>
      <text:p text:style-name="P275">&lt;/jppf:ExecutionPolicy&gt;</text:p>
      <text:p text:style-name="P80"/>
      <text:p text:style-name="P80">Example use:</text:p>
      <text:p text:style-name="P275">public ExecutionPolicy createPolicy(String policyPath) {</text:p>
      <text:p text:style-name="P275"><text:s text:c="2"/>try {</text:p>
      <text:p text:style-name="P275"><text:s text:c="4"/><text:span text:style-name="T36">// validate the specified XML file</text:span></text:p>
      <text:p text:style-name="P275"><text:s text:c="4"/>PolicyParser.validatePolicyFile(policyPath);</text:p>
      <text:p text:style-name="P275"><text:s text:c="2"/>} catch(Exception e) {</text:p>
      <text:p text:style-name="P275"><text:s text:c="4"/><text:span text:style-name="T36">// the validation and parsing errors are in the exception message</text:span></text:p>
      <text:p text:style-name="P275"><text:s text:c="4"/>System.err.println("The execution policy " + policyPath +</text:p>
      <text:p text:style-name="P275"><text:s text:c="6"/>" is not valid: " + e.getMessage());</text:p>
      <text:p text:style-name="P275"><text:s text:c="4"/>return null;</text:p>
      <text:p text:style-name="P275"><text:s text:c="2"/>}</text:p>
      <text:p text:style-name="P275"><text:s text:c="2"/><text:span text:style-name="T36">// the policy is valid, we can parse it safely</text:span></text:p>
      <text:p text:style-name="P275"><text:s text:c="2"/>return PolicyParser.parsePolicyFile(policyPath);</text:p>
      <text:p text:style-name="P275">}</text:p>
      <text:p text:style-name="P80"/>
      <text:p text:style-name="P86"/>
      <text:list xml:id="list185419313144702" text:continue-numbering="true" text:style-name="Outline">
        <text:list-item>
          <text:list>
            <text:list-item>
              <text:list>
                <text:list-item>
                  <text:h text:style-name="P428" text:outline-level="3">Scripted policies</text:h>
                </text:list-item>
              </text:list>
            </text:list-item>
          </text:list>
        </text:list-item>
      </text:list>
      <text:p text:style-name="P18"><text:span text:style-name="T191">As we have seen earlier, execution policies are objects whose class extends </text:span><text:a xlink:type="simple" xlink:href="http://www.jppf.org/api/index.html?org/jppf/node/policy/ExecutionPolicy.html" text:style-name="Internet_20_link" text:visited-style-name="Visited_20_Internet_20_Link"><text:span text:style-name="Code_20_char"><text:span text:style-name="T191">ExecutionPolicy</text:span></text:span></text:a><text:span text:style-name="Code_20_char"><text:span text:style-name="T191">.</text:span></text:span><text:span text:style-name="T191"> The evaluation of an execution policy is performed by calling its </text:span><text:span text:style-name="Code_20_char"><text:span text:style-name="T191">accepts()</text:span></text:span><text:span text:style-name="T191"> method, which returns either </text:span><text:span text:style-name="Code_20_char"><text:span text:style-name="T191">true</text:span></text:span><text:span text:style-name="T191"> or </text:span><text:span text:style-name="Code_20_char"><text:span text:style-name="T191">false</text:span></text:span><text:span text:style-name="T191">. A script policy is a special type of policy which can execute a script written in a script language. The result of the evaluation of this script, which must be a boolean, will be the value returned by its accept() method.</text:span></text:p>
      <text:p text:style-name="P87"/>
      <text:p text:style-name="P18"><text:span text:style-name="T192">By default, JPPF provides engines for </text:span><text:a xlink:type="simple" xlink:href="http://groovy.codehaus.org/" text:style-name="Internet_20_link" text:visited-style-name="Visited_20_Internet_20_Link"><text:span text:style-name="T192">Groovy</text:span></text:a><text:span text:style-name="T192"> and JavaScript with the </text:span><text:a xlink:type="simple" xlink:href="https://developer.mozilla.org/en/docs/Rhino" text:style-name="Internet_20_link" text:visited-style-name="Visited_20_Internet_20_Link"><text:span text:style-name="T192">Rhino</text:span></text:a><text:span text:style-name="T192"> engine, however additional script languages can be added via the service provider interface (SPI).</text:span></text:p>
      <text:list xml:id="list185419314168424" text:continue-numbering="true" text:style-name="Outline">
        <text:list-item>
          <text:list>
            <text:list-item>
              <text:list>
                <text:list-item>
                  <text:list>
                    <text:list-item>
                      <text:h text:style-name="P436" text:outline-level="4">Creating scripted policies</text:h>
                    </text:list-item>
                  </text:list>
                </text:list-item>
              </text:list>
            </text:list-item>
          </text:list>
        </text:list-item>
      </text:list>
      <text:p text:style-name="P88"><text:span text:style-name="T193">At runtime, a scripted policy is an instance of </text:span><text:a xlink:type="simple" xlink:href="http://www.jppf.org/api/index.html?org/jppf/node/policy/ScriptedPolicy.html" text:style-name="Internet_20_link" text:visited-style-name="Visited_20_Internet_20_Link"><text:span text:style-name="T193">ScriptedPolicy</text:span></text:a><text:span text:style-name="T193">, which defines the following constructors:</text:span></text:p>
      <text:p text:style-name="P90"/>
      <text:p text:style-name="P279">public class ScriptedPolicy extends ExecutionPolicy {</text:p>
      <text:p text:style-name="Code_20_block"><text:span text:style-name="T194"><text:s text:c="2"/></text:span><text:span text:style-name="T57">// create with a script read from a string</text:span></text:p>
      <text:p text:style-name="P279"><text:s text:c="2"/>public ScriptedPolicy(String language, String script)</text:p>
      <text:p text:style-name="P279"/>
      <text:p text:style-name="Code_20_block"><text:span text:style-name="T194"><text:s text:c="2"/></text:span><text:span text:style-name="T57">// create with a script read from a reader</text:span></text:p>
      <text:p text:style-name="P279"><text:s text:c="2"/>public ScriptedPolicy(String language, Reader scriptReader) throws IOException</text:p>
      <text:p text:style-name="P279"/>
      <text:p text:style-name="Code_20_block"><text:span text:style-name="T194"><text:s text:c="2"/></text:span><text:span text:style-name="T57">// create with a script read from a file</text:span></text:p>
      <text:p text:style-name="P279"><text:s text:c="2"/>public ScriptedPolicy(String language, File scriptFile) throws IOException</text:p>
      <text:p text:style-name="P279">}</text:p>
      <text:p text:style-name="P89"/>
      <text:p text:style-name="P91">The equivalent XML is as follows:</text:p>
      <text:p text:style-name="P91"/>
      <text:p text:style-name="P279">&lt;Script language="_language_"&gt;simple script&lt;/Script&gt;</text:p>
      <text:p text:style-name="P279"/>
      <text:p text:style-name="P279">&lt;Script language="_language_"&gt;&lt;![CDATA[</text:p>
      <text:p text:style-name="P279"><text:s text:c="2"/>a more complex</text:p>
      <text:p text:style-name="P279"><text:s text:c="2"/>script here</text:p>
      <text:p text:style-name="P279">]]&gt;&lt;/Script&gt;</text:p>
      <text:p text:style-name="P91"/>
      <text:p text:style-name="P92">As for any other execution policy predicate, scripted policies can be combined with other predicates, using the logical operators AND, OR, XOR and NOT, for instance:</text:p>
      <text:p text:style-name="P93"/>
      <text:p text:style-name="P211">// Java </text:p>
      <text:p text:style-name="P280">ExecutionPolicy policy = new AtLeast("processing.threads", 2).and(</text:p>
      <text:p text:style-name="P280"><text:s text:c="2"/>new ScriptedPolicy("groovy", "return true"));</text:p>
      <text:p text:style-name="P281"/>
      <text:p text:style-name="P212">&lt;!-- XML equivalent --&gt;</text:p>
      <text:p text:style-name="P280">&lt;And&gt;</text:p>
      <text:p text:style-name="P280"><text:s text:c="2"/>&lt;Equal valueType="numeric"&gt;</text:p>
      <text:p text:style-name="P280"><text:s text:c="4"/>&lt;Property&gt;processing.threads&lt;/Property&gt;</text:p>
      <text:p text:style-name="P280"><text:s text:c="4"/>&lt;Value&gt;2&lt;/Value&gt; <text:s/></text:p>
      <text:p text:style-name="P280"><text:s text:c="2"/>&lt;/Equal&gt;</text:p>
      <text:p text:style-name="P280"><text:s text:c="2"/>&lt;Script language="groovy"&gt;return true&lt;/Script&gt;</text:p>
      <text:p text:style-name="P280">&lt;/And&gt;</text:p>
      <text:p text:style-name="P93"/>
      <text:p text:style-name="P94">The script must either be an expression which resolves to a boolean value, or return a boolean value. For instance, the Groovy statement “return true” and the Groovy expression “true” will work seamlessly.</text:p>
      <text:list xml:id="list185419318154142" text:continue-numbering="true" text:style-name="Outline">
        <text:list-item>
          <text:list>
            <text:list-item>
              <text:list>
                <text:list-item>
                  <text:list>
                    <text:list-item>
                      <text:h text:style-name="P437" text:outline-level="4">Predefined variable bindings</text:h>
                    </text:list-item>
                  </text:list>
                </text:list-item>
              </text:list>
            </text:list-item>
          </text:list>
        </text:list-item>
      </text:list>
      <text:p text:style-name="P96">6 pre-defined variables are made available to the scripts:</text:p>
      <text:p text:style-name="P96"/>
      <text:list xml:id="list185419318156493" text:continue-list="list185419275167777" text:style-name="List_20_1">
        <text:list-item>
          <text:p text:style-name="P397"><text:span text:style-name="Code_20_char"><text:span text:style-name="T195">jppfSystemInfo</text:span></text:span><text:span text:style-name="T195">: the parameter passed to the policy's accepts() method, its <text:s/>type is </text:span><text:a xlink:type="simple" xlink:href="http://www.jppf.org/api/index.html?org/jppf/management/JPPFSystemInformation.html" text:style-name="Internet_20_link" text:visited-style-name="Visited_20_Internet_20_Link"><text:span text:style-name="T195">JPPFSystemInformation</text:span></text:a></text:p>
        </text:list-item>
        <text:list-item>
          <text:p text:style-name="P397"><text:span text:style-name="Code_20_char"><text:span text:style-name="T195">jppfSla</text:span></text:span><text:span text:style-name="T195">: the server-side SLA of the job being matched, if available, of type </text:span><text:a xlink:type="simple" xlink:href="http://www.jppf.org/api/index.html?org/jppf/node/protocol/JobSLA.html" text:style-name="Internet_20_link" text:visited-style-name="Visited_20_Internet_20_Link"><text:span text:style-name="T195">JobSLA</text:span></text:a></text:p>
        </text:list-item>
        <text:list-item>
          <text:p text:style-name="P397"><text:span text:style-name="Code_20_char"><text:span text:style-name="T195">jppfClientSla</text:span></text:span><text:span text:style-name="T195">: the client-side SLA of the job being matched, if available, of type </text:span><text:a xlink:type="simple" xlink:href="http://www.jppf.org/api/index.html?org/jppf/node/protocol/JobClientSLA.html" text:style-name="Internet_20_link" text:visited-style-name="Visited_20_Internet_20_Link"><text:span text:style-name="T195">JobClientSLA</text:span></text:a></text:p>
        </text:list-item>
        <text:list-item>
          <text:p text:style-name="P397"><text:span text:style-name="Code_20_char"><text:span text:style-name="T195">jppfMetadata</text:span></text:span><text:span text:style-name="T195">: the metadata of the job being matched, if available, of type </text:span><text:a xlink:type="simple" xlink:href="http://www.jppf.org/api/index.html?org/jppf/node/protocol/JobMetadata.html" text:style-name="Internet_20_link" text:visited-style-name="Visited_20_Internet_20_Link"><text:span text:style-name="T107">JobMetadata</text:span></text:a></text:p>
        </text:list-item>
        <text:list-item>
          <text:p text:style-name="P397"><text:span text:style-name="Code_20_char"><text:span text:style-name="T195">jppfDispatches</text:span></text:span><text:span text:style-name="T195">: the number of nodes the job is already disatched to, of type </text:span><text:span text:style-name="Code_20_char"><text:span text:style-name="T195">int</text:span></text:span></text:p>
        </text:list-item>
        <text:list-item>
          <text:p text:style-name="P397"><text:span text:style-name="Code_20_char"><text:span text:style-name="T195">jppfStats</text:span></text:span><text:span text:style-name="T195">: the server statistics, of type </text:span><text:a xlink:type="simple" xlink:href="http://www.jppf.org/api/index.html?org/jppf/utils/stats/JPPFStatistics.html" text:style-name="Internet_20_link" text:visited-style-name="Visited_20_Internet_20_Link"><text:span text:style-name="T195">JPPFStatistics</text:span></text:a></text:p>
        </text:list-item>
      </text:list>
      <text:p text:style-name="P97"/>
      <text:p text:style-name="P97"/>
      <text:p text:style-name="P379"><text:span text:style-name="T196">For example, let's look at the following JavaScript script, which determines the node participation based on a jobs priority: if the priority is 1 or less, the job can use no more than 10% of the total number of nodes, if the job priority is 2 then if can use no more than 20%, … up to 90% if the priority is 9 or more:</text:span></text:p>
      <text:p text:style-name="P99"/>
      <text:p text:style-name="P282">function accepts() {</text:p>
      <text:p text:style-name="Code_20_block"><text:span text:style-name="T196"><text:s text:c="2"/></text:span><text:span text:style-name="T58">// total nodes in the grid from the server statistics</text:span></text:p>
      <text:p text:style-name="Code_20_block"><text:span text:style-name="T196"><text:s text:c="2"/>var totalNodes = </text:span><text:span text:style-name="T22">jppfStats</text:span><text:span text:style-name="T196">.getSnapshot("nodes").getLatest();</text:span></text:p>
      <text:p text:style-name="Code_20_block"><text:span text:style-name="T196"><text:s text:c="2"/></text:span><text:span text:style-name="T58">// </text:span><text:span text:style-name="T59">the job priority</text:span></text:p>
      <text:p text:style-name="Code_20_block"><text:span text:style-name="T196"><text:s text:c="2"/>var prio = </text:span><text:span text:style-name="T22">jppfSla</text:span><text:span text:style-name="T196">.getPriority();</text:span></text:p>
      <text:p text:style-name="Code_20_block"><text:span text:style-name="T196"><text:s text:c="2"/></text:span><text:span text:style-name="T58">// determine max allowed nodes for the job, as % of total nodes</text:span></text:p>
      <text:p text:style-name="P282"><text:s text:c="2"/>var maxPct = (prio &lt;= 1) ? 0.1 : (prio &gt;= 9 ? 0.9 : prio / 10.0);</text:p>
      <text:p text:style-name="Code_20_block"><text:span text:style-name="T196"><text:s text:c="2"/></text:span><text:span text:style-name="T58">// return true if current nodes for the job is less than max %</text:span></text:p>
      <text:p text:style-name="Code_20_block"><text:span text:style-name="T196"><text:s text:c="2"/>return </text:span><text:span text:style-name="T22">jppfDispatches</text:span><text:span text:style-name="T196"> &lt; totalNodes * maxPct;</text:span></text:p>
      <text:p text:style-name="P282">}</text:p>
      <text:p text:style-name="P213"/>
      <text:p text:style-name="P200"><text:span text:style-name="T196">// returns a boolean value</text:span></text:p>
      <text:p text:style-name="P282">accepts();</text:p>
      <text:p text:style-name="P98"/>
      <text:p text:style-name="P100">Let's say this script is stored in a file located at ./policies/NodesFromPriority.js, we could then create an execution policy out of it, with the following code:</text:p>
      <text:p text:style-name="P99"/>
      <text:p text:style-name="P282">ScriptedPolicy policy =</text:p>
      <text:p text:style-name="P282"><text:s text:c="2"/>new ScriptedPolicy("javascript", new File("policies/NodesFromPriority.js"));</text:p>
      <text:list xml:id="list185419322158967" text:continue-list="list185419318154142" text:style-name="Outline">
        <text:list-item>
          <text:list>
            <text:list-item>
              <text:list>
                <text:list-item>
                  <text:list>
                    <text:list-item>
                      <text:h text:style-name="P438" text:outline-level="4">Adding available languages</text:h>
                    </text:list-item>
                  </text:list>
                </text:list-item>
              </text:list>
            </text:list-item>
          </text:list>
        </text:list-item>
      </text:list>
      <text:p text:style-name="P95"><text:span text:style-name="T197">The JPPF scripting APIs rely entirely on the </text:span><text:a xlink:type="simple" xlink:href="https://jcp.org/en/jsr/detail?id=223" text:style-name="Internet_20_link" text:visited-style-name="Visited_20_Internet_20_Link"><text:span text:style-name="T197">JSR 223</text:span></text:a><text:span text:style-name="T197"> specification, which is implemented in the JDK's </text:span><text:a xlink:type="simple" xlink:href="http://docs.oracle.com/javase/7/docs/api/javax/script/package-summary.html" text:style-name="Internet_20_link" text:visited-style-name="Visited_20_Internet_20_Link"><text:span text:style-name="T197">javax.script</text:span></text:a><text:span text:style-name="T197"> package. This means that JPPF will be able to use any script language made available to the JVM, including the default JavaScript engine (i.e. Rhino in JDK 7 and Nashorn in JDK 8).</text:span></text:p>
      <text:p text:style-name="P101"/>
      <text:p text:style-name="P19"><text:span text:style-name="T198">Thus to add a new language, all that is needed is to add the proper jar files, which declare a JSR-223 compliant script engine via the documented SPI discovery mechanism. For example, you can add the Groovy language by simply adding groovy-all-x.y.z.jar to the classpath, because it implements the JSR 223 specification (the jar file is located in the JPPF source distribution at </text:span><text:span text:style-name="T23">JPPF/lib/Groovy/groovy-all-1.6.5.jar</text:span><text:span text:style-name="T199">).</text:span></text:p>
      <text:p text:style-name="P102"/>
      <text:list xml:id="list185419323147523" text:continue-numbering="true" text:style-name="Outline">
        <text:list-item>
          <text:list>
            <text:list-item>
              <text:list>
                <text:list-item>
                  <text:h text:style-name="P429" text:outline-level="3"><text:span text:style-name="T189">C</text:span>ustom policies</text:h>
                </text:list-item>
              </text:list>
            </text:list-item>
          </text:list>
        </text:list-item>
      </text:list>
      <text:p text:style-name="P80">It is possible to apply user-defined policies. When you do so, a number of constraints must be respected:</text:p>
      <text:list xml:id="list185419323169392" text:continue-list="list185419318156493" text:style-name="List_20_1">
        <text:list-item>
          <text:p text:style-name="P388">the custom policy class must extend <text:a xlink:type="simple" xlink:href="http://www.jppf.org/api/index.html?org/jppf/node/policy/CustomPolicy.html" text:style-name="Internet_20_link" text:visited-style-name="Visited_20_Internet_20_Link"><text:span text:style-name="Code_20_char">CustomPolicy</text:span></text:a></text:p>
        </text:list-item>
        <text:list-item>
          <text:p text:style-name="P388">the custom policy class must be deployed in the JPPF server classpath as well as the client's</text:p>
        </text:list-item>
      </text:list>
      <text:p text:style-name="P80"/>
      <text:p text:style-name="P80">Here is a sample custom policy code:</text:p>
      <text:p text:style-name="P80"/>
      <text:p text:style-name="P336">package mypackage;</text:p>
      <text:p text:style-name="P336">import org.jppf.<text:span text:style-name="T250">utils</text:span>.<text:span text:style-name="T250">PropertiesCollection</text:span>;</text:p>
      <text:p text:style-name="P336">import org.jppf.node.policy.CustomPolicy;</text:p>
      <text:p text:style-name="P336"/>
      <text:p text:style-name="P219">// define a policy allowing only nodes with 2 processing threads or more</text:p>
      <text:p text:style-name="P336"><text:span text:style-name="T17">public class MyCustomPolicy extends CustomPolicy </text:span>{</text:p>
      <text:p text:style-name="P336"><text:s text:c="2"/><text:span text:style-name="T190">@Override </text:span><text:span text:style-name="T17">public boolean accepts(</text:span><text:span text:style-name="T28">PropertiesCollection</text:span><text:span text:style-name="T17"> info) </text:span>{</text:p>
      <text:p text:style-name="P336"><text:s text:c="4"/><text:span text:style-name="T36">// get the value of the "processing.threads" property</text:span></text:p>
      <text:p text:style-name="P336"><text:s text:c="4"/>String s = <text:span text:style-name="T17">this.getProperty(info, "processing.threads");</text:span></text:p>
      <text:p text:style-name="P336"><text:s text:c="4"/>int n = -1;</text:p>
      <text:p text:style-name="P336"><text:s text:c="4"/>try { n = Integer.valueOf(s); }</text:p>
      <text:p text:style-name="P336"><text:s text:c="4"/>catch(NumberFormatException e) { // process the exception }</text:p>
      <text:p text:style-name="P336"><text:s text:c="2"/>}</text:p>
      <text:p text:style-name="P336"><text:s text:c="2"/><text:span text:style-name="T36">// node is accepted only if number of threads &gt;= 2</text:span></text:p>
      <text:p text:style-name="P336"><text:s text:c="2"/>return n &gt;= 2;</text:p>
      <text:p text:style-name="P336">}</text:p>
      <text:p text:style-name="P160"/>
      <text:p text:style-name="P17">Now, let's imagine that we want our policy to be more generic, and to accept nodes with at least a parametrized number of threads given as argument to the policy.</text:p>
      <text:p text:style-name="P80"/>
      <text:p text:style-name="P80">Our <text:span text:style-name="T252">policy</text:span> becomes then:</text:p>
      <text:p text:style-name="P80"/>
      <text:p text:style-name="P338">public class MyCustomPolicy extends CustomPolicy {</text:p>
      <text:p text:style-name="P230"><text:s text:c="2"/>public MyCustomPolicy(String...args) { super(args); }</text:p>
      <text:p text:style-name="P338"/>
      <text:p text:style-name="P338"><text:s text:c="2"/>@Override public boolean accepts(PropertiesCollection info) {</text:p>
      <text:p text:style-name="P337"><text:span text:style-name="T251"><text:s text:c="4"/></text:span><text:span text:style-name="T87">// get the value to compare with, passed as the first argument to this policy</text:span></text:p>
      <text:p text:style-name="P337"><text:span text:style-name="T251"><text:s text:c="4"/>String s1 = </text:span><text:span text:style-name="T29">getArgs()[0]</text:span><text:span text:style-name="T251">;</text:span></text:p>
      <text:p text:style-name="P338"><text:s text:c="4"/>int param = -1;</text:p>
      <text:p text:style-name="P338"><text:s text:c="4"/>try { param = Integer.valueOf(s1); }</text:p>
      <text:p text:style-name="P338"><text:s text:c="4"/>catch(NumberFormatException e) { }</text:p>
      <text:p text:style-name="P338"><text:s text:c="4"/>String s2 = getProperty(info, "processing.thread");</text:p>
      <text:p text:style-name="P338"><text:s text:c="4"/>int n = -1;</text:p>
      <text:p text:style-name="P338"><text:s text:c="4"/>try { n = Integer.valueOf(s2); }</text:p>
      <text:p text:style-name="P338"><text:s text:c="4"/>catch(NumberFormatException e) { }</text:p>
      <text:p text:style-name="P337"><text:span text:style-name="T251"><text:s text:c="4"/>return n &gt;= param; </text:span><text:span text:style-name="T87">// node is accepted only if number of threads &gt;= param</text:span></text:p>
      <text:p text:style-name="P338"><text:s text:c="2"/>}</text:p>
      <text:p text:style-name="P338">}</text:p>
      <text:p text:style-name="P161"/>
      <text:p text:style-name="P17">Here we use the <text:span text:style-name="Code_20_char">getArgs()</text:span> method which returns an array of strings, corresponding to the arguments passed in the XML representation of the policy.</text:p>
      <text:p text:style-name="P80"/>
      <text:p text:style-name="P17">To illustrate how to use <text:s/>a custom policy in an XML policy document, here is an example XML representation of the custom policy we created above:</text:p>
      <text:p text:style-name="P80"/>
      <text:p text:style-name="P275">&lt;CustomRule class="mypackage.MyCustomPolicy"&gt;</text:p>
      <text:p text:style-name="P275"><text:s text:c="2"/>&lt;Arg&gt;3&lt;/Arg&gt;</text:p>
      <text:p text:style-name="P275">&lt;/CustomRule&gt;</text:p>
      <text:p text:style-name="P80"/>
      <text:p text:style-name="P17">The "class" attribute is the fully qualified name of the custom policy class. There can be any number of &lt;Arg&gt; elements, these are the parameters that will then be accessible through <text:span text:style-name="Code_20_char">CustomPolicy.getArgs()</text:span>.</text:p>
      <text:p text:style-name="P80"/>
      <text:p text:style-name="P17">When the XML descriptor is parsed, an execution policy object will be created exactly <text:span text:style-name="T121">as</text:span> <text:span text:style-name="T121">in </text:span>this code snippet:</text:p>
      <text:p text:style-name="P80"/>
      <text:p text:style-name="P275">MyCustomPolicy policy = new MyCustomPolicy();</text:p>
      <text:p text:style-name="P275">policy.setArgs( "3" );</text:p>
      <text:p text:style-name="P80"/>
      <text:p text:style-name="P162">Finally, to enable the use of this custom policy, you will need to <text:span text:style-name="T253">add</text:span> the corresponding class(es) to both the server's and the client's classpath, <text:span text:style-name="T253">within either a jar file or a class folder</text:span>.</text:p>
      <text:list xml:id="list185419329165606" text:continue-list="list185419323147523" text:style-name="Outline">
        <text:list-item>
          <text:list>
            <text:list-item>
              <text:h text:style-name="Heading_20_2" text:outline-level="2"><text:soft-page-break/>The JPPFClient API</text:h>
            </text:list-item>
          </text:list>
        </text:list-item>
      </text:list>
      <text:p text:style-name="Standard">A JPPF client is an object that will handle the communication between the application and the server. Its role is to:</text:p>
      <text:list xml:id="list185419329163967" text:continue-list="list185419323169392" text:style-name="List_20_1">
        <text:list-item>
          <text:p text:style-name="P385">manage one or multiple connections with the server</text:p>
        </text:list-item>
        <text:list-item>
          <text:p text:style-name="P385">submit jobs and get their results</text:p>
        </text:list-item>
        <text:list-item>
          <text:p text:style-name="P385">handle notifications of job results</text:p>
        </text:list-item>
        <text:list-item>
          <text:p text:style-name="P385">manage each connection's life cycle events</text:p>
        </text:list-item>
        <text:list-item>
          <text:p text:style-name="P385">provide the low-level machinery on the client side for the distributed class loading mechanism</text:p>
        </text:list-item>
        <text:list-item>
          <text:p text:style-name="P385">provide an access point for the management and monitoring of each server</text:p>
        </text:list-item>
      </text:list>
      <text:p text:style-name="Standard"/>
      <text:p text:style-name="Standard">A JPPF client is represented by the class <text:a xlink:type="simple" xlink:href="http://www.jppf.org/api/index.html?org/jppf/client/JPPFClient.html" text:style-name="Internet_20_link" text:visited-style-name="Visited_20_Internet_20_Link"><text:span text:style-name="Code_20_char">JPPFClient</text:span></text:a>. We will detail its functionalities in the next sub-sections.</text:p>
      <text:list xml:id="list185419330165622" text:continue-list="list185419329165606" text:style-name="Outline">
        <text:list-item>
          <text:list>
            <text:list-item>
              <text:list>
                <text:list-item>
                  <text:h text:style-name="Heading_20_3" text:outline-level="3"><text:bookmark-start text:name="__RefHeading__31424342"/>Creating and closing a JPPFClient<text:bookmark-end text:name="__RefHeading__31424342"/></text:h>
                </text:list-item>
              </text:list>
            </text:list-item>
          </text:list>
        </text:list-item>
      </text:list>
      <text:p text:style-name="P1">A JPPF client is a Java object, and is created via one of the constructors of the class <text:span text:style-name="Code_20_char">JPPFClient</text:span>. Each JPPF client has <text:s/>a unique identifier that is always transported along with any job that is submitted by this client. This identifier is what allows JPPF to know from where the classes used in the tasks should be loaded. In effect, each node in the grid will have a map of each client identifier with a unique class loader, creating the class loader when needed. The implication is that, if a new client identifier is specified, the classes used in any job / task submitted by this client will be dynamically reloaded. This is what enables the immediate dynamic redeployment of code changes in the application. On the other hand, if a previously existing identifier is reused, then no dynamic redeployment occurs, and code changes will be ignored (i.e. the classes already loaded by the node will be reused), even if the application is restarted between 2 job submissions.</text:p>
      <text:p text:style-name="P1"/>
      <text:p text:style-name="P1">There are two forms of constructors for <text:span text:style-name="Code_20_char">JPPFClient</text:span>, each with a specific corresponding semantics:</text:p>
      <text:p text:style-name="P1"/>
      <text:p text:style-name="P38">Generic constructor with automatic identifier generation</text:p>
      <text:p text:style-name="P1"/>
      <text:p text:style-name="Code_20_block">public JPPFClient()</text:p>
      <text:p text:style-name="Standard"/>
      <text:p text:style-name="P1">When using this constructor, JPPF will automatically create a universal unique identifier (uuid) that is guaranteed to be unique on the grid. The first submission of a job will cause the classes it uses to be dynamically loaded by any node that executes the job.</text:p>
      <text:p text:style-name="Standard"/>
      <text:p text:style-name="P37">Constructor specifying a user-defined client identifier</text:p>
      <text:p text:style-name="Standard"/>
      <text:p text:style-name="Code_20_block">public JPPFClient(String uuid)</text:p>
      <text:p text:style-name="Standard"/>
      <text:p text:style-name="P1">In this case, the classes used by a job will be loaded only the first time they are used, including if the application has been <text:s/>restarted in the meantime, or if the JPPF client is created from a separate application. This behavior is more adapted to an application deployed in production, where the client identifier would only change when a new version of the application is deployed on the grid. It is a good practice to include a version number in the identifier.</text:p>
      <text:p text:style-name="P1"/>
      <text:p text:style-name="P1">As a <text:span text:style-name="Code_20_char">JPPFClient</text:span> uses a number of system and network resources, it is recommended to use it as a singleton. It is designed for concurrent use by multiple threads, which makes it safe for use with a singleton pattern. It is also recommended to release these resources when they are no longer needed, via a call to the <text:span text:style-name="Code_20_char">JPPFClient.close()</text:span> method. The following code sample illustrates what is considered a best practice for using a <text:span text:style-name="Code_20_char">JPPFClient</text:span>:</text:p>
      <text:p text:style-name="P1"/>
      <text:p text:style-name="Code_20_block">public class MyApplication {</text:p>
      <text:p text:style-name="Code_20_block"><text:s text:c="2"/><text:span text:style-name="T36">// singleton instance of the JPPF client</text:span></text:p>
      <text:p text:style-name="Code_20_block"><text:s text:c="2"/>private static JPPFClient jppfClient = new JPPFClient();</text:p>
      <text:p text:style-name="Code_20_block"><text:s text:c="2"/><text:span text:style-name="T36">// allows access to the client from any other class</text:span></text:p>
      <text:p text:style-name="Code_20_block"><text:s text:c="2"/>public static JPPFClient getJPPFClient() {</text:p>
      <text:p text:style-name="Code_20_block"><text:s text:c="4"/>return jppfClient;</text:p>
      <text:p text:style-name="Code_20_block"><text:s text:c="2"/>}</text:p>
      <text:p text:style-name="Code_20_block"><text:s text:c="2"/></text:p>
      <text:p text:style-name="Code_20_block"><text:s text:c="2"/>public static void main(String...args) {</text:p>
      <text:p text:style-name="Code_20_block"><text:s text:c="4"/><text:span text:style-name="T36">// enclosed in a try / catch to ensure resources are properly released</text:span></text:p>
      <text:p text:style-name="Code_20_block"><text:s text:c="4"/>try {</text:p>
      <text:p text:style-name="Code_20_block"><text:s text:c="6"/><text:span text:style-name="T17">jppfClient = new JPPFClient();</text:span></text:p>
      <text:p text:style-name="Code_20_block"><text:s text:c="6"/><text:span text:style-name="T36">// ... application-sp</text:span><text:span text:style-name="T49">e</text:span><text:span text:style-name="T36">cific code here ...</text:span></text:p>
      <text:p text:style-name="Code_20_block"><text:s text:c="4"/>} finally {</text:p>
      <text:p text:style-name="Code_20_block"><text:s text:c="6"/><text:span text:style-name="T36">// close the client to release its resources</text:span></text:p>
      <text:p text:style-name="Code_20_block"><text:s text:c="6"/>if (jppfClient != null) <text:span text:style-name="T17">jppfClient.close()</text:span>;</text:p>
      <text:p text:style-name="Code_20_block"><text:s text:c="4"/>}</text:p>
      <text:p text:style-name="Code_20_block"><text:s text:c="2"/>}</text:p>
      <text:p text:style-name="Code_20_block">}</text:p>
      <text:list xml:id="list185419334149754" text:continue-numbering="true" text:style-name="Outline">
        <text:list-item>
          <text:list>
            <text:list-item>
              <text:list>
                <text:list-item>
                  <text:h text:style-name="Heading_20_3" text:outline-level="3"><text:soft-page-break/>Resetting the JPPF client</text:h>
                </text:list-item>
              </text:list>
            </text:list-item>
          </text:list>
        </text:list-item>
      </text:list>
      <text:p text:style-name="P76"><text:span text:style-name="T181">A</text:span><text:span text:style-name="T180"> </text:span><text:a xlink:type="simple" xlink:href="http://www.jppf.org/api/index.html?org/jppf/client/JPPFClient.html" text:style-name="Internet_20_link" text:visited-style-name="Visited_20_Internet_20_Link"><text:span text:style-name="T180">JPPFClient</text:span></text:a><text:span text:style-name="T180"> </text:span><text:span text:style-name="T181">can be reset at runtime, </text:span><text:span text:style-name="T182">to allow the recycling of its server connections, along with dynamic reloading of its configuration. Two methods are p</text:span><text:span text:style-name="T183">r</text:span><text:span text:style-name="T182">ovided for this :</text:span></text:p>
      <text:p text:style-name="P77"/>
      <text:p text:style-name="P274">public class JPPFClient extends AbstractGenericClient {</text:p>
      <text:p text:style-name="Code_20_block"><text:span text:style-name="T182"><text:s text:c="2"/></text:span><text:span text:style-name="T54">// close this client, reload the configuration, then open it again</text:span></text:p>
      <text:p text:style-name="P274"><text:s text:c="2"/>public void reset()</text:p>
      <text:p text:style-name="P274"/>
      <text:p text:style-name="Code_20_block"><text:span text:style-name="T182"><text:s text:c="2"/></text:span><text:span text:style-name="T54">// close this client, then open it again using the specified confguration</text:span></text:p>
      <text:p text:style-name="P274"><text:s text:c="2"/>public void reset(TypedProperties configuration)</text:p>
      <text:p text:style-name="P274">}</text:p>
      <text:p text:style-name="P78"/>
      <text:p text:style-name="P79">Note that jobs that were already submitted by the client are not lost: they remain queued in the client and will be resubmitted as soon as one or more server connections become available again.</text:p>
      <text:list xml:id="list185419336144672" text:continue-numbering="true" text:style-name="Outline">
        <text:list-item>
          <text:list>
            <text:list-item>
              <text:list>
                <text:list-item>
                  <text:h text:style-name="Heading_20_3" text:outline-level="3">Submitting a job</text:h>
                </text:list-item>
              </text:list>
            </text:list-item>
          </text:list>
        </text:list-item>
      </text:list>
      <text:p text:style-name="Standard">To submit a job, JPPFClient provides a single method:</text:p>
      <text:p text:style-name="Standard"/>
      <text:p text:style-name="Code_20_block">public List&lt;Tasks<text:span text:style-name="T169">&lt;?&gt;</text:span>&gt; submit<text:span text:style-name="T169">Job</text:span>(JPPFJob job)</text:p>
      <text:p text:style-name="Standard"/>
      <text:p text:style-name="Standard">This method has two different behaviors, depending on whether the job is blocking or non-blocking:</text:p>
      <text:p text:style-name="Standard"/>
      <text:list xml:id="list185419336164552" text:continue-list="list185419329163967" text:style-name="List_20_1">
        <text:list-item>
          <text:p text:style-name="P389">blocking job: the <text:span text:style-name="Code_20_char">submit</text:span><text:span text:style-name="Code_20_char"><text:span text:style-name="T169">Job</text:span></text:span><text:span text:style-name="Code_20_char">()</text:span> method blocks until the job execution is complete. The return value is a list of tasks with their results, in the same order as the tasks that were added to the job.</text:p>
        </text:list-item>
        <text:list-item>
          <text:p text:style-name="P389">non-blocking job: <text:span text:style-name="Code_20_char">submit</text:span><text:span text:style-name="Code_20_char"><text:span text:style-name="T169">Job</text:span></text:span><text:span text:style-name="Code_20_char">()</text:span> returns immediately with a null value. It is up to the developer to collect the execution results by the means of a <text:span text:style-name="Code_20_char">TaskResultListener</text:span> set onto the job (see section <text:bookmark-ref text:reference-format="number-all-superior" text:ref-name="__RefHeading__31346792">Error: Reference source not found</text:bookmark-ref>).</text:p>
        </text:list-item>
      </text:list>
      <text:list xml:id="list185419337141688" text:continue-list="list185419336144672" text:style-name="Outline">
        <text:list-item>
          <text:list>
            <text:list-item>
              <text:list>
                <text:list-item>
                  <text:h text:style-name="Heading_20_3" text:outline-level="3">Cancelling a job</text:h>
                </text:list-item>
              </text:list>
            </text:list-item>
          </text:list>
        </text:list-item>
      </text:list>
      <text:p text:style-name="P1">The ability to cancel a job is provided by JPPFClient's superclass <text:a xlink:type="simple" xlink:href="http://www.jppf.org/api/index.html?org/jppf/client/AbstractGenericClient.html" text:style-name="Internet_20_link" text:visited-style-name="Visited_20_Internet_20_Link"><text:span text:style-name="Code_20_char">AbstractGenericClient</text:span></text:a>, which provides a <text:span text:style-name="Code_20_char">cancelJob()</text:span> method, defined as follows:</text:p>
      <text:p text:style-name="P1"/>
      <text:p text:style-name="P200">// superclass of JPPFClient</text:p>
      <text:p text:style-name="Code_20_block">public abstract class AbstractGenericClient extends AbstractJPPFClient <text:s/>{</text:p>
      <text:p text:style-name="Code_20_block"><text:s text:c="2"/><text:span text:style-name="T36">// cancel the job with the specified UUID</text:span></text:p>
      <text:p text:style-name="Code_20_block"><text:s text:c="2"/>public boolean cancelJob(final String jobUuid) throws Exception;</text:p>
      <text:p text:style-name="Code_20_block">}</text:p>
      <text:p text:style-name="P1"/>
      <text:p text:style-name="P1">This method will work even if the client is connected to multiple drivers. In this case, it will send the cancel request to all the drivers.</text:p>
      <text:list xml:id="list185419338160934" text:continue-numbering="true" text:style-name="Outline">
        <text:list-item>
          <text:list>
            <text:list-item>
              <text:list>
                <text:list-item>
                  <text:h text:style-name="Heading_20_3" text:outline-level="3">Exploring the server connections</text:h>
                </text:list-item>
              </text:list>
            </text:list-item>
          </text:list>
        </text:list-item>
      </text:list>
      <text:p text:style-name="P1">The JPPF client handles one or more connections to one or multiple servers. Each individual connection is represented as an instance of the interface <text:a xlink:type="simple" xlink:href="http://www.jppf.org/api/index.html?org/jppf/client/JPPFClientConnection.html" text:style-name="Internet_20_link" text:visited-style-name="Visited_20_Internet_20_Link"><text:span text:style-name="Code_20_char">JPPFClientConnection</text:span></text:a>. It is possible to explore these connections using the following methods in <text:span text:style-name="Code_20_char">JPPFClient</text:span>:</text:p>
      <text:p text:style-name="Standard"/>
      <text:p text:style-name="P200">// Get all the client connections handled by this JPPFClient</text:p>
      <text:p text:style-name="Code_20_block">public List&lt;JPPFClientConnection&gt; getAllConnections()</text:p>
      <text:p text:style-name="P200">// Get the names of all the client connections handled by this JPPFClient</text:p>
      <text:p text:style-name="Code_20_block">public List&lt;String&gt; getAllConnectionNames()</text:p>
      <text:p text:style-name="P200">// Get a connection given its name</text:p>
      <text:p text:style-name="Code_20_block">public JPPFClientConnection getClientConnection(String name)</text:p>
      <text:list xml:id="list185419339150224" text:continue-numbering="true" text:style-name="Outline">
        <text:list-item>
          <text:list>
            <text:list-item>
              <text:list>
                <text:list-item>
                  <text:h text:style-name="Heading_20_3" text:outline-level="3"><text:bookmark-start text:name="__RefHeading__32325689"/>Receiving notifications for new <text:span text:style-name="T127">and failed </text:span>connections<text:bookmark-end text:name="__RefHeading__32325689"/></text:h>
                </text:list-item>
              </text:list>
            </text:list-item>
          </text:list>
        </text:list-item>
      </text:list>
      <text:p text:style-name="P1">The JPPF client emits an event each time a new connection is established with a server. It is possible to receive these events by registering an implementation of the listener interface <text:a xlink:type="simple" xlink:href="http://www.jppf.org/api/index.html?org/jppf/client/event/ClientListener.html" text:style-name="Internet_20_link" text:visited-style-name="Visited_20_Internet_20_Link"><text:span text:style-name="Code_20_char">ClientListener</text:span></text:a> with the client. Since the connections are generally established during the initialization of the client, i.e. when calling its constructor, <text:span text:style-name="Code_20_char">JPPFClient</text:span> provides a different form of the two constructors we have seen in section <text:bookmark-ref text:reference-format="number-all-superior" text:ref-name="__RefHeading__31424342">4.8.1</text:bookmark-ref>:</text:p>
      <text:p text:style-name="P1"/>
      <text:p text:style-name="P200">// Initialize with the specified listeners and a generated uuid</text:p>
      <text:p text:style-name="Code_20_block">public JPPFClient(ClientListener...listeners)</text:p>
      <text:p text:style-name="P200">// Initialize with the specified listeners and user-defined uuid</text:p>
      <text:p text:style-name="Code_20_block">public JPPFClient(String uuid, <text:s/>ClientListener...clientListeners)</text:p>
      <text:p text:style-name="P1"/>
      <text:p text:style-name="P1"><text:soft-page-break/>It is also possible to add and remove listeners using these two more "conventional" methods:</text:p>
      <text:p text:style-name="P1"/>
      <text:p text:style-name="P200">// register a listener with this client</text:p>
      <text:p text:style-name="Code_20_block">public void addClientListener(ClientListener listener)</text:p>
      <text:p text:style-name="P200">// remove a listener from the registered listeners</text:p>
      <text:p text:style-name="Code_20_block">public synchronized void removeClientListener(ClientListener listener)</text:p>
      <text:p text:style-name="Standard"/>
      <text:p text:style-name="Standard">Here is a sample <text:span text:style-name="Code_20_char">ClientListener</text:span> implementation:</text:p>
      <text:p text:style-name="Standard"/>
      <text:p text:style-name="P232">public class MyClientListener implements <text:span text:style-name="T17">ClientListener </text:span>{</text:p>
      <text:p text:style-name="Code_20_block"><text:s text:c="2"/><text:span text:style-name="T126">@Override</text:span></text:p>
      <text:p text:style-name="Code_20_block"><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2"/>}</text:p>
      <text:p text:style-name="Code_20_block"/>
      <text:p text:style-name="P232"><text:s text:c="2"/><text:span text:style-name="T126">@Override</text:span></text:p>
      <text:p text:style-name="P232"><text:s text:c="2"/>public void <text:span text:style-name="T126">c</text:span>onnection<text:span text:style-name="T126">Failed</text:span>(<text:span text:style-name="T17">ClientEvent</text:span> event) {</text:p>
      <text:p text:style-name="P232"><text:s text:c="4"/>JPPFClientConnection connection = event.getConnection();</text:p>
      <text:p text:style-name="P232"><text:s text:c="4"/>System.out.println("<text:span text:style-name="T126">C</text:span>onnection " + connection.getName() <text:span text:style-name="T126">+ " has failed"</text:span>);</text:p>
      <text:p text:style-name="P232"><text:s text:c="2"/>}</text:p>
      <text:p text:style-name="P232">}</text:p>
      <text:p text:style-name="Code_20_block"/>
      <text:p text:style-name="Code_20_block">ClientListener <text:s/>myClientListener = <text:s/>new MyClientListener();</text:p>
      <text:p text:style-name="P200">// initialize the client and register the listener</text:p>
      <text:p text:style-name="Code_20_block">JPPFClient jppfClient = <text:span text:style-name="T17">new JPPFClient(myClientListener)</text:span>;</text:p>
      <text:list xml:id="list185419346164070" text:continue-numbering="true" text:style-name="Outline">
        <text:list-item>
          <text:list>
            <text:list-item>
              <text:list>
                <text:list-item>
                  <text:h text:style-name="Heading_20_3" text:outline-level="3">Status notifications for existing connections</text:h>
                </text:list-item>
              </text:list>
            </text:list-item>
          </text:list>
        </text:list-item>
      </text:list>
      <text:p text:style-name="P1">Each individual server connection has a status that depends on the state of its network connection to the server and whether it is executing a job request. A connection status is represented by the enum <text:a xlink:type="simple" xlink:href="http://www.jppf.org/api/index.html?org/jppf/client/JPPFClientConnectionStatus.html" text:style-name="Internet_20_link" text:visited-style-name="Visited_20_Internet_20_Link"><text:span text:style-name="Code_20_char">JPPFClientConnectionStatus</text:span></text:a>, and has the following possible values: NEW, DISCONNECTED, CONNECTING, ACTIVE, EXECUTING or FAILED.</text:p>
      <text:p text:style-name="P1"/>
      <text:p text:style-name="P11"><text:a xlink:type="simple" xlink:href="http://www.jppf.org/api/index.html?org/jppf/client/JPPFClientConnection.html" text:style-name="Internet_20_link" text:visited-style-name="Visited_20_Internet_20_Link"><text:span text:style-name="Code_20_char">JPPFClientConnection</text:span></text:a> extends the interface ClientConnectionStatusHandler, which provides the following methods to handle the connection status and register or remove listeners:</text:p>
      <text:p text:style-name="P1"/>
      <text:p text:style-name="Code_20_block">public interface ClientConnectionStatusHandler {</text:p>
      <text:p text:style-name="Code_20_block"><text:s text:c="2"/><text:span text:style-name="T36">// Get the status of this connection</text:span></text:p>
      <text:p text:style-name="Code_20_block"><text:s text:c="2"/>JPPFClientConnectionStatus getStatus();</text:p>
      <text:p text:style-name="Code_20_block"><text:s text:c="2"/><text:span text:style-name="T36">// Set the status of this connection</text:span></text:p>
      <text:p text:style-name="Code_20_block"><text:s text:c="2"/>void setStatus(JPPFClientConnectionStatus status);</text:p>
      <text:p text:style-name="Code_20_block"><text:s text:c="2"/><text:span text:style-name="T36">// Register a connection status listener with this connection</text:span></text:p>
      <text:p text:style-name="Code_20_block"><text:s text:c="2"/>void addClientConnectionStatusListener(ClientConnectionStatusListener listener);</text:p>
      <text:p text:style-name="Code_20_block"><text:s text:c="2"/><text:span text:style-name="T36">// Remove a connection status listener from the registered listeners</text:span></text:p>
      <text:p text:style-name="Code_20_block"><text:s text:c="2"/>void removeClientConnectionStatusListener(ClientConnectionStatusListener listener);</text:p>
      <text:p text:style-name="Code_20_block">}</text:p>
      <text:p text:style-name="P1"/>
      <text:p text:style-name="P1">Here is a sample status listener implementation:</text:p>
      <text:p text:style-name="P1"/>
      <text:p text:style-name="Code_20_block">public class MyStatusListener <text:span text:style-name="T17">extends ClientConnectionStatusListener </text:span>{</text:p>
      <text:p text:style-name="Code_20_block"><text:s text:c="2"/><text:span text:style-name="T129">@Override</text:span></text:p>
      <text:p text:style-name="Code_20_block"><text:s text:c="2"/><text:span text:style-name="T17">public void statusChanged(ClientConnectionStatusEvent event) </text:span>{</text:p>
      <text:p text:style-name="Code_20_block"><text:s text:c="4"/><text:span text:style-name="T36">// obtain the client connection from the event</text:span></text:p>
      <text:p text:style-name="Code_20_block"><text:s text:c="4"/>JPPFClientConnection connection =</text:p>
      <text:p text:style-name="Code_20_block"><text:s text:c="6"/>(JPPFClientConnection) <text:span text:style-name="T17">event.getClientConnectionStatusHandler();</text:span></text:p>
      <text:p text:style-name="Code_20_block"><text:s text:c="4"/><text:span text:style-name="T36">// get the new status</text:span></text:p>
      <text:p text:style-name="Code_20_block"><text:s text:c="4"/>JPPFClientConnectionStatus status = <text:span text:style-name="T17">connection.getStatus()</text:span>;</text:p>
      <text:p text:style-name="Code_20_block"><text:s text:c="4"/>System.out.println("Connection " + connection.getName() + " status changed to "</text:p>
      <text:p text:style-name="Code_20_block"><text:s text:c="6"/>+ status);</text:p>
      <text:p text:style-name="Code_20_block"><text:s text:c="2"/>}</text:p>
      <text:p text:style-name="Code_20_block">}</text:p>
      <text:p text:style-name="Standard"/>
      <text:p text:style-name="P1"/>
      <text:p text:style-name="P374">To put all of this together, let's take the sample listener from the previous section <text:bookmark-ref text:reference-format="number-all-superior" text:ref-name="__RefHeading__32325689">4.8.6</text:bookmark-ref> and modify it to add a status listener to each new connection:</text:p>
      <text:p text:style-name="Standard"/>
      <text:p text:style-name="P234">final MyStatusListener myListener = new MyStatusListener();</text:p>
      <text:p text:style-name="Code_20_block"/>
      <text:p text:style-name="Code_20_block">public MyClientListener implements <text:span text:style-name="T17">ClientListener </text:span>{</text:p>
      <text:p text:style-name="P232"><text:s text:c="2"/><text:span text:style-name="T126">@Override</text:span></text:p>
      <text:p text:style-name="P232"><text:s text:c="2"/>public void newConnection(<text:span text:style-name="T17">ClientEvent</text:span> event) {</text:p>
      <text:p text:style-name="Code_20_block"><text:s text:c="4"/><text:span text:style-name="T36">// the new connection is the source of the event</text:span></text:p>
      <text:p text:style-name="Code_20_block"><text:s text:c="4"/>JPPFClientConnection connection = event.getConnection();</text:p>
      <text:p text:style-name="Code_20_block"><text:s text:c="4"/>System.out.println("New connection with name " + connection.getName());</text:p>
      <text:p text:style-name="Code_20_block"><text:s text:c="4"/><text:span text:style-name="T36">// register to receive status event</text:span><text:span text:style-name="T38">s</text:span><text:span text:style-name="T36"> on the new connection</text:span></text:p>
      <text:p text:style-name="Code_20_block"><text:s text:c="4"/>connection.addClientConnectionStatusListener(new MyStatusListener());</text:p>
      <text:p text:style-name="Code_20_block"><text:s text:c="2"/>}</text:p>
      <text:p text:style-name="P232"/>
      <text:p text:style-name="P232"><text:s text:c="2"/><text:span text:style-name="T126">@Override</text:span></text:p>
      <text:p text:style-name="P232"><text:s text:c="2"/>public void <text:span text:style-name="T126">c</text:span>onnection<text:span text:style-name="T126">Failed</text:span>(<text:span text:style-name="T17">ClientEvent</text:span> event) {</text:p>
      <text:p text:style-name="P232"><text:s text:c="4"/>JPPFClientConnection connection = event.getConnection();</text:p>
      <text:p text:style-name="P232"><text:s text:c="4"/>System.out.println("<text:span text:style-name="T126">C</text:span>onnection " + connection.getName() <text:span text:style-name="T126">+ " has failed"</text:span>);</text:p>
      <text:p text:style-name="P233"><text:span text:style-name="T128"><text:s text:c="4"/></text:span><text:span text:style-name="T37">// </text:span><text:span text:style-name="T38">remove the status listener reference</text:span></text:p>
      <text:p text:style-name="P234"><text:s text:c="4"/>connection.removeClientConnectionStatusListener(myListener);</text:p>
      <text:p text:style-name="P233"><text:s text:c="2"/>}</text:p>
      <text:p text:style-name="P232">}</text:p>
      <text:list xml:id="list185419352153048" text:continue-numbering="true" text:style-name="Outline">
        <text:list-item>
          <text:list>
            <text:list-item>
              <text:list>
                <text:list-item>
                  <text:h text:style-name="Heading_20_3" text:outline-level="3">Switching local execution on or off</text:h>
                </text:list-item>
              </text:list>
            </text:list-item>
          </text:list>
        </text:list-item>
      </text:list>
      <text:p text:style-name="Standard">The <text:span text:style-name="Code_20_char">JPPFClient</text:span> API allows users to dynamically turn the local (in the client JVM) execution of jobs on or off, and determine whether it is active or not. This is done via these two methods:</text:p>
      <text:p text:style-name="Standard"/>
      <text:p text:style-name="P200">// Determine whether local execution is enabled on this client</text:p>
      <text:p text:style-name="Code_20_block">public boolean isLocalExecutionEnabled()</text:p>
      <text:p text:style-name="Code_20_block"/>
      <text:p text:style-name="P200">// Specify whether local execution is enabled on this client</text:p>
      <text:p text:style-name="Code_20_block">public void setLocalExecutionEnabled(boolean localExecutionEnabled)</text:p>
      <text:p text:style-name="Standard"/>
      <text:p text:style-name="P40">Turning local execution on or off will affect the next job to be executed, but not any that is currently executing.</text:p>
      <text:p text:style-name="P40"/>
      <text:list xml:id="list185419353151184" text:continue-numbering="true" text:style-name="Outline">
        <text:list-item>
          <text:list>
            <text:list-item>
              <text:h text:style-name="P404" text:outline-level="2">Connection pools</text:h>
            </text:list-item>
          </text:list>
        </text:list-item>
      </text:list>
      <text:p text:style-name="P132">All server connections in a JPPF client are organized into connection pools, whose number is determined by the client configuration properties, and whose size is based on the configuration as well and can also be changed dynamically via the JPPF APIs. In the next sections, we will see how connection pools can be configured, explored and programmatically accessed.</text:p>
      <text:list xml:id="list185419353173611" text:continue-numbering="true" text:style-name="Outline">
        <text:list-item>
          <text:list>
            <text:list-item>
              <text:list>
                <text:list-item>
                  <text:h text:style-name="P418" text:outline-level="3">The JPPFConnectionPool class</text:h>
                </text:list-item>
              </text:list>
            </text:list-item>
          </text:list>
        </text:list-item>
      </text:list>
      <text:p text:style-name="P26"><text:span text:style-name="T216">A connection pool is represented by the </text:span><text:a xlink:type="simple" xlink:href="http://www.jppf.org/api/index.html?org/jppf/client/JPPFConnectionPool.html" text:style-name="Internet_20_link" text:visited-style-name="Visited_20_Internet_20_Link"><text:span text:style-name="T216">JPPFConnectionPool</text:span></text:a><text:span text:style-name="T216"> class, defined as follows:</text:span></text:p>
      <text:p text:style-name="P134"/>
      <text:p text:style-name="P324">public class JPPFConnectionPool extends AbstractConnectionPool&lt;JPPFClientConnection&gt;</text:p>
      <text:p text:style-name="P324"><text:s text:c="2"/>implements Comparable&lt;JPPFConnectionPool&gt; {</text:p>
      <text:p text:style-name="P302"><text:span text:style-name="T217"><text:s text:c="2"/></text:span><text:span text:style-name="T68">// Get the name of this pool</text:span></text:p>
      <text:p text:style-name="P304"><text:s text:c="2"/>public String getName()</text:p>
      <text:p text:style-name="P302"><text:span text:style-name="T217"><text:s text:c="2"/></text:span><text:span text:style-name="T68">// Get the id of this pool, </text:span><text:span text:style-name="T69">unique within a JPPFClient instance</text:span></text:p>
      <text:p text:style-name="P303"><text:s text:c="2"/>public int getId()</text:p>
      <text:p text:style-name="Code_20_block"><text:span text:style-name="T217"><text:s text:c="2"/></text:span><text:span text:style-name="T68">// Get the priority associated with this pool</text:span></text:p>
      <text:p text:style-name="P303"><text:s text:c="2"/>public int getPriority()</text:p>
      <text:p text:style-name="Code_20_block"><text:span text:style-name="T217"><text:s text:c="2"/></text:span><text:span text:style-name="T68">// Check whether this pool is for SSL connections</text:span></text:p>
      <text:p text:style-name="P303"><text:s text:c="2"/>public boolean isSslEnabled()</text:p>
      <text:p text:style-name="Code_20_block"><text:span text:style-name="T217"><text:s text:c="2"/></text:span><text:span text:style-name="T68">// Get the uuid of the driver to which connections in this pool are connected</text:span></text:p>
      <text:p text:style-name="P303"><text:s text:c="2"/>public String getDriverUuid()</text:p>
      <text:p text:style-name="P301"><text:span text:style-name="T217"><text:s text:c="2"/></text:span><text:span text:style-name="T68">// Get the </text:span><text:span text:style-name="T79">host name or IP address of the remote driver</text:span></text:p>
      <text:p text:style-name="P303"><text:s text:c="2"/>public <text:span text:style-name="T238">String</text:span> get<text:span text:style-name="T238">DriverHost</text:span>()</text:p>
      <text:p text:style-name="Code_20_block"><text:span text:style-name="T217"><text:s text:c="2"/></text:span><text:span text:style-name="T68">// Get the </text:span><text:span text:style-name="T79">port number to which the client connects on the remote driver</text:span></text:p>
      <text:p text:style-name="P303"><text:s text:c="2"/>public int get<text:span text:style-name="T238">DriverPort</text:span>()</text:p>
      <text:p text:style-name="P300"><text:span text:style-name="T217"><text:s text:c="2"/></text:span><text:span text:style-name="T68">// Set the maximum size of this pool, starting or stopping connections as needed</text:span></text:p>
      <text:p text:style-name="P303"><text:s text:c="2"/>public int setMaxSize(int maxSize)</text:p>
      <text:p text:style-name="P300"><text:span text:style-name="T217"><text:s text:c="2"/></text:span><text:span text:style-name="T68">// Get a list of connections </text:span><text:span text:style-name="T78">in</text:span><text:span text:style-name="T68"> this pool whose status is one of th</text:span><text:span text:style-name="T78">ose</text:span><text:span text:style-name="T68"> specified</text:span></text:p>
      <text:p text:style-name="P305"><text:s text:c="2"/>public List&lt;JPPFClientConnection&gt; getConnections(JPPFClientConnectionStatus...statuses)</text:p>
      <text:p text:style-name="P321"><text:span text:style-name="T217"><text:s text:c="2"/></text:span><text:span text:style-name="T68">// Get the number of connections in this pool whose status is one of th</text:span><text:span text:style-name="T78">ose</text:span><text:span text:style-name="T68"> specified</text:span></text:p>
      <text:p text:style-name="P306"><text:s text:c="2"/>public int connectionCount(JPPFClientConnectionStatus...statuses)</text:p>
      <text:p text:style-name="P306">}</text:p>
      <text:p text:style-name="P132"/>
      <text:p text:style-name="P133"><text:span text:style-name="T239">As we can see, </text:span><text:a xlink:type="simple" xlink:href="http://www.jppf.org/api/index.html?org/jppf/client/JPPFConnectionPool.html" text:style-name="Internet_20_link" text:visited-style-name="Visited_20_Internet_20_Link"><text:span text:style-name="T239">JPPFConnectionPool</text:span></text:a><text:span text:style-name="T239"> extends the class </text:span><text:a xlink:type="simple" xlink:href="http://www.jppf.org/api/index.html?org/jppf/client/AbstractConnectionPool.html" text:style-name="Internet_20_link" text:visited-style-name="Visited_20_Internet_20_Link"><text:span text:style-name="T239">AbstractConnectionPool</text:span></text:a><text:span text:style-name="T239">, which in turn implements the interface <text:s/></text:span><text:a xlink:type="simple" xlink:href="http://www.jppf.org/api/index.html?org/jppf/client/ConnectionPool.html" text:style-name="Internet_20_link" text:visited-style-name="Visited_20_Internet_20_Link"><text:span text:style-name="T239">ConnectionPool</text:span></text:a><text:span text:style-name="T239">, defined as follows:</text:span></text:p>
      <text:p text:style-name="P132"/>
      <text:p text:style-name="P326">public interface ConnectionPool&lt;E extends AutoCloseable&gt;</text:p>
      <text:p text:style-name="P326"><text:s text:c="2"/>extends Iterable&lt;E&gt;, AutoCloseable {</text:p>
      <text:p text:style-name="Code_20_block"><text:span text:style-name="T239"><text:s text:c="2"/></text:span><text:span text:style-name="T80">// Get the next connection that is connected and available</text:span></text:p>
      <text:p text:style-name="P325"><text:s text:c="2"/>E getConnection();</text:p>
      <text:p text:style-name="Code_20_block"><text:span text:style-name="T239"><text:s text:c="2"/></text:span><text:span text:style-name="T80">// Determine whether this pool is empty</text:span></text:p>
      <text:p text:style-name="P325"><text:s text:c="2"/>boolean isEmpty();</text:p>
      <text:p text:style-name="Code_20_block"><text:span text:style-name="T239"><text:s text:c="2"/></text:span><text:span text:style-name="T80">// Get the current size of this pool</text:span></text:p>
      <text:p text:style-name="P325"><text:s text:c="2"/>int connectionCount();</text:p>
      <text:p text:style-name="Code_20_block"><text:span text:style-name="T239"><text:s text:c="2"/></text:span><text:span text:style-name="T80">// Get the core size of this connection pool</text:span></text:p>
      <text:p text:style-name="P325"><text:s text:c="2"/>int getCoreSize();</text:p>
      <text:p text:style-name="Code_20_block"><text:span text:style-name="T239"><text:s text:c="2"/></text:span><text:span text:style-name="T80">// Get the maximum size of this connection pool</text:span></text:p>
      <text:p text:style-name="P325"><text:s text:c="2"/>int getMaxSize();</text:p>
      <text:p text:style-name="Code_20_block"><text:span text:style-name="T239"><text:s text:c="2"/></text:span><text:span text:style-name="T80">// Set the maximum size of this pool, starting or stopping connections as needed</text:span></text:p>
      <text:p text:style-name="P325"><text:s text:c="2"/>int setMaxSize(int maxSize);</text:p>
      <text:p text:style-name="Code_20_block"><text:span text:style-name="T239"><text:s text:c="2"/></text:span><text:span text:style-name="T80">// Get a list of connections held by this pool</text:span></text:p>
      <text:p text:style-name="P325"><text:s text:c="2"/>List&lt;E&gt; getConnections();</text:p>
      <text:p text:style-name="P325">}</text:p>
      <text:p text:style-name="P132"/>
      <text:p text:style-name="P135">The pool name is based on the client configuration properties and defined as follows:</text:p>
      <text:p text:style-name="P135"/>
      <text:p text:style-name="P135"><text:span text:style-name="T17">With server discovery disabled</text:span>:</text:p>
      <text:p text:style-name="P135"/>
      <text:p text:style-name="Code_20_block">jppf.discovery.enabled = false</text:p>
      <text:p text:style-name="Code_20_block">jppf.drivers = &lt;<text:span text:style-name="T219">driver</text:span>_name_1&gt; ... &lt;<text:span text:style-name="T219">driver</text:span>_name_N&gt;</text:p>
      <text:p text:style-name="P135"/>
      <text:p text:style-name="P135">Each driver name specified in “jppf.driver<text:span text:style-name="T233">s</text:span>” will be the name of the corresponding connection pool.</text:p>
      <text:p text:style-name="P135"/>
      <text:p text:style-name="P27"><text:span text:style-name="T26">With discovery enabled</text:span><text:span text:style-name="T218">: for each discovered server, the JPPF client will create a connection pool named “jppf_discovery-n” where n is a sequence number automatically assigned by the client.</text:span></text:p>
      <text:p text:style-name="P135"/>
      <text:p text:style-name="P138"><text:soft-page-break/><text:span text:style-name="T222">The </text:span><text:span text:style-name="Code_20_char"><text:span text:style-name="T222">id</text:span></text:span><text:span text:style-name="T222"> attribute of a pool is a sequence number that is guaranteed to be unique within a JPPF client. It is used to distinguish pools that may have the same driver uuid, priority and size. The name may be used similarly, however JPPF does not do any checking on pool names, so they should be used with caution.</text:span></text:p>
      <text:p text:style-name="P135"/>
      <text:p text:style-name="P144">The pool's priority is as defined in the configuration. For instance if we have the following:</text:p>
      <text:p text:style-name="P144"/>
      <text:p text:style-name="P309">jppf.drivers = myPool</text:p>
      <text:p text:style-name="P309">myPool.jppf.server.host = www.myhost.com</text:p>
      <text:p text:style-name="P309">myPool.jppf.server.port = 11111</text:p>
      <text:p text:style-name="P309">myPool.jppf.priority = 10</text:p>
      <text:p text:style-name="P217"># core pool size</text:p>
      <text:p text:style-name="P309">myPool.jppf.pool.size = 5</text:p>
      <text:p text:style-name="P144"/>
      <text:p text:style-name="P136"><text:span text:style-name="T219">The corresponding </text:span><text:a xlink:type="simple" xlink:href="http://www.jppf.org/api/index.html?org/jppf/client/JPPFConnectionPool.html" text:style-name="Internet_20_link" text:visited-style-name="Visited_20_Internet_20_Link"><text:span text:style-name="T219">JPPFConnectionPool</text:span></text:a><text:span text:style-name="T219"> object's </text:span><text:span text:style-name="Code_20_char"><text:span text:style-name="T219">getPriority()</text:span></text:span><text:span text:style-name="T219"> method will return 10.</text:span></text:p>
      <text:p text:style-name="P136"><text:span text:style-name="T219">In the same way, the </text:span><text:span text:style-name="Code_20_char"><text:span text:style-name="T219">getCoreSize()</text:span></text:span><text:span text:style-name="T219"> method will return 5.</text:span></text:p>
      <text:p text:style-name="P144"/>
      <text:p text:style-name="P136"><text:span text:style-name="T219">The pool's actual size can be grown or shrunk dynamically, using the </text:span><text:span text:style-name="Code_20_char"><text:span text:style-name="T219">setMaxSize(int)</text:span></text:span><text:span text:style-name="T219"> method. The JPPF client will create or close connections accordingly. An attempt to set a max size smaller than the core size, or equal to the current max size, will have no effect whatsoever. In some cases, whern trying to reduce the connection pool's max size, there may be too many connections in the pool busy executing jobs and the client will not be close all the requested connections. In this case, </text:span><text:span text:style-name="Code_20_char"><text:span text:style-name="T220">setMaxSize()</text:span></text:span><text:span text:style-name="T220"> will return the new actual size, which will be smaller than the requested size.</text:span></text:p>
      <text:p text:style-name="P135"/>
      <text:p text:style-name="P137"><text:span text:style-name="T221">The pool core size is defined in the configuration, either with the </text:span><text:span text:style-name="Code_20_char"><text:span text:style-name="T221">&lt;poolName&gt;.jppf.pool.size</text:span></text:span><text:span text:style-name="T221"> property for manually configured pools, or with </text:span><text:span text:style-name="Code_20_char"><text:span text:style-name="T221">jppf.pool.size</text:span></text:span><text:span text:style-name="T221"> for auto-discovered pools. Its value cannot be changed for any </text:span><text:a xlink:type="simple" xlink:href="http://www.jppf.org/api/index.html?org/jppf/client/JPPFConnectionPool.html" text:style-name="Internet_20_link" text:visited-style-name="Visited_20_Internet_20_Link"><text:span text:style-name="T221">JPPFConnectionPool</text:span></text:a><text:span text:style-name="T221"> instance.</text:span></text:p>
      <text:p text:style-name="P135"/>
      <text:p text:style-name="P143"><text:span text:style-name="T220">The two </text:span><text:span text:style-name="Code_20_char"><text:span text:style-name="T220">getConnections()</text:span></text:span><text:span text:style-name="T220"> methods allow you to explore the connections currently in the pool. The overloaded version of this method permits filtering of the connections by their status, represented by one or more </text:span><text:a xlink:type="simple" xlink:href="http://www.jppf.org/api/index.html?org/jppf/client/JPPFClientConnectionStatus.html" text:style-name="Internet_20_link" text:visited-style-name="Visited_20_Internet_20_Link"><text:span text:style-name="T220">JPPFClientConnectionStatus</text:span></text:a><text:span text:style-name="T220"> enum values.</text:span></text:p>
      <text:list xml:id="list185419363172229" text:continue-numbering="true" text:style-name="Outline">
        <text:list-item>
          <text:list>
            <text:list-item>
              <text:list>
                <text:list-item>
                  <text:h text:style-name="P419" text:outline-level="3">Associated JMX connection pool</text:h>
                </text:list-item>
              </text:list>
            </text:list-item>
          </text:list>
        </text:list-item>
      </text:list>
      <text:p text:style-name="P152"><text:span text:style-name="T234">Each connection pool has an associated pool of JMX connections to the same remote driver.. To access and manipulate this JMX pool, the </text:span><text:a xlink:type="simple" xlink:href="http://www.jppf.org/api/index.html?org/jppf/client/JPPFConnectionPool.html" text:style-name="Internet_20_link" text:visited-style-name="Visited_20_Internet_20_Link"><text:span text:style-name="T234">JPPFConnectionPool</text:span></text:a><text:span text:style-name="T234"> class provides the following API:</text:span></text:p>
      <text:p text:style-name="P154"/>
      <text:p text:style-name="P323">public class JPPFConnectionPool extends AbstractConnectionPool&lt;JPPFClientConnection&gt;</text:p>
      <text:p text:style-name="P323"><text:s text:c="2"/>implements Comparable&lt;JPPFConnectionPool&gt; {</text:p>
      <text:p text:style-name="P372"><text:span text:style-name="T235"><text:s text:c="2"/></text:span><text:span text:style-name="T104">// Get a connected JMX connection among those in the JMX pool</text:span></text:p>
      <text:p text:style-name="P372"><text:span text:style-name="T235"><text:s text:c="2"/>public JMXDriverConnectionWrapper getJmxConnection()</text:span></text:p>
      <text:p text:style-name="P372"><text:span text:style-name="T235"><text:s text:c="2"/></text:span><text:span text:style-name="T104">// Get a JMX connection in the specified state from the JMX pool</text:span></text:p>
      <text:p text:style-name="P372"><text:span text:style-name="T235"><text:s text:c="2"/>public JMXDriverConnectionWrapper getJmxConnection(boolean connectedOnly)</text:span></text:p>
      <text:p text:style-name="Code_20_block"><text:span text:style-name="T235"><text:s text:c="2"/></text:span><text:span text:style-name="T76">// Get the jmx port to use on the remote driver</text:span></text:p>
      <text:p text:style-name="P323"><text:s text:c="2"/>public int getJmxPort()</text:p>
      <text:p text:style-name="Code_20_block"><text:span text:style-name="T235"><text:s text:c="2"/></text:span><text:span text:style-name="T76">// Get a connected JMX connection among those in the JMX pool</text:span></text:p>
      <text:p text:style-name="P323"><text:s text:c="2"/>public JMXDriverConnectionWrapper getJmxConnection()</text:p>
      <text:p text:style-name="Code_20_block"><text:span text:style-name="T235"><text:s text:c="2"/></text:span><text:span text:style-name="T76">// Get a JMX connection </text:span><text:span text:style-name="T77">with the specified state </text:span><text:span text:style-name="T76">among those in the JMX pool</text:span></text:p>
      <text:p text:style-name="P323"><text:s text:c="2"/>public JMXDriverConnectionWrapper getJmxConnection(final boolean connectedOnly)</text:p>
      <text:p text:style-name="Code_20_block"><text:span text:style-name="T235"><text:s text:c="2"/></text:span><text:span text:style-name="T76">// Get the core size of the associated JMX connection pool</text:span></text:p>
      <text:p text:style-name="P323"><text:s text:c="2"/>public int getJMXPoolCoreSize()</text:p>
      <text:p text:style-name="Code_20_block"><text:span text:style-name="T235"><text:s text:c="2"/></text:span><text:span text:style-name="T76">// Get the current maximum size of the associated JMX connection pool</text:span></text:p>
      <text:p text:style-name="P323"><text:s text:c="2"/>public int getJMXPoolMaxSize()</text:p>
      <text:p text:style-name="P320"><text:span text:style-name="T236"><text:s text:c="2"/></text:span><text:span text:style-name="T77">// Set a new maximum size for the associated pool of JMX connections,</text:span></text:p>
      <text:p text:style-name="P320"><text:span text:style-name="T236"><text:s text:c="2"/></text:span><text:span text:style-name="T77">// adding new or closing existing connections as needed</text:span></text:p>
      <text:p text:style-name="P320"><text:span text:style-name="T235"><text:s text:c="2"/>public int setJMXPoolMaxSize(int maxSize)</text:span></text:p>
      <text:p text:style-name="Code_20_block"><text:span text:style-name="T235"><text:s text:c="2"/></text:span><text:span text:style-name="T76">// Get the list of connections currently in the JMX pool</text:span></text:p>
      <text:p text:style-name="P323"><text:s text:c="2"/>public List&lt;JMXDriverConnectionWrapper&gt; getJMXConnections()</text:p>
      <text:p text:style-name="P323">}</text:p>
      <text:p text:style-name="P156"/>
      <text:p text:style-name="P156">Note that the JMX pool core size, when left unspecified, defaults to 1. Otherwise, it is defined in the configuration as:</text:p>
      <text:p text:style-name="P156"/>
      <text:p text:style-name="P153"><text:span text:style-name="T27">When discovery is enabled</text:span><text:span text:style-name="T237">:</text:span></text:p>
      <text:p text:style-name="P156"/>
      <text:p text:style-name="P327">jppf.jmx.pool.size = 5</text:p>
      <text:p text:style-name="P156"/>
      <text:p text:style-name="P153"><text:span text:style-name="T27">When discovery is disabled</text:span><text:span text:style-name="T237">:</text:span></text:p>
      <text:p text:style-name="P156"/>
      <text:p text:style-name="P327">driver-1.jppf.jmx.pool.size = 5</text:p>
      <text:p text:style-name="P155"/>
      <text:p text:style-name="P35"><text:soft-page-break/><text:span text:style-name="T240">Also note that the driver host for a JMX connection is the same as </text:span><text:span text:style-name="Code_20_char"><text:span text:style-name="T240">JPPFConnectionPool.getDriverHost()</text:span></text:span><text:span text:style-name="T240">. In the same way, to determine whether a JMX connection is secure, </text:span><text:span text:style-name="Code_20_char"><text:span text:style-name="T240">JPPFConnectionPool.isSSLEnabled()</text:span></text:span><text:span text:style-name="T240"> should be used.</text:span></text:p>
      <text:list xml:id="list185419367170150" text:continue-numbering="true" text:style-name="Outline">
        <text:list-item>
          <text:list>
            <text:list-item>
              <text:list>
                <text:list-item>
                  <text:h text:style-name="P420" text:outline-level="3">Exploring the connection pools</text:h>
                </text:list-item>
              </text:list>
            </text:list-item>
          </text:list>
        </text:list-item>
      </text:list>
      <text:p text:style-name="P139"><text:span text:style-name="T223">The </text:span><text:a xlink:type="simple" xlink:href="http://www.jppf.org/api/index.html?org/jppf/client/JPPFClient.html" text:style-name="Internet_20_link" text:visited-style-name="Visited_20_Internet_20_Link"><text:span text:style-name="T223">JPPFClient</text:span></text:a><text:span text:style-name="T223"> class, or more exactly its super-super class </text:span><text:a xlink:type="simple" xlink:href="http://www.jppf.org/api/index.html?org/jppf/client/AbstractJPPFClient.html" text:style-name="Internet_20_link" text:visited-style-name="Visited_20_Internet_20_Link"><text:span text:style-name="T223">AbstractJPPFClient</text:span></text:a><text:span text:style-name="T223">, provides a number of methods to discover and explore the connection pools currently handled by the client:</text:span></text:p>
      <text:p text:style-name="P145"/>
      <text:p text:style-name="P310">public class JPPFClient extends AbstractGenericClient { ... }</text:p>
      <text:p text:style-name="P310"/>
      <text:p text:style-name="P310">public abstract class AbstractGenericClient extends AbstractJPPFClient { ... }</text:p>
      <text:p text:style-name="P310"/>
      <text:p text:style-name="P311">public abstract class AbstractJPPFClient</text:p>
      <text:p text:style-name="P311"><text:s text:c="2"/>implements ClientConnectionStatusListener, AutoCloseable {</text:p>
      <text:p text:style-name="Code_20_block"><text:span text:style-name="T223"><text:s text:c="2"/></text:span><text:span text:style-name="T70">// Find the connection pool with the specified priority and id</text:span></text:p>
      <text:p text:style-name="P310"><text:s text:c="2"/>public JPPFConnectionPool findConnectionPool(int priority, int poolId)</text:p>
      <text:p text:style-name="Code_20_block"><text:span text:style-name="T223"><text:s text:c="2"/></text:span><text:span text:style-name="T70">// Find the connection pool with the specified id</text:span></text:p>
      <text:p text:style-name="P310"><text:s text:c="2"/>public JPPFConnectionPool findConnectionPool(int poolId)</text:p>
      <text:p text:style-name="Code_20_block"><text:span text:style-name="T223"><text:s text:c="2"/></text:span><text:span text:style-name="T70">// Find the connection pool with the specified </text:span><text:span text:style-name="T82">name</text:span></text:p>
      <text:p text:style-name="P310"><text:s text:c="2"/>public JPPFConnectionPool findConnectionPool(String name)</text:p>
      <text:p text:style-name="P322"><text:span text:style-name="T223"><text:s text:c="2"/></text:span><text:span text:style-name="T70">// Find the connection pool</text:span><text:span text:style-name="T81">s</text:span><text:span text:style-name="T70"> </text:span><text:span text:style-name="T82">whose name</text:span><text:span text:style-name="T81"> match</text:span><text:span text:style-name="T82">es</text:span><text:span text:style-name="T70"> the specified </text:span><text:span text:style-name="T81">regular expression</text:span></text:p>
      <text:p text:style-name="P312"><text:s text:c="2"/>public <text:span text:style-name="T241">List&lt;</text:span>JPPFConnectionPool<text:span text:style-name="T241">&gt;</text:span> findConnectionPool<text:span text:style-name="T241">s</text:span>(String name)</text:p>
      <text:p text:style-name="P328"><text:span text:style-name="T223"><text:s text:c="2"/></text:span><text:span text:style-name="T70">// Find the connection pool</text:span><text:span text:style-name="T81">s</text:span><text:span text:style-name="T70"> </text:span><text:span text:style-name="T81">that </text:span><text:span text:style-name="T82">have at least one connection matching</text:span></text:p>
      <text:p text:style-name="P218"><text:s text:c="2"/>// one of the specified statuses</text:p>
      <text:p text:style-name="P313"><text:s text:c="2"/>public <text:span text:style-name="T241">List&lt;</text:span>JPPFConnectionPool<text:span text:style-name="T241">&gt;</text:span> findConnectionPool<text:span text:style-name="T241">s</text:span>(</text:p>
      <text:p text:style-name="P313"><text:span text:style-name="T242"><text:s text:c="4"/>JPPFClientConnectionStatus...statuses</text:span>)</text:p>
      <text:p text:style-name="P322"><text:span text:style-name="T223"><text:s text:c="2"/></text:span><text:span text:style-name="T70">// Get a set of existing connection pools with the specified priority</text:span></text:p>
      <text:p text:style-name="P310"><text:s text:c="2"/>public List&lt;JPPFConnectionPool&gt; getConnectionPools(int priority)</text:p>
      <text:p text:style-name="P307"><text:span text:style-name="T223"><text:s text:c="2"/></text:span><text:span text:style-name="T70">// Get a list of all priorities for the currently existing pools </text:span><text:span text:style-name="T81">in descending order</text:span></text:p>
      <text:p text:style-name="P310"><text:s text:c="2"/>public List&lt;Integer&gt; getPoolPriorities()</text:p>
      <text:p text:style-name="Code_20_block"><text:span text:style-name="T223"><text:s text:c="2"/></text:span><text:span text:style-name="T70">// Get a list of existing connection pools, ordered by descending priority</text:span></text:p>
      <text:p text:style-name="P310"><text:s text:c="2"/>public List&lt;JPPFConnectionPool&gt; getConnectionPools()</text:p>
      <text:p text:style-name="P328"><text:span text:style-name="T223"><text:s text:c="2"/></text:span><text:span text:style-name="T70">// Get </text:span><text:span text:style-name="T82">a </text:span><text:span text:style-name="T70">pool </text:span><text:span text:style-name="T82">with the highest possible priority that has at least </text:span><text:span text:style-name="T83">1</text:span><text:span text:style-name="T82"> active connection</text:span></text:p>
      <text:p text:style-name="P313"><text:s text:c="2"/>public JPPFConnectionPool getConnectionPool()</text:p>
      <text:p text:style-name="P329"><text:span text:style-name="T223"><text:s text:c="2"/></text:span><text:span text:style-name="T70">// Get </text:span><text:span text:style-name="T84">the connection pools that pass the specified filter</text:span></text:p>
      <text:p text:style-name="P314"><text:s text:c="2"/>public <text:span text:style-name="T243">List&lt;</text:span>JPPFConnectionPool<text:span text:style-name="T243">&gt;</text:span> <text:span text:style-name="T243">find</text:span>ConnectionPool<text:span text:style-name="T243">s</text:span>(</text:p>
      <text:p text:style-name="P314"><text:s text:c="4"/><text:span text:style-name="T243">ConnectionPoolFilter&lt;JPPFConnectionPool&gt; filter</text:span>)</text:p>
      <text:p text:style-name="P314">}</text:p>
      <text:p text:style-name="P146"/>
      <text:p text:style-name="P142"><text:span text:style-name="T224">Note that the connection pools are held in a multimap-like data structure, where the key is the pool priority sorted in descending order (highest priority first). Consequently, all getXXX() and findXXX() methods which return a list of connection pools are guaranteed to have the resulting elements of the list sorted by descending priority.</text:span></text:p>
      <text:p text:style-name="P157"/>
      <text:p text:style-name="P158"><text:span text:style-name="T243">The last </text:span><text:span text:style-name="Code_20_char"><text:span text:style-name="T243">findConnectionPools()</text:span></text:span><text:span text:style-name="T243"> method provides a generic way of filtering the existing connection pools, by making use of a </text:span><text:a xlink:type="simple" xlink:href="http://www.jppf.org/api/index.html?org/jppf/client/ConnectionPoolFilter.html" text:style-name="Internet_20_link" text:visited-style-name="Visited_20_Internet_20_Link"><text:span text:style-name="T243">ConnectionPoolFilter</text:span></text:a><text:span text:style-name="T243">, defined as follows:</text:span></text:p>
      <text:p text:style-name="P159"/>
      <text:p text:style-name="P330">public interface ConnectionPoolFilter&lt;E extends ConnectionPool&gt; {</text:p>
      <text:p text:style-name="Code_20_block"><text:span text:style-name="T244"><text:s text:c="2"/></text:span><text:span text:style-name="T85">// Determine whether this filter accepts the specified connection pool</text:span></text:p>
      <text:p text:style-name="P330"><text:s text:c="2"/>boolean accepts(E pool);</text:p>
      <text:p text:style-name="P330">}</text:p>
      <text:p text:style-name="P174"/>
      <text:list xml:id="list185419374161312" text:continue-numbering="true" text:style-name="Outline">
        <text:list-item>
          <text:list>
            <text:list-item>
              <text:h text:style-name="P405" text:outline-level="2">Notifications of client job queue events</text:h>
            </text:list-item>
          </text:list>
        </text:list-item>
      </text:list>
      <text:p text:style-name="P140"><text:span text:style-name="T225">The JPPF client alllows receiving notifications of when jobs are added to or removed from its queue. To this effect, the </text:span><text:a xlink:type="simple" xlink:href="http://www.jppf.org/api/index.html?org/jppf/client/AbstractGenericClient.html" text:style-name="Internet_20_link" text:visited-style-name="Visited_20_Internet_20_Link"><text:span text:style-name="T225">Abst</text:span></text:a><text:a xlink:type="simple" xlink:href="http://www.jppf.org/api/index.html?org/jppf/client/AbstractGenericClient.html" text:style-name="Internet_20_link" text:visited-style-name="Visited_20_Internet_20_Link"><text:span text:style-name="T225">ractGenericClient</text:span></text:a><text:span text:style-name="T225"> class (the super class of </text:span><text:a xlink:type="simple" xlink:href="http://www.jppf.org/api/index.html?org/jppf/client/JPPFClient.html" text:style-name="Internet_20_link" text:visited-style-name="Visited_20_Internet_20_Link"><text:span text:style-name="T225">JPPFClient</text:span></text:a><text:span text:style-name="T225">) provides methods to register or unregister listeners for these notifications:</text:span></text:p>
      <text:p text:style-name="P147"/>
      <text:p text:style-name="P315">public abstract class AbstractGenericClient extends AbstractJPPFClient {</text:p>
      <text:p text:style-name="Code_20_block"><text:span text:style-name="T226"><text:s text:c="2"/></text:span><text:span text:style-name="T71">// Register the specified listener to receive client queue event notifications</text:span></text:p>
      <text:p text:style-name="P315"><text:s text:c="2"/>public void addClientQueueListener(ClientQueueListener listener)</text:p>
      <text:p text:style-name="P315"/>
      <text:p text:style-name="Code_20_block"><text:span text:style-name="T226"><text:s text:c="2"/></text:span><text:span text:style-name="T71">// Unregister the specified listener</text:span></text:p>
      <text:p text:style-name="P315"><text:s text:c="2"/>public void removeClientQueueListener(ClientQueueListener listener)</text:p>
      <text:p text:style-name="P315">}</text:p>
      <text:p text:style-name="P148"/>
      <text:p text:style-name="P140"><text:span text:style-name="T226">As we can see, these methods accept listners of type </text:span><text:a xlink:type="simple" xlink:href="http://www.jppf.org/api/index.html?org/jppf/client/event/ClientQueueListener.html" text:style-name="Internet_20_link" text:visited-style-name="Visited_20_Internet_20_Link"><text:span text:style-name="T226">ClientQueueListener</text:span></text:a><text:span text:style-name="T226">, defined as follows:</text:span></text:p>
      <text:p text:style-name="P149"/>
      <text:p text:style-name="P316">public interface ClientQueueListener extends EventListener {</text:p>
      <text:p text:style-name="Code_20_block"><text:span text:style-name="T227"><text:s text:c="2"/></text:span><text:span text:style-name="T72">// Called to notify that a job was added to the queue</text:span></text:p>
      <text:p text:style-name="P316"><text:s text:c="2"/>void jobAdded(ClientQueueEvent event);</text:p>
      <text:p text:style-name="P316"/>
      <text:p text:style-name="Code_20_block"><text:span text:style-name="T227"><text:s text:c="2"/></text:span><text:span text:style-name="T72">// Called to notify that a job was removed from the queue</text:span></text:p>
      <text:p text:style-name="P316"><text:s text:c="2"/>void jobRemoved(ClientQueueEvent event);</text:p>
      <text:p text:style-name="P316">}</text:p>
      <text:p text:style-name="P148"/>
      <text:p text:style-name="P141"><text:span text:style-name="T228">The </text:span><text:span text:style-name="Code_20_char"><text:span text:style-name="T228">jobAdded()</text:span></text:span><text:span text:style-name="T228"> and </text:span><text:span text:style-name="Code_20_char"><text:span text:style-name="T228">jobRemoved()</text:span></text:span><text:span text:style-name="T228"> methods are notifications of events of type </text:span><text:a xlink:type="simple" xlink:href="http://www.jppf.org/api/index.html?org/jppf/client/event/ClientQueueEvent.html" text:style-name="Internet_20_link" text:visited-style-name="Visited_20_Internet_20_Link"><text:span text:style-name="T228">ClientQueueEvent</text:span></text:a><text:span text:style-name="T228">:</text:span></text:p>
      <text:p text:style-name="P150"/>
      <text:p text:style-name="P317">public class ClientQueueEvent extends EventObject {</text:p>
      <text:p text:style-name="Code_20_block"><text:span text:style-name="T228"><text:s text:c="2"/></text:span><text:span text:style-name="T73">// Get the JPPF client source of this event</text:span></text:p>
      <text:p text:style-name="P317"><text:s text:c="2"/>public JPPFClient getClient()</text:p>
      <text:p text:style-name="P317"/>
      <text:p text:style-name="Code_20_block"><text:span text:style-name="T228"><text:s text:c="2"/></text:span><text:span text:style-name="T73">// Get the job that was added or removed</text:span></text:p>
      <text:p text:style-name="P317"><text:s text:c="2"/>public JPPFJob getJob()</text:p>
      <text:p text:style-name="P317"/>
      <text:p text:style-name="Code_20_block"><text:span text:style-name="T228"><text:s text:c="2"/></text:span><text:span text:style-name="T73">// Get all the </text:span><text:span text:style-name="T74">j</text:span><text:span text:style-name="T73">obs currently in the queue</text:span></text:p>
      <text:p text:style-name="P317"><text:s text:c="2"/>public List&lt;JPPFJob&gt; getQueuedJobs()</text:p>
      <text:p text:style-name="P317"/>
      <text:p text:style-name="Code_20_block"><text:span text:style-name="T228"><text:s text:c="2"/></text:span><text:span text:style-name="T73">// Get the size of this job queue</text:span></text:p>
      <text:p text:style-name="P317"><text:s text:c="2"/>public int getQueueSize()</text:p>
      <text:p text:style-name="P317">}</text:p>
      <text:p text:style-name="P150"/>
      <text:p text:style-name="P151">Here is an example usage, which adapts the size of a client connection pool based on the number of jobs in the queue:</text:p>
      <text:p text:style-name="P151"/>
      <text:p text:style-name="P318">JPPFClient client = new JPPFClient();</text:p>
      <text:p text:style-name="P318">JPPFConnectionPool pool;</text:p>
      <text:p text:style-name="P216">// wait until "myPool" is initialized</text:p>
      <text:p text:style-name="P318">while ((pool = client.findConnectionPool("myPool")) == null) Thread.sleep(20L);</text:p>
      <text:p text:style-name="P318">final JPPFConnectionPool thePool = pool;</text:p>
      <text:p text:style-name="P216">// register a queue listener that will adapt the pool size</text:p>
      <text:p text:style-name="P318">client.addClientQueueListener(new ClientQueueListener() {</text:p>
      <text:p text:style-name="P318"/>
      <text:p text:style-name="P318"><text:s text:c="2"/>@Override public void jobAdded(ClientQueueEvent event) {</text:p>
      <text:p text:style-name="P318"><text:s text:c="4"/>int n = event.getQueueSize();</text:p>
      <text:p text:style-name="Code_20_block"><text:span text:style-name="T229"><text:s text:c="4"/></text:span><text:span text:style-name="T75">// grow the connection pool</text:span></text:p>
      <text:p text:style-name="P308"><text:span text:style-name="T229"><text:s text:c="4"/>JPPFConnectionPool pool = event.getClient().findConnectionPool("myPool");</text:span></text:p>
      <text:p text:style-name="Code_20_block"><text:span text:style-name="T229"><text:s text:c="4"/>if (n &gt; pool.getMaxSize()) pool.setMaxSize(n); </text:span></text:p>
      <text:p text:style-name="P318"><text:s text:c="2"/>}</text:p>
      <text:p text:style-name="P318"/>
      <text:p text:style-name="P318"><text:s text:c="2"/>@Override public void jobRemoved(ClientQueueEvent event) {</text:p>
      <text:p text:style-name="P318"><text:s text:c="4"/>int n = event.getQueueSize();</text:p>
      <text:p text:style-name="Code_20_block"><text:span text:style-name="T229"><text:s text:c="4"/></text:span><text:span text:style-name="T75">// shrink the connection pool</text:span></text:p>
      <text:p text:style-name="P308"><text:span text:style-name="T229"><text:s text:c="4"/>JPPFConnectionPool pool = event.getClient().findConnectionPool("myPool");</text:span></text:p>
      <text:p text:style-name="Code_20_block"><text:span text:style-name="T229"><text:s text:c="4"/>if (n &lt; pool.getMaxSize()) pool.setMaxSize(n); </text:span></text:p>
      <text:p text:style-name="P318"><text:s text:c="2"/>}</text:p>
      <text:p text:style-name="P319">});</text:p>
      <text:p text:style-name="P318"/>
      <text:p text:style-name="P200"><text:span text:style-name="T229">// ... submit jobs ...</text:span></text:p>
      <text:p text:style-name="P183"/>
      <text:list xml:id="list185419381154064" text:continue-numbering="true" text:style-name="Outline">
        <text:list-item>
          <text:list>
            <text:list-item>
              <text:h text:style-name="P406" text:outline-level="2"><text:span text:style-name="T286">Submitting </text:span>multiple jobs concurrent<text:span text:style-name="T286">ly</text:span></text:h>
            </text:list-item>
          </text:list>
        </text:list-item>
      </text:list>
      <text:p text:style-name="P189">In this section, we will present a number of ways to design an application, such that it can execute multiple jobs concurrently, using a single JPPFClient instance. These can be seen as common reusable patterns, in an attempt at covering the most frequent use cases where submission and processing of multiple jobs in parallel is needed.</text:p>
      <text:list xml:id="list185419382170012" text:continue-numbering="true" text:style-name="Outline">
        <text:list-item>
          <text:list>
            <text:list-item>
              <text:list>
                <text:list-item>
                  <text:h text:style-name="P421" text:outline-level="3">Base requirement: multiple connections</text:h>
                </text:list-item>
              </text:list>
            </text:list-item>
          </text:list>
        </text:list-item>
      </text:list>
      <text:p text:style-name="P189">For a JPPF client to be able to process multiple jobs in parallel, it is mandatory that the client holds multiple connections, whether to a single server, multiple servers or any combination of these. The number of connections determines how many <text:s/>jobs can be sent concurently to a server. If only one connection is available, then only one job at a time will actually <text:s/>be processed by the JPPF grid. Other jobs submitted by the same client will remain in the client queue until the first job has completed.</text:p>
      <text:p text:style-name="P189"/>
      <text:p text:style-name="P34"><text:span text:style-name="T278">Multiple connections can be obtained either statically from the JPPF client configuration, or dynamically using the </text:span><text:a xlink:type="simple" xlink:href="#1.9.1.The JPPFConnectionPool class|outline" text:style-name="Internet_20_link" text:visited-style-name="Visited_20_Internet_20_Link"><text:span text:style-name="T278">connection pool APIs</text:span></text:a><text:span text:style-name="T278">. In the rest of this section, we will simply assume this is done appropriately.</text:span></text:p>
      <text:list xml:id="list185419382149521" text:continue-numbering="true" text:style-name="Outline">
        <text:list-item>
          <text:list>
            <text:list-item>
              <text:list>
                <text:list-item>
                  <text:h text:style-name="P422" text:outline-level="3">Job submissions from multiple threads</text:h>
                </text:list-item>
              </text:list>
            </text:list-item>
          </text:list>
        </text:list-item>
      </text:list>
      <text:p text:style-name="P190">This pattern explores how concurrent jobs can be submiited by the same JPPFClient instance by multiple threads. In this pattern, we are using blocking jobs, since each job is submitted in its own thread, thus we can afford blocking that thread until the job completes:</text:p>
      <text:p text:style-name="P190"/>
      <text:p text:style-name="P362">public void multipleThreadsBlockingJobs() {</text:p>
      <text:p text:style-name="Code_20_block"><text:span text:style-name="T279"><text:s text:c="2"/></text:span><text:span text:style-name="T95">// a pool of threads that will submit the jobs and execute their results</text:span></text:p>
      <text:p text:style-name="P361"><text:s text:c="2"/>ExecutorService executor = Executors.newFixedThreadPool(4);</text:p>
      <text:p text:style-name="P361"><text:s text:c="2"/>try (JPPFClient client = new JPPFClient()) {</text:p>
      <text:p text:style-name="Code_20_block"><text:span text:style-name="T279"><text:s text:c="4"/></text:span><text:span text:style-name="T95">// handles for later retrieval of the job submissions results</text:span></text:p>
      <text:p text:style-name="P361"><text:s text:c="4"/>List&lt;Future&lt;List&lt;Task&lt;?&gt;&gt;&gt;&gt; futures = new ArrayList&lt;&gt;();</text:p>
      <text:p text:style-name="P361"><text:s text:c="4"/>for (int i=0; i&lt;4; i++) {</text:p>
      <text:p text:style-name="P361"><text:s text:c="6"/>JPPFJob job = new JPPFJob();</text:p>
      <text:p text:style-name="Code_20_block"><text:span text:style-name="T279"><text:s text:c="6"/></text:span><text:span text:style-name="T95">// ... set attributes and add tasks ...</text:span></text:p>
      <text:p text:style-name="Code_20_block"><text:span text:style-name="T279"><text:s text:c="6"/></text:span><text:span text:style-name="T95">// submit the job in a separate thread</text:span></text:p>
      <text:p text:style-name="Code_20_block"><text:span text:style-name="T279"><text:s text:c="6"/>futures.add(executor.submit(new JobSubmitter(client, job)));</text:span></text:p>
      <text:p text:style-name="P361"><text:s text:c="4"/>}</text:p>
      <text:p text:style-name="P361"><text:s text:c="4"/>for (Future&lt;List&lt;Task&lt;?&gt;&gt;&gt; future: futures) {</text:p>
      <text:p text:style-name="P362"><text:s text:c="6"/>try {</text:p>
      <text:p text:style-name="Code_20_block"><text:span text:style-name="T279"><text:s text:c="8"/></text:span><text:span text:style-name="T95">// wait until each job has completed and retrieve its results</text:span></text:p>
      <text:p text:style-name="P361"><text:s text:c="8"/>List&lt;Task&lt;?&gt;&gt; results = future.get();</text:p>
      <text:p text:style-name="Code_20_block"><text:span text:style-name="T279"><text:s text:c="8"/></text:span><text:span text:style-name="T95">// ... process the job results ...</text:span></text:p>
      <text:p text:style-name="P361"><text:s text:c="8"/>processResults(results);</text:p>
      <text:p text:style-name="P361"><text:s text:c="6"/>} catch (Exception e) {</text:p>
      <text:p text:style-name="P361"><text:s text:c="8"/>e.printStackTrace();</text:p>
      <text:p text:style-name="P361"><text:s text:c="6"/>}</text:p>
      <text:p text:style-name="P361"><text:s text:c="4"/>}</text:p>
      <text:p text:style-name="P361"><text:s text:c="2"/>}</text:p>
      <text:p text:style-name="P361"><text:s text:c="2"/>executor.shutdown();</text:p>
      <text:p text:style-name="P361">}</text:p>
      <text:p text:style-name="P190"/>
      <text:p text:style-name="P184"><text:span text:style-name="T279">The class </text:span><text:span text:style-name="Code_20_char"><text:span text:style-name="T280">JobSubmitter</text:span></text:span><text:span text:style-name="T279"> is defined as follows:</text:span></text:p>
      <text:p text:style-name="P190"/>
      <text:p text:style-name="P363">public class JobSubmitter implements Callable&lt;List&lt;Task&lt;?&gt;&gt;&gt; {</text:p>
      <text:p text:style-name="P363"><text:s text:c="2"/>private final JPPFClient client;</text:p>
      <text:p text:style-name="P363"><text:s text:c="2"/>private final JPPFJob job;</text:p>
      <text:p text:style-name="P363"/>
      <text:p text:style-name="P363"><text:s text:c="2"/>public JobSubmitter(JPPFClient client, JPPFJob job) {</text:p>
      <text:p text:style-name="P363"><text:s text:c="4"/>this.client = client;</text:p>
      <text:p text:style-name="P363"><text:s text:c="4"/>this.job = job;</text:p>
      <text:p text:style-name="P363"><text:s text:c="2"/>}</text:p>
      <text:p text:style-name="P363"/>
      <text:p text:style-name="P363"><text:s text:c="2"/>@Override public List&lt;Task&lt;?&gt;&gt; call() throws Exception {</text:p>
      <text:p text:style-name="Code_20_block"><text:span text:style-name="T280"><text:s text:c="4"/></text:span><text:span text:style-name="T96">// just submit the job</text:span></text:p>
      <text:p text:style-name="P363"><text:s text:c="4"/>return client.submitJob(job);</text:p>
      <text:p text:style-name="P363"><text:s text:c="2"/>}</text:p>
      <text:p text:style-name="P363">}</text:p>
      <text:p text:style-name="P190"/>
      <text:p text:style-name="P190"/>
      <text:list xml:id="list185419387148182" text:continue-numbering="true" text:style-name="Outline">
        <text:list-item>
          <text:list>
            <text:list-item>
              <text:list>
                <text:list-item>
                  <text:h text:style-name="P430" text:outline-level="3">Multiple non-blocking jobs from a single thread</text:h>
                </text:list-item>
              </text:list>
            </text:list-item>
          </text:list>
        </text:list-item>
      </text:list>
      <text:p text:style-name="P185"><text:span text:style-name="T280">Here, we take advantage of the asynchronous nature of non-blocking jobs to write a much less cumbersome version of the previous pattern:</text:span></text:p>
      <text:p text:style-name="P191"/>
      <text:p text:style-name="P364">public void singleThreadNonBlockingJobs() {</text:p>
      <text:p text:style-name="P364"><text:s text:c="2"/>try (final JPPFClient client = new JPPFClient()) {</text:p>
      <text:p text:style-name="Code_20_block"><text:span text:style-name="T281"><text:s text:c="4"/></text:span><text:span text:style-name="T97">// holds the submitted jobs for later retrieval of their results</text:span></text:p>
      <text:p text:style-name="P364"><text:s text:c="4"/>List&lt;JPPFJob&gt; jobs = new ArrayList&lt;&gt;();</text:p>
      <text:p text:style-name="Code_20_block"><text:span text:style-name="T281"><text:s text:c="4"/></text:span><text:span text:style-name="T97">// submit the jobs without blocking the current thread</text:span></text:p>
      <text:p text:style-name="P364"><text:s text:c="4"/>for (int i=0; i&lt;4; i++) {</text:p>
      <text:p text:style-name="P364"><text:s text:c="6"/>JPPFJob job = new JPPFJob();</text:p>
      <text:p text:style-name="P364"><text:s text:c="6"/>job.setBlocking(false);</text:p>
      <text:p text:style-name="Code_20_block"><text:span text:style-name="T281"><text:s text:c="6"/></text:span><text:span text:style-name="T97">// ... set other attributes and add tasks ...</text:span></text:p>
      <text:p text:style-name="P364"><text:s text:c="6"/>jobs.add(job);</text:p>
      <text:p text:style-name="P358"><text:span text:style-name="T281"><text:s text:c="6"/>client.submitJob(job); </text:span><text:span text:style-name="T97">// non-blocking operation</text:span></text:p>
      <text:p text:style-name="P364"><text:s text:c="4"/>}</text:p>
      <text:p text:style-name="P357"><text:span text:style-name="T281"><text:s text:c="4"/></text:span><text:span text:style-name="T97">// get and process the jobs results</text:span></text:p>
      <text:p text:style-name="P365"><text:s text:c="4"/>for (JPPFJob job: jobs) {</text:p>
      <text:p text:style-name="Code_20_block"><text:span text:style-name="T281"><text:s text:c="6"/></text:span><text:span text:style-name="T97">// synchronize on each job's completion: this is a blocking operation</text:span></text:p>
      <text:p text:style-name="P364"><text:s text:c="6"/>List&lt;Task&lt;?&gt;&gt; results = job.awaitResults();</text:p>
      <text:p text:style-name="P358"><text:span text:style-name="T281"><text:s text:c="6"/>processResults(results); </text:span><text:span text:style-name="T97">// process the job results</text:span></text:p>
      <text:p text:style-name="P364"><text:s text:c="4"/>}</text:p>
      <text:p text:style-name="P364"><text:s text:c="2"/>} catch(Exception e) {</text:p>
      <text:p text:style-name="P364"><text:s text:c="4"/>e.printStackTrace();</text:p>
      <text:p text:style-name="P364"><text:s text:c="2"/>}</text:p>
      <text:p text:style-name="P364">}</text:p>
      <text:list xml:id="list185419389168201" text:continue-numbering="true" text:style-name="Outline">
        <text:list-item>
          <text:list>
            <text:list-item>
              <text:list>
                <text:list-item>
                  <text:h text:style-name="P423" text:outline-level="3">Fully asynchronous processing</text:h>
                </text:list-item>
              </text:list>
            </text:list-item>
          </text:list>
        </text:list-item>
      </text:list>
      <text:p text:style-name="P186"><text:span text:style-name="T282">Here, we use a </text:span><text:span text:style-name="Code_20_char"><text:span text:style-name="T282">JobListener</text:span></text:span><text:span text:style-name="T282"> to retrieve and process the results of the jobs. The only synchronization occurs in the main method, to await on the global completion of </text:span><text:span text:style-name="T12">all</text:span><text:span text:style-name="T282"> jobs:</text:span></text:p>
      <text:p text:style-name="P192"/>
      <text:p text:style-name="P366">public void asynchronousNonBlockingJobs() {</text:p>
      <text:p text:style-name="P366"><text:s text:c="2"/>try (final JPPFClient client = new JPPFClient()) {</text:p>
      <text:p text:style-name="P366"><text:s text:c="4"/>int nbJobs = 4;</text:p>
      <text:p text:style-name="Code_20_block"><text:span text:style-name="T282"><text:s text:c="4"/></text:span><text:span text:style-name="T98">// synchronization helper that tells us when all jobs have completed</text:span></text:p>
      <text:p text:style-name="P366"><text:s text:c="4"/>final CountDownLatch countDown = new CountDownLatch(nbJobs);</text:p>
      <text:p text:style-name="P366"><text:s text:c="4"/>for (int i=0; i&lt;nbJobs; i++) {</text:p>
      <text:p text:style-name="P366"><text:s text:c="6"/>JPPFJob job = new JPPFJob();</text:p>
      <text:p text:style-name="P366"><text:s text:c="6"/>job.setBlocking(false);</text:p>
      <text:p text:style-name="Code_20_block"><text:span text:style-name="T282"><text:s text:c="6"/></text:span><text:span text:style-name="T98">// results will be processed asynchronously within</text:span></text:p>
      <text:p text:style-name="Code_20_block"><text:span text:style-name="T282"><text:s text:c="6"/></text:span><text:span text:style-name="T98">// the job listener's jobEnded() notifications</text:span></text:p>
      <text:p text:style-name="P366"><text:s text:c="6"/>job.addJobListener(new JobListenerAdapter() {</text:p>
      <text:p text:style-name="P366"><text:s text:c="8"/>@Override public void jobEnded(JobEvent event) {</text:p>
      <text:p text:style-name="P366"><text:s text:c="10"/>List&lt;Task&lt;?&gt;&gt; results = event.getJob().getAllResults();</text:p>
      <text:p text:style-name="P359"><text:span text:style-name="T282"><text:s text:c="10"/>processResults(results); </text:span><text:span text:style-name="T98">// process the job results</text:span></text:p>
      <text:p text:style-name="Code_20_block"><text:span text:style-name="T282"><text:s text:c="10"/></text:span><text:span text:style-name="T98">// decrease the jobs count down</text:span></text:p>
      <text:p text:style-name="Code_20_block"><text:span text:style-name="T282"><text:s text:c="10"/></text:span><text:span text:style-name="T98">// when the count reaches 0, countDown.await() will exit immediately</text:span></text:p>
      <text:p text:style-name="P366"><text:s text:c="10"/>countDown.countDown();</text:p>
      <text:p text:style-name="P366"><text:s text:c="8"/>}</text:p>
      <text:p text:style-name="P366"><text:s text:c="6"/>});</text:p>
      <text:p text:style-name="Code_20_block"><text:span text:style-name="T282"><text:s text:c="6"/></text:span><text:span text:style-name="T98">// ... set other attributes, add tasks, submit the job ...</text:span></text:p>
      <text:p text:style-name="P366"><text:s text:c="6"/>client.submitJob(job);</text:p>
      <text:p text:style-name="P366"><text:s text:c="4"/>}</text:p>
      <text:p text:style-name="Code_20_block"><text:span text:style-name="T282"><text:s text:c="4"/></text:span><text:span text:style-name="T98">// wait until all jobs are complete, i.e. until the count down reaches 0</text:span></text:p>
      <text:p text:style-name="P366"><text:s text:c="4"/>countDown.await();</text:p>
      <text:p text:style-name="P366"><text:s text:c="2"/>} catch(Exception e) {</text:p>
      <text:p text:style-name="P366"><text:s text:c="4"/>e.printStackTrace();</text:p>
      <text:p text:style-name="P366"><text:s text:c="2"/>}</text:p>
      <text:p text:style-name="P366">}</text:p>
      <text:p text:style-name="P192"/>
      <text:list xml:id="list185419392167837" text:continue-numbering="true" text:style-name="Outline">
        <text:list-item>
          <text:list>
            <text:list-item>
              <text:list>
                <text:list-item>
                  <text:h text:style-name="P431" text:outline-level="3">Job streaming</text:h>
                </text:list-item>
              </text:list>
            </text:list-item>
          </text:list>
        </text:list-item>
      </text:list>
      <text:p text:style-name="P187"><text:span text:style-name="T284">Job streaming occurs when an application is continuously creating and executing jobs, based on a potentially infinite source of data. The main problem to overcome in this use case is when jobs are created much faster than they are executed, thus potentially filling the memory until an OutOfMemoryError occurs. A possible solution to this is to build a job provider with a limiting factor, which determines the maximum number of jobs that can be running at any given time.</text:span></text:p>
      <text:p text:style-name="P193"/>
      <text:p text:style-name="P194">Additionally, an <text:span text:style-name="Code_20_char">Iterator</text:span> is a Java data structure that fits particulary well the streaming pattern, thus our job provider will implement <text:span text:style-name="T286">the </text:span><text:span text:style-name="Code_20_char"><text:span text:style-name="T286">Iterable</text:span></text:span><text:span text:style-name="T286"> interface</text:span>:</text:p>
      <text:p text:style-name="P195"/>
      <text:p text:style-name="P368">public class JobProvider extends JobListenerAdapter</text:p>
      <text:p text:style-name="P368"><text:s text:c="3"/>implements Iterable&lt;JPPFJob&gt;, Iterator&lt;JPPFJob&gt; {</text:p>
      <text:p text:style-name="Code_20_block"><text:span text:style-name="T283"><text:s text:c="2"/>private int concurrencyLimit; <text:s/></text:span><text:span text:style-name="T99">// </text:span><text:span text:style-name="T100">limit to the maximum number of concurrent jobs</text:span></text:p>
      <text:p text:style-name="Code_20_block"><text:span text:style-name="T283"><text:s text:c="2"/>private int currentNbJobs = 0; </text:span><text:span text:style-name="T99">// </text:span><text:span text:style-name="T100">current count of concurrent jobs</text:span></text:p>
      <text:p text:style-name="P367"/>
      <text:p text:style-name="P367"><text:s text:c="2"/>public JobProvider(int concurrencyLimit) {</text:p>
      <text:p text:style-name="P367"><text:s text:c="4"/>this.concurrencyLimit = concurrencyLimit;</text:p>
      <text:p text:style-name="P367"><text:s text:c="2"/>}</text:p>
      <text:p text:style-name="P367"/>
      <text:p text:style-name="Code_20_block"><text:span text:style-name="T283"><text:s text:c="2"/></text:span><text:span text:style-name="T99">// implementation of Iterator&lt;JPPFJob&gt;</text:span></text:p>
      <text:p text:style-name="P367"><text:s text:c="2"/>@Override public synchronized boolean hasNext() {</text:p>
      <text:p text:style-name="P367"><text:s text:c="4"/>boolean hasMoreJobs = false;</text:p>
      <text:p text:style-name="Code_20_block"><text:span text:style-name="T283"><text:s text:c="4"/></text:span><text:span text:style-name="T99">// ... compute hasMoreJobs, e.g. check if there is any more data to read</text:span></text:p>
      <text:p text:style-name="P367"><text:s text:c="4"/>return hasMoreJobs;</text:p>
      <text:p text:style-name="P367"><text:s text:c="2"/>}</text:p>
      <text:p text:style-name="P367"/>
      <text:p text:style-name="P367"><text:s text:c="2"/>@Override public synchronized JPPFJob next() {</text:p>
      <text:p text:style-name="Code_20_block"><text:span text:style-name="T283"><text:s text:c="4"/></text:span><text:span text:style-name="T99">// wait until the number of running jobs is less than the concurrency limit</text:span></text:p>
      <text:p text:style-name="P367"><text:s text:c="4"/>while (currentNbJobs &gt;= concurrencyLimit) {</text:p>
      <text:p text:style-name="P367"><text:s text:c="6"/>try {</text:p>
      <text:p text:style-name="P367"><text:s text:c="8"/>wait();</text:p>
      <text:p text:style-name="P367"><text:s text:c="6"/>} catch (Exception e) {</text:p>
      <text:p text:style-name="P367"><text:s text:c="8"/>e.printStackTrace();</text:p>
      <text:p text:style-name="P367"><text:s text:c="6"/>}</text:p>
      <text:p text:style-name="P367"><text:s text:c="4"/>}</text:p>
      <text:p text:style-name="P367"><text:s text:c="4"/>return buildJob();</text:p>
      <text:p text:style-name="P367"><text:s text:c="2"/>}</text:p>
      <text:p text:style-name="P367"/>
      <text:p text:style-name="P367"><text:s text:c="2"/>@Override public void remove() {</text:p>
      <text:p text:style-name="P367"><text:s text:c="4"/>throw new UnsupportedOperationException("remove() is not supported");</text:p>
      <text:p text:style-name="P367"><text:s text:c="2"/>}</text:p>
      <text:p text:style-name="P367"/>
      <text:p text:style-name="P367"><text:s text:c="2"/>private synchronized JPPFJob buildJob() {</text:p>
      <text:p text:style-name="P367"><text:s text:c="4"/>JPPFJob job = new JPPFJob();</text:p>
      <text:p text:style-name="Code_20_block"><text:span text:style-name="T283"><text:s text:c="4"/></text:span><text:span text:style-name="T99">// ... build the tasks by reading data from a file, a database, etc...</text:span></text:p>
      <text:p text:style-name="Code_20_block"><text:span text:style-name="T283"><text:s text:c="4"/></text:span><text:span text:style-name="T99">// ... add the tasks to the job ...</text:span></text:p>
      <text:p text:style-name="P367"><text:s text:c="4"/>job.setBlocking(false);</text:p>
      <text:p text:style-name="Code_20_block"><text:span text:style-name="T283"><text:s text:c="4"/></text:span><text:span text:style-name="T99">// add a listener to update the concurrent jobs count when </text:span><text:span text:style-name="T102">the</text:span><text:span text:style-name="T99"> job ends</text:span></text:p>
      <text:p text:style-name="P367"><text:s text:c="4"/>job.addJobListener(this);</text:p>
      <text:p text:style-name="Code_20_block"><text:span text:style-name="T283"><text:s text:c="4"/></text:span><text:span text:style-name="T99">// increase the count of concurrently running jobs</text:span></text:p>
      <text:p text:style-name="P367"><text:s text:c="4"/>currentNbJobs++;</text:p>
      <text:p text:style-name="P367"><text:s text:c="4"/>return job;</text:p>
      <text:p text:style-name="P367"><text:s text:c="2"/>}</text:p>
      <text:p text:style-name="P367"/>
      <text:p text:style-name="Code_20_block"><text:span text:style-name="T283"><text:s text:c="2"/></text:span><text:span text:style-name="T99">// implementation of JobListener</text:span></text:p>
      <text:p text:style-name="P369"><text:s text:c="2"/>@Override synchronized <text:s/>public void jobEnded(JobEvent event) {</text:p>
      <text:p text:style-name="P360"><text:span text:style-name="T283"><text:s text:c="4"/>processResults(event.getJob().getAllResults()); </text:span><text:span text:style-name="T99">// process the job results</text:span></text:p>
      <text:p text:style-name="Code_20_block"><text:span text:style-name="T283"><text:s text:c="4"/></text:span><text:span text:style-name="T99">// decrease the count of concurrently running jobs</text:span></text:p>
      <text:p text:style-name="P367"><text:s text:c="4"/>currentNbJobs--;</text:p>
      <text:p text:style-name="Code_20_block"><text:span text:style-name="T283"><text:s text:c="4"/></text:span><text:span text:style-name="T99">// wake up the threads waiting in next()</text:span></text:p>
      <text:p text:style-name="P367"><text:s text:c="4"/>notifyAll();</text:p>
      <text:p text:style-name="P367"><text:s text:c="2"/>}</text:p>
      <text:p text:style-name="P367"/>
      <text:p text:style-name="Code_20_block"><text:span text:style-name="T283"><text:s text:c="2"/></text:span><text:span text:style-name="T99">// implementation of Iterable&lt;JPPFJob&gt;</text:span></text:p>
      <text:p text:style-name="P367"><text:s text:c="2"/>@Override public Iterator&lt;JPPFJob&gt; iterator() { return this; }</text:p>
      <text:p text:style-name="P367"/>
      <text:p text:style-name="Code_20_block"><text:span text:style-name="T283"><text:s text:c="2"/>private void processResults(List&lt;Task&lt;?&gt;&gt; results) { </text:span><text:span text:style-name="T99">// ... </text:span><text:span text:style-name="T283">}</text:span></text:p>
      <text:p text:style-name="P367">}</text:p>
      <text:p text:style-name="P196"><text:soft-page-break/></text:p>
      <text:p text:style-name="P188"><text:span text:style-name="T285">Note the use of a </text:span><text:span text:style-name="Code_20_char"><text:span text:style-name="T285">JobListener</text:span></text:span><text:span text:style-name="T285"> to ensure the current count of jobs is properly updated, so that the provider can create new jobs from its data source. It is also used to process the job results asynchronously.</text:span></text:p>
      <text:p text:style-name="P194"/>
      <text:p text:style-name="P194">Now that we have a job provider, we can use it to submit the jobs it creates to a JPPF grid:</text:p>
      <text:p text:style-name="P194"/>
      <text:p text:style-name="P370">public void jobStreaming() {</text:p>
      <text:p text:style-name="P370"><text:s text:c="2"/>try (JPPFClient client = new JPPFClient()) {</text:p>
      <text:p text:style-name="Code_20_block"><text:span text:style-name="T285"><text:s text:c="4"/></text:span><text:span text:style-name="T101">// create the job provider with a limiting concurrency factor</text:span></text:p>
      <text:p text:style-name="P370"><text:s text:c="4"/>JobProvider jobProvider = new JobProvider(4);</text:p>
      <text:p text:style-name="Code_20_block"><text:span text:style-name="T285"><text:s text:c="4"/></text:span><text:span text:style-name="T101">// build and submit the provided jobs until no more is available</text:span></text:p>
      <text:p text:style-name="P370"><text:s text:c="4"/>for (JPPFJob job: jobProvider) {</text:p>
      <text:p text:style-name="P370"><text:s text:c="6"/>client.submitJob(job);</text:p>
      <text:p text:style-name="P370"><text:s text:c="4"/>}</text:p>
      <text:p text:style-name="P370"><text:s text:c="2"/>} catch(Exception e) {</text:p>
      <text:p text:style-name="P370"><text:s text:c="4"/>e.printStackTrace();</text:p>
      <text:p text:style-name="P370"><text:s text:c="2"/>}</text:p>
      <text:p text:style-name="P370">}</text:p>
      <text:list xml:id="list185419400141901" text:continue-numbering="true" text:style-name="Outline">
        <text:list-item>
          <text:list>
            <text:list-item>
              <text:list>
                <text:list-item>
                  <text:h text:style-name="P424" text:outline-level="3">Dedicated sample</text:h>
                </text:list-item>
              </text:list>
            </text:list-item>
          </text:list>
        </text:list-item>
      </text:list>
      <text:p text:style-name="P197"><text:span text:style-name="T288">For a fully working and documented example of the patterns seen in the previous sections, you are invited to explore the dedicated </text:span><text:a xlink:type="simple" xlink:href="http://www.jppf.org/samples-pack/ConcurrentJobs/Readme.php" text:style-name="Internet_20_link" text:visited-style-name="Visited_20_Internet_20_Link"><text:span text:style-name="T288">Concurrent Jobs demo</text:span></text:a><text:span text:style-name="T288">.</text:span></text:p>
      <text:p text:style-name="P198"/>
      <text:list xml:id="list185419401155942" text:continue-numbering="true" text:style-name="Outline">
        <text:list-item>
          <text:list>
            <text:list-item>
              <text:h text:style-name="P407" text:outline-level="2"><text:span text:style-name="T231">The ClientWithFailover wrapper class</text:span> <text:span text:style-name="T230">(deprecated)</text:span></text:h>
            </text:list-item>
          </text:list>
        </text:list-item>
      </text:list>
      <text:p text:style-name="P383"><text:span text:style-name="T25">Deprecation notice</text:span><text:span text:style-name="T232">: </text:span><text:span text:style-name="T7">as of JPPF 4.1, the functionality provided by this class is now an integral part of the implementation of </text:span><text:a xlink:type="simple" xlink:href="http://www.jppf.org/api/index.html?org/jppf/client/JPPFClient.html" text:style-name="Internet_20_link" text:visited-style-name="Visited_20_Internet_20_Link"><text:span text:style-name="T8">JPPFClient</text:span></text:a><text:span text:style-name="T8"> </text:span><text:span text:style-name="T7">and its accompanying classes. Hence this class is no longer necessary. If it is used in your code, it will still work as intended, however you should prepare for the fact that this class will be removed in a future version. </text:span></text:p>
      <text:p text:style-name="P41"/>
      <text:p text:style-name="P3"><text:span text:style-name="T130">The class </text:span><text:a xlink:type="simple" xlink:href="http://www.jppf.org/api/index.html?org/jppf/client/utils/ClientWithFailover.html" text:style-name="Internet_20_link" text:visited-style-name="Visited_20_Internet_20_Link"><text:span text:style-name="T130">ClientWithFailover</text:span></text:a><text:span text:style-name="T130"> enables the setup of connections failover based on the priority of the server connections defined in the client configuration. With this API, the configuration allows you define sophisticated failover strategies, such that a client can always failover to another driver when connection to the current one is broken.</text:span></text:p>
      <text:p text:style-name="P41"/>
      <text:p text:style-name="P3"><text:span text:style-name="T130">This class provides an API that is very similar to that of </text:span><text:a xlink:type="simple" xlink:href="http://www.jppf.org/api/index.html?org/jppf/client/JPPFClient.html" text:style-name="Internet_20_link" text:visited-style-name="Visited_20_Internet_20_Link"><text:span text:style-name="T130">JPPFClient</text:span></text:a><text:span text:style-name="T130">:</text:span></text:p>
      <text:p text:style-name="P41"/>
      <text:p text:style-name="P237">public class ClientWithFailover</text:p>
      <text:p text:style-name="P237"><text:s text:c="2"/>implements ClientListener, ClientConnectionStatusListener {</text:p>
      <text:p text:style-name="P235"><text:span text:style-name="T130"><text:s text:c="2"/></text:span><text:span text:style-name="T39">// Initialize this client wrapper with the specified array of listeners</text:span></text:p>
      <text:p text:style-name="P236"><text:s text:c="2"/>public ClientWithFailover(final ClientListener...listeners)</text:p>
      <text:p text:style-name="P236"/>
      <text:p text:style-name="P235"><text:span text:style-name="T130"><text:s text:c="2"/></text:span><text:span text:style-name="T39">// Initialize this client wrapper with the specified uuid and array of listeners</text:span></text:p>
      <text:p text:style-name="P236"><text:s text:c="2"/>public ClientWithFailover(final String uuid, final ClientListener...listeners)</text:p>
      <text:p text:style-name="P236"/>
      <text:p text:style-name="P235"><text:span text:style-name="T130"><text:s text:c="2"/></text:span><text:span text:style-name="T39">// Submit the specified job</text:span></text:p>
      <text:p text:style-name="P236"><text:s text:c="2"/>public List&lt;Task<text:span text:style-name="T170">&lt;?&gt;</text:span>&gt; submit<text:span text:style-name="T170">Job</text:span>(final JPPFJob job) throws Exception</text:p>
      <text:p text:style-name="P236"/>
      <text:p text:style-name="P235"><text:span text:style-name="T130"><text:s text:c="2"/></text:span><text:span text:style-name="T39">// Cancel the job with the specified uuid</text:span></text:p>
      <text:p text:style-name="P236"><text:s text:c="2"/>public boolean cancelJob(final String uuid) throws Exception</text:p>
      <text:p text:style-name="P236"/>
      <text:p text:style-name="P235"><text:span text:style-name="T130"><text:s text:c="2"/></text:span><text:span text:style-name="T39">// Close the underlying client and free its resources</text:span></text:p>
      <text:p text:style-name="P236"><text:s text:c="2"/>public void <text:s/>close()</text:p>
      <text:p text:style-name="P236"/>
      <text:p text:style-name="P235"><text:span text:style-name="T130"><text:s text:c="2"/></text:span><text:span text:style-name="T39">// Get the JPPF client to which requests are delegated</text:span></text:p>
      <text:p text:style-name="P236"><text:s text:c="2"/>public JPPFClient getClient()</text:p>
      <text:p text:style-name="P236">}</text:p>
      <text:p text:style-name="P41"/>
      <text:p text:style-name="P42">As you can see, the usage for this class is semantically identical to that of JPPFClient.</text:p>
      <text:p text:style-name="P42"/>
      <text:p text:style-name="P3"><text:span text:style-name="T18">Here is an example setup</text:span><text:span text:style-name="T131">:</text:span></text:p>
      <text:p text:style-name="P42"/>
      <text:p text:style-name="P42">In the client configuration we define the following driver connections:</text:p>
      <text:p text:style-name="P42"/>
      <text:p text:style-name="P238">jppf.drivers = driver-1 driver-2</text:p>
      <text:p text:style-name="P238"/>
      <text:p text:style-name="P238">driver-1.jppf.server.host = www.host-1.com</text:p>
      <text:p text:style-name="P235"><text:span text:style-name="T131">driver-1.priority = 10</text:span></text:p>
      <text:p text:style-name="P238"/>
      <text:p text:style-name="P235"><text:span text:style-name="T131">driver-2.jppf.server.host = www.host-2.com</text:span></text:p>
      <text:p text:style-name="P235"><text:span text:style-name="T131">driver-2.priority = 20</text:span></text:p>
      <text:p text:style-name="P42"/>
      <text:p text:style-name="P43">Note that we define driver-2 with a higher priority than driver-1: we want the client to submit jobs primarily to driver-2, and failover to driver-1 if the connection to driver-2 fails. For this to happen, we use the following code:</text:p>
      <text:p text:style-name="P43"/>
      <text:p text:style-name="P239">ClientWithFailover client = new ClientWithFailover();</text:p>
      <text:p text:style-name="P239">JPPFJob job = ...;</text:p>
      <text:p text:style-name="P239">List&lt;Task<text:span text:style-name="T171">&lt;?&gt;</text:span>&gt; results = client.submit<text:span text:style-name="T171">Job</text:span>(job);</text:p>
      <text:p text:style-name="P43"/>
      <text:p text:style-name="P43">Simply using ClientWithFailover ensures that the failover strategy defined in the configuration is accounted for, and the job is submitted to the active connection with the highest priority. If the driver connection fails while the job is executing, the failover still occurs and the job's unexecuted tasks will be resubmitted to the currently active driver connection.</text:p>
      <text:p text:style-name="P43"/>
      <text:p text:style-name="P43">This feature is not limited to two driver connections: you can have multiple connections with the same priority, as well as a hierarchy of nested connection priorities withou<text:span text:style-name="T232">t</text:span> any size constraint.</text:p>
      <text:list xml:id="list185419407166221" text:continue-numbering="true" text:style-name="Outline">
        <text:list-item>
          <text:list>
            <text:list-item>
              <text:h text:style-name="P408" text:outline-level="2">JPPF Executor Services</text:h>
              <text:list>
                <text:list-item>
                  <text:h text:style-name="Heading_20_3" text:outline-level="3">Basic usage</text:h>
                </text:list-item>
              </text:list>
            </text:list-item>
          </text:list>
        </text:list-item>
      </text:list>
      <text:p text:style-name="P1">JPPF 2.2 introduced a new API, that serves as an <text:a xlink:type="simple" xlink:href="http://docs.oracle.com/javase/7/docs/api/index.html?java/util/concurrent/ExecutorService.html" text:style-name="Internet_20_link" text:visited-style-name="Visited_20_Internet_20_Link"><text:span text:style-name="Code_20_char">ExecutorService</text:span></text:a> facade to the JPPF client API. This API consists in a simple class: <text:a xlink:type="simple" xlink:href="http://www.jppf.org/api/index.html?org/jppf/client/concurrent/JPPFExecutorService.html" text:style-name="Internet_20_link" text:visited-style-name="Visited_20_Internet_20_Link"><text:span text:style-name="Code_20_char">JPPFExecutorService</text:span></text:a>, implementing the interface <text:span text:style-name="Code_20_char">java.util.concurrent.ExecutorService</text:span>.</text:p>
      <text:p text:style-name="P1"/>
      <text:p text:style-name="P1">A JPPFExecutorService is obtained via its constructor, to which a JPPFClient must be passed:</text:p>
      <text:p text:style-name="P1"/>
      <text:p text:style-name="Code_20_block">JPPFClient jppfClient = new JPPFClient();</text:p>
      <text:p text:style-name="Code_20_block">ExecutorService executor = new JPPFExecutorService(jppfClient);</text:p>
      <text:p text:style-name="P1"/>
      <text:p text:style-name="P1">The behavior of the resulting executor will depend largely on the configuration of the JPPFClient and on which ExecutorService method you invoke to submit tasks. In effect, each time you invoke an <text:span text:style-name="Code_20_char">invokeAll(...)</text:span>, <text:span text:style-name="Code_20_char">invokeAny(...)</text:span>, <text:span text:style-name="Code_20_char">submit(...)</text:span> or <text:span text:style-name="Code_20_char">execute(...)</text:span> method of the executor, a new JPPFJob will be created and sent for execution on the grid. This means that, if the executor method you invoke only takes a single task, then a job with only one task will be sent to the JPPF server.</text:p>
      <text:p text:style-name="P1"/>
      <text:p text:style-name="P1">Here is an example use:</text:p>
      <text:p text:style-name="P1"/>
      <text:p text:style-name="Code_20_block">JPPFClient jppfClient = new JPPFClient();</text:p>
      <text:p text:style-name="Code_20_block">ExecutorService executor = new JPPFExecutorService(jppfClient);</text:p>
      <text:p text:style-name="Code_20_block"><text:s text:c="2"/></text:p>
      <text:p text:style-name="Code_20_block">try {</text:p>
      <text:p text:style-name="Code_20_block"><text:s text:c="2"/><text:span text:style-name="T36">// submit a single task</text:span></text:p>
      <text:p text:style-name="Code_20_block"><text:s text:c="2"/>Runnable myTask = new MyRunnable(0);</text:p>
      <text:p text:style-name="Code_20_block"><text:s text:c="2"/>Future&lt;?&gt; future = executor.submit(myTask);</text:p>
      <text:p text:style-name="Code_20_block"><text:s text:c="2"/><text:span text:style-name="T36">// wait for the results</text:span></text:p>
      <text:p text:style-name="Code_20_block"><text:s text:c="2"/>future.get();</text:p>
      <text:p text:style-name="Code_20_block"><text:s text:c="2"/><text:span text:style-name="T36">// process the results</text:span></text:p>
      <text:p text:style-name="Code_20_block"><text:s text:c="2"/>...</text:p>
      <text:p text:style-name="Code_20_block"><text:s text:c="2"/></text:p>
      <text:p text:style-name="Code_20_block"><text:s text:c="2"/><text:span text:style-name="T36">// submit a list of tasks</text:span></text:p>
      <text:p text:style-name="Code_20_block"><text:s text:c="2"/>List&lt;Runnable&gt; myTaskList = new ArrayList&lt;Runnable&gt;;</text:p>
      <text:p text:style-name="Code_20_block"><text:s text:c="2"/>for (int i=0; i&lt;10; i++) myTaskList.add(new MyRunnable(i));</text:p>
      <text:p text:style-name="Code_20_block"><text:s text:c="2"/>List&lt;Future&lt;?&gt;&gt; futureList = executor.invokeAll(myTaskList);</text:p>
      <text:p text:style-name="Code_20_block"><text:s text:c="2"/><text:span text:style-name="T36">// wait for the results</text:span></text:p>
      <text:p text:style-name="Code_20_block"><text:s text:c="2"/>for (Future&lt;?&gt; future: futureList) future.get();</text:p>
      <text:p text:style-name="Code_20_block"><text:s text:c="2"/><text:span text:style-name="T36">// process the results for the list of tasks</text:span></text:p>
      <text:p text:style-name="Code_20_block"><text:s text:c="2"/>...</text:p>
      <text:p text:style-name="Code_20_block">} finally {</text:p>
      <text:p text:style-name="Code_20_block"><text:s text:c="2"/><text:span text:style-name="T36">// clean up after use</text:span></text:p>
      <text:p text:style-name="Code_20_block"><text:s text:c="2"/>executor.shutdown();</text:p>
      <text:p text:style-name="Code_20_block"><text:s text:c="2"/>jppfClient.close();</text:p>
      <text:p text:style-name="Code_20_block">}</text:p>
      <text:p text:style-name="Code_20_block"/>
      <text:p text:style-name="P200">// !!! it is important that this task is Serializable !!!</text:p>
      <text:p text:style-name="Code_20_block">public static class MyRunnable implements Runnable, Serializable {</text:p>
      <text:p text:style-name="Code_20_block"><text:s text:c="2"/>private int id = 0;</text:p>
      <text:p text:style-name="Code_20_block"/>
      <text:p text:style-name="Code_20_block"><text:s text:c="2"/>public MyRunnable(int id) {</text:p>
      <text:p text:style-name="Code_20_block"><text:s text:c="3"/>this.id = id;</text:p>
      <text:p text:style-name="Code_20_block"><text:s text:c="2"/>}</text:p>
      <text:p text:style-name="Code_20_block"><text:s text:c="2"/></text:p>
      <text:p text:style-name="Code_20_block"><text:s text:c="2"/>public void run() {</text:p>
      <text:p text:style-name="Code_20_block"><text:s text:c="4"/>System.out.println(“Running task id ” + id);</text:p>
      <text:p text:style-name="Code_20_block"><text:s text:c="2"/>}</text:p>
      <text:p text:style-name="Code_20_block">}</text:p>
      <text:p text:style-name="P1"/>
      <text:p text:style-name="P1"/>
      <text:list xml:id="list185419412149103" text:continue-numbering="true" text:style-name="Outline">
        <text:list-item>
          <text:list>
            <text:list-item>
              <text:list>
                <text:list-item>
                  <text:h text:style-name="P425" text:outline-level="3">Batch modes</text:h>
                </text:list-item>
              </text:list>
            </text:list-item>
          </text:list>
        </text:list-item>
      </text:list>
      <text:p text:style-name="P1">The executor's behavior can be modified by using one of the batch modes of the <text:span text:style-name="Code_20_char">JPPFExecutorService</text:span>. By batch mode, we mean the ability to group tasks into batches, in several different ways. This enables tasks to be sent together, even if they are submitted individually, and allows them to benefit from the parallel features inherent to JPPF. This will also dramatically improve the throughput of individual tasks sent via an executor service.</text:p>
      <text:p text:style-name="P1"/>
      <text:p text:style-name="P1"><text:span text:style-name="T17">Using a batch size</text:span>: specifying a batch size via the method <text:a xlink:type="simple" xlink:href="http://www.jppf.org/api/org/jppf/client/concurrent/JPPFExecutorService.html#setBatchSize(int)" text:style-name="Internet_20_link" text:visited-style-name="Visited_20_Internet_20_Link"><text:span text:style-name="Code_20_char">JPPFExecutorService.setBatchSize(int limit)</text:span></text:a> causes the executor to only send tasks when at least that number of tasks have been submitted. When using this mode, you must be cautious as to how many tasks you send via the executor: if you send less than the batch size, these tasks will remain pending and un-executed. Sometimes, the executor will send more than the specified number of tasks in the same batch: this will happen in the case where one of the <text:span text:style-name="Code_20_char">JPPFExecutorService.invokeXXX()</text:span> method is called with n tasks, such that <text:span text:style-name="T1">current batch size + n &gt; limit</text:span>. The behavior is to send all tasks included in the <text:span text:style-name="Code_20_char">invokeXXX()</text:span> call together.</text:p>
      <text:p text:style-name="P1"/>
      <text:p text:style-name="P1">Here is an example:</text:p>
      <text:p text:style-name="P1"/>
      <text:p text:style-name="Code_20_block">JPPFExecutorService executor = new JPPFExecutorService(jppfClient);</text:p>
      <text:p text:style-name="P200">// the executor will send jobs with at least 5 tasks each</text:p>
      <text:p text:style-name="Code_20_block">executor.setBatchSize(5);</text:p>
      <text:p text:style-name="Code_20_block">List&lt;Future&lt;?&gt;&gt; futures = new ArrayList&lt;Future&lt;?&gt;&gt;();</text:p>
      <text:p text:style-name="P200">// we submit 10 = 2 * 5 tasks, this will cause the client to send 2 jobs</text:p>
      <text:p text:style-name="Code_20_block">for (int i=0; i&lt;10; i++) futures.add(executor.submit(new MyTask(i)));</text:p>
      <text:p text:style-name="Code_20_block">for (Future&lt;?&gt; f: futures) f.get();</text:p>
      <text:p text:style-name="Standard"/>
      <text:p text:style-name="P38"/>
      <text:p text:style-name="P1"><text:span text:style-name="T17">Using a batch timeout</text:span>: this is done via the method <text:a xlink:type="simple" xlink:href="http://www.jppf.org/api/org/jppf/client/concurrent/JPPFExecutorService.html#setBatchTimeout(long)" text:style-name="Internet_20_link" text:visited-style-name="Visited_20_Internet_20_Link"><text:span text:style-name="Code_20_char">JPPFExecutorService.setBatchTimeout(long timeout)</text:span></text:a> and causes the executor to send the tasks at regular intervals, specified as the timeout. The timeout value is expressed in milliseconds. Once the timeout has expired, the counter is reset to zero. If no task has been submitted between two timeout expirations, then nothing happens.</text:p>
      <text:p text:style-name="P1"/>
      <text:p text:style-name="P1">Example:</text:p>
      <text:p text:style-name="P1"/>
      <text:p text:style-name="Code_20_block">JPPFExecutorService executor = new JPPFExecutorService(jppfClient);</text:p>
      <text:p text:style-name="P200">// the executor will send a job every second (if any task is submitted)</text:p>
      <text:p text:style-name="Code_20_block">executor.setBatchTimeout(1000L);</text:p>
      <text:p text:style-name="Code_20_block">List&lt;Future&lt;?&gt;&gt; futures = new ArrayList&lt;Future&lt;?&gt;&gt;();</text:p>
      <text:p text:style-name="P200">// we submit 5 tasks</text:p>
      <text:p text:style-name="Code_20_block">for (int i=0; i&lt;5; i++) futures.add(executor.submit(new MyTask(i)));</text:p>
      <text:p text:style-name="P200">// we wait 1.5 second, during that time a job with 5 tasks will be submitted</text:p>
      <text:p text:style-name="Code_20_block">Thread.sleep(1500L);</text:p>
      <text:p text:style-name="P200">// we submit 6 more tasks, they will be sent in a different job</text:p>
      <text:p text:style-name="Code_20_block">for (int i=5; i&lt;11; i++) futures.add(executor.submit(new MyTask(i)));</text:p>
      <text:p text:style-name="P200">// here we get the results for tasks sent in 2 different jobs!</text:p>
      <text:p text:style-name="Code_20_block">for (Future&lt;?&gt; f: futures) f.get();</text:p>
      <text:p text:style-name="P1"/>
      <text:p text:style-name="P1"/>
      <text:p text:style-name="P1"><text:span text:style-name="T17">Using both batch size and timeout</text:span>: it is possible to use a combination of batch size and timeout. In this case, a job will be sent whenever the batch limit is reached or the timeout expires, whichever happens first. In any case, the timeout counter will be reset each time a job is sent. Using a timeout is also an efficient way to deal with the possible blocking behavior of the batch size mode. In this case, just use a timeout that is sufficiently large for your needs.</text:p>
      <text:p text:style-name="P1"/>
      <text:p text:style-name="P1">Example:</text:p>
      <text:p text:style-name="P1"/>
      <text:p text:style-name="Code_20_block">JPPFExecutorService executor = new JPPFExecutorService(jppfClient);</text:p>
      <text:p text:style-name="Code_20_block">executor.setBatchTimeout(1000L);</text:p>
      <text:p text:style-name="Code_20_block">executor.setBatchSize(5);</text:p>
      <text:p text:style-name="Code_20_block">List&lt;Future&lt;?&gt;&gt; futures = new ArrayList&lt;Future&lt;?&gt;&gt;();</text:p>
      <text:p text:style-name="P200">// we submit 3 tasks</text:p>
      <text:p text:style-name="Code_20_block">for (int i=0; i&lt;3; i++) futures.add(executor.submit(new MyTask(i)));</text:p>
      <text:p text:style-name="P200">// we wait 1.5 second, during that time a job with 3 tasks will be submitted,</text:p>
      <text:p text:style-name="P200">// even though the batch size is set to 5</text:p>
      <text:p text:style-name="Code_20_block">Thread.sleep(1500L);</text:p>
      <text:p text:style-name="Code_20_block">for (Future&lt;?&gt; f: futures) f.get();</text:p>
      <text:p text:style-name="P1"/>
      <text:p text:style-name="P1"/>
      <text:list xml:id="list185419416154424" text:continue-numbering="true" text:style-name="Outline">
        <text:list-item>
          <text:list>
            <text:list-item>
              <text:list>
                <text:list-item>
                  <text:h text:style-name="P425" text:outline-level="3">Configuring jobs and tasks</text:h>
                </text:list-item>
              </text:list>
            </text:list-item>
          </text:list>
        </text:list-item>
      </text:list>
      <text:p text:style-name="P1">There is a limitation in the <text:span text:style-name="Code_20_char">JPPFExecutorService</text:span>, in that if you use only the <text:span text:style-name="Code_20_char">ExecutorService</text:span> interface which it extends, it does not provide a way to use JPPF-specific features, such as job SLA, metadata or persistence, or task timeout, <text:span text:style-name="Code_20_char">onTimeout()</text:span> and <text:span text:style-name="Code_20_char">onCancel()</text:span>.</text:p>
      <text:p text:style-name="P1"/>
      <text:p text:style-name="P1">To overcome this limitation without breaking the semantics of <text:span text:style-name="Code_20_char">ExecutorSevice</text:span>, <text:span text:style-name="Code_20_char">JPPFExecutorService</text:span> provides a way to specify the configuration of the jobs and tasks that will be submitted subsequently.</text:p>
      <text:p text:style-name="P1"/>
      <text:p text:style-name="P1">This can be done via the <text:a xlink:type="simple" xlink:href="http://www.jppf.org/api/index.html?org/jppf/client/concurrent/ExecutorServiceConfiguration.html" text:style-name="Internet_20_link" text:visited-style-name="Visited_20_Internet_20_Link">ExecutorServiceConfiguration</text:a> interface, which can be accessed from a <text:a xlink:type="simple" xlink:href="http://www.jppf.org/api/index.html?org/jppf/client/concurrent/JPPFExecutorService.html" text:style-name="Internet_20_link" text:visited-style-name="Visited_20_Internet_20_Link">JPPFExecutorService </text:a>instance via the following accessor methods:</text:p>
      <text:p text:style-name="P1"/>
      <text:p text:style-name="P200">// Get the configuration for this executor service</text:p>
      <text:p text:style-name="Code_20_block">public ExecutorServiceConfiguration getConfiguration();</text:p>
      <text:p text:style-name="Code_20_block"/>
      <text:p text:style-name="P200">// Reset the configuration for this executor service to a blank state</text:p>
      <text:p text:style-name="Code_20_block">public ExecutorServiceConfiguration resetConfiguration();</text:p>
      <text:p text:style-name="Standard"/>
      <text:p text:style-name="P1"><text:a xlink:type="simple" xlink:href="http://www.jppf.org/api/index.html?org/jppf/client/concurrent/ExecutorServiceConfiguration.html" text:style-name="Internet_20_link" text:visited-style-name="Visited_20_Internet_20_Link">ExecutorServiceConfiguration</text:a> provides the following API:</text:p>
      <text:p text:style-name="P1"/>
      <text:p text:style-name="P200">// Get the configuration to use for the jobs submitted by the executor service</text:p>
      <text:p text:style-name="Code_20_block">JobConfiguration getJobConfiguration();</text:p>
      <text:p text:style-name="Code_20_block"/>
      <text:p text:style-name="P200">// Get the configuration to use for the tasks submitted by the executor service</text:p>
      <text:p text:style-name="Code_20_block">TaskConfiguration getTaskConfiguration();</text:p>
      <text:list xml:id="list185419420143751" text:continue-numbering="true" text:style-name="Outline">
        <text:list-item>
          <text:list>
            <text:list-item>
              <text:list>
                <text:list-item>
                  <text:list>
                    <text:list-item>
                      <text:h text:style-name="Heading_20_4" text:outline-level="4">Job configuration</text:h>
                    </text:list-item>
                  </text:list>
                </text:list-item>
              </text:list>
            </text:list-item>
          </text:list>
        </text:list-item>
      </text:list>
      <text:p text:style-name="P1">The <text:a xlink:type="simple" xlink:href="http://www.jppf.org/api/index.html?org/jppf/client/concurrent/JobConfiguration.html" text:style-name="Internet_20_link" text:visited-style-name="Visited_20_Internet_20_Link">JobConfiguration</text:a> interface is defined as follows:</text:p>
      <text:p text:style-name="P1"/>
      <text:p text:style-name="Code_20_block">public interface JobConfiguration {</text:p>
      <text:p text:style-name="Code_20_block"><text:s text:c="2"/><text:span text:style-name="T36">// Get the service level agreement between the jobs and the server</text:span></text:p>
      <text:p text:style-name="Code_20_block"><text:s text:c="2"/>JobSLA getSLA();</text:p>
      <text:p text:style-name="Code_20_block"/>
      <text:p text:style-name="Code_20_block"><text:s text:c="2"/><text:span text:style-name="T36">// Get the service level agreement between the jobs and the client</text:span></text:p>
      <text:p text:style-name="Code_20_block"><text:s text:c="2"/>JobClientSLA getClientSLA();</text:p>
      <text:p text:style-name="Code_20_block"/>
      <text:p text:style-name="Code_20_block"><text:s text:c="2"/><text:span text:style-name="T36">// Get the user-defined metadata associated with the jobs</text:span></text:p>
      <text:p text:style-name="Code_20_block"><text:s text:c="2"/>JobMetadata getMetadata();</text:p>
      <text:p text:style-name="Code_20_block"/>
      <text:p text:style-name="Code_20_block"><text:s text:c="2"/><text:span text:style-name="T36">// Get/set the persistence manager that enables saving and restoring</text:span></text:p>
      <text:p text:style-name="P200"><text:s text:c="2"/>// the state of the jobs</text:p>
      <text:p text:style-name="Code_20_block"><text:s text:c="2"/>&lt;T&gt; JobPersistence&lt;T&gt; getPersistenceManager();</text:p>
      <text:p text:style-name="Code_20_block"><text:s text:c="2"/>&lt;T&gt; void setPersistenceManager(final JobPersistence&lt;T&gt; persistenceManager);</text:p>
      <text:p text:style-name="Code_20_block"/>
      <text:p text:style-name="Code_20_block"><text:s text:c="2"/><text:span text:style-name="T36">// Get/set the job's data provider</text:span></text:p>
      <text:p text:style-name="Code_20_block"><text:s text:c="2"/>DataProvider getDataProvider();</text:p>
      <text:p text:style-name="Code_20_block"><text:s text:c="2"/>void setDataProvider(DataProvider dataProvider);</text:p>
      <text:p text:style-name="Code_20_block"/>
      <text:p text:style-name="Code_20_block"><text:s text:c="2"/><text:span text:style-name="T36">// Add or remove a listener to/from the list of job listeners</text:span></text:p>
      <text:p text:style-name="Code_20_block"><text:s text:c="2"/>void addJobListener(JobListener listener);</text:p>
      <text:p text:style-name="Code_20_block"><text:s text:c="2"/>void removeJobListener(JobListener listener); <text:s/></text:p>
      <text:p text:style-name="Code_20_block">}</text:p>
      <text:p text:style-name="P1"/>
      <text:p text:style-name="P1">As we can see, this provides a way to set the properties normally available to <text:a xlink:type="simple" xlink:href="http://www.jppf.org/api/index.html?org/jppf/client/JPPFJob.html" text:style-name="Internet_20_link" text:visited-style-name="Visited_20_Internet_20_Link">JPPFJob</text:a> instances, even though the jobs submiited by a <text:span text:style-name="Code_20_char">JPPFExecutorService</text:span> are not visible. Any change to the <text:span text:style-name="Code_20_char">JobConfiguration</text:span> will apply to the next job that will be submitted by the executor and all subsequent jobs.</text:p>
      <text:p text:style-name="P1"/>
      <text:p text:style-name="P1">Here is an example usage:</text:p>
      <text:p text:style-name="P1"/>
      <text:p text:style-name="Code_20_block">JPPFExecutorService executor = ...;</text:p>
      <text:p text:style-name="P200">// get the executor ocnfiguration</text:p>
      <text:p text:style-name="Code_20_block">ExecutorServiceConfiguration config = executor.getConfiguration();</text:p>
      <text:p text:style-name="P200">// get the job configuration</text:p>
      <text:p text:style-name="Code_20_block">JobConfiguration jobConfig = config.getJobConfiguration();</text:p>
      <text:p text:style-name="P200">// set all jobs to expire after 5 seconds</text:p>
      <text:p text:style-name="Code_20_block">jobConfig.getSLA().setJobExpirationSchedule(new JPPFSchedule(5000L));</text:p>
      <text:list xml:id="list185419424148746" text:continue-numbering="true" text:style-name="Outline">
        <text:list-item>
          <text:list>
            <text:list-item>
              <text:list>
                <text:list-item>
                  <text:list>
                    <text:list-item>
                      <text:h text:style-name="Heading_20_4" text:outline-level="4"><text:soft-page-break/>Task configuration</text:h>
                    </text:list-item>
                  </text:list>
                </text:list-item>
              </text:list>
            </text:list-item>
          </text:list>
        </text:list-item>
      </text:list>
      <text:p text:style-name="P1">The <text:a xlink:type="simple" xlink:href="http://www.jppf.org/api/index.html?org/jppf/client/concurrent/TaskConfiguration.html" text:style-name="Internet_20_link" text:visited-style-name="Visited_20_Internet_20_Link">TaskConfiguration</text:a> interface can be used to set JPPF-specific properties onto executor service tasks that do not <text:span text:style-name="T172">implement</text:span> <text:a xlink:type="simple" xlink:href="http://www.jppf.org/api/index.html?org/jppf/node/protocol/Task.html" text:style-name="Internet_20_link" text:visited-style-name="Visited_20_Internet_20_Link"><text:span text:style-name="T172">Task</text:span></text:a>. It is defined as follows:</text:p>
      <text:p text:style-name="P1"/>
      <text:p text:style-name="Code_20_block">public interface TaskConfiguration {</text:p>
      <text:p text:style-name="Code_20_block"><text:s text:c="2"/><text:span text:style-name="T36">// Get/set the delegate for the onCancel() method</text:span></text:p>
      <text:p text:style-name="Code_20_block"><text:s text:c="2"/>JPPFTaskCallback getOnCancelCallback();</text:p>
      <text:p text:style-name="Code_20_block"><text:s text:c="2"/>void setOnCancelCallback(final JPPFTaskCallback cancelCallback);</text:p>
      <text:p text:style-name="Code_20_block"><text:s text:c="2"/></text:p>
      <text:p text:style-name="Code_20_block"><text:s text:c="2"/><text:span text:style-name="T36">// Get/set the delegate for the onTimeout() method</text:span></text:p>
      <text:p text:style-name="Code_20_block"><text:s text:c="2"/>JPPFTaskCallback getOnTimeoutCallback();</text:p>
      <text:p text:style-name="Code_20_block"><text:s text:c="2"/>void setOnTimeoutCallback(final JPPFTaskCallback timeoutCallback);</text:p>
      <text:p text:style-name="Code_20_block"><text:s text:c="2"/></text:p>
      <text:p text:style-name="Code_20_block"><text:s text:c="2"/><text:span text:style-name="T36">// Get/set the task timeout schedule</text:span></text:p>
      <text:p text:style-name="Code_20_block"><text:s text:c="2"/>JPPFSchedule getTimeoutSchedule();</text:p>
      <text:p text:style-name="Code_20_block"><text:s text:c="2"/>void setTimeoutSchedule(final JPPFSchedule timeoutSchedule);</text:p>
      <text:p text:style-name="Code_20_block">}</text:p>
      <text:p text:style-name="P1"/>
      <text:p text:style-name="P1">This API introduces the concept of a callback delegate, which is used in lieu of the “standard” <text:span text:style-name="Code_20_char">JPPFTask</text:span> callback methods, <text:a xlink:type="simple" xlink:href="http://www.jppf.org/api/org/jppf/node/protocol/Task.html#onCancel()" text:style-name="Internet_20_link" text:visited-style-name="Visited_20_Internet_20_Link"><text:span text:style-name="T173">Task.onCancel()</text:span></text:a> and <text:a xlink:type="simple" xlink:href="http://www.jppf.org/api/org/jppf/node/protocol/Task.html#onTimeout()" text:style-name="Internet_20_link" text:visited-style-name="Visited_20_Internet_20_Link"><text:span text:style-name="T173">Task.onTimeout()</text:span></text:a>. This is done by providing a subclass of <text:a xlink:type="simple" xlink:href="http://www.jppf.org/api/index.html?org/jppf/client/taskwrapper/JPPFTaskCallback.html" text:style-name="Internet_20_link" text:visited-style-name="Visited_20_Internet_20_Link">JPPFTaskCallback</text:a>, which is defined as follows:</text:p>
      <text:p text:style-name="P1"/>
      <text:p text:style-name="Code_20_block">public abstract class JPPFTaskCallback<text:span text:style-name="T173">&lt;T&gt;</text:span> implements Runnable, Serializable {</text:p>
      <text:p text:style-name="Code_20_block"><text:s text:c="2"/><text:span text:style-name="T36">// Get the task this callback is associated with</text:span></text:p>
      <text:p text:style-name="Code_20_block"><text:s text:c="2"/>public final Task<text:span text:style-name="T173">&lt;T&gt;</text:span> getTask();</text:p>
      <text:p text:style-name="Code_20_block">}</text:p>
      <text:p text:style-name="P1"/>
      <text:p text:style-name="P1">Here is a task configuration usage example:</text:p>
      <text:p text:style-name="P1"/>
      <text:p text:style-name="Code_20_block">JPPFExecutorService executor = ...;</text:p>
      <text:p text:style-name="P200">// get the executor configuration</text:p>
      <text:p text:style-name="Code_20_block">ExecutorServiceConfiguration config = executor.getConfiguration();</text:p>
      <text:p text:style-name="P200">// get the task configuration</text:p>
      <text:p text:style-name="Code_20_block">TaskConfiguration taskConfig = config.getTaskConfiguration();</text:p>
      <text:p text:style-name="P200">// set the task to timeout after 5 seconds</text:p>
      <text:p text:style-name="Code_20_block">taskConfig.setTimeoutSchedule(new JPPFSchedule(5000L));</text:p>
      <text:p text:style-name="P200">// set the onTimeout() callback</text:p>
      <text:p text:style-name="Code_20_block">taskConfig.setOnTimeoutCallback(new MyTaskCallback());</text:p>
      <text:p text:style-name="P200">// A callback that sets a timeout message as the task result</text:p>
      <text:p text:style-name="Code_20_block">static class MyTaskCallback extends JPPFTaskCallback<text:span text:style-name="T174">&lt;String&gt;</text:span> {</text:p>
      <text:p text:style-name="Code_20_block"><text:s text:c="2"/>@Override</text:p>
      <text:p text:style-name="Code_20_block"><text:s text:c="2"/>public void run() {</text:p>
      <text:p text:style-name="Code_20_block"><text:s text:c="4"/>getTask().setResult("this task has timed out");</text:p>
      <text:p text:style-name="Code_20_block"><text:s text:c="2"/>}</text:p>
      <text:p text:style-name="Code_20_block">}</text:p>
      <text:list xml:id="list185419428166365" text:continue-numbering="true" text:style-name="Outline">
        <text:list-item>
          <text:list>
            <text:list-item>
              <text:list>
                <text:list-item>
                  <text:h text:style-name="Heading_20_3" text:outline-level="3">JPPFCompletionService</text:h>
                </text:list-item>
              </text:list>
            </text:list-item>
          </text:list>
        </text:list-item>
      </text:list>
      <text:p text:style-name="P1">The JDK package <text:a xlink:type="simple" xlink:href="http://docs.oracle.com/javase/7/docs/api/index.html?java/util/concurrent/package-summary.html" text:style-name="Internet_20_link" text:visited-style-name="Visited_20_Internet_20_Link">java.util.concurrent</text:a> provides the interface <text:a xlink:type="simple" xlink:href="http://docs.oracle.com/javase/7/docs/api/index.html?java/util/concurrent/CompletionService.html" text:style-name="Internet_20_link" text:visited-style-name="Visited_20_Internet_20_Link">CompletionService</text:a>, which represents “<text:span text:style-name="Citation">a service that decouples the production of new asynchronous tasks from the consumption of the results of completed tasks</text:span>”. The JDK also provides a concrete implementation with the class <text:a xlink:type="simple" xlink:href="http://docs.oracle.com/javase/7/docs/api/index.html?java/util/concurrent/ExecutorCompletionService.html" text:style-name="Internet_20_link" text:visited-style-name="Visited_20_Internet_20_Link">ExecutorCompletionService</text:a>. Unfortunately, this class does not work with a <text:a xlink:type="simple" xlink:href="http://www.jppf.org/api/index.html?org/jppf/client/concurrent/JPPFExecutorService.html" text:style-name="Internet_20_link" text:visited-style-name="Visited_20_Internet_20_Link">JPPFExecutorService</text:a>, as it was not designed with distributed execution in mind.</text:p>
      <text:p text:style-name="P1"/>
      <text:p text:style-name="P1">As a convenience, the JPPF API provides a specific implementation of <text:a xlink:type="simple" xlink:href="http://docs.oracle.com/javase/7/docs/api/index.html?java/util/concurrent/CompletionService.html" text:style-name="Internet_20_link" text:visited-style-name="Visited_20_Internet_20_Link">CompletionService</text:a> with the class <text:a xlink:type="simple" xlink:href="http://www.jppf.org/api/index.html?org/jppf/client/concurrent/JPPFCompletionService.html" text:style-name="Internet_20_link" text:visited-style-name="Visited_20_Internet_20_Link">JPPFCompletionService</text:a>, which respects the contract and semantics defined by the <text:span text:style-name="Code_20_char">CompletionService</text:span> interface and which can be used as follows:</text:p>
      <text:p text:style-name="P1"/>
      <text:p text:style-name="Code_20_block">JPPFExecutorService executor = ...;</text:p>
      <text:p text:style-name="P229">JPPFCompletionService&lt;String&gt; completion service =</text:p>
      <text:p text:style-name="P229"><text:s text:c="2"/>new JPPFCompletionService&lt;String&gt;(executor);</text:p>
      <text:p text:style-name="Code_20_block">MyCallable&lt;String&gt; task = new MyCallable&lt;String&gt;();</text:p>
      <text:p text:style-name="Code_20_block">Future&lt;String&gt; future = <text:span text:style-name="T17">completionService.submit(task)</text:span>;</text:p>
      <text:p text:style-name="Code_20_block"><text:s text:c="2"/></text:p>
      <text:p text:style-name="P200">// ... later on ...</text:p>
      <text:p text:style-name="P200">// block until a result is available</text:p>
      <text:p text:style-name="Code_20_block">future = <text:span text:style-name="T17">completionService.take()</text:span>;</text:p>
      <text:p text:style-name="Code_20_block">String result = future.get();</text:p>
      <text:list xml:id="list185419430144700" text:continue-numbering="true" text:style-name="Outline">
        <text:list-item>
          <text:list>
            <text:list-item>
              <text:h text:style-name="Heading_20_2" text:outline-level="2"><text:soft-page-break/>The JPPF configuration API</text:h>
            </text:list-item>
          </text:list>
        </text:list-item>
      </text:list>
      <text:p text:style-name="P36">The JPPF configuration properties are accessible at runtime, via a static method call:</text:p>
      <text:p text:style-name="P36"><text:a xlink:type="simple" xlink:href="http://www.jppf.org/api/org/jppf/utils/JPPFConfiguration.html#getProperties()" text:style-name="Internet_20_link" text:visited-style-name="Visited_20_Internet_20_Link"><text:span text:style-name="Code_20_char">JPPFConfiguration.getProperties()</text:span></text:a>. This method returns an object of type <text:a xlink:type="simple" xlink:href="http://www.jppf.org/api/index.html?org/jppf/utils/TypedProperties.html" text:style-name="Internet_20_link" text:visited-style-name="Visited_20_Internet_20_Link"><text:span text:style-name="Code_20_char">TypedProperties</text:span></text:a>, which is an extension of <text:a xlink:type="simple" xlink:href="http://download.oracle.com/docs/cd/E17476_01/javase/1.5.0/docs/api/index.html?java/util/Properties.html" text:style-name="Internet_20_link" text:visited-style-name="Visited_20_Internet_20_Link"><text:span text:style-name="Code_20_char">java.util.Properties</text:span></text:a> with additional methods to handle properties with primitive values: <text:span text:style-name="Code_20_char">boolean</text:span>, <text:span text:style-name="Code_20_char">int</text:span>, <text:span text:style-name="Code_20_char">long</text:span>, <text:span text:style-name="Code_20_char">float</text:span> and <text:span text:style-name="Code_20_char">double</text:span>.</text:p>
      <text:p text:style-name="P1"/>
      <text:p text:style-name="P1">Here is a summary of the API provided by <text:span text:style-name="Code_20_char">TypedProperties</text:span>:</text:p>
      <text:p text:style-name="P1"/>
      <text:p text:style-name="Code_20_block">public class TypedProperties extends Properties {</text:p>
      <text:p text:style-name="Code_20_block"><text:s text:c="2"/><text:span text:style-name="T36">// constructors</text:span></text:p>
      <text:p text:style-name="Code_20_block"><text:s text:c="2"/>public TypedProperties()</text:p>
      <text:p text:style-name="Code_20_block"><text:s text:c="2"/><text:span text:style-name="T36">// initialize with existing key/value pairs from a map</text:span></text:p>
      <text:p text:style-name="Code_20_block"><text:s text:c="2"/>public TypedProperties(Map&lt;Object, Object&gt; map)</text:p>
      <text:p text:style-name="Code_20_block"><text:s text:c="2"/><text:span text:style-name="T36">// string properties</text:span></text:p>
      <text:p text:style-name="Code_20_block"><text:s text:c="2"/>public String getString(String key)</text:p>
      <text:p text:style-name="Code_20_block"><text:s text:c="2"/>public String getString(String key, String defValue)</text:p>
      <text:p text:style-name="Code_20_block"><text:s text:c="2"/><text:span text:style-name="T36">// int properties</text:span></text:p>
      <text:p text:style-name="Code_20_block"><text:s text:c="2"/>public int getInt(String key)</text:p>
      <text:p text:style-name="Code_20_block"><text:s text:c="2"/>public int getInt(String key, int defValue)</text:p>
      <text:p text:style-name="Code_20_block"><text:s text:c="2"/><text:span text:style-name="T36">// long properties</text:span></text:p>
      <text:p text:style-name="Code_20_block"><text:s text:c="2"/>public long getLong(String key)</text:p>
      <text:p text:style-name="Code_20_block"><text:s text:c="2"/>public long getLong(String key, long defValue)</text:p>
      <text:p text:style-name="Code_20_block"><text:s text:c="2"/><text:span text:style-name="T36">// float properties</text:span></text:p>
      <text:p text:style-name="Code_20_block"><text:s text:c="2"/>public float getFloat(String key)</text:p>
      <text:p text:style-name="Code_20_block"><text:s text:c="2"/>public float getFloat(String key, float defValue)</text:p>
      <text:p text:style-name="Code_20_block"><text:s text:c="2"/><text:span text:style-name="T36">// double properties</text:span></text:p>
      <text:p text:style-name="Code_20_block"><text:s text:c="2"/>public double getDouble(String key)</text:p>
      <text:p text:style-name="Code_20_block"><text:s text:c="2"/>public double getDouble(String key, double defValue)</text:p>
      <text:p text:style-name="Code_20_block"><text:s text:c="2"/><text:span text:style-name="T36">// boolean properties</text:span></text:p>
      <text:p text:style-name="Code_20_block"><text:s text:c="2"/>public boolean getBoolean(String key)</text:p>
      <text:p text:style-name="Code_20_block"><text:s text:c="2"/>public boolean getBoolean(String key, boolean defValue)</text:p>
      <text:p text:style-name="Code_20_block"><text:s text:c="2"/><text:span text:style-name="T36">// properties that are the path to another properties file</text:span></text:p>
      <text:p text:style-name="Code_20_block"><text:s text:c="2"/>public TypedProperties getProperties(String key)</text:p>
      <text:p text:style-name="Code_20_block"><text:s text:c="2"/>public TypedProperties getProperties(String key, TypedProperties defValue)</text:p>
      <text:p text:style-name="Code_20_block">}</text:p>
      <text:p text:style-name="P1"/>
      <text:p text:style-name="P1">As you can see, each getXXX() method has a corresponding method that takes a default value, to be returned if the property is not defined for the specified key.</text:p>
      <text:p text:style-name="P1"/>
      <text:p text:style-name="P1">You will also notice the last two methods <text:span text:style-name="Code_20_char">getProperties(...)</text:span>, which are special in the sense that they do not handle simple value types, but rather specify the path to another properties file, whose content is returned as a <text:span text:style-name="Code_20_char">TypedProperties</text:span> instance. They are convenience methods that allow an easy navigation into a hierarchy of configuration files. The lookup mechanism for the specified properties file is described in the Javadoc for <text:a xlink:type="simple" xlink:href="http://www.jppf.org/api/org/jppf/utils/TypedProperties.html#getProperties(java.lang.String)" text:style-name="Internet_20_link" text:visited-style-name="Visited_20_Internet_20_Link"><text:span text:style-name="Code_20_char">TypedProperties.getProperties(String)</text:span></text:a>.</text:p>
      <text:p text:style-name="P1"/>
      <text:p text:style-name="P1">It is possible to alter the JPPF configuration, via a call to the method <text:span text:style-name="Code_20_char">setProperty(String, String)</text:span> of <text:span text:style-name="Code_20_char">java.util.Properties</text:span>. Notes that in this case, the value must be specified as a string. If you wish to programmatically change one or more JPPF configuration properties, then it should be done before they are used. For instance, in a client application, it should be done before the JPPF client is initialized, as in this sample code:</text:p>
      <text:p text:style-name="P1"/>
      <text:p text:style-name="P200">// get the configuration</text:p>
      <text:p text:style-name="Code_20_block">TypedProperties props = JPPFConfiguration.getProperties();</text:p>
      <text:p text:style-name="P200">// set the connection properties programmatically</text:p>
      <text:p text:style-name="Code_20_block">props.setProperty("jppf.discovery.enabled", "false");</text:p>
      <text:p text:style-name="Code_20_block">props.setProperty("jppf.drivers", "driver1");</text:p>
      <text:p text:style-name="Code_20_block">props.setProperty("driver1.jppf.server.host", "www.myhost.com");</text:p>
      <text:p text:style-name="Code_20_block">props.setProperty("driver1.jppf.server.port", "11111");</text:p>
      <text:p text:style-name="Code_20_block"/>
      <text:p text:style-name="P200">// now our configuration will be used</text:p>
      <text:p text:style-name="Code_20_block">JPPFClient client = new JPPFClient();</text:p>
      <text:p text:style-name="P1"/>
      <text:p text:style-name="P1"/>
      <text:list xml:id="list185419436171463" text:continue-numbering="true" text:style-name="Outline">
        <text:list-item>
          <text:list>
            <text:list-item>
              <text:h text:style-name="P409" text:outline-level="2">The JPPF statistics API</text:h>
            </text:list-item>
          </text:list>
        </text:list-item>
      </text:list>
      <text:p text:style-name="P109"><text:span text:style-name="T206">The statistics in JPPF are handled with objects of type </text:span><text:a xlink:type="simple" xlink:href="http://www.jppf.org/api/index.html?org/jppf/utils/stats/JPPFStatistics.html" text:style-name="Internet_20_link" text:visited-style-name="Visited_20_Internet_20_Link"><text:span text:style-name="T206">JPPFStatistics</text:span></text:a><text:span text:style-name="T206">, which are a grouping of </text:span><text:a xlink:type="simple" xlink:href="http://www.jppf.org/api/index.html?org/jppf/utils/stats/JPPFSnapshot.html" text:style-name="Internet_20_link" text:visited-style-name="Visited_20_Internet_20_Link"><text:span text:style-name="T206">JPPFSnapshot</text:span></text:a><text:span text:style-name="T206"> objects, each snapshot representing a value that is constantly monitored, for instanc the number of nodes connected to a server, or the number of jobs in the server queue, etc.</text:span></text:p>
      <text:p text:style-name="P114"/>
      <text:p text:style-name="P111"><text:a xlink:type="simple" xlink:href="http://www.jppf.org/api/index.html?org/jppf/utils/stats/JPPFSnapshot.html" text:style-name="Internet_20_link" text:visited-style-name="Visited_20_Internet_20_Link"><text:span text:style-name="T206">JPPFSnapshot</text:span></text:a><text:span text:style-name="T206"> exposes the following API:</text:span></text:p>
      <text:p text:style-name="P114"/>
      <text:p text:style-name="P287">public interface JPPFSnapshot extends Serializable {</text:p>
      <text:p text:style-name="Code_20_block"><text:span text:style-name="T207"><text:s text:c="2"/></text:span><text:span text:style-name="T61">// Get the total cumulated sum of the values</text:span></text:p>
      <text:p text:style-name="P287"><text:s text:c="2"/>double getTotal();</text:p>
      <text:p text:style-name="P287"/>
      <text:p text:style-name="Code_20_block"><text:span text:style-name="T207"><text:s text:c="2"/></text:span><text:span text:style-name="T61">// Get the latest observed value</text:span></text:p>
      <text:p text:style-name="P287"><text:s text:c="2"/>double getLatest();</text:p>
      <text:p text:style-name="P287"/>
      <text:p text:style-name="Code_20_block"><text:span text:style-name="T207"><text:s text:c="2"/></text:span><text:span text:style-name="T61">// Get the smallest observed value</text:span></text:p>
      <text:p text:style-name="P287"><text:s text:c="2"/>double getMin();</text:p>
      <text:p text:style-name="P287"/>
      <text:p text:style-name="Code_20_block"><text:span text:style-name="T207"><text:s text:c="2"/></text:span><text:span text:style-name="T61">// Get the peak observed value</text:span></text:p>
      <text:p text:style-name="P287"><text:s text:c="2"/>double getMax();</text:p>
      <text:p text:style-name="P287"/>
      <text:p text:style-name="Code_20_block"><text:span text:style-name="T207"><text:s text:c="2"/></text:span><text:span text:style-name="T61">// Get the average value</text:span></text:p>
      <text:p text:style-name="P287"><text:s text:c="2"/>double getAvg();</text:p>
      <text:p text:style-name="P287"/>
      <text:p text:style-name="Code_20_block"><text:span text:style-name="T207"><text:s text:c="2"/></text:span><text:span text:style-name="T61">// Get the label for this snapshot</text:span></text:p>
      <text:p text:style-name="P287"><text:s text:c="2"/>String getLabel();</text:p>
      <text:p text:style-name="P287"/>
      <text:p text:style-name="Code_20_block"><text:span text:style-name="T207"><text:s text:c="2"/></text:span><text:span text:style-name="T61">// Get the count of values added to this snapshot</text:span></text:p>
      <text:p text:style-name="P287"><text:s text:c="2"/>long getValueCount();</text:p>
      <text:p text:style-name="P287">}</text:p>
      <text:p text:style-name="P108"/>
      <text:p text:style-name="P111"><text:span text:style-name="T209">The label of a snapshot is expected to be unique and enables identifiying it within a </text:span><text:a xlink:type="simple" xlink:href="http://www.jppf.org/api/index.html?org/jppf/utils/stats/JPPFStatistics.html" text:style-name="Internet_20_link" text:visited-style-name="Visited_20_Internet_20_Link"><text:span text:style-name="T209">JPPFStatistics</text:span></text:a><text:span text:style-name="T209"> object.</text:span></text:p>
      <text:p text:style-name="P115"/>
      <text:p text:style-name="P110"><text:span text:style-name="T208">JPPF implements three different types of snapshots, each with a different semantics for the </text:span><text:span text:style-name="Code_20_char"><text:span text:style-name="T208">getLatest()</text:span></text:span><text:span text:style-name="T208"> method:</text:span></text:p>
      <text:p text:style-name="P115"/>
      <text:list xml:id="list185419440154530" text:continue-list="list185419303146619" text:style-name="List_20_2">
        <text:list-item>
          <text:p text:style-name="P398"><text:a xlink:type="simple" xlink:href="http://www.jppf.org/api/index.html?org/jppf/utils/stats/CumulativeSnapshot.html" text:style-name="Internet_20_link" text:visited-style-name="Visited_20_Internet_20_Link"><text:span text:style-name="T208">CumulativeSnapshot</text:span></text:a><text:span text:style-name="T208">: in this implementation, </text:span><text:span text:style-name="Code_20_char"><text:span text:style-name="T208">getLatest()</text:span></text:span><text:span text:style-name="T208"> is computed as the cumulated sum of all values added to the snapshot. If values are only added, and not removed, then it will always return the same value as </text:span><text:span text:style-name="Code_20_char"><text:span text:style-name="T208">getTotal()</text:span></text:span><text:span text:style-name="T208">.</text:span></text:p>
        </text:list-item>
        <text:list-item>
          <text:p text:style-name="P398"><text:a xlink:type="simple" xlink:href="http://www.jppf.org/api/index.html?org/jppf/utils/stats/NonCumulativeSnapshot.html" text:style-name="Internet_20_link" text:visited-style-name="Visited_20_Internet_20_Link"><text:span text:style-name="T208">NonCumulativeSnapshot</text:span></text:a><text:span text:style-name="T208">: here, </text:span><text:span text:style-name="Code_20_char"><text:span text:style-name="T208">getLatest()</text:span></text:span><text:span text:style-name="T208"> is computed as the average of the latest set of values that were added, or the latest value if only one was added.</text:span></text:p>
        </text:list-item>
        <text:list-item>
          <text:p text:style-name="P399"><text:a xlink:type="simple" xlink:href="http://www.jppf.org/api/index.html?org/jppf/utils/stats/SingleValueSnapshot.html" text:style-name="Internet_20_link" text:visited-style-name="Visited_20_Internet_20_Link"><text:span text:style-name="T209">SingleValueSnapshot</text:span></text:a><text:span text:style-name="T209">: in this implementation, only </text:span><text:span text:style-name="Code_20_char"><text:span text:style-name="T209">getTotal()</text:span></text:span><text:span text:style-name="T209"> is actually computed, all other methods return 0.</text:span></text:p>
        </text:list-item>
      </text:list>
      <text:p text:style-name="P116"/>
      <text:p text:style-name="P112"><text:span text:style-name="T210">A <text:s/></text:span><text:a xlink:type="simple" xlink:href="http://www.jppf.org/api/index.html?org/jppf/utils/stats/JPPFStatistics.html" text:style-name="Internet_20_link" text:visited-style-name="Visited_20_Internet_20_Link"><text:span text:style-name="T210">JPPFStatistics</text:span></text:a><text:span text:style-name="T210"> object allows exploring the snapshots it contains, by exposing the following methods:</text:span></text:p>
      <text:p text:style-name="P117"/>
      <text:p text:style-name="P288">public class JPPFStatistics implements Serializable, Iterable&lt;JPPFSnapshot&gt; {</text:p>
      <text:p text:style-name="Code_20_block"><text:span text:style-name="T210"><text:s text:c="2"/></text:span><text:span text:style-name="T62">// Get a snapshot specified by its label</text:span></text:p>
      <text:p text:style-name="P288"><text:s text:c="2"/>public JPPFSnapshot getSnapshot(String label)</text:p>
      <text:p text:style-name="P288"/>
      <text:p text:style-name="Code_20_block"><text:span text:style-name="T210"><text:s text:c="2"/></text:span><text:span text:style-name="T62">// Get all the snapshots in this object</text:span></text:p>
      <text:p text:style-name="P288"><text:s text:c="2"/>public Collection&lt;JPPFSnapshot&gt; getSnapshots()</text:p>
      <text:p text:style-name="P288"/>
      <text:p text:style-name="Code_20_block"><text:span text:style-name="T210"><text:s text:c="2"/></text:span><text:span text:style-name="T62">// Get the snapshots in this object using the specified filter</text:span></text:p>
      <text:p text:style-name="P288"><text:s text:c="2"/>public Collection&lt;JPPFSnapshot&gt; getSnapshots(Filter filter)</text:p>
      <text:p text:style-name="P288"/>
      <text:p text:style-name="P288"><text:s text:c="2"/>@Override</text:p>
      <text:p text:style-name="P288"><text:s text:c="2"/>public Iterator&lt;JPPFSnapshot&gt; iterator()</text:p>
      <text:p text:style-name="P288"/>
      <text:p text:style-name="Code_20_block"><text:span text:style-name="T210"><text:s text:c="2"/></text:span><text:span text:style-name="T62">// A filter interface for snapshots</text:span></text:p>
      <text:p text:style-name="P288"><text:s text:c="2"/>public interface Filter {</text:p>
      <text:p text:style-name="Code_20_block"><text:span text:style-name="T210"><text:s text:c="4"/></text:span><text:span text:style-name="T62">// Determines whether the specified snapshot is accepted by this filter</text:span></text:p>
      <text:p text:style-name="P288"><text:s text:c="4"/>boolean accept(JPPFSnapshot snapshot)</text:p>
      <text:p text:style-name="P288"><text:s text:c="2"/>}</text:p>
      <text:p text:style-name="P288">}</text:p>
      <text:p text:style-name="P117"/>
      <text:p text:style-name="P117"/>
      <text:p text:style-name="P380"><text:span text:style-name="T210">Note that, since it implements </text:span><text:a xlink:type="simple" xlink:href="http://docs.oracle.com/javase/7/docs/api/index.html?java/lang/Iterable.html" text:style-name="Internet_20_link" text:visited-style-name="Visited_20_Internet_20_Link"><text:span text:style-name="T210">Iterable</text:span></text:a><text:span text:style-name="T210">&lt;</text:span><text:a xlink:type="simple" xlink:href="http://www.jppf.org/api/index.html?org/jppf/utils/stats/JPPFSnapshot.html" text:style-name="Internet_20_link" text:visited-style-name="Visited_20_Internet_20_Link"><text:span text:style-name="T210">JPPFSnapshot</text:span></text:a><text:span text:style-name="T210">&gt;, a </text:span><text:a xlink:type="simple" xlink:href="http://www.jppf.org/api/index.html?org/jppf/utils/stats/JPPFStatistics.html" text:style-name="Internet_20_link" text:visited-style-name="Visited_20_Internet_20_Link"><text:span text:style-name="T210">JPPFStatistics</text:span></text:a><text:span text:style-name="T210"> object can be used directly in a for loop:</text:span></text:p>
      <text:p text:style-name="P117"/>
      <text:p text:style-name="P288">JPPFStatistics stats = ...;</text:p>
      <text:p text:style-name="P289">for (JPPFSnapshot snapshot: stats) {</text:p>
      <text:p text:style-name="P289"><text:s text:c="2"/>System.out.println("got '" + snapshot.getLabel() + "' snapshot");</text:p>
      <text:p text:style-name="P289">}</text:p>
      <text:p text:style-name="P117"/>
      <text:p text:style-name="P113"><text:span text:style-name="T211">Currently, only the JPPF driver holds and maintains a </text:span><text:a xlink:type="simple" xlink:href="http://www.jppf.org/api/index.html?org/jppf/utils/stats/JPPFStatistics.html" text:style-name="Internet_20_link" text:visited-style-name="Visited_20_Internet_20_Link"><text:span text:style-name="T211">JPPFStatistics</text:span></text:a><text:span text:style-name="T211"> instance. It can be obtained directly with:</text:span></text:p>
      <text:p text:style-name="P118"/>
      <text:p text:style-name="P290">JPPFStatistics stats = JPPFDriver.getInstance().getStatistics();</text:p>
      <text:p text:style-name="P118"/>
      <text:p text:style-name="P113"><text:span text:style-name="T211">It can also be obtained remotely via the manegement APIs, as described in the section </text:span><text:span text:style-name="T16">Management and monitoring &gt; Server management &gt; Server-level management and monitoring &gt; Server statistics</text:span><text:span text:style-name="T211"> of this documentation.</text:span></text:p>
      <text:p text:style-name="P118"/>
      <text:p text:style-name="P113"><text:span text:style-name="T211">Additionally, the class JPPFStatisticsHelper holds a set of constants definitions for the labels all all the snapshots currently used in JPPF, along with a number of utility methods to ease the use of statistics:</text:span></text:p>
      <text:p text:style-name="P118"/>
      <text:p text:style-name="P290">public class JPPFStatisticsHelper {</text:p>
      <text:p text:style-name="Code_20_block"><text:span text:style-name="T211"><text:s text:c="2"/></text:span><text:span text:style-name="T63">// Count of tasks dispatched to nodes</text:span></text:p>
      <text:p text:style-name="P290"><text:s text:c="2"/>public static String TASK_DISPATCH = "task.dispatch";</text:p>
      <text:p text:style-name="P290"/>
      <text:p text:style-name="Code_20_block"><text:span text:style-name="T211"><text:s text:c="2"/></text:span><text:span text:style-name="T63">// ... other constant definitions ...</text:span></text:p>
      <text:p text:style-name="P290"/>
      <text:p text:style-name="Code_20_block"><text:span text:style-name="T211"><text:s text:c="2"/></text:span><text:span text:style-name="T63">// Determine wether the specified snapshot is a single value snapshot</text:span></text:p>
      <text:p text:style-name="P290"><text:s text:c="2"/>public static boolean isSingleValue(JPPFSnapshot snapshot)</text:p>
      <text:p text:style-name="P290"/>
      <text:p text:style-name="Code_20_block"><text:span text:style-name="T211"><text:s text:c="2"/></text:span><text:span text:style-name="T63">// Determine wether the specified snapshot is a cumulative snapshot</text:span></text:p>
      <text:p text:style-name="P290"><text:s text:c="2"/>public static boolean isCumulative(JPPFSnapshot snapshot)</text:p>
      <text:p text:style-name="P290"/>
      <text:p text:style-name="Code_20_block"><text:span text:style-name="T211"><text:s text:c="2"/></text:span><text:span text:style-name="T63">// Determine wether the specified snapshot is a non-cumulative snapshot</text:span></text:p>
      <text:p text:style-name="P290"><text:s text:c="2"/>public static boolean isNonCumulative(JPPFSnapshot snapshot)</text:p>
      <text:p text:style-name="P290"/>
      <text:p text:style-name="Code_20_block"><text:span text:style-name="T211"><text:s text:c="2"/></text:span><text:span text:style-name="T63">// Get the translation of the label of a snapshot in the current locale</text:span></text:p>
      <text:p text:style-name="P290"><text:s text:c="2"/>public static String getLocalizedLabel(JPPFSnapshot snapshot)</text:p>
      <text:p text:style-name="P290"/>
      <text:p text:style-name="Code_20_block"><text:span text:style-name="T211"><text:s text:c="2"/></text:span><text:span text:style-name="T63">// Get the translation of the label of a snapshot in the specified locale</text:span></text:p>
      <text:p text:style-name="P290"><text:s text:c="2"/>public static String getLocalizedLabel(JPPFSnapshot snapshot, Locale locale)</text:p>
      <text:p text:style-name="P290">}</text:p>
      <text:p text:style-name="P118"/>
      <text:p text:style-name="P113"><text:span text:style-name="T24">Note</text:span><text:span text:style-name="T211">: </text:span><text:span text:style-name="T5">at this time, only English translations are available.</text:span></text:p>
      <text:p text:style-name="P1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Contents0" style:family="paragraph" style:parent-style-name="Index" style:class="index"/>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de_20_block" style:display-name="Code block" style:family="paragraph" style:parent-style-name="Standard" style:next-style-name="Standard" style:master-page-name="">
      <style:paragraph-properties fo:keep-together="always"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4">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5DT15H45M38S</meta:editing-duration>
    <meta:editing-cycles>685</meta:editing-cycles>
    <meta:generator>LibreOffice/4.3.2.2$Windows_x86 LibreOffice_project/edfb5295ba211bd31ad47d0bad0118690f76407d</meta:generator>
    <meta:creation-date>2009-09-06T09:03:36.19</meta:creation-date>
    <dc:date>2014-12-20T18:54:18.960000000</dc:date>
    <meta:document-statistic meta:table-count="0" meta:image-count="0" meta:object-count="0" meta:page-count="56" meta:paragraph-count="2148" meta:word-count="20746" meta:character-count="140811" meta:non-whitespace-character-count="119219"/>
    <meta:user-defined meta:name="Info 1"/>
    <meta:user-defined meta:name="Info 2"/>
    <meta:user-defined meta:name="Info 3"/>
    <meta:user-defined meta:name="Info 4"/>
    <meta:template xlink:type="simple" xlink:actuate="onRequest" xlink:title="JPPF-Doc-2.0" xlink:href="../../../../../../../Users/lcohen/AppData/Roaming/OpenOffice.org/3/user/template/Untitled/JPPF-Doc-2.0.ott" meta:date="2009-09-19T12:10:49"/>
  </office:meta>
</office:document-meta>
</file>